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8854166666666667in"/>
    </style:style>
    <style:style style:name="co3" style:family="table-column">
      <style:table-column-properties fo:break-before="auto" style:column-width="0.8437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7291666666666666in"/>
    </style:style>
    <style:style style:name="co6" style:family="table-column">
      <style:table-column-properties fo:break-before="auto" style:column-width="0.7916666666666666in"/>
    </style:style>
    <style:style style:name="co7" style:family="table-column">
      <style:table-column-properties fo:break-before="auto" style:column-width="0.90625in"/>
    </style:style>
    <style:style style:name="co8" style:family="table-column">
      <style:table-column-properties fo:break-before="auto" style:column-width="0.6145833333333334in"/>
    </style:style>
    <style:style style:name="co9" style:family="table-column">
      <style:table-column-properties fo:break-before="auto" style:column-width="0.6354166666666666in"/>
    </style:style>
    <style:style style:name="co10" style:family="table-column">
      <style:table-column-properties fo:break-before="auto" style:column-width="0.7708333333333334in"/>
    </style:style>
    <style:style style:name="co11" style:family="table-column">
      <style:table-column-properties fo:break-before="auto" style:column-width="0.4375in"/>
    </style:style>
    <style:style style:name="co12" style:family="table-column">
      <style:table-column-properties fo:break-before="auto" style:column-width="1.2604166269302368in"/>
    </style:style>
    <style:style style:name="co13" style:family="table-column">
      <style:table-column-properties fo:break-before="auto" style:column-width="1.0625in"/>
    </style:style>
    <style:style style:name="co14" style:family="table-column">
      <style:table-column-properties fo:break-before="auto" style:column-width="0.5625in"/>
    </style:style>
    <style:style style:name="co15" style:family="table-column">
      <style:table-column-properties fo:break-before="auto" style:column-width="0.8125in"/>
    </style:style>
    <style:style style:name="co16" style:family="table-column">
      <style:table-column-properties fo:break-before="auto" style:column-width="0.6979166666666666in"/>
    </style:style>
    <style:style style:name="co17" style:family="table-column">
      <style:table-column-properties fo:break-before="auto" style:column-width="0.6875in"/>
    </style:style>
    <style:style style:name="co18" style:family="table-column">
      <style:table-column-properties fo:break-before="auto" style:column-width="0.4583333333333333in"/>
    </style:style>
    <style:style style:name="co19" style:family="table-column">
      <style:table-column-properties fo:break-before="auto" style:column-width="0.5416666666666666in"/>
    </style:style>
    <style:style style:name="co20" style:family="table-column">
      <style:table-column-properties fo:break-before="auto" style:column-width="0.75in"/>
    </style:style>
    <style:style style:name="co21" style:family="table-column">
      <style:table-column-properties fo:break-before="auto" style:column-width="0.625in"/>
    </style:style>
    <style:style style:name="co22" style:family="table-column">
      <style:table-column-properties fo:break-before="auto" style:column-width="0.6666666666666666in"/>
    </style:style>
    <style:style style:name="co23" style:family="table-column">
      <style:table-column-properties fo:break-before="auto" style:column-width="0.6458333333333334in"/>
    </style:style>
    <style:style style:name="co24" style:family="table-column">
      <style:table-column-properties fo:break-before="auto" style:column-width="0.6770833333333334in"/>
    </style:style>
    <style:style style:name="co25" style:family="table-column">
      <style:table-column-properties fo:break-before="auto" style:column-width="0.7604166666666666in"/>
    </style:style>
    <style:style style:name="co26" style:family="table-column">
      <style:table-column-properties fo:break-before="auto" style:column-width="0.9270833333333334in"/>
    </style:style>
    <style:style style:name="co27" style:family="table-column">
      <style:table-column-properties fo:break-before="auto" style:column-width="0.78125in"/>
    </style:style>
    <style:style style:name="co28" style:family="table-column">
      <style:table-column-properties fo:break-before="auto" style:column-width="0.59375in"/>
    </style:style>
    <style:style style:name="co29" style:family="table-column">
      <style:table-column-properties fo:break-before="auto" style:column-width="0.8541666666666666in"/>
    </style:style>
    <style:style style:name="co30" style:family="table-column">
      <style:table-column-properties fo:break-before="auto" style:column-width="0.9375in"/>
    </style:style>
    <style:style style:name="co31" style:family="table-column">
      <style:table-column-properties fo:break-before="auto" style:column-width="1.2604166269302368in"/>
    </style:style>
    <style:style style:name="co32" style:family="table-column">
      <style:table-column-properties fo:break-before="auto" style:column-width="2.2083333333333335in"/>
    </style:style>
    <style:style style:name="co33" style:family="table-column">
      <style:table-column-properties fo:break-before="auto" style:column-width="1.21875in"/>
    </style:style>
    <style:style style:name="co34" style:family="table-column">
      <style:table-column-properties fo:break-before="auto" style:column-width="0.71875in"/>
    </style:style>
    <style:style style:name="co35" style:family="table-column">
      <style:table-column-properties fo:break-before="auto" style:column-width="0.3958333333333333in"/>
    </style:style>
    <style:style style:name="co36" style:family="table-column">
      <style:table-column-properties fo:break-before="auto" style:column-width="1.01041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4166666666666667in" fo:break-before="auto" style:use-optimal-row-height="false"/>
    </style:style>
    <style:style style:name="ro3" style:family="table-row">
      <style:table-row-properties style:row-height="0.020833333333333332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4375in" fo:break-before="auto" style:use-optimal-row-height="false"/>
    </style:style>
    <style:style style:name="ro6" style:family="table-row">
      <style:table-row-properties style:row-height="0.3020833333333333in" fo:break-before="auto" style:use-optimal-row-height="false"/>
    </style:style>
    <style:style style:name="ro7" style:family="table-row">
      <style:table-row-properties style:row-height="0.312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ta1" style:family="table" style:master-page-name="PageStyle_5f_Données de base">
      <style:table-properties table:display="true" style:writing-mode="lr-tb"/>
    </style:style>
    <style:style style:name="ta2" style:family="table" style:master-page-name="PageStyle_5f_Suffrages par candidat et circo">
      <style:table-properties table:display="true" style:writing-mode="lr-tb"/>
    </style:style>
    <style:style style:name="ta3" style:family="table" style:master-page-name="PageStyle_5f_% des suffrages par candidat e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64">
      <style:table-cell-properties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4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able-cell-properties fo:wrap-option="wrap" style:vertical-align="middle" fo:background-color="#E6B8AF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middle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3" style:family="table-cell" style:parent-style-name="Default">
      <style:table-cell-properties fo:border-left="1.0pt solid #CCCCCC" fo:border-right="1.0pt solid #000000" fo:border-top="1.0pt solid #000000" fo:border-bottom="1.0pt solid #000000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5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6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7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EA999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8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3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0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1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middle" fo:background-color="#EA999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2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EA999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4" style:family="table-cell" style:parent-style-name="Default">
      <style:table-cell-properties fo:border-left="1.0pt solid #CCCCCC" fo:border-right="1.0pt solid #000000" fo:border-top="1.0pt solid #000000" fo:border-bottom="1.0pt solid #000000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5" style:family="table-cell" style:parent-style-name="Default">
      <style:table-cell-properties fo:wrap-option="wrap" style:vertical-align="middle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6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7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8" style:family="table-cell" style:parent-style-name="Default">
      <style:table-cell-properties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49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2" style:family="table-cell" style:parent-style-name="Default" style:data-style-name="N1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3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4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5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6" style:family="table-cell" style:parent-style-name="Default" style:data-style-name="N10">
      <style:table-cell-properties style:vertical-align="middle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57" style:family="table-cell" style:parent-style-name="Default" style:data-style-name="N1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8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C9DA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59" style:family="table-cell" style:parent-style-name="Default">
      <style:table-cell-properties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274E13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274E13" style:text-underline-style="none"/>
    </style:style>
    <style:style style:name="ce61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2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274E13" style:text-underline-style="none"/>
    </style:style>
    <style:style style:name="ce63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EA99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4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EA9999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5" style:family="table-cell" style:parent-style-name="Default" style:data-style-name="N164">
      <style:table-cell-properties fo:border-right="1.0pt solid #000000" fo:border-top="1.0pt solid #000000" fo:border-bottom="1.0pt solid #000000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6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middle" fo:background-color="#D9EAD3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7" style:family="table-cell" style:parent-style-name="Default" style:data-style-name="N10">
      <style:table-cell-properties fo:border-left="1.0pt solid #000000" fo:border-right="1.0pt solid #000000" fo:border-top="1.0pt solid #000000" fo:border-bottom="1.0pt solid #000000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8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middle" fo:background-color="#C9DA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CC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0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3" style:family="table-cell" style:parent-style-name="Default">
      <style:table-cell-properties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4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5" style:family="table-cell" style:parent-style-name="Default" style:data-style-name="N164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6" style:family="table-cell" style:parent-style-name="Default">
      <style:table-cell-properties fo:wrap-option="wrap" style:vertical-align="middle" fo:background-color="#D9EAD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7" style:family="table-cell" style:parent-style-name="Default" style:data-style-name="N10">
      <style:table-cell-properties fo:border-left="1.0pt solid #000000" fo:border-right="1.0pt solid #000000" fo:border-top="1.0pt solid #000000" fo:border-bottom="1.0pt solid #000000" fo:wrap-option="wrap" style:vertical-align="middle" fo:background-color="#D9EAD3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8" style:family="table-cell" style:parent-style-name="Default" style:data-style-name="N3">
      <style:table-cell-properties fo:border-left="1.0pt solid #000000" fo:border-right="1.0pt solid #000000" fo:border-top="1.0pt solid #000000" fo:border-bottom="1.0pt solid #000000" style:vertical-align="middle" fo:background-color="#C9DA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79" style:family="table-cell" style:parent-style-name="Default" style:data-style-name="N164">
      <style:table-cell-properties fo:border-left="1.0pt solid #000000" fo:border-right="1.0pt solid #000000" fo:border-top="1.0pt solid #000000" fo:border-bottom="1.0pt solid #000000" style:vertical-align="middle" fo:background-color="#C9DA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274E13" style:text-underline-style="none"/>
    </style:style>
    <style:style style:name="T11" style:family="text">
      <style:text-properties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</office:automatic-styles>
  <office:body>
    <office:spreadsheet>
      <table:table table:name="Données de base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5" table:default-cell-style-name="ce15"/>
        <table:table-column table:style-name="co9" table:default-cell-style-name="ce15"/>
        <table:table-column table:style-name="co10" table:default-cell-style-name="ce15"/>
        <table:table-column table:style-name="co6" table:number-columns-repeated="4" table:default-cell-style-name="ce15"/>
        <table:table-column table:style-name="co11" table:default-cell-style-name="ce15"/>
        <table:table-column table:style-name="co1" table:default-cell-style-name="ce15" table:number-columns-repeated="240"/>
        <table:table-row table:style-name="ro1">
          <table:table-cell table:style-name="ce21" office:value-type="string">
            <text:p>http://bit.ly/TnPrez-1st</text:p>
            <office:annotation office:display="false" draw:text-style-name="" svg:width="1.3333in" svg:height="0.7708in" svg:x="0.8229in" svg:y="0.0104in">
              <text:p><text:span text:style-name="T0">je propose de classer les 5 colonnes de favoris en premier, inutile de mettre les restes en premier.</text:span></text:p>
              <text:p text:style-name=""><text:span text:style-name="T0">	-Adel Hedhili</text:span></text:p>
              <text:p text:style-name=""><text:span text:style-name="T0">Pour les %, OK. Pour le reste, on risque d'avoir les résultats pour tous
</text:span></text:p>
              <text:p text:style-name=""><text:span text:style-name="T0">les candidats, dans l'ordre. Je pense que ce sera plus simple de faire le
</text:span></text:p>
              <text:p text:style-name=""><text:span text:style-name="T0">tri quand on aura eu les résultats. Non ? Merci pour votre contribution en
</text:span></text:p>
              <text:p text:style-name=""><text:span text:style-name="T0">tout cas !
</text:span></text:p>
              <text:p text:style-name=""><text:span text:style-name="T0">Le Mon Nov 24 2014 at 14:36:22, Adel Hedhili (Google Docs) &lt;</text:span></text:p>
              <text:p text:style-name=""><text:span text:style-name="T0">	-Mohammed Adnène Trojette</text:span></text:p>
            </office:annotation>
          </table:table-cell>
          <table:table-cell table:style-name="ce22" office:value-type="string">
            <text:p>Théorie</text:p>
          </table:table-cell>
          <table:table-cell table:style-name="ce22" office:value-type="string">
            <text:p>b = d + e + f (CHECK)</text:p>
          </table:table-cell>
          <table:table-cell table:number-columns-repeated="2"/>
          <table:table-cell table:style-name="ce23" office:value-type="string">
            <text:p>Légende</text:p>
          </table:table-cell>
          <table:table-cell table:style-name="ce24" office:value-type="string">
            <text:p>officiel ISIE + formule auto</text:p>
          </table:table-cell>
          <table:table-cell table:number-columns-repeated="2" table:style-name="ce24"/>
        </table:table-row>
        <table:table-row table:style-name="ro1">
          <table:table-cell table:style-name="ce25"/>
          <table:table-cell table:number-columns-repeated="2" table:style-name="ce26"/>
          <table:table-cell table:number-columns-repeated="2"/>
          <table:table-cell table:style-name="ce27"/>
          <table:table-cell table:style-name="ce28" office:value-type="string">
            <text:p>incohérences</text:p>
          </table:table-cell>
        </table:table-row>
        <table:table-row table:style-name="ro1">
          <table:table-cell table:style-name="ce25"/>
          <table:table-cell table:number-columns-repeated="4" table:style-name="ce26"/>
          <table:table-cell table:style-name="ce22"/>
          <table:table-cell table:style-name="ce29"/>
          <table:table-cell table:number-columns-repeated="2" table:style-name="ce22"/>
          <table:table-cell/>
          <table:table-cell table:number-columns-repeated="3" table:style-name="ce27"/>
          <table:table-cell table:number-columns-repeated="3" table:style-name="ce26"/>
        </table:table-row>
        <table:table-row table:style-name="ro1">
          <table:table-cell table:style-name="ce30"/>
          <table:table-cell table:number-columns-repeated="4" table:style-name="ce26"/>
          <table:table-cell table:number-columns-repeated="2" table:style-name="ce22"/>
          <table:table-cell table:number-columns-repeated="9" table:style-name="ce26"/>
        </table:table-row>
        <table:table-row table:style-name="ro2">
          <table:table-cell table:style-name="ce31" office:value-type="string">
            <text:p>Circonscription</text:p>
          </table:table-cell>
          <table:table-cell table:style-name="ce32" office:value-type="string">
            <text:p>Inscrits selon ISIE-Législ (a)</text:p>
          </table:table-cell>
          <table:table-cell table:style-name="ce32" office:value-type="string">
            <text:p>Inscrits selon ISIE-Prez (a')</text:p>
          </table:table-cell>
          <table:table-cell table:style-name="ce32" office:value-type="string">
            <text:p>CHECK 0 (a-a')</text:p>
          </table:table-cell>
          <table:table-cell table:style-name="ce32" office:value-type="string">
            <text:p>Votants annoncés le 26/11 (b)</text:p>
          </table:table-cell>
          <table:table-cell table:style-name="ce32" office:value-type="string">
            <text:p>Votants annoncés le 24/11 (b')</text:p>
          </table:table-cell>
          <table:table-cell table:style-name="ce32" office:value-type="string">
            <text:p>Exprimés en faveur de candidats (c)</text:p>
          </table:table-cell>
          <table:table-cell table:style-name="ce32" office:value-type="string">
            <text:p>Blancs (d)</text:p>
          </table:table-cell>
          <table:table-cell table:style-name="ce32" office:value-type="string">
            <text:p>Nuls (e)</text:p>
          </table:table-cell>
          <table:table-cell table:style-name="ce32" office:value-type="string">
            <text:p>CHECK (b-d-e-f)</text:p>
          </table:table-cell>
          <table:table-cell table:style-name="ce32" office:value-type="string">
            <text:p>Participation au 26/11 (b/a')</text:p>
          </table:table-cell>
          <table:table-cell table:style-name="ce32" office:value-type="string">
            <text:p>Participation au 24/11 (b'/a')</text:p>
          </table:table-cell>
          <table:table-cell table:style-name="ce32" office:value-type="string">
            <text:p>Ecart ((b-b')/a)</text:p>
          </table:table-cell>
          <table:table-cell table:style-name="ce32" office:value-type="string">
            <text:p>Participation législatives</text:p>
          </table:table-cell>
          <table:table-cell table:style-name="ce32" office:value-type="string">
            <text:p>Ecart Prez-Legi</text:p>
          </table:table-cell>
          <table:table-cell table:style-name="ce32" office:value-type="string">
            <text:p>Source</text:p>
          </table:table-cell>
        </table:table-row>
        <table:table-row table:style-name="ro1">
          <table:table-cell table:style-name="ce33" office:value-type="string">
            <text:p>Tunis 1</text:p>
          </table:table-cell>
          <table:table-cell table:style-name="ce34" office:value-type="float" office:value="244599">
            <text:p> 244 599</text:p>
          </table:table-cell>
          <table:table-cell table:style-name="ce34" office:value-type="float" office:value="244599">
            <text:p> 244 599</text:p>
          </table:table-cell>
          <table:table-cell table:style-name="ce35" table:formula="oooc:=IF([.C6]-[.B6];[.C6]-[.B6];&quot;OK&quot;)" office:value-type="string">
            <text:p>OK</text:p>
          </table:table-cell>
          <table:table-cell table:style-name="ce36" office:value-type="float" office:value="168188">
            <text:p> 168 188</text:p>
          </table:table-cell>
          <table:table-cell table:style-name="ce37" office:value-type="float" office:value="170784">
            <text:p> 170 784</text:p>
          </table:table-cell>
          <table:table-cell table:style-name="ce38" table:formula="oooc:=['Suffrages par candidat et circo'.AE2]" office:value-type="string">
            <text:p> 164 418</text:p>
          </table:table-cell>
          <table:table-cell table:style-name="ce38" office:value-type="float" office:value="1320">
            <text:p> 1 320</text:p>
          </table:table-cell>
          <table:table-cell table:style-name="ce38" office:value-type="float" office:value="2450">
            <text:p> 2 450</text:p>
          </table:table-cell>
          <table:table-cell table:style-name="ce39" table:formula="oooc:=IF([.E6]-([.G6]+[.H6]+[.I6]);[.E6]-([.G6]+[.H6]+[.I6]);&quot;OK&quot;)" office:value-type="string">
            <text:p>OK</text:p>
          </table:table-cell>
          <table:table-cell table:style-name="ce40" table:formula="oooc:=[.E6]/[.C6]" office:value-type="string">
            <text:p>68.76%</text:p>
          </table:table-cell>
          <table:table-cell table:style-name="ce41" table:formula="oooc:=[.F6]/[.C6]" office:value-type="string">
            <text:p>69.82%</text:p>
          </table:table-cell>
          <table:table-cell table:style-name="ce40" table:formula="oooc:=[.K6]-[.L6]" office:value-type="string">
            <text:p>-1.06%</text:p>
          </table:table-cell>
          <table:table-cell table:style-name="ce40" office:value-type="percentage" office:value="0.7206">
            <text:p>72.06%</text:p>
          </table:table-cell>
          <table:table-cell table:style-name="ce40" table:formula="oooc:=[.K6]-[.N6]" office:value-type="string">
            <text:p>-3.30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Tunis 2</text:p>
          </table:table-cell>
          <table:table-cell table:style-name="ce34" office:value-type="float" office:value="275611">
            <text:p> 275 611</text:p>
          </table:table-cell>
          <table:table-cell table:style-name="ce34" office:value-type="float" office:value="275611">
            <text:p> 275 611</text:p>
          </table:table-cell>
          <table:table-cell table:style-name="ce35" table:formula="oooc:=IF([.C7]-[.B7];[.C7]-[.B7];&quot;OK&quot;)" office:value-type="string">
            <text:p>OK</text:p>
          </table:table-cell>
          <table:table-cell table:style-name="ce36" office:value-type="float" office:value="206887">
            <text:p> 206 887</text:p>
          </table:table-cell>
          <table:table-cell table:style-name="ce37" office:value-type="float" office:value="197236">
            <text:p> 197 236</text:p>
          </table:table-cell>
          <table:table-cell table:style-name="ce38" table:formula="oooc:=['Suffrages par candidat et circo'.AE3]" office:value-type="string">
            <text:p> 203 999</text:p>
          </table:table-cell>
          <table:table-cell table:style-name="ce38" office:value-type="float" office:value="934">
            <text:p>  934</text:p>
          </table:table-cell>
          <table:table-cell table:style-name="ce38" office:value-type="float" office:value="1954">
            <text:p> 1 954</text:p>
          </table:table-cell>
          <table:table-cell table:style-name="ce39" table:formula="oooc:=IF([.E7]-([.G7]+[.H7]+[.I7]);[.E7]-([.G7]+[.H7]+[.I7]);&quot;OK&quot;)" office:value-type="string">
            <text:p>OK</text:p>
          </table:table-cell>
          <table:table-cell table:style-name="ce40" table:formula="oooc:=[.E7]/[.C7]" office:value-type="string">
            <text:p>75.06%</text:p>
          </table:table-cell>
          <table:table-cell table:style-name="ce41" table:formula="oooc:=[.F7]/[.C7]" office:value-type="string">
            <text:p>71.56%</text:p>
          </table:table-cell>
          <table:table-cell table:style-name="ce40" table:formula="oooc:=[.K7]-[.L7]" office:value-type="string">
            <text:p>3.50%</text:p>
          </table:table-cell>
          <table:table-cell table:style-name="ce40" office:value-type="percentage" office:value="0.7815">
            <text:p>78.15%</text:p>
          </table:table-cell>
          <table:table-cell table:style-name="ce40" table:formula="oooc:=[.K7]-[.N7]" office:value-type="string">
            <text:p>-3.09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Ariana</text:p>
          </table:table-cell>
          <table:table-cell table:style-name="ce34" office:value-type="float" office:value="246497">
            <text:p> 246 497</text:p>
          </table:table-cell>
          <table:table-cell table:style-name="ce34" office:value-type="float" office:value="246497">
            <text:p> 246 497</text:p>
          </table:table-cell>
          <table:table-cell table:style-name="ce35" table:formula="oooc:=IF([.C8]-[.B8];[.C8]-[.B8];&quot;OK&quot;)" office:value-type="string">
            <text:p>OK</text:p>
          </table:table-cell>
          <table:table-cell table:style-name="ce36" office:value-type="float" office:value="173876">
            <text:p> 173 876</text:p>
          </table:table-cell>
          <table:table-cell table:style-name="ce37" office:value-type="float" office:value="173822">
            <text:p> 173 822</text:p>
          </table:table-cell>
          <table:table-cell table:style-name="ce38" table:formula="oooc:=['Suffrages par candidat et circo'.AE4]" office:value-type="string">
            <text:p> 171 137</text:p>
          </table:table-cell>
          <table:table-cell table:style-name="ce38" office:value-type="float" office:value="981">
            <text:p>  981</text:p>
          </table:table-cell>
          <table:table-cell table:style-name="ce38" office:value-type="float" office:value="1758">
            <text:p> 1 758</text:p>
          </table:table-cell>
          <table:table-cell table:style-name="ce39" table:formula="oooc:=IF([.E8]-([.G8]+[.H8]+[.I8]);[.E8]-([.G8]+[.H8]+[.I8]);&quot;OK&quot;)" office:value-type="string">
            <text:p>OK</text:p>
          </table:table-cell>
          <table:table-cell table:style-name="ce40" table:formula="oooc:=[.E8]/[.C8]" office:value-type="string">
            <text:p>70.54%</text:p>
          </table:table-cell>
          <table:table-cell table:style-name="ce41" table:formula="oooc:=[.F8]/[.C8]" office:value-type="string">
            <text:p>70.52%</text:p>
          </table:table-cell>
          <table:table-cell table:style-name="ce40" table:formula="oooc:=[.K8]-[.L8]" office:value-type="string">
            <text:p>0.02%</text:p>
          </table:table-cell>
          <table:table-cell table:style-name="ce40" office:value-type="percentage" office:value="0.7374">
            <text:p>73.74%</text:p>
          </table:table-cell>
          <table:table-cell table:style-name="ce40" table:formula="oooc:=[.K8]-[.N8]" office:value-type="string">
            <text:p>-3.20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Manouba</text:p>
          </table:table-cell>
          <table:table-cell table:style-name="ce34" office:value-type="float" office:value="168242">
            <text:p> 168 242</text:p>
          </table:table-cell>
          <table:table-cell table:style-name="ce34" office:value-type="float" office:value="168242">
            <text:p> 168 242</text:p>
          </table:table-cell>
          <table:table-cell table:style-name="ce35" table:formula="oooc:=IF([.C9]-[.B9];[.C9]-[.B9];&quot;OK&quot;)" office:value-type="string">
            <text:p>OK</text:p>
          </table:table-cell>
          <table:table-cell table:style-name="ce36" office:value-type="float" office:value="112262">
            <text:p> 112 262</text:p>
          </table:table-cell>
          <table:table-cell table:style-name="ce37" office:value-type="float" office:value="111435">
            <text:p> 111 435</text:p>
          </table:table-cell>
          <table:table-cell table:style-name="ce38" table:formula="oooc:=['Suffrages par candidat et circo'.AE5]" office:value-type="string">
            <text:p> 109 134</text:p>
          </table:table-cell>
          <table:table-cell table:style-name="ce38" office:value-type="float" office:value="846">
            <text:p>  846</text:p>
          </table:table-cell>
          <table:table-cell table:style-name="ce38" office:value-type="float" office:value="2282">
            <text:p> 2 282</text:p>
          </table:table-cell>
          <table:table-cell table:style-name="ce39" table:formula="oooc:=IF([.E9]-([.G9]+[.H9]+[.I9]);[.E9]-([.G9]+[.H9]+[.I9]);&quot;OK&quot;)" office:value-type="string">
            <text:p>OK</text:p>
          </table:table-cell>
          <table:table-cell table:style-name="ce40" table:formula="oooc:=[.E9]/[.C9]" office:value-type="string">
            <text:p>66.73%</text:p>
          </table:table-cell>
          <table:table-cell table:style-name="ce41" table:formula="oooc:=[.F9]/[.C9]" office:value-type="string">
            <text:p>66.23%</text:p>
          </table:table-cell>
          <table:table-cell table:style-name="ce40" table:formula="oooc:=[.K9]-[.L9]" office:value-type="string">
            <text:p>0.49%</text:p>
          </table:table-cell>
          <table:table-cell table:style-name="ce40" office:value-type="percentage" office:value="0.71">
            <text:p>71.00%</text:p>
          </table:table-cell>
          <table:table-cell table:style-name="ce40" table:formula="oooc:=[.K9]-[.N9]" office:value-type="string">
            <text:p>-4.27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Ben Arous</text:p>
          </table:table-cell>
          <table:table-cell table:style-name="ce34" office:value-type="float" office:value="294292">
            <text:p> 294 292</text:p>
          </table:table-cell>
          <table:table-cell table:style-name="ce34" office:value-type="float" office:value="294292">
            <text:p> 294 292</text:p>
          </table:table-cell>
          <table:table-cell table:style-name="ce35" table:formula="oooc:=IF([.C10]-[.B10];[.C10]-[.B10];&quot;OK&quot;)" office:value-type="string">
            <text:p>OK</text:p>
          </table:table-cell>
          <table:table-cell table:style-name="ce36" office:value-type="float" office:value="214549">
            <text:p> 214 549</text:p>
          </table:table-cell>
          <table:table-cell table:style-name="ce37" office:value-type="float" office:value="208765">
            <text:p> 208 765</text:p>
          </table:table-cell>
          <table:table-cell table:style-name="ce38" table:formula="oooc:=['Suffrages par candidat et circo'.AE6]" office:value-type="string">
            <text:p> 211 357</text:p>
          </table:table-cell>
          <table:table-cell table:style-name="ce38" office:value-type="float" office:value="1171">
            <text:p> 1 171</text:p>
          </table:table-cell>
          <table:table-cell table:style-name="ce38" office:value-type="float" office:value="2021">
            <text:p> 2 021</text:p>
          </table:table-cell>
          <table:table-cell table:style-name="ce39" table:formula="oooc:=IF([.E10]-([.G10]+[.H10]+[.I10]);[.E10]-([.G10]+[.H10]+[.I10]);&quot;OK&quot;)" office:value-type="string">
            <text:p>OK</text:p>
          </table:table-cell>
          <table:table-cell table:style-name="ce40" table:formula="oooc:=[.E10]/[.C10]" office:value-type="string">
            <text:p>72.90%</text:p>
          </table:table-cell>
          <table:table-cell table:style-name="ce41" table:formula="oooc:=[.F10]/[.C10]" office:value-type="string">
            <text:p>70.94%</text:p>
          </table:table-cell>
          <table:table-cell table:style-name="ce40" table:formula="oooc:=[.K10]-[.L10]" office:value-type="string">
            <text:p>1.97%</text:p>
          </table:table-cell>
          <table:table-cell table:style-name="ce40" office:value-type="percentage" office:value="0.7599">
            <text:p>75.99%</text:p>
          </table:table-cell>
          <table:table-cell table:style-name="ce40" table:formula="oooc:=[.K10]-[.N10]" office:value-type="string">
            <text:p>-3.09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Zaghouane</text:p>
          </table:table-cell>
          <table:table-cell table:style-name="ce34" office:value-type="float" office:value="80693">
            <text:p> 80 693</text:p>
          </table:table-cell>
          <table:table-cell table:style-name="ce34" office:value-type="float" office:value="80693">
            <text:p> 80 693</text:p>
          </table:table-cell>
          <table:table-cell table:style-name="ce35" table:formula="oooc:=IF([.C11]-[.B11];[.C11]-[.B11];&quot;OK&quot;)" office:value-type="string">
            <text:p>OK</text:p>
          </table:table-cell>
          <table:table-cell table:style-name="ce36" office:value-type="float" office:value="48556">
            <text:p> 48 556</text:p>
          </table:table-cell>
          <table:table-cell table:style-name="ce37" office:value-type="float" office:value="48658">
            <text:p> 48 658</text:p>
          </table:table-cell>
          <table:table-cell table:style-name="ce38" table:formula="oooc:=['Suffrages par candidat et circo'.AE7]" office:value-type="string">
            <text:p> 47 053</text:p>
          </table:table-cell>
          <table:table-cell table:style-name="ce38" office:value-type="float" office:value="493">
            <text:p>  493</text:p>
          </table:table-cell>
          <table:table-cell table:style-name="ce38" office:value-type="float" office:value="1010">
            <text:p> 1 010</text:p>
          </table:table-cell>
          <table:table-cell table:style-name="ce39" table:formula="oooc:=IF([.E11]-([.G11]+[.H11]+[.I11]);[.E11]-([.G11]+[.H11]+[.I11]);&quot;OK&quot;)" office:value-type="string">
            <text:p>OK</text:p>
          </table:table-cell>
          <table:table-cell table:style-name="ce40" table:formula="oooc:=[.E11]/[.C11]" office:value-type="string">
            <text:p>60.17%</text:p>
          </table:table-cell>
          <table:table-cell table:style-name="ce41" table:formula="oooc:=[.F11]/[.C11]" office:value-type="string">
            <text:p>60.30%</text:p>
          </table:table-cell>
          <table:table-cell table:style-name="ce40" table:formula="oooc:=[.K11]-[.L11]" office:value-type="string">
            <text:p>-0.13%</text:p>
          </table:table-cell>
          <table:table-cell table:style-name="ce40" office:value-type="percentage" office:value="0.6903">
            <text:p>69.03%</text:p>
          </table:table-cell>
          <table:table-cell table:style-name="ce40" table:formula="oooc:=[.K11]-[.N11]" office:value-type="string">
            <text:p>-8.86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Jendouba</text:p>
          </table:table-cell>
          <table:table-cell table:style-name="ce34" office:value-type="float" office:value="166633">
            <text:p> 166 633</text:p>
          </table:table-cell>
          <table:table-cell table:style-name="ce43" office:value-type="float" office:value="166233">
            <text:p> 166 233</text:p>
          </table:table-cell>
          <table:table-cell table:style-name="ce39" table:formula="oooc:=IF([.C12]-[.B12];[.C12]-[.B12];&quot;OK&quot;)" office:value-type="string">
            <text:p>-  400</text:p>
          </table:table-cell>
          <table:table-cell table:style-name="ce36" office:value-type="float" office:value="94814">
            <text:p> 94 814</text:p>
          </table:table-cell>
          <table:table-cell table:style-name="ce37" office:value-type="float" office:value="87785">
            <text:p> 87 785</text:p>
          </table:table-cell>
          <table:table-cell table:style-name="ce38" table:formula="oooc:=['Suffrages par candidat et circo'.AE8]" office:value-type="string">
            <text:p> 90 594</text:p>
          </table:table-cell>
          <table:table-cell table:style-name="ce38" office:value-type="float" office:value="881">
            <text:p>  881</text:p>
          </table:table-cell>
          <table:table-cell table:style-name="ce38" office:value-type="float" office:value="3339">
            <text:p> 3 339</text:p>
          </table:table-cell>
          <table:table-cell table:style-name="ce39" table:formula="oooc:=IF([.E12]-([.G12]+[.H12]+[.I12]);[.E12]-([.G12]+[.H12]+[.I12]);&quot;OK&quot;)" office:value-type="string">
            <text:p>OK</text:p>
          </table:table-cell>
          <table:table-cell table:style-name="ce40" table:formula="oooc:=[.E12]/[.C12]" office:value-type="string">
            <text:p>57.04%</text:p>
          </table:table-cell>
          <table:table-cell table:style-name="ce41" table:formula="oooc:=[.F12]/[.C12]" office:value-type="string">
            <text:p>52.81%</text:p>
          </table:table-cell>
          <table:table-cell table:style-name="ce40" table:formula="oooc:=[.K12]-[.L12]" office:value-type="string">
            <text:p>4.23%</text:p>
          </table:table-cell>
          <table:table-cell table:style-name="ce40" office:value-type="percentage" office:value="0.64">
            <text:p>64.00%</text:p>
          </table:table-cell>
          <table:table-cell table:style-name="ce40" table:formula="oooc:=[.K12]-[.N12]" office:value-type="string">
            <text:p>-6.96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Le Kef</text:p>
          </table:table-cell>
          <table:table-cell table:style-name="ce34" office:value-type="float" office:value="118941">
            <text:p> 118 941</text:p>
          </table:table-cell>
          <table:table-cell table:style-name="ce34" office:value-type="float" office:value="118941">
            <text:p> 118 941</text:p>
          </table:table-cell>
          <table:table-cell table:style-name="ce35" table:formula="oooc:=IF([.C13]-[.B13];[.C13]-[.B13];&quot;OK&quot;)" office:value-type="string">
            <text:p>OK</text:p>
          </table:table-cell>
          <table:table-cell table:style-name="ce36" office:value-type="float" office:value="71819">
            <text:p> 71 819</text:p>
          </table:table-cell>
          <table:table-cell table:style-name="ce37" office:value-type="float" office:value="71950">
            <text:p> 71 950</text:p>
          </table:table-cell>
          <table:table-cell table:style-name="ce38" table:formula="oooc:=['Suffrages par candidat et circo'.AE9]" office:value-type="string">
            <text:p> 68 615</text:p>
          </table:table-cell>
          <table:table-cell table:style-name="ce38" office:value-type="float" office:value="971">
            <text:p>  971</text:p>
          </table:table-cell>
          <table:table-cell table:style-name="ce38" office:value-type="float" office:value="2233">
            <text:p> 2 233</text:p>
          </table:table-cell>
          <table:table-cell table:style-name="ce39" table:formula="oooc:=IF([.E13]-([.G13]+[.H13]+[.I13]);[.E13]-([.G13]+[.H13]+[.I13]);&quot;OK&quot;)" office:value-type="string">
            <text:p>OK</text:p>
          </table:table-cell>
          <table:table-cell table:style-name="ce40" table:formula="oooc:=[.E13]/[.C13]" office:value-type="string">
            <text:p>60.38%</text:p>
          </table:table-cell>
          <table:table-cell table:style-name="ce41" table:formula="oooc:=[.F13]/[.C13]" office:value-type="string">
            <text:p>60.49%</text:p>
          </table:table-cell>
          <table:table-cell table:style-name="ce40" table:formula="oooc:=[.K13]-[.L13]" office:value-type="string">
            <text:p>-0.11%</text:p>
          </table:table-cell>
          <table:table-cell table:style-name="ce40" office:value-type="percentage" office:value="0.6646">
            <text:p>66.46%</text:p>
          </table:table-cell>
          <table:table-cell table:style-name="ce40" table:formula="oooc:=[.K13]-[.N13]" office:value-type="string">
            <text:p>-6.08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44" office:value-type="string">
            <text:p>Siliana</text:p>
          </table:table-cell>
          <table:table-cell table:style-name="ce34" office:value-type="float" office:value="97460">
            <text:p> 97 460</text:p>
          </table:table-cell>
          <table:table-cell table:style-name="ce34" office:value-type="float" office:value="97460">
            <text:p> 97 460</text:p>
          </table:table-cell>
          <table:table-cell table:style-name="ce35" table:formula="oooc:=IF([.C14]-[.B14];[.C14]-[.B14];&quot;OK&quot;)" office:value-type="string">
            <text:p>OK</text:p>
          </table:table-cell>
          <table:table-cell table:style-name="ce36" office:value-type="float" office:value="55531">
            <text:p> 55 531</text:p>
          </table:table-cell>
          <table:table-cell table:style-name="ce37" office:value-type="float" office:value="58240">
            <text:p> 58 240</text:p>
          </table:table-cell>
          <table:table-cell table:style-name="ce38" table:formula="oooc:=['Suffrages par candidat et circo'.AE10]" office:value-type="string">
            <text:p> 53 497</text:p>
          </table:table-cell>
          <table:table-cell table:style-name="ce38" office:value-type="float" office:value="560">
            <text:p>  560</text:p>
          </table:table-cell>
          <table:table-cell table:style-name="ce38" office:value-type="float" office:value="1474">
            <text:p> 1 474</text:p>
          </table:table-cell>
          <table:table-cell table:style-name="ce39" table:formula="oooc:=IF([.E14]-([.G14]+[.H14]+[.I14]);[.E14]-([.G14]+[.H14]+[.I14]);&quot;OK&quot;)" office:value-type="string">
            <text:p>OK</text:p>
          </table:table-cell>
          <table:table-cell table:style-name="ce40" table:formula="oooc:=[.E14]/[.C14]" office:value-type="string">
            <text:p>56.98%</text:p>
          </table:table-cell>
          <table:table-cell table:style-name="ce41" table:formula="oooc:=[.F14]/[.C14]" office:value-type="string">
            <text:p>59.76%</text:p>
          </table:table-cell>
          <table:table-cell table:style-name="ce40" table:formula="oooc:=[.K14]-[.L14]" office:value-type="string">
            <text:p>-2.78%</text:p>
          </table:table-cell>
          <table:table-cell table:style-name="ce40" office:value-type="percentage" office:value="0.6349">
            <text:p>63.49%</text:p>
          </table:table-cell>
          <table:table-cell table:style-name="ce40" table:formula="oooc:=[.K14]-[.N14]" office:value-type="string">
            <text:p>-6.51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Bizerte</text:p>
          </table:table-cell>
          <table:table-cell table:style-name="ce34" office:value-type="float" office:value="241696">
            <text:p> 241 696</text:p>
          </table:table-cell>
          <table:table-cell table:style-name="ce34" office:value-type="float" office:value="241696">
            <text:p> 241 696</text:p>
          </table:table-cell>
          <table:table-cell table:style-name="ce35" table:formula="oooc:=IF([.C15]-[.B15];[.C15]-[.B15];&quot;OK&quot;)" office:value-type="string">
            <text:p>OK</text:p>
          </table:table-cell>
          <table:table-cell table:style-name="ce36" office:value-type="float" office:value="154851">
            <text:p> 154 851</text:p>
          </table:table-cell>
          <table:table-cell table:style-name="ce37" office:value-type="float" office:value="154160">
            <text:p> 154 160</text:p>
          </table:table-cell>
          <table:table-cell table:style-name="ce38" table:formula="oooc:=['Suffrages par candidat et circo'.AE11]" office:value-type="string">
            <text:p> 150 485</text:p>
          </table:table-cell>
          <table:table-cell table:style-name="ce38" office:value-type="float" office:value="1250">
            <text:p> 1 250</text:p>
          </table:table-cell>
          <table:table-cell table:style-name="ce38" office:value-type="float" office:value="3116">
            <text:p> 3 116</text:p>
          </table:table-cell>
          <table:table-cell table:style-name="ce39" table:formula="oooc:=IF([.E15]-([.G15]+[.H15]+[.I15]);[.E15]-([.G15]+[.H15]+[.I15]);&quot;OK&quot;)" office:value-type="string">
            <text:p>OK</text:p>
          </table:table-cell>
          <table:table-cell table:style-name="ce40" table:formula="oooc:=[.E15]/[.C15]" office:value-type="string">
            <text:p>64.07%</text:p>
          </table:table-cell>
          <table:table-cell table:style-name="ce41" table:formula="oooc:=[.F15]/[.C15]" office:value-type="string">
            <text:p>63.78%</text:p>
          </table:table-cell>
          <table:table-cell table:style-name="ce40" table:formula="oooc:=[.K15]-[.L15]" office:value-type="string">
            <text:p>0.29%</text:p>
          </table:table-cell>
          <table:table-cell table:style-name="ce40" office:value-type="percentage" office:value="0.6809">
            <text:p>68.09%</text:p>
          </table:table-cell>
          <table:table-cell table:style-name="ce40" table:formula="oooc:=[.K15]-[.N15]" office:value-type="string">
            <text:p>-4.02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Beja</text:p>
          </table:table-cell>
          <table:table-cell table:style-name="ce34" office:value-type="float" office:value="131770">
            <text:p> 131 770</text:p>
          </table:table-cell>
          <table:table-cell table:style-name="ce34" office:value-type="float" office:value="131770">
            <text:p> 131 770</text:p>
          </table:table-cell>
          <table:table-cell table:style-name="ce35" table:formula="oooc:=IF([.C16]-[.B16];[.C16]-[.B16];&quot;OK&quot;)" office:value-type="string">
            <text:p>OK</text:p>
          </table:table-cell>
          <table:table-cell table:style-name="ce36" office:value-type="float" office:value="80173">
            <text:p> 80 173</text:p>
          </table:table-cell>
          <table:table-cell table:style-name="ce37" office:value-type="float" office:value="76325">
            <text:p> 76 325</text:p>
          </table:table-cell>
          <table:table-cell table:style-name="ce38" table:formula="oooc:=['Suffrages par candidat et circo'.AE12]" office:value-type="string">
            <text:p> 76 293</text:p>
          </table:table-cell>
          <table:table-cell table:style-name="ce38" office:value-type="float" office:value="1109">
            <text:p> 1 109</text:p>
          </table:table-cell>
          <table:table-cell table:style-name="ce38" office:value-type="float" office:value="2771">
            <text:p> 2 771</text:p>
          </table:table-cell>
          <table:table-cell table:style-name="ce39" table:formula="oooc:=IF([.E16]-([.G16]+[.H16]+[.I16]);[.E16]-([.G16]+[.H16]+[.I16]);&quot;OK&quot;)" office:value-type="string">
            <text:p>OK</text:p>
          </table:table-cell>
          <table:table-cell table:style-name="ce40" table:formula="oooc:=[.E16]/[.C16]" office:value-type="string">
            <text:p>60.84%</text:p>
          </table:table-cell>
          <table:table-cell table:style-name="ce41" table:formula="oooc:=[.F16]/[.C16]" office:value-type="string">
            <text:p>57.92%</text:p>
          </table:table-cell>
          <table:table-cell table:style-name="ce40" table:formula="oooc:=[.K16]-[.L16]" office:value-type="string">
            <text:p>2.92%</text:p>
          </table:table-cell>
          <table:table-cell table:style-name="ce40" office:value-type="percentage" office:value="0.6578">
            <text:p>65.78%</text:p>
          </table:table-cell>
          <table:table-cell table:style-name="ce40" table:formula="oooc:=[.K16]-[.N16]" office:value-type="string">
            <text:p>-4.94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Nabeul 1</text:p>
          </table:table-cell>
          <table:table-cell table:style-name="ce34" office:value-type="float" office:value="204301">
            <text:p> 204 301</text:p>
          </table:table-cell>
          <table:table-cell table:style-name="ce34" office:value-type="float" office:value="204301">
            <text:p> 204 301</text:p>
          </table:table-cell>
          <table:table-cell table:style-name="ce35" table:formula="oooc:=IF([.C17]-[.B17];[.C17]-[.B17];&quot;OK&quot;)" office:value-type="string">
            <text:p>OK</text:p>
          </table:table-cell>
          <table:table-cell table:style-name="ce36" office:value-type="float" office:value="142678">
            <text:p> 142 678</text:p>
          </table:table-cell>
          <table:table-cell table:style-name="ce37" office:value-type="float" office:value="144677">
            <text:p> 144 677</text:p>
          </table:table-cell>
          <table:table-cell table:style-name="ce38" table:formula="oooc:=['Suffrages par candidat et circo'.AE13]" office:value-type="string">
            <text:p> 139 772</text:p>
          </table:table-cell>
          <table:table-cell table:style-name="ce38" office:value-type="float" office:value="999">
            <text:p>  999</text:p>
          </table:table-cell>
          <table:table-cell table:style-name="ce38" office:value-type="float" office:value="1907">
            <text:p> 1 907</text:p>
          </table:table-cell>
          <table:table-cell table:style-name="ce39" table:formula="oooc:=IF([.E17]-([.G17]+[.H17]+[.I17]);[.E17]-([.G17]+[.H17]+[.I17]);&quot;OK&quot;)" office:value-type="string">
            <text:p>OK</text:p>
          </table:table-cell>
          <table:table-cell table:style-name="ce40" table:formula="oooc:=[.E17]/[.C17]" office:value-type="string">
            <text:p>69.84%</text:p>
          </table:table-cell>
          <table:table-cell table:style-name="ce41" table:formula="oooc:=[.F17]/[.C17]" office:value-type="string">
            <text:p>70.82%</text:p>
          </table:table-cell>
          <table:table-cell table:style-name="ce40" table:formula="oooc:=[.K17]-[.L17]" office:value-type="string">
            <text:p>-0.98%</text:p>
          </table:table-cell>
          <table:table-cell table:style-name="ce40" office:value-type="percentage" office:value="0.7557">
            <text:p>75.57%</text:p>
          </table:table-cell>
          <table:table-cell table:style-name="ce40" table:formula="oooc:=[.K17]-[.N17]" office:value-type="string">
            <text:p>-5.73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Nabeul 2</text:p>
          </table:table-cell>
          <table:table-cell table:style-name="ce34" office:value-type="float" office:value="165611">
            <text:p> 165 611</text:p>
          </table:table-cell>
          <table:table-cell table:style-name="ce34" office:value-type="float" office:value="165611">
            <text:p> 165 611</text:p>
          </table:table-cell>
          <table:table-cell table:style-name="ce35" table:formula="oooc:=IF([.C18]-[.B18];[.C18]-[.B18];&quot;OK&quot;)" office:value-type="string">
            <text:p>OK</text:p>
          </table:table-cell>
          <table:table-cell table:style-name="ce36" office:value-type="float" office:value="113520">
            <text:p> 113 520</text:p>
          </table:table-cell>
          <table:table-cell table:style-name="ce37" office:value-type="float" office:value="113468">
            <text:p> 113 468</text:p>
          </table:table-cell>
          <table:table-cell table:style-name="ce38" table:formula="oooc:=['Suffrages par candidat et circo'.AE14]" office:value-type="string">
            <text:p> 110 937</text:p>
          </table:table-cell>
          <table:table-cell table:style-name="ce38" office:value-type="float" office:value="808">
            <text:p>  808</text:p>
          </table:table-cell>
          <table:table-cell table:style-name="ce38" office:value-type="float" office:value="1775">
            <text:p> 1 775</text:p>
          </table:table-cell>
          <table:table-cell table:style-name="ce39" table:formula="oooc:=IF([.E18]-([.G18]+[.H18]+[.I18]);[.E18]-([.G18]+[.H18]+[.I18]);&quot;OK&quot;)" office:value-type="string">
            <text:p>OK</text:p>
          </table:table-cell>
          <table:table-cell table:style-name="ce40" table:formula="oooc:=[.E18]/[.C18]" office:value-type="string">
            <text:p>68.55%</text:p>
          </table:table-cell>
          <table:table-cell table:style-name="ce41" table:formula="oooc:=[.F18]/[.C18]" office:value-type="string">
            <text:p>68.51%</text:p>
          </table:table-cell>
          <table:table-cell table:style-name="ce40" table:formula="oooc:=[.K18]-[.L18]" office:value-type="string">
            <text:p>0.03%</text:p>
          </table:table-cell>
          <table:table-cell table:style-name="ce40" office:value-type="percentage" office:value="0.75">
            <text:p>75.00%</text:p>
          </table:table-cell>
          <table:table-cell table:style-name="ce40" table:formula="oooc:=[.K18]-[.N18]" office:value-type="string">
            <text:p>-6.45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Kairouan</text:p>
          </table:table-cell>
          <table:table-cell table:style-name="ce34" office:value-type="float" office:value="215140">
            <text:p> 215 140</text:p>
          </table:table-cell>
          <table:table-cell table:style-name="ce34" office:value-type="float" office:value="215140">
            <text:p> 215 140</text:p>
          </table:table-cell>
          <table:table-cell table:style-name="ce35" table:formula="oooc:=IF([.C19]-[.B19];[.C19]-[.B19];&quot;OK&quot;)" office:value-type="string">
            <text:p>OK</text:p>
          </table:table-cell>
          <table:table-cell table:style-name="ce36" office:value-type="float" office:value="119509">
            <text:p> 119 509</text:p>
          </table:table-cell>
          <table:table-cell table:style-name="ce37" office:value-type="float" office:value="116196">
            <text:p> 116 196</text:p>
          </table:table-cell>
          <table:table-cell table:style-name="ce38" table:formula="oooc:=['Suffrages par candidat et circo'.AE15]" office:value-type="string">
            <text:p> 115 614</text:p>
          </table:table-cell>
          <table:table-cell table:style-name="ce38" office:value-type="float" office:value="1007">
            <text:p> 1 007</text:p>
          </table:table-cell>
          <table:table-cell table:style-name="ce38" office:value-type="float" office:value="2888">
            <text:p> 2 888</text:p>
          </table:table-cell>
          <table:table-cell table:style-name="ce39" table:formula="oooc:=IF([.E19]-([.G19]+[.H19]+[.I19]);[.E19]-([.G19]+[.H19]+[.I19]);&quot;OK&quot;)" office:value-type="string">
            <text:p>OK</text:p>
          </table:table-cell>
          <table:table-cell table:style-name="ce40" table:formula="oooc:=[.E19]/[.C19]" office:value-type="string">
            <text:p>55.55%</text:p>
          </table:table-cell>
          <table:table-cell table:style-name="ce41" table:formula="oooc:=[.F19]/[.C19]" office:value-type="string">
            <text:p>54.01%</text:p>
          </table:table-cell>
          <table:table-cell table:style-name="ce40" table:formula="oooc:=[.K19]-[.L19]" office:value-type="string">
            <text:p>1.54%</text:p>
          </table:table-cell>
          <table:table-cell table:style-name="ce40" office:value-type="percentage" office:value="0.6169">
            <text:p>61.69%</text:p>
          </table:table-cell>
          <table:table-cell table:style-name="ce40" table:formula="oooc:=[.K19]-[.N19]" office:value-type="string">
            <text:p>-6.14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Kasserine</text:p>
          </table:table-cell>
          <table:table-cell table:style-name="ce34" office:value-type="float" office:value="185409">
            <text:p> 185 409</text:p>
          </table:table-cell>
          <table:table-cell table:style-name="ce34" office:value-type="float" office:value="185409">
            <text:p> 185 409</text:p>
          </table:table-cell>
          <table:table-cell table:style-name="ce35" table:formula="oooc:=IF([.C20]-[.B20];[.C20]-[.B20];&quot;OK&quot;)" office:value-type="string">
            <text:p>OK</text:p>
          </table:table-cell>
          <table:table-cell table:style-name="ce36" office:value-type="float" office:value="101587">
            <text:p> 101 587</text:p>
          </table:table-cell>
          <table:table-cell table:style-name="ce37" office:value-type="float" office:value="104560">
            <text:p> 104 560</text:p>
          </table:table-cell>
          <table:table-cell table:style-name="ce38" table:formula="oooc:=['Suffrages par candidat et circo'.AE16]" office:value-type="string">
            <text:p> 98 008</text:p>
          </table:table-cell>
          <table:table-cell table:style-name="ce38" office:value-type="float" office:value="781">
            <text:p>  781</text:p>
          </table:table-cell>
          <table:table-cell table:style-name="ce38" office:value-type="float" office:value="2798">
            <text:p> 2 798</text:p>
          </table:table-cell>
          <table:table-cell table:style-name="ce39" table:formula="oooc:=IF([.E20]-([.G20]+[.H20]+[.I20]);[.E20]-([.G20]+[.H20]+[.I20]);&quot;OK&quot;)" office:value-type="string">
            <text:p>OK</text:p>
          </table:table-cell>
          <table:table-cell table:style-name="ce40" table:formula="oooc:=[.E20]/[.C20]" office:value-type="string">
            <text:p>54.79%</text:p>
          </table:table-cell>
          <table:table-cell table:style-name="ce41" table:formula="oooc:=[.F20]/[.C20]" office:value-type="string">
            <text:p>56.39%</text:p>
          </table:table-cell>
          <table:table-cell table:style-name="ce40" table:formula="oooc:=[.K20]-[.L20]" office:value-type="string">
            <text:p>-1.60%</text:p>
          </table:table-cell>
          <table:table-cell table:style-name="ce40" office:value-type="percentage" office:value="0.6051">
            <text:p>60.51%</text:p>
          </table:table-cell>
          <table:table-cell table:style-name="ce40" table:formula="oooc:=[.K20]-[.N20]" office:value-type="string">
            <text:p>-5.72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Sidi Bouzid</text:p>
          </table:table-cell>
          <table:table-cell table:style-name="ce34" office:value-type="float" office:value="197584">
            <text:p> 197 584</text:p>
          </table:table-cell>
          <table:table-cell table:style-name="ce34" office:value-type="float" office:value="197584">
            <text:p> 197 584</text:p>
          </table:table-cell>
          <table:table-cell table:style-name="ce35" table:formula="oooc:=IF([.C21]-[.B21];[.C21]-[.B21];&quot;OK&quot;)" office:value-type="string">
            <text:p>OK</text:p>
          </table:table-cell>
          <table:table-cell table:style-name="ce36" office:value-type="float" office:value="109454">
            <text:p> 109 454</text:p>
          </table:table-cell>
          <table:table-cell table:style-name="ce37" office:value-type="float" office:value="109580">
            <text:p> 109 580</text:p>
          </table:table-cell>
          <table:table-cell table:style-name="ce38" table:formula="oooc:=['Suffrages par candidat et circo'.AE17]" office:value-type="string">
            <text:p> 107 057</text:p>
          </table:table-cell>
          <table:table-cell table:style-name="ce38" office:value-type="float" office:value="690">
            <text:p>  690</text:p>
          </table:table-cell>
          <table:table-cell table:style-name="ce38" office:value-type="float" office:value="1707">
            <text:p> 1 707</text:p>
          </table:table-cell>
          <table:table-cell table:style-name="ce39" table:formula="oooc:=IF([.E21]-([.G21]+[.H21]+[.I21]);[.E21]-([.G21]+[.H21]+[.I21]);&quot;OK&quot;)" office:value-type="string">
            <text:p>OK</text:p>
          </table:table-cell>
          <table:table-cell table:style-name="ce40" table:formula="oooc:=[.E21]/[.C21]" office:value-type="string">
            <text:p>55.40%</text:p>
          </table:table-cell>
          <table:table-cell table:style-name="ce41" table:formula="oooc:=[.F21]/[.C21]" office:value-type="string">
            <text:p>55.46%</text:p>
          </table:table-cell>
          <table:table-cell table:style-name="ce40" table:formula="oooc:=[.K21]-[.L21]" office:value-type="string">
            <text:p>-0.06%</text:p>
          </table:table-cell>
          <table:table-cell table:style-name="ce40" office:value-type="percentage" office:value="0.5999">
            <text:p>59.99%</text:p>
          </table:table-cell>
          <table:table-cell table:style-name="ce40" table:formula="oooc:=[.K21]-[.N21]" office:value-type="string">
            <text:p>-4.59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Gafsa</text:p>
          </table:table-cell>
          <table:table-cell table:style-name="ce34" office:value-type="float" office:value="162528">
            <text:p> 162 528</text:p>
          </table:table-cell>
          <table:table-cell table:style-name="ce34" office:value-type="float" office:value="162528">
            <text:p> 162 528</text:p>
          </table:table-cell>
          <table:table-cell table:style-name="ce35" table:formula="oooc:=IF([.C22]-[.B22];[.C22]-[.B22];&quot;OK&quot;)" office:value-type="string">
            <text:p>OK</text:p>
          </table:table-cell>
          <table:table-cell table:style-name="ce36" office:value-type="float" office:value="96952">
            <text:p> 96 952</text:p>
          </table:table-cell>
          <table:table-cell table:style-name="ce37" office:value-type="float" office:value="91976">
            <text:p> 91 976</text:p>
          </table:table-cell>
          <table:table-cell table:style-name="ce38" table:formula="oooc:=['Suffrages par candidat et circo'.AE18]" office:value-type="string">
            <text:p> 95 291</text:p>
          </table:table-cell>
          <table:table-cell table:style-name="ce38" office:value-type="float" office:value="559">
            <text:p>  559</text:p>
          </table:table-cell>
          <table:table-cell table:style-name="ce38" office:value-type="float" office:value="1102">
            <text:p> 1 102</text:p>
          </table:table-cell>
          <table:table-cell table:style-name="ce39" table:formula="oooc:=IF([.E22]-([.G22]+[.H22]+[.I22]);[.E22]-([.G22]+[.H22]+[.I22]);&quot;OK&quot;)" office:value-type="string">
            <text:p>OK</text:p>
          </table:table-cell>
          <table:table-cell table:style-name="ce40" table:formula="oooc:=[.E22]/[.C22]" office:value-type="string">
            <text:p>59.65%</text:p>
          </table:table-cell>
          <table:table-cell table:style-name="ce41" table:formula="oooc:=[.F22]/[.C22]" office:value-type="string">
            <text:p>56.59%</text:p>
          </table:table-cell>
          <table:table-cell table:style-name="ce40" table:formula="oooc:=[.K22]-[.L22]" office:value-type="string">
            <text:p>3.06%</text:p>
          </table:table-cell>
          <table:table-cell table:style-name="ce40" office:value-type="percentage" office:value="0.6692">
            <text:p>66.92%</text:p>
          </table:table-cell>
          <table:table-cell table:style-name="ce40" table:formula="oooc:=[.K22]-[.N22]" office:value-type="string">
            <text:p>-7.27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Tozeur</text:p>
          </table:table-cell>
          <table:table-cell table:style-name="ce34" office:value-type="float" office:value="61044">
            <text:p> 61 044</text:p>
          </table:table-cell>
          <table:table-cell table:style-name="ce34" office:value-type="float" office:value="61044">
            <text:p> 61 044</text:p>
          </table:table-cell>
          <table:table-cell table:style-name="ce35" table:formula="oooc:=IF([.C23]-[.B23];[.C23]-[.B23];&quot;OK&quot;)" office:value-type="string">
            <text:p>OK</text:p>
          </table:table-cell>
          <table:table-cell table:style-name="ce36" office:value-type="float" office:value="36563">
            <text:p> 36 563</text:p>
          </table:table-cell>
          <table:table-cell table:style-name="ce37" office:value-type="float" office:value="36207">
            <text:p> 36 207</text:p>
          </table:table-cell>
          <table:table-cell table:style-name="ce38" table:formula="oooc:=['Suffrages par candidat et circo'.AE19]" office:value-type="string">
            <text:p> 35 760</text:p>
          </table:table-cell>
          <table:table-cell table:style-name="ce38" office:value-type="float" office:value="299">
            <text:p>  299</text:p>
          </table:table-cell>
          <table:table-cell table:style-name="ce38" office:value-type="float" office:value="504">
            <text:p>  504</text:p>
          </table:table-cell>
          <table:table-cell table:style-name="ce39" table:formula="oooc:=IF([.E23]-([.G23]+[.H23]+[.I23]);[.E23]-([.G23]+[.H23]+[.I23]);&quot;OK&quot;)" office:value-type="string">
            <text:p>OK</text:p>
          </table:table-cell>
          <table:table-cell table:style-name="ce40" table:formula="oooc:=[.E23]/[.C23]" office:value-type="string">
            <text:p>59.90%</text:p>
          </table:table-cell>
          <table:table-cell table:style-name="ce41" table:formula="oooc:=[.F23]/[.C23]" office:value-type="string">
            <text:p>59.31%</text:p>
          </table:table-cell>
          <table:table-cell table:style-name="ce40" table:formula="oooc:=[.K23]-[.L23]" office:value-type="string">
            <text:p>0.58%</text:p>
          </table:table-cell>
          <table:table-cell table:style-name="ce40" office:value-type="percentage" office:value="0.6418">
            <text:p>64.18%</text:p>
          </table:table-cell>
          <table:table-cell table:style-name="ce40" table:formula="oooc:=[.K23]-[.N23]" office:value-type="string">
            <text:p>-4.28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Kebili</text:p>
          </table:table-cell>
          <table:table-cell table:style-name="ce34" office:value-type="float" office:value="84406">
            <text:p> 84 406</text:p>
          </table:table-cell>
          <table:table-cell table:style-name="ce34" office:value-type="float" office:value="84406">
            <text:p> 84 406</text:p>
          </table:table-cell>
          <table:table-cell table:style-name="ce35" table:formula="oooc:=IF([.C24]-[.B24];[.C24]-[.B24];&quot;OK&quot;)" office:value-type="string">
            <text:p>OK</text:p>
          </table:table-cell>
          <table:table-cell table:style-name="ce36" office:value-type="float" office:value="59260">
            <text:p> 59 260</text:p>
          </table:table-cell>
          <table:table-cell table:style-name="ce37" office:value-type="float" office:value="53119">
            <text:p> 53 119</text:p>
          </table:table-cell>
          <table:table-cell table:style-name="ce38" table:formula="oooc:=['Suffrages par candidat et circo'.AE20]" office:value-type="string">
            <text:p> 58 001</text:p>
          </table:table-cell>
          <table:table-cell table:style-name="ce38" office:value-type="float" office:value="531">
            <text:p>  531</text:p>
          </table:table-cell>
          <table:table-cell table:style-name="ce38" office:value-type="float" office:value="728">
            <text:p>  728</text:p>
          </table:table-cell>
          <table:table-cell table:style-name="ce39" table:formula="oooc:=IF([.E24]-([.G24]+[.H24]+[.I24]);[.E24]-([.G24]+[.H24]+[.I24]);&quot;OK&quot;)" office:value-type="string">
            <text:p>OK</text:p>
          </table:table-cell>
          <table:table-cell table:style-name="ce40" table:formula="oooc:=[.E24]/[.C24]" office:value-type="string">
            <text:p>70.21%</text:p>
          </table:table-cell>
          <table:table-cell table:style-name="ce41" table:formula="oooc:=[.F24]/[.C24]" office:value-type="string">
            <text:p>62.93%</text:p>
          </table:table-cell>
          <table:table-cell table:style-name="ce40" table:formula="oooc:=[.K24]-[.L24]" office:value-type="string">
            <text:p>7.28%</text:p>
          </table:table-cell>
          <table:table-cell table:style-name="ce40" office:value-type="percentage" office:value="0.6952">
            <text:p>69.52%</text:p>
          </table:table-cell>
          <table:table-cell table:style-name="ce40" table:formula="oooc:=[.K24]-[.N24]" office:value-type="string">
            <text:p>0.69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Sousse</text:p>
          </table:table-cell>
          <table:table-cell table:style-name="ce34" office:value-type="float" office:value="292301">
            <text:p> 292 301</text:p>
          </table:table-cell>
          <table:table-cell table:style-name="ce34" office:value-type="float" office:value="292301">
            <text:p> 292 301</text:p>
          </table:table-cell>
          <table:table-cell table:style-name="ce35" table:formula="oooc:=IF([.C25]-[.B25];[.C25]-[.B25];&quot;OK&quot;)" office:value-type="string">
            <text:p>OK</text:p>
          </table:table-cell>
          <table:table-cell table:style-name="ce36" office:value-type="float" office:value="199985">
            <text:p> 199 985</text:p>
          </table:table-cell>
          <table:table-cell table:style-name="ce37" office:value-type="float" office:value="196501">
            <text:p> 196 501</text:p>
          </table:table-cell>
          <table:table-cell table:style-name="ce38" table:formula="oooc:=['Suffrages par candidat et circo'.AE21]" office:value-type="string">
            <text:p> 196 562</text:p>
          </table:table-cell>
          <table:table-cell table:style-name="ce38" office:value-type="float" office:value="1095">
            <text:p> 1 095</text:p>
          </table:table-cell>
          <table:table-cell table:style-name="ce38" office:value-type="float" office:value="2328">
            <text:p> 2 328</text:p>
          </table:table-cell>
          <table:table-cell table:style-name="ce39" table:formula="oooc:=IF([.E25]-([.G25]+[.H25]+[.I25]);[.E25]-([.G25]+[.H25]+[.I25]);&quot;OK&quot;)" office:value-type="string">
            <text:p>OK</text:p>
          </table:table-cell>
          <table:table-cell table:style-name="ce40" table:formula="oooc:=[.E25]/[.C25]" office:value-type="string">
            <text:p>68.42%</text:p>
          </table:table-cell>
          <table:table-cell table:style-name="ce41" table:formula="oooc:=[.F25]/[.C25]" office:value-type="string">
            <text:p>67.23%</text:p>
          </table:table-cell>
          <table:table-cell table:style-name="ce40" table:formula="oooc:=[.K25]-[.L25]" office:value-type="string">
            <text:p>1.19%</text:p>
          </table:table-cell>
          <table:table-cell table:style-name="ce40" office:value-type="percentage" office:value="0.7446">
            <text:p>74.46%</text:p>
          </table:table-cell>
          <table:table-cell table:style-name="ce40" table:formula="oooc:=[.K25]-[.N25]" office:value-type="string">
            <text:p>-6.04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Mahdia</text:p>
          </table:table-cell>
          <table:table-cell table:style-name="ce34" office:value-type="float" office:value="163839">
            <text:p> 163 839</text:p>
          </table:table-cell>
          <table:table-cell table:style-name="ce34" office:value-type="float" office:value="163839">
            <text:p> 163 839</text:p>
          </table:table-cell>
          <table:table-cell table:style-name="ce35" table:formula="oooc:=IF([.C26]-[.B26];[.C26]-[.B26];&quot;OK&quot;)" office:value-type="string">
            <text:p>OK</text:p>
          </table:table-cell>
          <table:table-cell table:style-name="ce36" office:value-type="float" office:value="101278">
            <text:p> 101 278</text:p>
          </table:table-cell>
          <table:table-cell table:style-name="ce37" office:value-type="float" office:value="100911">
            <text:p> 100 911</text:p>
          </table:table-cell>
          <table:table-cell table:style-name="ce38" table:formula="oooc:=['Suffrages par candidat et circo'.AE22]" office:value-type="string">
            <text:p> 98 797</text:p>
          </table:table-cell>
          <table:table-cell table:style-name="ce38" office:value-type="float" office:value="816">
            <text:p>  816</text:p>
          </table:table-cell>
          <table:table-cell table:style-name="ce38" office:value-type="float" office:value="1665">
            <text:p> 1 665</text:p>
          </table:table-cell>
          <table:table-cell table:style-name="ce39" table:formula="oooc:=IF([.E26]-([.G26]+[.H26]+[.I26]);[.E26]-([.G26]+[.H26]+[.I26]);&quot;OK&quot;)" office:value-type="string">
            <text:p>OK</text:p>
          </table:table-cell>
          <table:table-cell table:style-name="ce40" table:formula="oooc:=[.E26]/[.C26]" office:value-type="string">
            <text:p>61.82%</text:p>
          </table:table-cell>
          <table:table-cell table:style-name="ce41" table:formula="oooc:=[.F26]/[.C26]" office:value-type="string">
            <text:p>61.59%</text:p>
          </table:table-cell>
          <table:table-cell table:style-name="ce40" table:formula="oooc:=[.K26]-[.L26]" office:value-type="string">
            <text:p>0.22%</text:p>
          </table:table-cell>
          <table:table-cell table:style-name="ce40" office:value-type="percentage" office:value="0.718">
            <text:p>71.80%</text:p>
          </table:table-cell>
          <table:table-cell table:style-name="ce40" table:formula="oooc:=[.K26]-[.N26]" office:value-type="string">
            <text:p>-9.98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Monastir</text:p>
          </table:table-cell>
          <table:table-cell table:style-name="ce34" office:value-type="float" office:value="254487">
            <text:p> 254 487</text:p>
          </table:table-cell>
          <table:table-cell table:style-name="ce34" office:value-type="float" office:value="254487">
            <text:p> 254 487</text:p>
          </table:table-cell>
          <table:table-cell table:style-name="ce35" table:formula="oooc:=IF([.C27]-[.B27];[.C27]-[.B27];&quot;OK&quot;)" office:value-type="string">
            <text:p>OK</text:p>
          </table:table-cell>
          <table:table-cell table:style-name="ce36" office:value-type="float" office:value="173004">
            <text:p> 173 004</text:p>
          </table:table-cell>
          <table:table-cell table:style-name="ce37" office:value-type="float" office:value="173185">
            <text:p> 173 185</text:p>
          </table:table-cell>
          <table:table-cell table:style-name="ce38" table:formula="oooc:=['Suffrages par candidat et circo'.AE23]" office:value-type="string">
            <text:p> 170 621</text:p>
          </table:table-cell>
          <table:table-cell table:style-name="ce38" office:value-type="float" office:value="773">
            <text:p>  773</text:p>
          </table:table-cell>
          <table:table-cell table:style-name="ce38" office:value-type="float" office:value="1610">
            <text:p> 1 610</text:p>
          </table:table-cell>
          <table:table-cell table:style-name="ce39" table:formula="oooc:=IF([.E27]-([.G27]+[.H27]+[.I27]);[.E27]-([.G27]+[.H27]+[.I27]);&quot;OK&quot;)" office:value-type="string">
            <text:p>OK</text:p>
          </table:table-cell>
          <table:table-cell table:style-name="ce40" table:formula="oooc:=[.E27]/[.C27]" office:value-type="string">
            <text:p>67.98%</text:p>
          </table:table-cell>
          <table:table-cell table:style-name="ce41" table:formula="oooc:=[.F27]/[.C27]" office:value-type="string">
            <text:p>68.05%</text:p>
          </table:table-cell>
          <table:table-cell table:style-name="ce40" table:formula="oooc:=[.K27]-[.L27]" office:value-type="string">
            <text:p>-0.07%</text:p>
          </table:table-cell>
          <table:table-cell table:style-name="ce40" office:value-type="percentage" office:value="0.7424">
            <text:p>74.24%</text:p>
          </table:table-cell>
          <table:table-cell table:style-name="ce40" table:formula="oooc:=[.K27]-[.N27]" office:value-type="string">
            <text:p>-6.26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Sfax 1</text:p>
          </table:table-cell>
          <table:table-cell table:style-name="ce34" office:value-type="float" office:value="192427">
            <text:p> 192 427</text:p>
          </table:table-cell>
          <table:table-cell table:style-name="ce34" office:value-type="float" office:value="192427">
            <text:p> 192 427</text:p>
          </table:table-cell>
          <table:table-cell table:style-name="ce35" table:formula="oooc:=IF([.C28]-[.B28];[.C28]-[.B28];&quot;OK&quot;)" office:value-type="string">
            <text:p>OK</text:p>
          </table:table-cell>
          <table:table-cell table:style-name="ce36" office:value-type="float" office:value="130899">
            <text:p> 130 899</text:p>
          </table:table-cell>
          <table:table-cell table:style-name="ce37" office:value-type="float" office:value="130273">
            <text:p> 130 273</text:p>
          </table:table-cell>
          <table:table-cell table:style-name="ce38" table:formula="oooc:=['Suffrages par candidat et circo'.AE24]" office:value-type="string">
            <text:p> 129 021</text:p>
          </table:table-cell>
          <table:table-cell table:style-name="ce38" office:value-type="float" office:value="548">
            <text:p>  548</text:p>
          </table:table-cell>
          <table:table-cell table:style-name="ce38" office:value-type="float" office:value="1330">
            <text:p> 1 330</text:p>
          </table:table-cell>
          <table:table-cell table:style-name="ce39" table:formula="oooc:=IF([.E28]-([.G28]+[.H28]+[.I28]);[.E28]-([.G28]+[.H28]+[.I28]);&quot;OK&quot;)" office:value-type="string">
            <text:p>OK</text:p>
          </table:table-cell>
          <table:table-cell table:style-name="ce40" table:formula="oooc:=[.E28]/[.C28]" office:value-type="string">
            <text:p>68.03%</text:p>
          </table:table-cell>
          <table:table-cell table:style-name="ce41" table:formula="oooc:=[.F28]/[.C28]" office:value-type="string">
            <text:p>67.70%</text:p>
          </table:table-cell>
          <table:table-cell table:style-name="ce40" table:formula="oooc:=[.K28]-[.L28]" office:value-type="string">
            <text:p>0.33%</text:p>
          </table:table-cell>
          <table:table-cell table:style-name="ce40" office:value-type="percentage" office:value="0.7388">
            <text:p>73.88%</text:p>
          </table:table-cell>
          <table:table-cell table:style-name="ce40" table:formula="oooc:=[.K28]-[.N28]" office:value-type="string">
            <text:p>-5.85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Sfax 2</text:p>
          </table:table-cell>
          <table:table-cell table:style-name="ce34" office:value-type="float" office:value="248382">
            <text:p> 248 382</text:p>
          </table:table-cell>
          <table:table-cell table:style-name="ce34" office:value-type="float" office:value="248382">
            <text:p> 248 382</text:p>
          </table:table-cell>
          <table:table-cell table:style-name="ce35" table:formula="oooc:=IF([.C29]-[.B29];[.C29]-[.B29];&quot;OK&quot;)" office:value-type="string">
            <text:p>OK</text:p>
          </table:table-cell>
          <table:table-cell table:style-name="ce36" office:value-type="float" office:value="179976">
            <text:p> 179 976</text:p>
          </table:table-cell>
          <table:table-cell table:style-name="ce37" office:value-type="float" office:value="176202">
            <text:p> 176 202</text:p>
          </table:table-cell>
          <table:table-cell table:style-name="ce38" table:formula="oooc:=['Suffrages par candidat et circo'.AE25]" office:value-type="string">
            <text:p> 177 744</text:p>
          </table:table-cell>
          <table:table-cell table:style-name="ce38" office:value-type="float" office:value="686">
            <text:p>  686</text:p>
          </table:table-cell>
          <table:table-cell table:style-name="ce38" office:value-type="float" office:value="1546">
            <text:p> 1 546</text:p>
          </table:table-cell>
          <table:table-cell table:style-name="ce39" table:formula="oooc:=IF([.E29]-([.G29]+[.H29]+[.I29]);[.E29]-([.G29]+[.H29]+[.I29]);&quot;OK&quot;)" office:value-type="string">
            <text:p>OK</text:p>
          </table:table-cell>
          <table:table-cell table:style-name="ce40" table:formula="oooc:=[.E29]/[.C29]" office:value-type="string">
            <text:p>72.46%</text:p>
          </table:table-cell>
          <table:table-cell table:style-name="ce41" table:formula="oooc:=[.F29]/[.C29]" office:value-type="string">
            <text:p>70.94%</text:p>
          </table:table-cell>
          <table:table-cell table:style-name="ce40" table:formula="oooc:=[.K29]-[.L29]" office:value-type="string">
            <text:p>1.52%</text:p>
          </table:table-cell>
          <table:table-cell table:style-name="ce40" office:value-type="percentage" office:value="0.7661">
            <text:p>76.61%</text:p>
          </table:table-cell>
          <table:table-cell table:style-name="ce40" table:formula="oooc:=[.K29]-[.N29]" office:value-type="string">
            <text:p>-4.15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Medenine</text:p>
          </table:table-cell>
          <table:table-cell table:style-name="ce34" office:value-type="float" office:value="193797">
            <text:p> 193 797</text:p>
          </table:table-cell>
          <table:table-cell table:style-name="ce34" office:value-type="float" office:value="193797">
            <text:p> 193 797</text:p>
          </table:table-cell>
          <table:table-cell table:style-name="ce35" table:formula="oooc:=IF([.C30]-[.B30];[.C30]-[.B30];&quot;OK&quot;)" office:value-type="string">
            <text:p>OK</text:p>
          </table:table-cell>
          <table:table-cell table:style-name="ce36" office:value-type="float" office:value="124220">
            <text:p> 124 220</text:p>
          </table:table-cell>
          <table:table-cell table:style-name="ce37" office:value-type="float" office:value="120213">
            <text:p> 120 213</text:p>
          </table:table-cell>
          <table:table-cell table:style-name="ce38" table:formula="oooc:=['Suffrages par candidat et circo'.AE26]" office:value-type="string">
            <text:p> 122 342</text:p>
          </table:table-cell>
          <table:table-cell table:style-name="ce38" office:value-type="float" office:value="513">
            <text:p>  513</text:p>
          </table:table-cell>
          <table:table-cell table:style-name="ce38" office:value-type="float" office:value="1365">
            <text:p> 1 365</text:p>
          </table:table-cell>
          <table:table-cell table:style-name="ce39" table:formula="oooc:=IF([.E30]-([.G30]+[.H30]+[.I30]);[.E30]-([.G30]+[.H30]+[.I30]);&quot;OK&quot;)" office:value-type="string">
            <text:p>OK</text:p>
          </table:table-cell>
          <table:table-cell table:style-name="ce40" table:formula="oooc:=[.E30]/[.C30]" office:value-type="string">
            <text:p>64.10%</text:p>
          </table:table-cell>
          <table:table-cell table:style-name="ce41" table:formula="oooc:=[.F30]/[.C30]" office:value-type="string">
            <text:p>62.03%</text:p>
          </table:table-cell>
          <table:table-cell table:style-name="ce40" table:formula="oooc:=[.K30]-[.L30]" office:value-type="string">
            <text:p>2.07%</text:p>
          </table:table-cell>
          <table:table-cell table:style-name="ce40" office:value-type="percentage" office:value="0.6735">
            <text:p>67.35%</text:p>
          </table:table-cell>
          <table:table-cell table:style-name="ce40" table:formula="oooc:=[.K30]-[.N30]" office:value-type="string">
            <text:p>-3.25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Gabes</text:p>
          </table:table-cell>
          <table:table-cell table:style-name="ce34" office:value-type="float" office:value="178564">
            <text:p> 178 564</text:p>
          </table:table-cell>
          <table:table-cell table:style-name="ce34" office:value-type="float" office:value="178564">
            <text:p> 178 564</text:p>
          </table:table-cell>
          <table:table-cell table:style-name="ce35" table:formula="oooc:=IF([.C31]-[.B31];[.C31]-[.B31];&quot;OK&quot;)" office:value-type="string">
            <text:p>OK</text:p>
          </table:table-cell>
          <table:table-cell table:style-name="ce36" office:value-type="float" office:value="120580">
            <text:p> 120 580</text:p>
          </table:table-cell>
          <table:table-cell table:style-name="ce37" office:value-type="float" office:value="110156">
            <text:p> 110 156</text:p>
          </table:table-cell>
          <table:table-cell table:style-name="ce38" table:formula="oooc:=['Suffrages par candidat et circo'.AE27]" office:value-type="string">
            <text:p> 118 182</text:p>
          </table:table-cell>
          <table:table-cell table:style-name="ce38" office:value-type="float" office:value="780">
            <text:p>  780</text:p>
          </table:table-cell>
          <table:table-cell table:style-name="ce38" office:value-type="float" office:value="1618">
            <text:p> 1 618</text:p>
          </table:table-cell>
          <table:table-cell table:style-name="ce39" table:formula="oooc:=IF([.E31]-([.G31]+[.H31]+[.I31]);[.E31]-([.G31]+[.H31]+[.I31]);&quot;OK&quot;)" office:value-type="string">
            <text:p>OK</text:p>
          </table:table-cell>
          <table:table-cell table:style-name="ce40" table:formula="oooc:=[.E31]/[.C31]" office:value-type="string">
            <text:p>67.53%</text:p>
          </table:table-cell>
          <table:table-cell table:style-name="ce41" table:formula="oooc:=[.F31]/[.C31]" office:value-type="string">
            <text:p>61.69%</text:p>
          </table:table-cell>
          <table:table-cell table:style-name="ce40" table:formula="oooc:=[.K31]-[.L31]" office:value-type="string">
            <text:p>5.84%</text:p>
          </table:table-cell>
          <table:table-cell table:style-name="ce40" office:value-type="percentage" office:value="0.6845">
            <text:p>68.45%</text:p>
          </table:table-cell>
          <table:table-cell table:style-name="ce40" table:formula="oooc:=[.K31]-[.N31]" office:value-type="string">
            <text:p>-0.92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Tataouine</text:p>
          </table:table-cell>
          <table:table-cell table:style-name="ce34" office:value-type="float" office:value="59752">
            <text:p> 59 752</text:p>
          </table:table-cell>
          <table:table-cell table:style-name="ce34" office:value-type="float" office:value="59752">
            <text:p> 59 752</text:p>
          </table:table-cell>
          <table:table-cell table:style-name="ce35" table:formula="oooc:=IF([.C32]-[.B32];[.C32]-[.B32];&quot;OK&quot;)" office:value-type="string">
            <text:p>OK</text:p>
          </table:table-cell>
          <table:table-cell table:style-name="ce38" office:value-type="float" office:value="34909">
            <text:p> 34 909</text:p>
          </table:table-cell>
          <table:table-cell table:style-name="ce43" office:value-type="float" office:value="43747">
            <text:p> 43 747</text:p>
          </table:table-cell>
          <table:table-cell table:style-name="ce38" table:formula="oooc:=['Suffrages par candidat et circo'.AE28]" office:value-type="string">
            <text:p> 34 201</text:p>
          </table:table-cell>
          <table:table-cell table:style-name="ce38" office:value-type="float" office:value="255">
            <text:p>  255</text:p>
          </table:table-cell>
          <table:table-cell table:style-name="ce38" office:value-type="float" office:value="453">
            <text:p>  453</text:p>
          </table:table-cell>
          <table:table-cell table:style-name="ce39" table:formula="oooc:=IF([.E32]-([.G32]+[.H32]+[.I32]);[.E32]-([.G32]+[.H32]+[.I32]);&quot;OK&quot;)" office:value-type="string">
            <text:p>OK</text:p>
          </table:table-cell>
          <table:table-cell table:style-name="ce40" table:formula="oooc:=[.E32]/[.C32]" office:value-type="string">
            <text:p>58.42%</text:p>
          </table:table-cell>
          <table:table-cell table:style-name="ce41" table:formula="oooc:=[.F32]/[.C32]" office:value-type="string">
            <text:p>73.21%</text:p>
          </table:table-cell>
          <table:table-cell table:style-name="ce40" table:formula="oooc:=[.K32]-[.L32]" office:value-type="string">
            <text:p>-14.79%</text:p>
          </table:table-cell>
          <table:table-cell table:style-name="ce40" office:value-type="percentage" office:value="0.6162">
            <text:p>61.62%</text:p>
          </table:table-cell>
          <table:table-cell table:style-name="ce40" table:formula="oooc:=[.K32]-[.N32]" office:value-type="string">
            <text:p>-3.20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France 1</text:p>
          </table:table-cell>
          <table:table-cell table:style-name="ce38" office:value-type="float" office:value="81465">
            <text:p> 81 465</text:p>
          </table:table-cell>
          <table:table-cell table:style-name="ce43" office:value-type="float" office:value="81465">
            <text:p> 81 465</text:p>
          </table:table-cell>
          <table:table-cell table:style-name="ce35" table:formula="oooc:=IF([.C33]-[.B33];[.C33]-[.B33];&quot;OK&quot;)" office:value-type="string">
            <text:p>OK</text:p>
          </table:table-cell>
          <table:table-cell table:style-name="ce36" office:value-type="float" office:value="39727">
            <text:p> 39 727</text:p>
          </table:table-cell>
          <table:table-cell table:style-name="ce37" office:value-type="float" office:value="39727">
            <text:p> 39 727</text:p>
          </table:table-cell>
          <table:table-cell table:style-name="ce38" table:formula="oooc:=['Suffrages par candidat et circo'.AE29]" office:value-type="string">
            <text:p> 39 495</text:p>
          </table:table-cell>
          <table:table-cell table:style-name="ce38" office:value-type="float" office:value="137">
            <text:p>  137</text:p>
          </table:table-cell>
          <table:table-cell table:style-name="ce38" office:value-type="float" office:value="95">
            <text:p>  95</text:p>
          </table:table-cell>
          <table:table-cell table:style-name="ce39" table:formula="oooc:=IF([.E33]-([.G33]+[.H33]+[.I33]);[.E33]-([.G33]+[.H33]+[.I33]);&quot;OK&quot;)" office:value-type="string">
            <text:p>OK</text:p>
          </table:table-cell>
          <table:table-cell table:style-name="ce40" table:formula="oooc:=[.E33]/[.C33]" office:value-type="string">
            <text:p>48.77%</text:p>
          </table:table-cell>
          <table:table-cell table:style-name="ce41" table:formula="oooc:=[.F33]/[.C33]" office:value-type="string">
            <text:p>48.77%</text:p>
          </table:table-cell>
          <table:table-cell table:style-name="ce40" table:formula="oooc:=[.K33]-[.L33]" office:value-type="string">
            <text:p>0.00%</text:p>
          </table:table-cell>
          <table:table-cell table:style-name="ce40" office:value-type="percentage" office:value="0.4836">
            <text:p>48.36%</text:p>
          </table:table-cell>
          <table:table-cell table:style-name="ce40" table:formula="oooc:=[.K33]-[.N33]" office:value-type="string">
            <text:p>0.41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France 2</text:p>
          </table:table-cell>
          <table:table-cell table:style-name="ce38" office:value-type="float" office:value="114192">
            <text:p> 114 192</text:p>
          </table:table-cell>
          <table:table-cell table:style-name="ce43" office:value-type="float" office:value="114192">
            <text:p> 114 192</text:p>
          </table:table-cell>
          <table:table-cell table:style-name="ce35" table:formula="oooc:=IF([.C34]-[.B34];[.C34]-[.B34];&quot;OK&quot;)" office:value-type="string">
            <text:p>OK</text:p>
          </table:table-cell>
          <table:table-cell table:style-name="ce36" office:value-type="float" office:value="31878">
            <text:p> 31 878</text:p>
          </table:table-cell>
          <table:table-cell table:style-name="ce37" office:value-type="float" office:value="31878">
            <text:p> 31 878</text:p>
          </table:table-cell>
          <table:table-cell table:style-name="ce38" table:formula="oooc:=['Suffrages par candidat et circo'.AE30]" office:value-type="string">
            <text:p> 31 592</text:p>
          </table:table-cell>
          <table:table-cell table:style-name="ce38" office:value-type="float" office:value="138">
            <text:p>  138</text:p>
          </table:table-cell>
          <table:table-cell table:style-name="ce38" office:value-type="float" office:value="148">
            <text:p>  148</text:p>
          </table:table-cell>
          <table:table-cell table:style-name="ce39" table:formula="oooc:=IF([.E34]-([.G34]+[.H34]+[.I34]);[.E34]-([.G34]+[.H34]+[.I34]);&quot;OK&quot;)" office:value-type="string">
            <text:p>OK</text:p>
          </table:table-cell>
          <table:table-cell table:style-name="ce40" table:formula="oooc:=[.E34]/[.C34]" office:value-type="string">
            <text:p>27.92%</text:p>
          </table:table-cell>
          <table:table-cell table:style-name="ce41" table:formula="oooc:=[.F34]/[.C34]" office:value-type="string">
            <text:p>27.92%</text:p>
          </table:table-cell>
          <table:table-cell table:style-name="ce40" table:formula="oooc:=[.K34]-[.L34]" office:value-type="string">
            <text:p>0.00%</text:p>
          </table:table-cell>
          <table:table-cell table:style-name="ce40" office:value-type="percentage" office:value="0.2756">
            <text:p>27.56%</text:p>
          </table:table-cell>
          <table:table-cell table:style-name="ce40" table:formula="oooc:=[.K34]-[.N34]" office:value-type="string">
            <text:p>0.36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Allemagne</text:p>
          </table:table-cell>
          <table:table-cell table:style-name="ce38" office:value-type="float" office:value="25575">
            <text:p> 25 575</text:p>
          </table:table-cell>
          <table:table-cell table:style-name="ce43" office:value-type="float" office:value="25575">
            <text:p> 25 575</text:p>
          </table:table-cell>
          <table:table-cell table:style-name="ce35" table:formula="oooc:=IF([.C35]-[.B35];[.C35]-[.B35];&quot;OK&quot;)" office:value-type="string">
            <text:p>OK</text:p>
          </table:table-cell>
          <table:table-cell table:style-name="ce36" office:value-type="float" office:value="7040">
            <text:p> 7 040</text:p>
          </table:table-cell>
          <table:table-cell table:style-name="ce37" office:value-type="float" office:value="7040">
            <text:p> 7 040</text:p>
          </table:table-cell>
          <table:table-cell table:style-name="ce38" table:formula="oooc:=['Suffrages par candidat et circo'.AE31]" office:value-type="string">
            <text:p> 7 018</text:p>
          </table:table-cell>
          <table:table-cell table:style-name="ce38" office:value-type="float" office:value="7">
            <text:p>  7</text:p>
          </table:table-cell>
          <table:table-cell table:style-name="ce38" office:value-type="float" office:value="15">
            <text:p>  15</text:p>
          </table:table-cell>
          <table:table-cell table:style-name="ce39" table:formula="oooc:=IF([.E35]-([.G35]+[.H35]+[.I35]);[.E35]-([.G35]+[.H35]+[.I35]);&quot;OK&quot;)" office:value-type="string">
            <text:p>OK</text:p>
          </table:table-cell>
          <table:table-cell table:style-name="ce40" table:formula="oooc:=[.E35]/[.C35]" office:value-type="string">
            <text:p>27.53%</text:p>
          </table:table-cell>
          <table:table-cell table:style-name="ce41" table:formula="oooc:=[.F35]/[.C35]" office:value-type="string">
            <text:p>27.53%</text:p>
          </table:table-cell>
          <table:table-cell table:style-name="ce40" table:formula="oooc:=[.K35]-[.L35]" office:value-type="string">
            <text:p>0.00%</text:p>
          </table:table-cell>
          <table:table-cell table:style-name="ce40" office:value-type="percentage" office:value="0.2914">
            <text:p>29.14%</text:p>
          </table:table-cell>
          <table:table-cell table:style-name="ce40" table:formula="oooc:=[.K35]-[.N35]" office:value-type="string">
            <text:p>-1.61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Italie</text:p>
          </table:table-cell>
          <table:table-cell table:style-name="ce38" office:value-type="float" office:value="54072">
            <text:p> 54 072</text:p>
          </table:table-cell>
          <table:table-cell table:style-name="ce43" office:value-type="float" office:value="54072">
            <text:p> 54 072</text:p>
          </table:table-cell>
          <table:table-cell table:style-name="ce35" table:formula="oooc:=IF([.C36]-[.B36];[.C36]-[.B36];&quot;OK&quot;)" office:value-type="string">
            <text:p>OK</text:p>
          </table:table-cell>
          <table:table-cell table:style-name="ce36" office:value-type="float" office:value="6848">
            <text:p> 6 848</text:p>
          </table:table-cell>
          <table:table-cell table:style-name="ce37" office:value-type="float" office:value="6848">
            <text:p> 6 848</text:p>
          </table:table-cell>
          <table:table-cell table:style-name="ce38" table:formula="oooc:=['Suffrages par candidat et circo'.AE32]" office:value-type="string">
            <text:p> 6 797</text:p>
          </table:table-cell>
          <table:table-cell table:style-name="ce38" office:value-type="float" office:value="18">
            <text:p>  18</text:p>
          </table:table-cell>
          <table:table-cell table:style-name="ce38" office:value-type="float" office:value="33">
            <text:p>  33</text:p>
          </table:table-cell>
          <table:table-cell table:style-name="ce39" table:formula="oooc:=IF([.E36]-([.G36]+[.H36]+[.I36]);[.E36]-([.G36]+[.H36]+[.I36]);&quot;OK&quot;)" office:value-type="string">
            <text:p>OK</text:p>
          </table:table-cell>
          <table:table-cell table:style-name="ce40" table:formula="oooc:=[.E36]/[.C36]" office:value-type="string">
            <text:p>12.66%</text:p>
          </table:table-cell>
          <table:table-cell table:style-name="ce41" table:formula="oooc:=[.F36]/[.C36]" office:value-type="string">
            <text:p>12.66%</text:p>
          </table:table-cell>
          <table:table-cell table:style-name="ce40" table:formula="oooc:=[.K36]-[.L36]" office:value-type="string">
            <text:p>0.00%</text:p>
          </table:table-cell>
          <table:table-cell table:style-name="ce40" office:value-type="percentage" office:value="0.1334">
            <text:p>13.34%</text:p>
          </table:table-cell>
          <table:table-cell table:style-name="ce40" table:formula="oooc:=[.K36]-[.N36]" office:value-type="string">
            <text:p>-0.68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44" office:value-type="string">
            <text:p>Pays Arabes et reste du monde</text:p>
          </table:table-cell>
          <table:table-cell table:style-name="ce38" office:value-type="float" office:value="32182">
            <text:p> 32 182</text:p>
          </table:table-cell>
          <table:table-cell table:style-name="ce43" office:value-type="float" office:value="32182">
            <text:p> 32 182</text:p>
          </table:table-cell>
          <table:table-cell table:style-name="ce35" table:formula="oooc:=IF([.C37]-[.B37];[.C37]-[.B37];&quot;OK&quot;)" office:value-type="string">
            <text:p>OK</text:p>
          </table:table-cell>
          <table:table-cell table:style-name="ce36" office:value-type="float" office:value="12599">
            <text:p> 12 599</text:p>
          </table:table-cell>
          <table:table-cell table:style-name="ce37" office:value-type="float" office:value="12599">
            <text:p> 12 599</text:p>
          </table:table-cell>
          <table:table-cell table:style-name="ce38" table:formula="oooc:=['Suffrages par candidat et circo'.AE33]" office:value-type="string">
            <text:p> 12 543</text:p>
          </table:table-cell>
          <table:table-cell table:style-name="ce38" office:value-type="float" office:value="28">
            <text:p>  28</text:p>
          </table:table-cell>
          <table:table-cell table:style-name="ce38" office:value-type="float" office:value="28">
            <text:p>  28</text:p>
          </table:table-cell>
          <table:table-cell table:style-name="ce39" table:formula="oooc:=IF([.E37]-([.G37]+[.H37]+[.I37]);[.E37]-([.G37]+[.H37]+[.I37]);&quot;OK&quot;)" office:value-type="string">
            <text:p>OK</text:p>
          </table:table-cell>
          <table:table-cell table:style-name="ce61" table:formula="oooc:=[.E37]/[.C37]" office:value-type="string">
            <text:p>39.15%</text:p>
          </table:table-cell>
          <table:table-cell table:style-name="ce41" table:formula="oooc:=[.F37]/[.C37]" office:value-type="string">
            <text:p>39.15%</text:p>
          </table:table-cell>
          <table:table-cell table:style-name="ce40" table:formula="oooc:=[.K37]-[.L37]" office:value-type="string">
            <text:p>0.00%</text:p>
          </table:table-cell>
          <table:table-cell table:style-name="ce40" office:value-type="percentage" office:value="0.3778">
            <text:p>37.78%</text:p>
          </table:table-cell>
          <table:table-cell table:style-name="ce40" table:formula="oooc:=[.K37]-[.N37]" office:value-type="string">
            <text:p>1.37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33" office:value-type="string">
            <text:p>Amérique et reste de l'Europe</text:p>
          </table:table-cell>
          <table:table-cell table:style-name="ce38" office:value-type="float" office:value="52605">
            <text:p> 52 605</text:p>
          </table:table-cell>
          <table:table-cell table:style-name="ce43" office:value-type="float" office:value="52605">
            <text:p> 52 605</text:p>
          </table:table-cell>
          <table:table-cell table:style-name="ce35" table:formula="oooc:=IF([.C38]-[.B38];[.C38]-[.B38];&quot;OK&quot;)" office:value-type="string">
            <text:p>OK</text:p>
          </table:table-cell>
          <table:table-cell table:style-name="ce36" office:value-type="float" office:value="15694">
            <text:p> 15 694</text:p>
          </table:table-cell>
          <table:table-cell table:style-name="ce37" office:value-type="float" office:value="15694">
            <text:p> 15 694</text:p>
          </table:table-cell>
          <table:table-cell table:style-name="ce38" table:formula="oooc:=['Suffrages par candidat et circo'.AE34]" office:value-type="string">
            <text:p> 15 632</text:p>
          </table:table-cell>
          <table:table-cell table:style-name="ce38" office:value-type="float" office:value="25">
            <text:p>  25</text:p>
          </table:table-cell>
          <table:table-cell table:style-name="ce38" office:value-type="float" office:value="37">
            <text:p>  37</text:p>
          </table:table-cell>
          <table:table-cell table:style-name="ce39" table:formula="oooc:=IF([.E38]-([.G38]+[.H38]+[.I38]);[.E38]-([.G38]+[.H38]+[.I38]);&quot;OK&quot;)" office:value-type="string">
            <text:p>OK</text:p>
          </table:table-cell>
          <table:table-cell table:style-name="ce61" table:formula="oooc:=[.E38]/[.C38]" office:value-type="string">
            <text:p>29.83%</text:p>
          </table:table-cell>
          <table:table-cell table:style-name="ce41" table:formula="oooc:=[.F38]/[.C38]" office:value-type="string">
            <text:p>29.83%</text:p>
          </table:table-cell>
          <table:table-cell table:style-name="ce40" table:formula="oooc:=[.K38]-[.L38]" office:value-type="string">
            <text:p>0.00%</text:p>
          </table:table-cell>
          <table:table-cell table:style-name="ce40" office:value-type="percentage" office:value="0.2981">
            <text:p>29.81%</text:p>
          </table:table-cell>
          <table:table-cell table:style-name="ce40" table:formula="oooc:=[.K38]-[.N38]" office:value-type="string">
            <text:p>0.02%</text:p>
          </table:table-cell>
          <table:table-cell table:style-name="ce42" office:value-type="string">
            <text:p>ISIE</text:p>
          </table:table-cell>
        </table:table-row>
        <table:table-row table:style-name="ro1">
          <table:table-cell table:style-name="ce44" office:value-type="string">
            <text:p>TOTAL calculé (i)</text:p>
          </table:table-cell>
          <table:table-cell table:style-name="ce34" table:formula="oooc:=SUM([.B6:.B38])" office:value-type="string">
            <text:p>5 286 097</text:p>
          </table:table-cell>
          <table:table-cell table:style-name="ce43" table:formula="oooc:=SUM([.C6:.C38])" office:value-type="string">
            <text:p>5 285 697</text:p>
          </table:table-cell>
          <table:table-cell table:style-name="ce63" table:formula="oooc:=IF([.C39]-[.B39];[.C39]-[.B39];&quot;OK&quot;)" office:value-type="string">
            <text:p>-  400</text:p>
          </table:table-cell>
          <table:table-cell table:style-name="ce34" table:formula="oooc:=SUM([.E6:.E38])" office:value-type="string">
            <text:p>3 339 666</text:p>
          </table:table-cell>
          <table:table-cell table:style-name="ce64" table:formula="oooc:=SUM([.F6:.F38])" office:value-type="string">
            <text:p>3 293 917</text:p>
          </table:table-cell>
          <table:table-cell table:style-name="ce34" table:formula="oooc:=SUM([.G6:.G38])" office:value-type="string">
            <text:p>3 267 569</text:p>
          </table:table-cell>
          <table:table-cell table:style-name="ce34" table:formula="oooc:=SUM([.H6:.H38])" office:value-type="string">
            <text:p> 22 009</text:p>
          </table:table-cell>
          <table:table-cell table:style-name="ce34" table:formula="oooc:=SUM([.I6:.I38])" office:value-type="string">
            <text:p> 50 088</text:p>
          </table:table-cell>
          <table:table-cell table:style-name="ce39" table:formula="oooc:=IF([.E39]-([.G39]+[.H39]+[.I39]);[.E39]-([.G39]+[.H39]+[.I39]);&quot;OK&quot;)" office:value-type="string">
            <text:p>OK</text:p>
          </table:table-cell>
          <table:table-cell table:style-name="ce61" table:formula="oooc:=[.E39]/[.C39]" office:value-type="string">
            <text:p>63.18%</text:p>
          </table:table-cell>
          <table:table-cell table:style-name="ce41" table:formula="oooc:=[.F39]/[.C39]" office:value-type="string">
            <text:p>62.32%</text:p>
          </table:table-cell>
          <table:table-cell table:style-name="ce40" table:formula="oooc:=[.K39]-[.L39]" office:value-type="string">
            <text:p>0.87%</text:p>
          </table:table-cell>
          <table:table-cell table:style-name="ce40" office:value-type="percentage" office:value="0.6771">
            <text:p>67.71%</text:p>
          </table:table-cell>
          <table:table-cell table:style-name="ce40" table:formula="oooc:=[.K39]-[.N39]" office:value-type="string">
            <text:p>-4.53%</text:p>
          </table:table-cell>
          <table:table-cell table:style-name="ce42" office:value-type="string">
            <text:p>calcul</text:p>
          </table:table-cell>
        </table:table-row>
        <table:table-row table:style-name="ro1">
          <table:table-cell table:style-name="ce44" office:value-type="string">
            <text:p>Pourcentages calculés</text:p>
          </table:table-cell>
          <table:table-cell table:style-name="ce65"/>
          <table:table-cell table:number-columns-repeated="2" table:style-name="ce34"/>
          <table:table-cell table:style-name="ce66" table:formula="oooc:=[.E39]/[.$E$39]" office:value-type="string">
            <text:p>100.00%</text:p>
          </table:table-cell>
          <table:table-cell table:style-name="ce66" table:formula="oooc:=[.F39]/[.$E$39]" office:value-type="string">
            <text:p>98.63%</text:p>
          </table:table-cell>
          <table:table-cell table:style-name="ce66" table:formula="oooc:=[.G39]/[.$E$39]" office:value-type="string">
            <text:p>97.84%</text:p>
          </table:table-cell>
          <table:table-cell table:style-name="ce66" table:formula="oooc:=[.H39]/[.$E$39]" office:value-type="string">
            <text:p>0.66%</text:p>
          </table:table-cell>
          <table:table-cell table:style-name="ce66" table:formula="oooc:=[.I39]/[.$E$39]" office:value-type="string">
            <text:p>1.50%</text:p>
          </table:table-cell>
          <table:table-cell table:style-name="ce67" table:formula="oooc:=IF([.E40]-([.G40]+[.H40]+[.I40]);[.E40]-([.G40]+[.H40]+[.I40]);&quot;OK&quot;)" office:value-type="string">
            <text:p>OK</text:p>
          </table:table-cell>
          <table:table-cell table:number-columns-repeated="3" table:style-name="ce61"/>
          <table:table-cell table:number-columns-repeated="2" table:style-name="ce42"/>
          <table:table-cell table:style-name="ce42" office:value-type="string">
            <text:p>ISIE</text:p>
          </table:table-cell>
        </table:table-row>
        <table:table-row table:style-name="ro1">
          <table:table-cell table:style-name="ce44" office:value-type="string">
            <text:p>TOTAL ISIE (ii)</text:p>
          </table:table-cell>
          <table:table-cell table:style-name="ce65"/>
          <table:table-cell table:number-columns-repeated="2" table:style-name="ce34"/>
          <table:table-cell table:style-name="ce38" office:value-type="float" office:value="3339666">
            <text:p>3 339 666</text:p>
          </table:table-cell>
          <table:table-cell table:style-name="ce38" office:value-type="float" office:value="3339666">
            <text:p>3 339 666</text:p>
          </table:table-cell>
          <table:table-cell table:style-name="ce38" office:value-type="float" office:value="3267569">
            <text:p>3 267 569</text:p>
          </table:table-cell>
          <table:table-cell table:style-name="ce38" office:value-type="float" office:value="22009">
            <text:p> 22 009</text:p>
          </table:table-cell>
          <table:table-cell table:style-name="ce38" office:value-type="float" office:value="50088">
            <text:p> 50 088</text:p>
          </table:table-cell>
          <table:table-cell table:style-name="ce39" table:formula="oooc:=IF([.E41]-([.G41]+[.H41]+[.I41]);[.E41]-([.G41]+[.H41]+[.I41]);&quot;OK&quot;)" office:value-type="string">
            <text:p>OK</text:p>
          </table:table-cell>
          <table:table-cell table:style-name="ce61" table:formula="oooc:=IFERROR([.E41]/[.C41];&quot;&quot;)"/>
          <table:table-cell table:number-columns-repeated="2" table:style-name="ce61"/>
          <table:table-cell table:number-columns-repeated="2" table:style-name="ce42"/>
          <table:table-cell table:style-name="ce42" office:value-type="string">
            <text:p>calcul</text:p>
          </table:table-cell>
        </table:table-row>
        <table:table-row table:style-name="ro1">
          <table:table-cell table:style-name="ce44" office:value-type="string">
            <text:p>Pourcentages ISIE</text:p>
          </table:table-cell>
          <table:table-cell table:style-name="ce65"/>
          <table:table-cell table:number-columns-repeated="2" table:style-name="ce34"/>
          <table:table-cell table:style-name="ce66" table:formula="oooc:=[.E41]/[.$E$41]" office:value-type="string">
            <text:p>100.00%</text:p>
          </table:table-cell>
          <table:table-cell table:style-name="ce66"/>
          <table:table-cell table:style-name="ce66" table:formula="oooc:=[.G41]/[.$E$41]" office:value-type="string">
            <text:p>97.84%</text:p>
          </table:table-cell>
          <table:table-cell table:style-name="ce66" table:formula="oooc:=[.H41]/[.$E$41]" office:value-type="string">
            <text:p>0.66%</text:p>
          </table:table-cell>
          <table:table-cell table:style-name="ce66" table:formula="oooc:=[.I41]/[.$E$41]" office:value-type="string">
            <text:p>1.50%</text:p>
          </table:table-cell>
          <table:table-cell table:style-name="ce39" table:formula="oooc:=IF([.E42]-([.G42]+[.H42]+[.I42]);[.E42]-([.G42]+[.H42]+[.I42]);&quot;OK&quot;)" office:value-type="string">
            <text:p>OK</text:p>
          </table:table-cell>
          <table:table-cell table:style-name="ce61" table:formula="oooc:=IFERROR([.E42]/[.C42];&quot;&quot;)"/>
          <table:table-cell table:number-columns-repeated="4" table:style-name="ce61"/>
          <table:table-cell table:style-name="ce61" table:formula="oooc:=IFERROR([.F42]/[.D42];&quot;&quot;)"/>
        </table:table-row>
        <table:table-row table:style-name="ro3">
          <table:table-cell table:style-name="ce44" office:value-type="string">
            <text:p>Différence (ii-i)</text:p>
          </table:table-cell>
          <table:table-cell table:style-name="ce65"/>
          <table:table-cell table:number-columns-repeated="2" table:style-name="ce34"/>
          <table:table-cell table:style-name="ce69" table:formula="oooc:=IF([.E39]-[.E41];[.E39]-[.E41];&quot;OK&quot;)" office:value-type="string">
            <text:p>OK</text:p>
          </table:table-cell>
          <table:table-cell table:style-name="ce69" table:formula="oooc:=[.F39]-[.F41]" office:value-type="string">
            <text:p>- 45 749</text:p>
          </table:table-cell>
          <table:table-cell table:style-name="ce69" table:formula="oooc:=IF([.G39]-[.G41];[.G39]-[.G41];&quot;OK&quot;)" office:value-type="string">
            <text:p>OK</text:p>
          </table:table-cell>
          <table:table-cell table:style-name="ce69" table:formula="oooc:=IF([.H39]-[.H41];[.H39]-[.H41];&quot;OK&quot;)" office:value-type="string">
            <text:p>OK</text:p>
          </table:table-cell>
          <table:table-cell table:style-name="ce69" table:formula="oooc:=IF([.I39]-[.I41];[.I39]-[.I41];&quot;OK&quot;)" office:value-type="string">
            <text:p>OK</text:p>
          </table:table-cell>
          <table:table-cell table:number-columns-repeated="7" table:style-name="ce70"/>
        </table:table-row>
        <table:table-row table:style-name="ro1">
          <table:table-cell table:style-name="ce70"/>
          <table:table-cell table:style-name="ce71"/>
          <table:table-cell table:style-name="ce72" office:value-type="string">
            <text:p>Source des inscrits (a) : ISIE (http://www.isie.tn/index.php/fr/2014-06-10-04-24-01/188-repartition-des-electeurs-selon-les-centres-et-les-bureaux-de-vote.html)</text:p>
          </table:table-cell>
          <table:table-cell table:number-columns-repeated="13" table:style-name="ce70"/>
        </table:table-row>
        <table:table-row table:style-name="ro1">
          <table:table-cell table:style-name="ce70"/>
          <table:table-cell table:style-name="ce72"/>
          <table:table-cell table:style-name="ce72" office:value-type="string">
            <text:p>Source des inscrits (a') : ISIE (http://www.isie.tn/documents/taux-participations-aux-presidentielles-premier-tour.pdf)</text:p>
          </table:table-cell>
          <table:table-cell table:number-columns-repeated="13" table:style-name="ce70"/>
        </table:table-row>
        <table:table-row table:style-name="ro1">
          <table:table-cell table:style-name="ce71"/>
          <table:table-cell table:style-name="ce72"/>
          <table:table-cell table:style-name="ce72" office:value-type="string">
            <text:p>Source des votants au 24/11 (b') : ISIE (http://www.isie.tn/documents/taux-participations-aux-presidentielles-premier-tour.pdf)</text:p>
          </table:table-cell>
          <table:table-cell table:number-columns-repeated="13" table:style-name="ce70"/>
        </table:table-row>
        <table:table-row table:style-name="ro1">
          <table:table-cell table:style-name="ce70"/>
          <table:table-cell table:style-name="ce71"/>
          <table:table-cell table:style-name="ce72" office:value-type="string">
            <text:p>Source des votants au 26/11 (b) / exprimés (c) / blancs (e) / nuls (f) : http://www.isie.tn/documents/%D9%85%D9%84%D8%AD%D9%82%20%D8%A7%D9%84%D9%82%D8%B1%D8%A7%D8%B1.pdf</text:p>
          </table:table-cell>
          <table:table-cell table:number-columns-repeated="13" table:style-name="ce70"/>
        </table:table-row>
      </table:table>
      <table:table table:name="Suffrages par candidat et circo" table:style-name="ta2" table:print="false">
        <office:forms form:automatic-focus="false" form:apply-design-mode="false"/>
        <table:table-column table:style-name="co11" table:default-cell-style-name="ce15"/>
        <table:table-column table:style-name="co13" table:default-cell-style-name="ce15"/>
        <table:table-column table:style-name="co10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/>
        <table:table-column table:style-name="co9" table:default-cell-style-name="ce15"/>
        <table:table-column table:style-name="co19" table:default-cell-style-name="ce15"/>
        <table:table-column table:style-name="co3" table:default-cell-style-name="ce15"/>
        <table:table-column table:style-name="co20" table:default-cell-style-name="ce15"/>
        <table:table-column table:style-name="co18" table:default-cell-style-name="ce15"/>
        <table:table-column table:style-name="co6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number-columns-repeated="2" table:default-cell-style-name="ce15"/>
        <table:table-column table:style-name="co24" table:default-cell-style-name="ce15"/>
        <table:table-column table:style-name="co1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28" table:default-cell-style-name="ce15"/>
        <table:table-column table:style-name="co21" table:default-cell-style-name="ce15"/>
        <table:table-column table:style-name="co14" table:number-columns-repeated="2" table:default-cell-style-name="ce15"/>
        <table:table-column table:style-name="co22" table:default-cell-style-name="ce15"/>
        <table:table-column table:style-name="co8" table:default-cell-style-name="ce15"/>
        <table:table-column table:style-name="co29" table:default-cell-style-name="ce15"/>
        <table:table-column table:style-name="co30" table:default-cell-style-name="ce15"/>
        <table:table-column table:style-name="co12" table:default-cell-style-name="ce15" table:number-columns-repeated="223"/>
        <table:table-row table:style-name="ro5">
          <table:table-cell table:style-name="ce45" office:value-type="string">
            <text:p>CODE</text:p>
          </table:table-cell>
          <table:table-cell table:style-name="ce46" office:value-type="string">
            <text:p>name_fr</text:p>
          </table:table-cell>
          <table:table-cell table:style-name="ce46" office:value-type="string">
            <text:p>name_ar</text:p>
          </table:table-cell>
          <table:table-cell table:style-name="ce32" office:value-type="string">
            <text:p>1 - Larbi Nasra</text:p>
          </table:table-cell>
          <table:table-cell table:style-name="ce32" office:value-type="string">
            <text:p>2 - Abderrahim Zouari</text:p>
          </table:table-cell>
          <table:table-cell table:style-name="ce32" office:value-type="string">
            <text:p>3 - Kalthoum Kannou</text:p>
          </table:table-cell>
          <table:table-cell table:style-name="ce32" office:value-type="string">
            <text:p>4 - Kamel Morjane</text:p>
          </table:table-cell>
          <table:table-cell table:style-name="ce32" office:value-type="string">
            <text:p>5 - Salem Chaïbi</text:p>
          </table:table-cell>
          <table:table-cell table:style-name="ce32" office:value-type="string">
            <text:p>6 - Abderrazak Kilani</text:p>
          </table:table-cell>
          <table:table-cell table:style-name="ce32" office:value-type="string">
            <text:p>7 - Béji Caïd Essebsi</text:p>
          </table:table-cell>
          <table:table-cell table:style-name="ce32" office:value-type="string">
            <text:p>8 - Slim Riahi</text:p>
          </table:table-cell>
          <table:table-cell table:style-name="ce32" office:value-type="string">
            <text:p>9 - Abdelkader Labbaoui</text:p>
          </table:table-cell>
          <table:table-cell table:style-name="ce32" office:value-type="string">
            <text:p>10 - Mustapha Kamel Nabli</text:p>
          </table:table-cell>
          <table:table-cell table:style-name="ce32" office:value-type="string">
            <text:p>11 - Safi Saïd</text:p>
          </table:table-cell>
          <table:table-cell table:style-name="ce32" office:value-type="string">
            <text:p>12 - Yassine Chennoufi</text:p>
          </table:table-cell>
          <table:table-cell table:style-name="ce32" office:value-type="string">
            <text:p>13 - Ahmed Néjib Chebbi</text:p>
          </table:table-cell>
          <table:table-cell table:style-name="ce32" office:value-type="string">
            <text:p>14 - Hamouda Ben Slama</text:p>
          </table:table-cell>
          <table:table-cell table:style-name="ce32" office:value-type="string">
            <text:p>15 - Ali Chourabi</text:p>
          </table:table-cell>
          <table:table-cell table:style-name="ce32" office:value-type="string">
            <text:p>16 - Mohamed Frikha</text:p>
          </table:table-cell>
          <table:table-cell table:style-name="ce32" office:value-type="string">
            <text:p>17 - Mohamed Ben Mabrouk Hamdi</text:p>
          </table:table-cell>
          <table:table-cell table:style-name="ce32" office:value-type="string">
            <text:p>18 - Mokhtar Mejri</text:p>
          </table:table-cell>
          <table:table-cell table:style-name="ce32" office:value-type="string">
            <text:p>19 - Abderraouf Ayadi</text:p>
          </table:table-cell>
          <table:table-cell table:style-name="ce32" office:value-type="string">
            <text:p>20 - Mehrez Boussayene</text:p>
          </table:table-cell>
          <table:table-cell table:style-name="ce32" office:value-type="string">
            <text:p>21 - Mustapha Ben Jaafar</text:p>
          </table:table-cell>
          <table:table-cell table:style-name="ce32" office:value-type="string">
            <text:p>22 - Noureddine Hached</text:p>
          </table:table-cell>
          <table:table-cell table:style-name="ce32" office:value-type="string">
            <text:p>23 - Mondher Zenaidi</text:p>
          </table:table-cell>
          <table:table-cell table:style-name="ce32" office:value-type="string">
            <text:p>24 - Moncef Marzouki</text:p>
          </table:table-cell>
          <table:table-cell table:style-name="ce32" office:value-type="string">
            <text:p>25 - Samir Abdelli</text:p>
          </table:table-cell>
          <table:table-cell table:style-name="ce32" office:value-type="string">
            <text:p>26 - Hechmi Hamdi</text:p>
          </table:table-cell>
          <table:table-cell table:style-name="ce32" office:value-type="string">
            <text:p>27 - Hamma Hammami</text:p>
          </table:table-cell>
          <table:table-cell table:style-name="ce47" office:value-type="string">
            <text:p>TOTAL</text:p>
          </table:table-cell>
          <table:table-cell table:style-name="ce51" office:value-type="string">
            <text:p>Commentaire</text:p>
          </table:table-cell>
          <table:table-cell table:style-name="ce32" office:value-type="string">
            <text:p>Écart relatif BCE / Marzouki</text:p>
          </table:table-cell>
        </table:table-row>
        <table:table-row table:style-name="ro4">
          <table:table-cell table:style-name="ce48" office:value-type="string">
            <text:p>TN.T1</text:p>
          </table:table-cell>
          <table:table-cell table:style-name="ce49" office:value-type="string">
            <text:p>Tunis 1</text:p>
          </table:table-cell>
          <table:table-cell table:style-name="ce50" office:value-type="string">
            <text:p>تونس 1</text:p>
          </table:table-cell>
          <table:table-cell table:style-name="ce53" office:value-type="float" office:value="242">
            <text:p>  242</text:p>
          </table:table-cell>
          <table:table-cell table:style-name="ce53" office:value-type="float" office:value="119">
            <text:p>  119</text:p>
          </table:table-cell>
          <table:table-cell table:style-name="ce53" office:value-type="float" office:value="1004">
            <text:p> 1 004</text:p>
          </table:table-cell>
          <table:table-cell table:style-name="ce53" office:value-type="float" office:value="1125">
            <text:p> 1 125</text:p>
          </table:table-cell>
          <table:table-cell table:style-name="ce53" office:value-type="float" office:value="250">
            <text:p>  250</text:p>
          </table:table-cell>
          <table:table-cell table:style-name="ce53" office:value-type="float" office:value="282">
            <text:p>  282</text:p>
          </table:table-cell>
          <table:table-cell table:style-name="ce53" office:value-type="float" office:value="64166">
            <text:p> 64 166</text:p>
          </table:table-cell>
          <table:table-cell table:style-name="ce53" office:value-type="float" office:value="17754">
            <text:p> 17 754</text:p>
          </table:table-cell>
          <table:table-cell table:style-name="ce53" office:value-type="float" office:value="157">
            <text:p>  157</text:p>
          </table:table-cell>
          <table:table-cell table:style-name="ce53" office:value-type="float" office:value="227">
            <text:p>  227</text:p>
          </table:table-cell>
          <table:table-cell table:style-name="ce53" office:value-type="float" office:value="1012">
            <text:p> 1 012</text:p>
          </table:table-cell>
          <table:table-cell table:style-name="ce53" office:value-type="float" office:value="164">
            <text:p>  164</text:p>
          </table:table-cell>
          <table:table-cell table:style-name="ce53" office:value-type="float" office:value="1579">
            <text:p> 1 579</text:p>
          </table:table-cell>
          <table:table-cell table:style-name="ce53" office:value-type="float" office:value="267">
            <text:p>  267</text:p>
          </table:table-cell>
          <table:table-cell table:style-name="ce53" office:value-type="float" office:value="188">
            <text:p>  188</text:p>
          </table:table-cell>
          <table:table-cell table:style-name="ce53" office:value-type="float" office:value="638">
            <text:p>  638</text:p>
          </table:table-cell>
          <table:table-cell table:style-name="ce53" office:value-type="float" office:value="188">
            <text:p>  188</text:p>
          </table:table-cell>
          <table:table-cell table:style-name="ce53" office:value-type="float" office:value="140">
            <text:p>  140</text:p>
          </table:table-cell>
          <table:table-cell table:style-name="ce53" office:value-type="float" office:value="111">
            <text:p>  111</text:p>
          </table:table-cell>
          <table:table-cell table:style-name="ce53" office:value-type="float" office:value="293">
            <text:p>  293</text:p>
          </table:table-cell>
          <table:table-cell table:style-name="ce53" office:value-type="float" office:value="791">
            <text:p>  791</text:p>
          </table:table-cell>
          <table:table-cell table:style-name="ce53" office:value-type="float" office:value="76">
            <text:p>  76</text:p>
          </table:table-cell>
          <table:table-cell table:style-name="ce53" office:value-type="float" office:value="1684">
            <text:p> 1 684</text:p>
          </table:table-cell>
          <table:table-cell table:style-name="ce53" office:value-type="float" office:value="54884">
            <text:p> 54 884</text:p>
          </table:table-cell>
          <table:table-cell table:style-name="ce53" office:value-type="float" office:value="290">
            <text:p>  290</text:p>
          </table:table-cell>
          <table:table-cell table:style-name="ce53" office:value-type="float" office:value="3682">
            <text:p> 3 682</text:p>
          </table:table-cell>
          <table:table-cell table:style-name="ce53" office:value-type="float" office:value="13105">
            <text:p> 13 105</text:p>
          </table:table-cell>
          <table:table-cell table:style-name="ce54" table:formula="oooc:=SUM([.D2:.AD2])" office:value-type="string">
            <text:p> 164 418</text:p>
          </table:table-cell>
          <table:table-cell table:style-name="ce55" office:value-type="string">
            <text:p>ISIE</text:p>
          </table:table-cell>
          <table:table-cell table:style-name="ce56" table:formula="oooc:=IFERROR(([.J2]-[.AA2])/MIN([.J2];[.AA2]);&quot;&quot;)" office:value-type="string">
            <text:p>16.91%</text:p>
          </table:table-cell>
        </table:table-row>
        <table:table-row table:style-name="ro4">
          <table:table-cell table:style-name="ce48" office:value-type="string">
            <text:p>TN.T2</text:p>
          </table:table-cell>
          <table:table-cell table:style-name="ce49" office:value-type="string">
            <text:p>Tunis 2</text:p>
          </table:table-cell>
          <table:table-cell table:style-name="ce50" office:value-type="string">
            <text:p>تونس 2</text:p>
          </table:table-cell>
          <table:table-cell table:style-name="ce53" office:value-type="float" office:value="176">
            <text:p>  176</text:p>
          </table:table-cell>
          <table:table-cell table:style-name="ce53" office:value-type="float" office:value="79">
            <text:p>  79</text:p>
          </table:table-cell>
          <table:table-cell table:style-name="ce53" office:value-type="float" office:value="1450">
            <text:p> 1 450</text:p>
          </table:table-cell>
          <table:table-cell table:style-name="ce53" office:value-type="float" office:value="2048">
            <text:p> 2 048</text:p>
          </table:table-cell>
          <table:table-cell table:style-name="ce53" office:value-type="float" office:value="92">
            <text:p>  92</text:p>
          </table:table-cell>
          <table:table-cell table:style-name="ce53" office:value-type="float" office:value="304">
            <text:p>  304</text:p>
          </table:table-cell>
          <table:table-cell table:style-name="ce53" office:value-type="float" office:value="111044">
            <text:p> 111 044</text:p>
          </table:table-cell>
          <table:table-cell table:style-name="ce53" office:value-type="float" office:value="10456">
            <text:p> 10 456</text:p>
          </table:table-cell>
          <table:table-cell table:style-name="ce53" office:value-type="float" office:value="135">
            <text:p>  135</text:p>
          </table:table-cell>
          <table:table-cell table:style-name="ce53" office:value-type="float" office:value="258">
            <text:p>  258</text:p>
          </table:table-cell>
          <table:table-cell table:style-name="ce53" office:value-type="float" office:value="1109">
            <text:p> 1 109</text:p>
          </table:table-cell>
          <table:table-cell table:style-name="ce53" office:value-type="float" office:value="107">
            <text:p>  107</text:p>
          </table:table-cell>
          <table:table-cell table:style-name="ce53" office:value-type="float" office:value="2372">
            <text:p> 2 372</text:p>
          </table:table-cell>
          <table:table-cell table:style-name="ce53" office:value-type="float" office:value="332">
            <text:p>  332</text:p>
          </table:table-cell>
          <table:table-cell table:style-name="ce53" office:value-type="float" office:value="116">
            <text:p>  116</text:p>
          </table:table-cell>
          <table:table-cell table:style-name="ce53" office:value-type="float" office:value="788">
            <text:p>  788</text:p>
          </table:table-cell>
          <table:table-cell table:style-name="ce53" office:value-type="float" office:value="132">
            <text:p>  132</text:p>
          </table:table-cell>
          <table:table-cell table:style-name="ce53" office:value-type="float" office:value="113">
            <text:p>  113</text:p>
          </table:table-cell>
          <table:table-cell table:style-name="ce53" office:value-type="float" office:value="107">
            <text:p>  107</text:p>
          </table:table-cell>
          <table:table-cell table:style-name="ce53" office:value-type="float" office:value="262">
            <text:p>  262</text:p>
          </table:table-cell>
          <table:table-cell table:style-name="ce53" office:value-type="float" office:value="1073">
            <text:p> 1 073</text:p>
          </table:table-cell>
          <table:table-cell table:style-name="ce53" office:value-type="float" office:value="57">
            <text:p>  57</text:p>
          </table:table-cell>
          <table:table-cell table:style-name="ce53" office:value-type="float" office:value="1852">
            <text:p> 1 852</text:p>
          </table:table-cell>
          <table:table-cell table:style-name="ce53" office:value-type="float" office:value="47362">
            <text:p> 47 362</text:p>
          </table:table-cell>
          <table:table-cell table:style-name="ce53" office:value-type="float" office:value="279">
            <text:p>  279</text:p>
          </table:table-cell>
          <table:table-cell table:style-name="ce53" office:value-type="float" office:value="2848">
            <text:p> 2 848</text:p>
          </table:table-cell>
          <table:table-cell table:style-name="ce53" office:value-type="float" office:value="19048">
            <text:p> 19 048</text:p>
          </table:table-cell>
          <table:table-cell table:style-name="ce54" table:formula="oooc:=SUM([.D3:.AD3])" office:value-type="string">
            <text:p> 203 999</text:p>
          </table:table-cell>
          <table:table-cell table:style-name="ce55" office:value-type="string">
            <text:p>ISIE</text:p>
          </table:table-cell>
          <table:table-cell table:style-name="ce56" table:formula="oooc:=IFERROR(([.J3]-[.AA3])/MIN([.J3];[.AA3]);&quot;&quot;)" office:value-type="string">
            <text:p>134.46%</text:p>
          </table:table-cell>
        </table:table-row>
        <table:table-row table:style-name="ro4">
          <table:table-cell table:style-name="ce48" office:value-type="string">
            <text:p>TN.AN</text:p>
          </table:table-cell>
          <table:table-cell table:style-name="ce49" office:value-type="string">
            <text:p>Ariana</text:p>
          </table:table-cell>
          <table:table-cell table:style-name="ce50" office:value-type="string">
            <text:p>أريانة</text:p>
          </table:table-cell>
          <table:table-cell table:style-name="ce53" office:value-type="float" office:value="243">
            <text:p>  243</text:p>
          </table:table-cell>
          <table:table-cell table:style-name="ce53" office:value-type="float" office:value="88">
            <text:p>  88</text:p>
          </table:table-cell>
          <table:table-cell table:style-name="ce53" office:value-type="float" office:value="1114">
            <text:p> 1 114</text:p>
          </table:table-cell>
          <table:table-cell table:style-name="ce53" office:value-type="float" office:value="1612">
            <text:p> 1 612</text:p>
          </table:table-cell>
          <table:table-cell table:style-name="ce53" office:value-type="float" office:value="147">
            <text:p>  147</text:p>
          </table:table-cell>
          <table:table-cell table:style-name="ce53" office:value-type="float" office:value="325">
            <text:p>  325</text:p>
          </table:table-cell>
          <table:table-cell table:style-name="ce53" office:value-type="float" office:value="81684">
            <text:p> 81 684</text:p>
          </table:table-cell>
          <table:table-cell table:style-name="ce53" office:value-type="float" office:value="12873">
            <text:p> 12 873</text:p>
          </table:table-cell>
          <table:table-cell table:style-name="ce53" office:value-type="float" office:value="141">
            <text:p>  141</text:p>
          </table:table-cell>
          <table:table-cell table:style-name="ce53" office:value-type="float" office:value="224">
            <text:p>  224</text:p>
          </table:table-cell>
          <table:table-cell table:style-name="ce53" office:value-type="float" office:value="994">
            <text:p>  994</text:p>
          </table:table-cell>
          <table:table-cell table:style-name="ce53" office:value-type="float" office:value="86">
            <text:p>  86</text:p>
          </table:table-cell>
          <table:table-cell table:style-name="ce53" office:value-type="float" office:value="2457">
            <text:p> 2 457</text:p>
          </table:table-cell>
          <table:table-cell table:style-name="ce53" office:value-type="float" office:value="309">
            <text:p>  309</text:p>
          </table:table-cell>
          <table:table-cell table:style-name="ce53" office:value-type="float" office:value="118">
            <text:p>  118</text:p>
          </table:table-cell>
          <table:table-cell table:style-name="ce53" office:value-type="float" office:value="928">
            <text:p>  928</text:p>
          </table:table-cell>
          <table:table-cell table:style-name="ce53" office:value-type="float" office:value="142">
            <text:p>  142</text:p>
          </table:table-cell>
          <table:table-cell table:style-name="ce53" office:value-type="float" office:value="101">
            <text:p>  101</text:p>
          </table:table-cell>
          <table:table-cell table:style-name="ce53" office:value-type="float" office:value="98">
            <text:p>  98</text:p>
          </table:table-cell>
          <table:table-cell table:style-name="ce53" office:value-type="float" office:value="185">
            <text:p>  185</text:p>
          </table:table-cell>
          <table:table-cell table:style-name="ce53" office:value-type="float" office:value="961">
            <text:p>  961</text:p>
          </table:table-cell>
          <table:table-cell table:style-name="ce53" office:value-type="float" office:value="72">
            <text:p>  72</text:p>
          </table:table-cell>
          <table:table-cell table:style-name="ce53" office:value-type="float" office:value="1288">
            <text:p> 1 288</text:p>
          </table:table-cell>
          <table:table-cell table:style-name="ce53" office:value-type="float" office:value="46502">
            <text:p> 46 502</text:p>
          </table:table-cell>
          <table:table-cell table:style-name="ce53" office:value-type="float" office:value="180">
            <text:p>  180</text:p>
          </table:table-cell>
          <table:table-cell table:style-name="ce53" office:value-type="float" office:value="3691">
            <text:p> 3 691</text:p>
          </table:table-cell>
          <table:table-cell table:style-name="ce53" office:value-type="float" office:value="14574">
            <text:p> 14 574</text:p>
          </table:table-cell>
          <table:table-cell table:style-name="ce54" table:formula="oooc:=SUM([.D4:.AD4])" office:value-type="string">
            <text:p> 171 137</text:p>
          </table:table-cell>
          <table:table-cell table:style-name="ce55" office:value-type="string">
            <text:p>ISIE</text:p>
          </table:table-cell>
          <table:table-cell table:style-name="ce56" table:formula="oooc:=IFERROR(([.J4]-[.AA4])/MIN([.J4];[.AA4]);&quot;&quot;)" office:value-type="string">
            <text:p>75.66%</text:p>
          </table:table-cell>
        </table:table-row>
        <table:table-row table:style-name="ro4">
          <table:table-cell table:style-name="ce48" office:value-type="string">
            <text:p>TN.MN</text:p>
          </table:table-cell>
          <table:table-cell table:style-name="ce49" office:value-type="string">
            <text:p>Manouba</text:p>
          </table:table-cell>
          <table:table-cell table:style-name="ce50" office:value-type="string">
            <text:p>منوبة</text:p>
          </table:table-cell>
          <table:table-cell table:style-name="ce53" office:value-type="float" office:value="232">
            <text:p>  232</text:p>
          </table:table-cell>
          <table:table-cell table:style-name="ce53" office:value-type="float" office:value="107">
            <text:p>  107</text:p>
          </table:table-cell>
          <table:table-cell table:style-name="ce53" office:value-type="float" office:value="515">
            <text:p>  515</text:p>
          </table:table-cell>
          <table:table-cell table:style-name="ce53" office:value-type="float" office:value="871">
            <text:p>  871</text:p>
          </table:table-cell>
          <table:table-cell table:style-name="ce53" office:value-type="float" office:value="148">
            <text:p>  148</text:p>
          </table:table-cell>
          <table:table-cell table:style-name="ce53" office:value-type="float" office:value="281">
            <text:p>  281</text:p>
          </table:table-cell>
          <table:table-cell table:style-name="ce53" office:value-type="float" office:value="43083">
            <text:p> 43 083</text:p>
          </table:table-cell>
          <table:table-cell table:style-name="ce53" office:value-type="float" office:value="12034">
            <text:p> 12 034</text:p>
          </table:table-cell>
          <table:table-cell table:style-name="ce53" office:value-type="float" office:value="120">
            <text:p>  120</text:p>
          </table:table-cell>
          <table:table-cell table:style-name="ce53" office:value-type="float" office:value="243">
            <text:p>  243</text:p>
          </table:table-cell>
          <table:table-cell table:style-name="ce53" office:value-type="float" office:value="830">
            <text:p>  830</text:p>
          </table:table-cell>
          <table:table-cell table:style-name="ce53" office:value-type="float" office:value="98">
            <text:p>  98</text:p>
          </table:table-cell>
          <table:table-cell table:style-name="ce53" office:value-type="float" office:value="1187">
            <text:p> 1 187</text:p>
          </table:table-cell>
          <table:table-cell table:style-name="ce53" office:value-type="float" office:value="194">
            <text:p>  194</text:p>
          </table:table-cell>
          <table:table-cell table:style-name="ce53" office:value-type="float" office:value="146">
            <text:p>  146</text:p>
          </table:table-cell>
          <table:table-cell table:style-name="ce53" office:value-type="float" office:value="500">
            <text:p>  500</text:p>
          </table:table-cell>
          <table:table-cell table:style-name="ce53" office:value-type="float" office:value="135">
            <text:p>  135</text:p>
          </table:table-cell>
          <table:table-cell table:style-name="ce53" office:value-type="float" office:value="161">
            <text:p>  161</text:p>
          </table:table-cell>
          <table:table-cell table:style-name="ce53" office:value-type="float" office:value="101">
            <text:p>  101</text:p>
          </table:table-cell>
          <table:table-cell table:style-name="ce53" office:value-type="float" office:value="154">
            <text:p>  154</text:p>
          </table:table-cell>
          <table:table-cell table:style-name="ce53" office:value-type="float" office:value="789">
            <text:p>  789</text:p>
          </table:table-cell>
          <table:table-cell table:style-name="ce53" office:value-type="float" office:value="79">
            <text:p>  79</text:p>
          </table:table-cell>
          <table:table-cell table:style-name="ce53" office:value-type="float" office:value="653">
            <text:p>  653</text:p>
          </table:table-cell>
          <table:table-cell table:style-name="ce53" office:value-type="float" office:value="35121">
            <text:p> 35 121</text:p>
          </table:table-cell>
          <table:table-cell table:style-name="ce53" office:value-type="float" office:value="197">
            <text:p>  197</text:p>
          </table:table-cell>
          <table:table-cell table:style-name="ce53" office:value-type="float" office:value="3097">
            <text:p> 3 097</text:p>
          </table:table-cell>
          <table:table-cell table:style-name="ce53" office:value-type="float" office:value="8058">
            <text:p> 8 058</text:p>
          </table:table-cell>
          <table:table-cell table:style-name="ce54" table:formula="oooc:=SUM([.D5:.AD5])" office:value-type="string">
            <text:p> 109 134</text:p>
          </table:table-cell>
          <table:table-cell table:style-name="ce55" office:value-type="string">
            <text:p>ISIE</text:p>
          </table:table-cell>
          <table:table-cell table:style-name="ce56" table:formula="oooc:=IFERROR(([.J5]-[.AA5])/MIN([.J5];[.AA5]);&quot;&quot;)" office:value-type="string">
            <text:p>22.67%</text:p>
          </table:table-cell>
        </table:table-row>
        <table:table-row table:style-name="ro4">
          <table:table-cell table:style-name="ce48" office:value-type="string">
            <text:p>TN.BA</text:p>
          </table:table-cell>
          <table:table-cell table:style-name="ce49" office:value-type="string">
            <text:p>Ben Arous</text:p>
          </table:table-cell>
          <table:table-cell table:style-name="ce50" office:value-type="string">
            <text:p>بن عروس</text:p>
          </table:table-cell>
          <table:table-cell table:style-name="ce53" office:value-type="float" office:value="288">
            <text:p>  288</text:p>
          </table:table-cell>
          <table:table-cell table:style-name="ce53" office:value-type="float" office:value="146">
            <text:p>  146</text:p>
          </table:table-cell>
          <table:table-cell table:style-name="ce53" office:value-type="float" office:value="1404">
            <text:p> 1 404</text:p>
          </table:table-cell>
          <table:table-cell table:style-name="ce53" office:value-type="float" office:value="1979">
            <text:p> 1 979</text:p>
          </table:table-cell>
          <table:table-cell table:style-name="ce53" office:value-type="float" office:value="205">
            <text:p>  205</text:p>
          </table:table-cell>
          <table:table-cell table:style-name="ce53" office:value-type="float" office:value="333">
            <text:p>  333</text:p>
          </table:table-cell>
          <table:table-cell table:style-name="ce53" office:value-type="float" office:value="84593">
            <text:p> 84 593</text:p>
          </table:table-cell>
          <table:table-cell table:style-name="ce53" office:value-type="float" office:value="19335">
            <text:p> 19 335</text:p>
          </table:table-cell>
          <table:table-cell table:style-name="ce53" office:value-type="float" office:value="199">
            <text:p>  199</text:p>
          </table:table-cell>
          <table:table-cell table:style-name="ce53" office:value-type="float" office:value="336">
            <text:p>  336</text:p>
          </table:table-cell>
          <table:table-cell table:style-name="ce53" office:value-type="float" office:value="1449">
            <text:p> 1 449</text:p>
          </table:table-cell>
          <table:table-cell table:style-name="ce53" office:value-type="float" office:value="121">
            <text:p>  121</text:p>
          </table:table-cell>
          <table:table-cell table:style-name="ce53" office:value-type="float" office:value="2410">
            <text:p> 2 410</text:p>
          </table:table-cell>
          <table:table-cell table:style-name="ce53" office:value-type="float" office:value="438">
            <text:p>  438</text:p>
          </table:table-cell>
          <table:table-cell table:style-name="ce53" office:value-type="float" office:value="179">
            <text:p>  179</text:p>
          </table:table-cell>
          <table:table-cell table:style-name="ce53" office:value-type="float" office:value="976">
            <text:p>  976</text:p>
          </table:table-cell>
          <table:table-cell table:style-name="ce53" office:value-type="float" office:value="181">
            <text:p>  181</text:p>
          </table:table-cell>
          <table:table-cell table:style-name="ce53" office:value-type="float" office:value="176">
            <text:p>  176</text:p>
          </table:table-cell>
          <table:table-cell table:style-name="ce53" office:value-type="float" office:value="151">
            <text:p>  151</text:p>
          </table:table-cell>
          <table:table-cell table:style-name="ce53" office:value-type="float" office:value="261">
            <text:p>  261</text:p>
          </table:table-cell>
          <table:table-cell table:style-name="ce53" office:value-type="float" office:value="1085">
            <text:p> 1 085</text:p>
          </table:table-cell>
          <table:table-cell table:style-name="ce53" office:value-type="float" office:value="97">
            <text:p>  97</text:p>
          </table:table-cell>
          <table:table-cell table:style-name="ce53" office:value-type="float" office:value="1843">
            <text:p> 1 843</text:p>
          </table:table-cell>
          <table:table-cell table:style-name="ce53" office:value-type="float" office:value="67753">
            <text:p> 67 753</text:p>
          </table:table-cell>
          <table:table-cell table:style-name="ce53" office:value-type="float" office:value="308">
            <text:p>  308</text:p>
          </table:table-cell>
          <table:table-cell table:style-name="ce53" office:value-type="float" office:value="5111">
            <text:p> 5 111</text:p>
          </table:table-cell>
          <table:table-cell table:style-name="ce53" office:value-type="float" office:value="20000">
            <text:p> 20 000</text:p>
          </table:table-cell>
          <table:table-cell table:style-name="ce54" table:formula="oooc:=SUM([.D6:.AD6])" office:value-type="string">
            <text:p> 211 357</text:p>
          </table:table-cell>
          <table:table-cell table:style-name="ce55" office:value-type="string">
            <text:p>ISIE</text:p>
          </table:table-cell>
          <table:table-cell table:style-name="ce56" table:formula="oooc:=IFERROR(([.J6]-[.AA6])/MIN([.J6];[.AA6]);&quot;&quot;)" office:value-type="string">
            <text:p>24.85%</text:p>
          </table:table-cell>
        </table:table-row>
        <table:table-row table:style-name="ro4">
          <table:table-cell table:style-name="ce48" office:value-type="string">
            <text:p>TN.ZA</text:p>
          </table:table-cell>
          <table:table-cell table:style-name="ce49" office:value-type="string">
            <text:p>Zaghouane</text:p>
          </table:table-cell>
          <table:table-cell table:style-name="ce50" office:value-type="string">
            <text:p>زغوان</text:p>
          </table:table-cell>
          <table:table-cell table:style-name="ce53" office:value-type="float" office:value="205">
            <text:p>  205</text:p>
          </table:table-cell>
          <table:table-cell table:style-name="ce53" office:value-type="float" office:value="64">
            <text:p>  64</text:p>
          </table:table-cell>
          <table:table-cell table:style-name="ce53" office:value-type="float" office:value="194">
            <text:p>  194</text:p>
          </table:table-cell>
          <table:table-cell table:style-name="ce53" office:value-type="float" office:value="547">
            <text:p>  547</text:p>
          </table:table-cell>
          <table:table-cell table:style-name="ce53" office:value-type="float" office:value="159">
            <text:p>  159</text:p>
          </table:table-cell>
          <table:table-cell table:style-name="ce53" office:value-type="float" office:value="178">
            <text:p>  178</text:p>
          </table:table-cell>
          <table:table-cell table:style-name="ce53" office:value-type="float" office:value="20473">
            <text:p> 20 473</text:p>
          </table:table-cell>
          <table:table-cell table:style-name="ce53" office:value-type="float" office:value="3957">
            <text:p> 3 957</text:p>
          </table:table-cell>
          <table:table-cell table:style-name="ce53" office:value-type="float" office:value="124">
            <text:p>  124</text:p>
          </table:table-cell>
          <table:table-cell table:style-name="ce53" office:value-type="float" office:value="130">
            <text:p>  130</text:p>
          </table:table-cell>
          <table:table-cell table:style-name="ce53" office:value-type="float" office:value="413">
            <text:p>  413</text:p>
          </table:table-cell>
          <table:table-cell table:style-name="ce53" office:value-type="float" office:value="83">
            <text:p>  83</text:p>
          </table:table-cell>
          <table:table-cell table:style-name="ce53" office:value-type="float" office:value="488">
            <text:p>  488</text:p>
          </table:table-cell>
          <table:table-cell table:style-name="ce53" office:value-type="float" office:value="106">
            <text:p>  106</text:p>
          </table:table-cell>
          <table:table-cell table:style-name="ce53" office:value-type="float" office:value="103">
            <text:p>  103</text:p>
          </table:table-cell>
          <table:table-cell table:style-name="ce53" office:value-type="float" office:value="192">
            <text:p>  192</text:p>
          </table:table-cell>
          <table:table-cell table:style-name="ce53" office:value-type="float" office:value="114">
            <text:p>  114</text:p>
          </table:table-cell>
          <table:table-cell table:style-name="ce53" office:value-type="float" office:value="91">
            <text:p>  91</text:p>
          </table:table-cell>
          <table:table-cell table:style-name="ce53" office:value-type="float" office:value="78">
            <text:p>  78</text:p>
          </table:table-cell>
          <table:table-cell table:style-name="ce53" office:value-type="float" office:value="92">
            <text:p>  92</text:p>
          </table:table-cell>
          <table:table-cell table:style-name="ce53" office:value-type="float" office:value="551">
            <text:p>  551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198">
            <text:p>  198</text:p>
          </table:table-cell>
          <table:table-cell table:style-name="ce53" office:value-type="float" office:value="12547">
            <text:p> 12 547</text:p>
          </table:table-cell>
          <table:table-cell table:style-name="ce53" office:value-type="float" office:value="110">
            <text:p>  110</text:p>
          </table:table-cell>
          <table:table-cell table:style-name="ce53" office:value-type="float" office:value="2762">
            <text:p> 2 762</text:p>
          </table:table-cell>
          <table:table-cell table:style-name="ce53" office:value-type="float" office:value="3038">
            <text:p> 3 038</text:p>
          </table:table-cell>
          <table:table-cell table:style-name="ce54" table:formula="oooc:=SUM([.D7:.AD7])" office:value-type="string">
            <text:p> 47 053</text:p>
          </table:table-cell>
          <table:table-cell table:style-name="ce55" office:value-type="string">
            <text:p>ISIE</text:p>
          </table:table-cell>
          <table:table-cell table:style-name="ce56" table:formula="oooc:=IFERROR(([.J7]-[.AA7])/MIN([.J7];[.AA7]);&quot;&quot;)" office:value-type="string">
            <text:p>63.17%</text:p>
          </table:table-cell>
        </table:table-row>
        <table:table-row table:style-name="ro4">
          <table:table-cell table:style-name="ce48" office:value-type="string">
            <text:p>TN.JE</text:p>
          </table:table-cell>
          <table:table-cell table:style-name="ce49" office:value-type="string">
            <text:p>Jendouba</text:p>
          </table:table-cell>
          <table:table-cell table:style-name="ce50" office:value-type="string">
            <text:p>جندوبة</text:p>
          </table:table-cell>
          <table:table-cell table:style-name="ce53" office:value-type="float" office:value="451">
            <text:p>  451</text:p>
          </table:table-cell>
          <table:table-cell table:style-name="ce53" office:value-type="float" office:value="227">
            <text:p>  227</text:p>
          </table:table-cell>
          <table:table-cell table:style-name="ce53" office:value-type="float" office:value="484">
            <text:p>  484</text:p>
          </table:table-cell>
          <table:table-cell table:style-name="ce53" office:value-type="float" office:value="625">
            <text:p>  625</text:p>
          </table:table-cell>
          <table:table-cell table:style-name="ce53" office:value-type="float" office:value="286">
            <text:p>  286</text:p>
          </table:table-cell>
          <table:table-cell table:style-name="ce53" office:value-type="float" office:value="364">
            <text:p>  364</text:p>
          </table:table-cell>
          <table:table-cell table:style-name="ce53" office:value-type="float" office:value="44423">
            <text:p> 44 423</text:p>
          </table:table-cell>
          <table:table-cell table:style-name="ce53" office:value-type="float" office:value="7405">
            <text:p> 7 405</text:p>
          </table:table-cell>
          <table:table-cell table:style-name="ce53" office:value-type="float" office:value="278">
            <text:p>  278</text:p>
          </table:table-cell>
          <table:table-cell table:style-name="ce53" office:value-type="float" office:value="350">
            <text:p>  350</text:p>
          </table:table-cell>
          <table:table-cell table:style-name="ce53" office:value-type="float" office:value="922">
            <text:p>  922</text:p>
          </table:table-cell>
          <table:table-cell table:style-name="ce53" office:value-type="float" office:value="192">
            <text:p>  192</text:p>
          </table:table-cell>
          <table:table-cell table:style-name="ce53" office:value-type="float" office:value="1147">
            <text:p> 1 147</text:p>
          </table:table-cell>
          <table:table-cell table:style-name="ce53" office:value-type="float" office:value="245">
            <text:p>  245</text:p>
          </table:table-cell>
          <table:table-cell table:style-name="ce53" office:value-type="float" office:value="196">
            <text:p>  196</text:p>
          </table:table-cell>
          <table:table-cell table:style-name="ce53" office:value-type="float" office:value="493">
            <text:p>  493</text:p>
          </table:table-cell>
          <table:table-cell table:style-name="ce53" office:value-type="float" office:value="239">
            <text:p>  239</text:p>
          </table:table-cell>
          <table:table-cell table:style-name="ce53" office:value-type="float" office:value="295">
            <text:p>  295</text:p>
          </table:table-cell>
          <table:table-cell table:style-name="ce53" office:value-type="float" office:value="228">
            <text:p>  228</text:p>
          </table:table-cell>
          <table:table-cell table:style-name="ce53" office:value-type="float" office:value="171">
            <text:p>  171</text:p>
          </table:table-cell>
          <table:table-cell table:style-name="ce53" office:value-type="float" office:value="1232">
            <text:p> 1 232</text:p>
          </table:table-cell>
          <table:table-cell table:style-name="ce53" office:value-type="float" office:value="122">
            <text:p>  122</text:p>
          </table:table-cell>
          <table:table-cell table:style-name="ce53" office:value-type="float" office:value="291">
            <text:p>  291</text:p>
          </table:table-cell>
          <table:table-cell table:style-name="ce53" office:value-type="float" office:value="19391">
            <text:p> 19 391</text:p>
          </table:table-cell>
          <table:table-cell table:style-name="ce53" office:value-type="float" office:value="212">
            <text:p>  212</text:p>
          </table:table-cell>
          <table:table-cell table:style-name="ce53" office:value-type="float" office:value="3159">
            <text:p> 3 159</text:p>
          </table:table-cell>
          <table:table-cell table:style-name="ce53" office:value-type="float" office:value="7166">
            <text:p> 7 166</text:p>
          </table:table-cell>
          <table:table-cell table:style-name="ce54" table:formula="oooc:=SUM([.D8:.AD8])" office:value-type="string">
            <text:p> 90 594</text:p>
          </table:table-cell>
          <table:table-cell table:style-name="ce55" office:value-type="string">
            <text:p>ISIE</text:p>
          </table:table-cell>
          <table:table-cell table:style-name="ce56" table:formula="oooc:=IFERROR(([.J8]-[.AA8])/MIN([.J8];[.AA8]);&quot;&quot;)" office:value-type="string">
            <text:p>129.09%</text:p>
          </table:table-cell>
        </table:table-row>
        <table:table-row table:style-name="ro4">
          <table:table-cell table:style-name="ce48" office:value-type="string">
            <text:p>TN.KF</text:p>
          </table:table-cell>
          <table:table-cell table:style-name="ce49" office:value-type="string">
            <text:p>Le Kef</text:p>
          </table:table-cell>
          <table:table-cell table:style-name="ce50" office:value-type="string">
            <text:p>الكاف</text:p>
          </table:table-cell>
          <table:table-cell table:style-name="ce53" office:value-type="float" office:value="226">
            <text:p>  226</text:p>
          </table:table-cell>
          <table:table-cell table:style-name="ce53" office:value-type="float" office:value="130">
            <text:p>  130</text:p>
          </table:table-cell>
          <table:table-cell table:style-name="ce53" office:value-type="float" office:value="318">
            <text:p>  318</text:p>
          </table:table-cell>
          <table:table-cell table:style-name="ce53" office:value-type="float" office:value="409">
            <text:p>  409</text:p>
          </table:table-cell>
          <table:table-cell table:style-name="ce53" office:value-type="float" office:value="159">
            <text:p>  159</text:p>
          </table:table-cell>
          <table:table-cell table:style-name="ce53" office:value-type="float" office:value="210">
            <text:p>  210</text:p>
          </table:table-cell>
          <table:table-cell table:style-name="ce53" office:value-type="float" office:value="36328">
            <text:p> 36 328</text:p>
          </table:table-cell>
          <table:table-cell table:style-name="ce53" office:value-type="float" office:value="3288">
            <text:p> 3 288</text:p>
          </table:table-cell>
          <table:table-cell table:style-name="ce53" office:value-type="float" office:value="152">
            <text:p>  152</text:p>
          </table:table-cell>
          <table:table-cell table:style-name="ce53" office:value-type="float" office:value="210">
            <text:p>  210</text:p>
          </table:table-cell>
          <table:table-cell table:style-name="ce53" office:value-type="float" office:value="606">
            <text:p>  606</text:p>
          </table:table-cell>
          <table:table-cell table:style-name="ce53" office:value-type="float" office:value="191">
            <text:p>  191</text:p>
          </table:table-cell>
          <table:table-cell table:style-name="ce53" office:value-type="float" office:value="788">
            <text:p>  788</text:p>
          </table:table-cell>
          <table:table-cell table:style-name="ce53" office:value-type="float" office:value="193">
            <text:p>  193</text:p>
          </table:table-cell>
          <table:table-cell table:style-name="ce53" office:value-type="float" office:value="127">
            <text:p>  127</text:p>
          </table:table-cell>
          <table:table-cell table:style-name="ce53" office:value-type="float" office:value="266">
            <text:p>  266</text:p>
          </table:table-cell>
          <table:table-cell table:style-name="ce53" office:value-type="float" office:value="177">
            <text:p>  177</text:p>
          </table:table-cell>
          <table:table-cell table:style-name="ce53" office:value-type="float" office:value="171">
            <text:p>  171</text:p>
          </table:table-cell>
          <table:table-cell table:style-name="ce53" office:value-type="float" office:value="138">
            <text:p>  138</text:p>
          </table:table-cell>
          <table:table-cell table:style-name="ce53" office:value-type="float" office:value="127">
            <text:p>  127</text:p>
          </table:table-cell>
          <table:table-cell table:style-name="ce53" office:value-type="float" office:value="740">
            <text:p>  740</text:p>
          </table:table-cell>
          <table:table-cell table:style-name="ce53" office:value-type="float" office:value="67">
            <text:p>  67</text:p>
          </table:table-cell>
          <table:table-cell table:style-name="ce53" office:value-type="float" office:value="349">
            <text:p>  349</text:p>
          </table:table-cell>
          <table:table-cell table:style-name="ce53" office:value-type="float" office:value="12612">
            <text:p> 12 612</text:p>
          </table:table-cell>
          <table:table-cell table:style-name="ce53" office:value-type="float" office:value="119">
            <text:p>  119</text:p>
          </table:table-cell>
          <table:table-cell table:style-name="ce53" office:value-type="float" office:value="2232">
            <text:p> 2 232</text:p>
          </table:table-cell>
          <table:table-cell table:style-name="ce53" office:value-type="float" office:value="8282">
            <text:p> 8 282</text:p>
          </table:table-cell>
          <table:table-cell table:style-name="ce54" table:formula="oooc:=SUM([.D9:.AD9])" office:value-type="string">
            <text:p> 68 615</text:p>
          </table:table-cell>
          <table:table-cell table:style-name="ce55" office:value-type="string">
            <text:p>ISIE</text:p>
          </table:table-cell>
          <table:table-cell table:style-name="ce56" table:formula="oooc:=IFERROR(([.J9]-[.AA9])/MIN([.J9];[.AA9]);&quot;&quot;)" office:value-type="string">
            <text:p>188.04%</text:p>
          </table:table-cell>
        </table:table-row>
        <table:table-row table:style-name="ro4">
          <table:table-cell table:style-name="ce48" office:value-type="string">
            <text:p>TN.SL</text:p>
          </table:table-cell>
          <table:table-cell table:style-name="ce51" office:value-type="string">
            <text:p>Siliana</text:p>
          </table:table-cell>
          <table:table-cell table:style-name="ce50" office:value-type="string">
            <text:p>سليانـــة</text:p>
          </table:table-cell>
          <table:table-cell table:style-name="ce53" office:value-type="float" office:value="155">
            <text:p>  155</text:p>
          </table:table-cell>
          <table:table-cell table:style-name="ce53" office:value-type="float" office:value="98">
            <text:p>  98</text:p>
          </table:table-cell>
          <table:table-cell table:style-name="ce53" office:value-type="float" office:value="126">
            <text:p>  126</text:p>
          </table:table-cell>
          <table:table-cell table:style-name="ce53" office:value-type="float" office:value="293">
            <text:p>  293</text:p>
          </table:table-cell>
          <table:table-cell table:style-name="ce53" office:value-type="float" office:value="113">
            <text:p>  113</text:p>
          </table:table-cell>
          <table:table-cell table:style-name="ce53" office:value-type="float" office:value="181">
            <text:p>  181</text:p>
          </table:table-cell>
          <table:table-cell table:style-name="ce53" office:value-type="float" office:value="17706">
            <text:p> 17 706</text:p>
          </table:table-cell>
          <table:table-cell table:style-name="ce53" office:value-type="float" office:value="3147">
            <text:p> 3 147</text:p>
          </table:table-cell>
          <table:table-cell table:style-name="ce53" office:value-type="float" office:value="202">
            <text:p>  202</text:p>
          </table:table-cell>
          <table:table-cell table:style-name="ce53" office:value-type="float" office:value="128">
            <text:p>  128</text:p>
          </table:table-cell>
          <table:table-cell table:style-name="ce53" office:value-type="float" office:value="390">
            <text:p>  390</text:p>
          </table:table-cell>
          <table:table-cell table:style-name="ce53" office:value-type="float" office:value="98">
            <text:p>  98</text:p>
          </table:table-cell>
          <table:table-cell table:style-name="ce53" office:value-type="float" office:value="461">
            <text:p>  461</text:p>
          </table:table-cell>
          <table:table-cell table:style-name="ce53" office:value-type="float" office:value="257">
            <text:p>  257</text:p>
          </table:table-cell>
          <table:table-cell table:style-name="ce53" office:value-type="float" office:value="89">
            <text:p>  89</text:p>
          </table:table-cell>
          <table:table-cell table:style-name="ce53" office:value-type="float" office:value="199">
            <text:p>  199</text:p>
          </table:table-cell>
          <table:table-cell table:style-name="ce53" office:value-type="float" office:value="139">
            <text:p>  139</text:p>
          </table:table-cell>
          <table:table-cell table:style-name="ce53" office:value-type="float" office:value="206">
            <text:p>  206</text:p>
          </table:table-cell>
          <table:table-cell table:style-name="ce53" office:value-type="float" office:value="104">
            <text:p>  104</text:p>
          </table:table-cell>
          <table:table-cell table:style-name="ce53" office:value-type="float" office:value="99">
            <text:p>  99</text:p>
          </table:table-cell>
          <table:table-cell table:style-name="ce53" office:value-type="float" office:value="399">
            <text:p>  399</text:p>
          </table:table-cell>
          <table:table-cell table:style-name="ce53" office:value-type="float" office:value="53">
            <text:p>  53</text:p>
          </table:table-cell>
          <table:table-cell table:style-name="ce53" office:value-type="float" office:value="229">
            <text:p>  229</text:p>
          </table:table-cell>
          <table:table-cell table:style-name="ce53" office:value-type="float" office:value="8654">
            <text:p> 8 654</text:p>
          </table:table-cell>
          <table:table-cell table:style-name="ce53" office:value-type="float" office:value="101">
            <text:p>  101</text:p>
          </table:table-cell>
          <table:table-cell table:style-name="ce53" office:value-type="float" office:value="1533">
            <text:p> 1 533</text:p>
          </table:table-cell>
          <table:table-cell table:style-name="ce53" office:value-type="float" office:value="18337">
            <text:p> 18 337</text:p>
          </table:table-cell>
          <table:table-cell table:style-name="ce54" table:formula="oooc:=SUM([.D10:.AD10])" office:value-type="string">
            <text:p> 53 497</text:p>
          </table:table-cell>
          <table:table-cell table:style-name="ce55" office:value-type="string">
            <text:p>ISIE</text:p>
          </table:table-cell>
          <table:table-cell table:style-name="ce56" table:formula="oooc:=IFERROR(([.J10]-[.AA10])/MIN([.J10];[.AA10]);&quot;&quot;)" office:value-type="string">
            <text:p>104.60%</text:p>
          </table:table-cell>
        </table:table-row>
        <table:table-row table:style-name="ro4">
          <table:table-cell table:style-name="ce48" office:value-type="string">
            <text:p>TN.BZ</text:p>
          </table:table-cell>
          <table:table-cell table:style-name="ce49" office:value-type="string">
            <text:p>Bizerte</text:p>
          </table:table-cell>
          <table:table-cell table:style-name="ce50" office:value-type="string">
            <text:p>بنزرت</text:p>
          </table:table-cell>
          <table:table-cell table:style-name="ce53" office:value-type="float" office:value="487">
            <text:p>  487</text:p>
          </table:table-cell>
          <table:table-cell table:style-name="ce53" office:value-type="float" office:value="172">
            <text:p>  172</text:p>
          </table:table-cell>
          <table:table-cell table:style-name="ce53" office:value-type="float" office:value="1072">
            <text:p> 1 072</text:p>
          </table:table-cell>
          <table:table-cell table:style-name="ce53" office:value-type="float" office:value="1211">
            <text:p> 1 211</text:p>
          </table:table-cell>
          <table:table-cell table:style-name="ce53" office:value-type="float" office:value="239">
            <text:p>  239</text:p>
          </table:table-cell>
          <table:table-cell table:style-name="ce53" office:value-type="float" office:value="449">
            <text:p>  449</text:p>
          </table:table-cell>
          <table:table-cell table:style-name="ce53" office:value-type="float" office:value="63688">
            <text:p> 63 688</text:p>
          </table:table-cell>
          <table:table-cell table:style-name="ce53" office:value-type="float" office:value="11747">
            <text:p> 11 747</text:p>
          </table:table-cell>
          <table:table-cell table:style-name="ce53" office:value-type="float" office:value="353">
            <text:p>  353</text:p>
          </table:table-cell>
          <table:table-cell table:style-name="ce53" office:value-type="float" office:value="345">
            <text:p>  345</text:p>
          </table:table-cell>
          <table:table-cell table:style-name="ce53" office:value-type="float" office:value="1240">
            <text:p> 1 240</text:p>
          </table:table-cell>
          <table:table-cell table:style-name="ce53" office:value-type="float" office:value="158">
            <text:p>  158</text:p>
          </table:table-cell>
          <table:table-cell table:style-name="ce53" office:value-type="float" office:value="1888">
            <text:p> 1 888</text:p>
          </table:table-cell>
          <table:table-cell table:style-name="ce53" office:value-type="float" office:value="280">
            <text:p>  280</text:p>
          </table:table-cell>
          <table:table-cell table:style-name="ce53" office:value-type="float" office:value="207">
            <text:p>  207</text:p>
          </table:table-cell>
          <table:table-cell table:style-name="ce53" office:value-type="float" office:value="654">
            <text:p>  654</text:p>
          </table:table-cell>
          <table:table-cell table:style-name="ce53" office:value-type="float" office:value="276">
            <text:p>  276</text:p>
          </table:table-cell>
          <table:table-cell table:style-name="ce53" office:value-type="float" office:value="212">
            <text:p>  212</text:p>
          </table:table-cell>
          <table:table-cell table:style-name="ce53" office:value-type="float" office:value="190">
            <text:p>  190</text:p>
          </table:table-cell>
          <table:table-cell table:style-name="ce53" office:value-type="float" office:value="230">
            <text:p>  230</text:p>
          </table:table-cell>
          <table:table-cell table:style-name="ce53" office:value-type="float" office:value="1382">
            <text:p> 1 382</text:p>
          </table:table-cell>
          <table:table-cell table:style-name="ce53" office:value-type="float" office:value="108">
            <text:p>  108</text:p>
          </table:table-cell>
          <table:table-cell table:style-name="ce53" office:value-type="float" office:value="548">
            <text:p>  548</text:p>
          </table:table-cell>
          <table:table-cell table:style-name="ce53" office:value-type="float" office:value="48357">
            <text:p> 48 357</text:p>
          </table:table-cell>
          <table:table-cell table:style-name="ce53" office:value-type="float" office:value="333">
            <text:p>  333</text:p>
          </table:table-cell>
          <table:table-cell table:style-name="ce53" office:value-type="float" office:value="4713">
            <text:p> 4 713</text:p>
          </table:table-cell>
          <table:table-cell table:style-name="ce53" office:value-type="float" office:value="9946">
            <text:p> 9 946</text:p>
          </table:table-cell>
          <table:table-cell table:style-name="ce54" table:formula="oooc:=SUM([.D11:.AD11])" office:value-type="string">
            <text:p> 150 485</text:p>
          </table:table-cell>
          <table:table-cell table:style-name="ce55" office:value-type="string">
            <text:p>ISIE</text:p>
          </table:table-cell>
          <table:table-cell table:style-name="ce56" table:formula="oooc:=IFERROR(([.J11]-[.AA11])/MIN([.J11];[.AA11]);&quot;&quot;)" office:value-type="string">
            <text:p>31.70%</text:p>
          </table:table-cell>
        </table:table-row>
        <table:table-row table:style-name="ro4">
          <table:table-cell table:style-name="ce48" office:value-type="string">
            <text:p>TN.BJ</text:p>
          </table:table-cell>
          <table:table-cell table:style-name="ce49" office:value-type="string">
            <text:p>Beja</text:p>
          </table:table-cell>
          <table:table-cell table:style-name="ce50" office:value-type="string">
            <text:p>باجة</text:p>
          </table:table-cell>
          <table:table-cell table:style-name="ce53" office:value-type="float" office:value="284">
            <text:p>  284</text:p>
          </table:table-cell>
          <table:table-cell table:style-name="ce53" office:value-type="float" office:value="102">
            <text:p>  102</text:p>
          </table:table-cell>
          <table:table-cell table:style-name="ce53" office:value-type="float" office:value="337">
            <text:p>  337</text:p>
          </table:table-cell>
          <table:table-cell table:style-name="ce53" office:value-type="float" office:value="529">
            <text:p>  529</text:p>
          </table:table-cell>
          <table:table-cell table:style-name="ce53" office:value-type="float" office:value="177">
            <text:p>  177</text:p>
          </table:table-cell>
          <table:table-cell table:style-name="ce53" office:value-type="float" office:value="293">
            <text:p>  293</text:p>
          </table:table-cell>
          <table:table-cell table:style-name="ce53" office:value-type="float" office:value="38333">
            <text:p> 38 333</text:p>
          </table:table-cell>
          <table:table-cell table:style-name="ce53" office:value-type="float" office:value="5954">
            <text:p> 5 954</text:p>
          </table:table-cell>
          <table:table-cell table:style-name="ce53" office:value-type="float" office:value="176">
            <text:p>  176</text:p>
          </table:table-cell>
          <table:table-cell table:style-name="ce53" office:value-type="float" office:value="187">
            <text:p>  187</text:p>
          </table:table-cell>
          <table:table-cell table:style-name="ce53" office:value-type="float" office:value="626">
            <text:p>  626</text:p>
          </table:table-cell>
          <table:table-cell table:style-name="ce53" office:value-type="float" office:value="127">
            <text:p>  127</text:p>
          </table:table-cell>
          <table:table-cell table:style-name="ce53" office:value-type="float" office:value="818">
            <text:p>  818</text:p>
          </table:table-cell>
          <table:table-cell table:style-name="ce53" office:value-type="float" office:value="158">
            <text:p>  158</text:p>
          </table:table-cell>
          <table:table-cell table:style-name="ce53" office:value-type="float" office:value="141">
            <text:p>  141</text:p>
          </table:table-cell>
          <table:table-cell table:style-name="ce53" office:value-type="float" office:value="353">
            <text:p>  353</text:p>
          </table:table-cell>
          <table:table-cell table:style-name="ce53" office:value-type="float" office:value="153">
            <text:p>  153</text:p>
          </table:table-cell>
          <table:table-cell table:style-name="ce53" office:value-type="float" office:value="222">
            <text:p>  222</text:p>
          </table:table-cell>
          <table:table-cell table:style-name="ce53" office:value-type="float" office:value="117">
            <text:p>  117</text:p>
          </table:table-cell>
          <table:table-cell table:style-name="ce53" office:value-type="float" office:value="100">
            <text:p>  100</text:p>
          </table:table-cell>
          <table:table-cell table:style-name="ce53" office:value-type="float" office:value="746">
            <text:p>  746</text:p>
          </table:table-cell>
          <table:table-cell table:style-name="ce53" office:value-type="float" office:value="80">
            <text:p>  80</text:p>
          </table:table-cell>
          <table:table-cell table:style-name="ce53" office:value-type="float" office:value="203">
            <text:p>  203</text:p>
          </table:table-cell>
          <table:table-cell table:style-name="ce53" office:value-type="float" office:value="16839">
            <text:p> 16 839</text:p>
          </table:table-cell>
          <table:table-cell table:style-name="ce53" office:value-type="float" office:value="175">
            <text:p>  175</text:p>
          </table:table-cell>
          <table:table-cell table:style-name="ce53" office:value-type="float" office:value="2064">
            <text:p> 2 064</text:p>
          </table:table-cell>
          <table:table-cell table:style-name="ce53" office:value-type="float" office:value="6999">
            <text:p> 6 999</text:p>
          </table:table-cell>
          <table:table-cell table:style-name="ce54" table:formula="oooc:=SUM([.D12:.AD12])" office:value-type="string">
            <text:p> 76 293</text:p>
          </table:table-cell>
          <table:table-cell table:style-name="ce55" office:value-type="string">
            <text:p>ISIE</text:p>
          </table:table-cell>
          <table:table-cell table:style-name="ce56" table:formula="oooc:=IFERROR(([.J12]-[.AA12])/MIN([.J12];[.AA12]);&quot;&quot;)" office:value-type="string">
            <text:p>127.64%</text:p>
          </table:table-cell>
        </table:table-row>
        <table:table-row table:style-name="ro4">
          <table:table-cell table:style-name="ce48" office:value-type="string">
            <text:p>TN.N1</text:p>
          </table:table-cell>
          <table:table-cell table:style-name="ce49" office:value-type="string">
            <text:p>Nabeul 1</text:p>
          </table:table-cell>
          <table:table-cell table:style-name="ce50" office:value-type="string">
            <text:p>نابل 1</text:p>
          </table:table-cell>
          <table:table-cell table:style-name="ce53" office:value-type="float" office:value="332">
            <text:p>  332</text:p>
          </table:table-cell>
          <table:table-cell table:style-name="ce53" office:value-type="float" office:value="115">
            <text:p>  115</text:p>
          </table:table-cell>
          <table:table-cell table:style-name="ce53" office:value-type="float" office:value="867">
            <text:p>  867</text:p>
          </table:table-cell>
          <table:table-cell table:style-name="ce53" office:value-type="float" office:value="1258">
            <text:p> 1 258</text:p>
          </table:table-cell>
          <table:table-cell table:style-name="ce53" office:value-type="float" office:value="168">
            <text:p>  168</text:p>
          </table:table-cell>
          <table:table-cell table:style-name="ce53" office:value-type="float" office:value="365">
            <text:p>  365</text:p>
          </table:table-cell>
          <table:table-cell table:style-name="ce53" office:value-type="float" office:value="71581">
            <text:p> 71 581</text:p>
          </table:table-cell>
          <table:table-cell table:style-name="ce53" office:value-type="float" office:value="11779">
            <text:p> 11 779</text:p>
          </table:table-cell>
          <table:table-cell table:style-name="ce53" office:value-type="float" office:value="179">
            <text:p>  179</text:p>
          </table:table-cell>
          <table:table-cell table:style-name="ce53" office:value-type="float" office:value="433">
            <text:p>  433</text:p>
          </table:table-cell>
          <table:table-cell table:style-name="ce53" office:value-type="float" office:value="1151">
            <text:p> 1 151</text:p>
          </table:table-cell>
          <table:table-cell table:style-name="ce53" office:value-type="float" office:value="161">
            <text:p>  161</text:p>
          </table:table-cell>
          <table:table-cell table:style-name="ce53" office:value-type="float" office:value="1950">
            <text:p> 1 950</text:p>
          </table:table-cell>
          <table:table-cell table:style-name="ce53" office:value-type="float" office:value="351">
            <text:p>  351</text:p>
          </table:table-cell>
          <table:table-cell table:style-name="ce53" office:value-type="float" office:value="143">
            <text:p>  143</text:p>
          </table:table-cell>
          <table:table-cell table:style-name="ce53" office:value-type="float" office:value="702">
            <text:p>  702</text:p>
          </table:table-cell>
          <table:table-cell table:style-name="ce53" office:value-type="float" office:value="205">
            <text:p>  205</text:p>
          </table:table-cell>
          <table:table-cell table:style-name="ce53" office:value-type="float" office:value="190">
            <text:p>  190</text:p>
          </table:table-cell>
          <table:table-cell table:style-name="ce53" office:value-type="float" office:value="133">
            <text:p>  133</text:p>
          </table:table-cell>
          <table:table-cell table:style-name="ce53" office:value-type="float" office:value="271">
            <text:p>  271</text:p>
          </table:table-cell>
          <table:table-cell table:style-name="ce53" office:value-type="float" office:value="1179">
            <text:p> 1 179</text:p>
          </table:table-cell>
          <table:table-cell table:style-name="ce53" office:value-type="float" office:value="82">
            <text:p>  82</text:p>
          </table:table-cell>
          <table:table-cell table:style-name="ce53" office:value-type="float" office:value="540">
            <text:p>  540</text:p>
          </table:table-cell>
          <table:table-cell table:style-name="ce53" office:value-type="float" office:value="28394">
            <text:p> 28 394</text:p>
          </table:table-cell>
          <table:table-cell table:style-name="ce53" office:value-type="float" office:value="205">
            <text:p>  205</text:p>
          </table:table-cell>
          <table:table-cell table:style-name="ce53" office:value-type="float" office:value="4391">
            <text:p> 4 391</text:p>
          </table:table-cell>
          <table:table-cell table:style-name="ce53" office:value-type="float" office:value="12647">
            <text:p> 12 647</text:p>
          </table:table-cell>
          <table:table-cell table:style-name="ce54" table:formula="oooc:=SUM([.D13:.AD13])" office:value-type="string">
            <text:p> 139 772</text:p>
          </table:table-cell>
          <table:table-cell table:style-name="ce55" office:value-type="string">
            <text:p>ISIE</text:p>
          </table:table-cell>
          <table:table-cell table:style-name="ce56" table:formula="oooc:=IFERROR(([.J13]-[.AA13])/MIN([.J13];[.AA13]);&quot;&quot;)" office:value-type="string">
            <text:p>152.10%</text:p>
          </table:table-cell>
        </table:table-row>
        <table:table-row table:style-name="ro4">
          <table:table-cell table:style-name="ce48" office:value-type="string">
            <text:p>TN.N2</text:p>
          </table:table-cell>
          <table:table-cell table:style-name="ce49" office:value-type="string">
            <text:p>Nabeul 2</text:p>
          </table:table-cell>
          <table:table-cell table:style-name="ce50" office:value-type="string">
            <text:p>نابل 2</text:p>
          </table:table-cell>
          <table:table-cell table:style-name="ce53" office:value-type="float" office:value="243">
            <text:p>  243</text:p>
          </table:table-cell>
          <table:table-cell table:style-name="ce53" office:value-type="float" office:value="97">
            <text:p>  97</text:p>
          </table:table-cell>
          <table:table-cell table:style-name="ce53" office:value-type="float" office:value="571">
            <text:p>  571</text:p>
          </table:table-cell>
          <table:table-cell table:style-name="ce53" office:value-type="float" office:value="864">
            <text:p>  864</text:p>
          </table:table-cell>
          <table:table-cell table:style-name="ce53" office:value-type="float" office:value="151">
            <text:p>  151</text:p>
          </table:table-cell>
          <table:table-cell table:style-name="ce53" office:value-type="float" office:value="230">
            <text:p>  230</text:p>
          </table:table-cell>
          <table:table-cell table:style-name="ce53" office:value-type="float" office:value="58368">
            <text:p> 58 368</text:p>
          </table:table-cell>
          <table:table-cell table:style-name="ce53" office:value-type="float" office:value="9190">
            <text:p> 9 190</text:p>
          </table:table-cell>
          <table:table-cell table:style-name="ce53" office:value-type="float" office:value="146">
            <text:p>  146</text:p>
          </table:table-cell>
          <table:table-cell table:style-name="ce53" office:value-type="float" office:value="274">
            <text:p>  274</text:p>
          </table:table-cell>
          <table:table-cell table:style-name="ce53" office:value-type="float" office:value="768">
            <text:p>  768</text:p>
          </table:table-cell>
          <table:table-cell table:style-name="ce53" office:value-type="float" office:value="113">
            <text:p>  113</text:p>
          </table:table-cell>
          <table:table-cell table:style-name="ce53" office:value-type="float" office:value="1252">
            <text:p> 1 252</text:p>
          </table:table-cell>
          <table:table-cell table:style-name="ce53" office:value-type="float" office:value="170">
            <text:p>  170</text:p>
          </table:table-cell>
          <table:table-cell table:style-name="ce53" office:value-type="float" office:value="151">
            <text:p>  151</text:p>
          </table:table-cell>
          <table:table-cell table:style-name="ce53" office:value-type="float" office:value="429">
            <text:p>  429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162">
            <text:p>  162</text:p>
          </table:table-cell>
          <table:table-cell table:style-name="ce53" office:value-type="float" office:value="126">
            <text:p>  126</text:p>
          </table:table-cell>
          <table:table-cell table:style-name="ce53" office:value-type="float" office:value="226">
            <text:p>  226</text:p>
          </table:table-cell>
          <table:table-cell table:style-name="ce53" office:value-type="float" office:value="911">
            <text:p>  911</text:p>
          </table:table-cell>
          <table:table-cell table:style-name="ce53" office:value-type="float" office:value="62">
            <text:p>  62</text:p>
          </table:table-cell>
          <table:table-cell table:style-name="ce53" office:value-type="float" office:value="491">
            <text:p>  491</text:p>
          </table:table-cell>
          <table:table-cell table:style-name="ce53" office:value-type="float" office:value="22842">
            <text:p> 22 842</text:p>
          </table:table-cell>
          <table:table-cell table:style-name="ce53" office:value-type="float" office:value="178">
            <text:p>  178</text:p>
          </table:table-cell>
          <table:table-cell table:style-name="ce53" office:value-type="float" office:value="3502">
            <text:p> 3 502</text:p>
          </table:table-cell>
          <table:table-cell table:style-name="ce53" office:value-type="float" office:value="9295">
            <text:p> 9 295</text:p>
          </table:table-cell>
          <table:table-cell table:style-name="ce54" table:formula="oooc:=SUM([.D14:.AD14])" office:value-type="string">
            <text:p> 110 937</text:p>
          </table:table-cell>
          <table:table-cell table:style-name="ce55" office:value-type="string">
            <text:p>ISIE</text:p>
          </table:table-cell>
          <table:table-cell table:style-name="ce56" table:formula="oooc:=IFERROR(([.J14]-[.AA14])/MIN([.J14];[.AA14]);&quot;&quot;)" office:value-type="string">
            <text:p>155.53%</text:p>
          </table:table-cell>
        </table:table-row>
        <table:table-row table:style-name="ro4">
          <table:table-cell table:style-name="ce48" office:value-type="string">
            <text:p>TN.KR</text:p>
          </table:table-cell>
          <table:table-cell table:style-name="ce49" office:value-type="string">
            <text:p>Kairouan</text:p>
          </table:table-cell>
          <table:table-cell table:style-name="ce50" office:value-type="string">
            <text:p>القيروان</text:p>
          </table:table-cell>
          <table:table-cell table:style-name="ce53" office:value-type="float" office:value="353">
            <text:p>  353</text:p>
          </table:table-cell>
          <table:table-cell table:style-name="ce53" office:value-type="float" office:value="122">
            <text:p>  122</text:p>
          </table:table-cell>
          <table:table-cell table:style-name="ce53" office:value-type="float" office:value="377">
            <text:p>  377</text:p>
          </table:table-cell>
          <table:table-cell table:style-name="ce53" office:value-type="float" office:value="810">
            <text:p>  810</text:p>
          </table:table-cell>
          <table:table-cell table:style-name="ce53" office:value-type="float" office:value="950">
            <text:p>  950</text:p>
          </table:table-cell>
          <table:table-cell table:style-name="ce53" office:value-type="float" office:value="803">
            <text:p>  803</text:p>
          </table:table-cell>
          <table:table-cell table:style-name="ce53" office:value-type="float" office:value="34928">
            <text:p> 34 928</text:p>
          </table:table-cell>
          <table:table-cell table:style-name="ce53" office:value-type="float" office:value="4788">
            <text:p> 4 788</text:p>
          </table:table-cell>
          <table:table-cell table:style-name="ce53" office:value-type="float" office:value="339">
            <text:p>  339</text:p>
          </table:table-cell>
          <table:table-cell table:style-name="ce53" office:value-type="float" office:value="248">
            <text:p>  248</text:p>
          </table:table-cell>
          <table:table-cell table:style-name="ce53" office:value-type="float" office:value="941">
            <text:p>  941</text:p>
          </table:table-cell>
          <table:table-cell table:style-name="ce53" office:value-type="float" office:value="172">
            <text:p>  172</text:p>
          </table:table-cell>
          <table:table-cell table:style-name="ce53" office:value-type="float" office:value="1039">
            <text:p> 1 039</text:p>
          </table:table-cell>
          <table:table-cell table:style-name="ce53" office:value-type="float" office:value="265">
            <text:p>  265</text:p>
          </table:table-cell>
          <table:table-cell table:style-name="ce53" office:value-type="float" office:value="772">
            <text:p>  772</text:p>
          </table:table-cell>
          <table:table-cell table:style-name="ce53" office:value-type="float" office:value="397">
            <text:p>  397</text:p>
          </table:table-cell>
          <table:table-cell table:style-name="ce53" office:value-type="float" office:value="397">
            <text:p>  397</text:p>
          </table:table-cell>
          <table:table-cell table:style-name="ce53" office:value-type="float" office:value="215">
            <text:p>  215</text:p>
          </table:table-cell>
          <table:table-cell table:style-name="ce53" office:value-type="float" office:value="189">
            <text:p>  189</text:p>
          </table:table-cell>
          <table:table-cell table:style-name="ce53" office:value-type="float" office:value="1101">
            <text:p> 1 101</text:p>
          </table:table-cell>
          <table:table-cell table:style-name="ce53" office:value-type="float" office:value="910">
            <text:p>  910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345">
            <text:p>  345</text:p>
          </table:table-cell>
          <table:table-cell table:style-name="ce53" office:value-type="float" office:value="38745">
            <text:p> 38 745</text:p>
          </table:table-cell>
          <table:table-cell table:style-name="ce53" office:value-type="float" office:value="243">
            <text:p>  243</text:p>
          </table:table-cell>
          <table:table-cell table:style-name="ce53" office:value-type="float" office:value="18038">
            <text:p> 18 038</text:p>
          </table:table-cell>
          <table:table-cell table:style-name="ce53" office:value-type="float" office:value="8002">
            <text:p> 8 002</text:p>
          </table:table-cell>
          <table:table-cell table:style-name="ce54" table:formula="oooc:=SUM([.D15:.AD15])" office:value-type="string">
            <text:p> 115 614</text:p>
          </table:table-cell>
          <table:table-cell table:style-name="ce55" office:value-type="string">
            <text:p>ISIE</text:p>
          </table:table-cell>
          <table:table-cell table:style-name="ce56" table:formula="oooc:=IFERROR(([.J15]-[.AA15])/MIN([.J15];[.AA15]);&quot;&quot;)" office:value-type="string">
            <text:p>-10.93%</text:p>
          </table:table-cell>
        </table:table-row>
        <table:table-row table:style-name="ro4">
          <table:table-cell table:style-name="ce48" office:value-type="string">
            <text:p>TN.KS</text:p>
          </table:table-cell>
          <table:table-cell table:style-name="ce49" office:value-type="string">
            <text:p>Kasserine</text:p>
          </table:table-cell>
          <table:table-cell table:style-name="ce50" office:value-type="string">
            <text:p>القصرين</text:p>
          </table:table-cell>
          <table:table-cell table:style-name="ce53" office:value-type="float" office:value="297">
            <text:p>  297</text:p>
          </table:table-cell>
          <table:table-cell table:style-name="ce53" office:value-type="float" office:value="143">
            <text:p>  143</text:p>
          </table:table-cell>
          <table:table-cell table:style-name="ce53" office:value-type="float" office:value="241">
            <text:p>  241</text:p>
          </table:table-cell>
          <table:table-cell table:style-name="ce53" office:value-type="float" office:value="352">
            <text:p>  352</text:p>
          </table:table-cell>
          <table:table-cell table:style-name="ce53" office:value-type="float" office:value="324">
            <text:p>  324</text:p>
          </table:table-cell>
          <table:table-cell table:style-name="ce53" office:value-type="float" office:value="577">
            <text:p>  577</text:p>
          </table:table-cell>
          <table:table-cell table:style-name="ce53" office:value-type="float" office:value="26556">
            <text:p> 26 556</text:p>
          </table:table-cell>
          <table:table-cell table:style-name="ce53" office:value-type="float" office:value="3966">
            <text:p> 3 966</text:p>
          </table:table-cell>
          <table:table-cell table:style-name="ce53" office:value-type="float" office:value="1766">
            <text:p> 1 766</text:p>
          </table:table-cell>
          <table:table-cell table:style-name="ce53" office:value-type="float" office:value="180">
            <text:p>  180</text:p>
          </table:table-cell>
          <table:table-cell table:style-name="ce53" office:value-type="float" office:value="705">
            <text:p>  705</text:p>
          </table:table-cell>
          <table:table-cell table:style-name="ce53" office:value-type="float" office:value="120">
            <text:p>  120</text:p>
          </table:table-cell>
          <table:table-cell table:style-name="ce53" office:value-type="float" office:value="619">
            <text:p>  619</text:p>
          </table:table-cell>
          <table:table-cell table:style-name="ce53" office:value-type="float" office:value="210">
            <text:p>  210</text:p>
          </table:table-cell>
          <table:table-cell table:style-name="ce53" office:value-type="float" office:value="198">
            <text:p>  198</text:p>
          </table:table-cell>
          <table:table-cell table:style-name="ce53" office:value-type="float" office:value="235">
            <text:p>  235</text:p>
          </table:table-cell>
          <table:table-cell table:style-name="ce53" office:value-type="float" office:value="286">
            <text:p>  286</text:p>
          </table:table-cell>
          <table:table-cell table:style-name="ce53" office:value-type="float" office:value="346">
            <text:p>  346</text:p>
          </table:table-cell>
          <table:table-cell table:style-name="ce53" office:value-type="float" office:value="242">
            <text:p>  242</text:p>
          </table:table-cell>
          <table:table-cell table:style-name="ce53" office:value-type="float" office:value="162">
            <text:p>  162</text:p>
          </table:table-cell>
          <table:table-cell table:style-name="ce53" office:value-type="float" office:value="633">
            <text:p>  633</text:p>
          </table:table-cell>
          <table:table-cell table:style-name="ce53" office:value-type="float" office:value="99">
            <text:p>  99</text:p>
          </table:table-cell>
          <table:table-cell table:style-name="ce53" office:value-type="float" office:value="9042">
            <text:p> 9 042</text:p>
          </table:table-cell>
          <table:table-cell table:style-name="ce53" office:value-type="float" office:value="34825">
            <text:p> 34 825</text:p>
          </table:table-cell>
          <table:table-cell table:style-name="ce53" office:value-type="float" office:value="210">
            <text:p>  210</text:p>
          </table:table-cell>
          <table:table-cell table:style-name="ce53" office:value-type="float" office:value="9951">
            <text:p> 9 951</text:p>
          </table:table-cell>
          <table:table-cell table:style-name="ce53" office:value-type="float" office:value="5723">
            <text:p> 5 723</text:p>
          </table:table-cell>
          <table:table-cell table:style-name="ce54" table:formula="oooc:=SUM([.D16:.AD16])" office:value-type="string">
            <text:p> 98 008</text:p>
          </table:table-cell>
          <table:table-cell table:style-name="ce55" office:value-type="string">
            <text:p>ISIE</text:p>
          </table:table-cell>
          <table:table-cell table:style-name="ce56" table:formula="oooc:=IFERROR(([.J16]-[.AA16])/MIN([.J16];[.AA16]);&quot;&quot;)" office:value-type="string">
            <text:p>-31.14%</text:p>
          </table:table-cell>
        </table:table-row>
        <table:table-row table:style-name="ro4">
          <table:table-cell table:style-name="ce48" office:value-type="string">
            <text:p>TN.SZ</text:p>
          </table:table-cell>
          <table:table-cell table:style-name="ce49" office:value-type="string">
            <text:p>Sidi Bouzid</text:p>
          </table:table-cell>
          <table:table-cell table:style-name="ce50" office:value-type="string">
            <text:p>سيدي بوزيد</text:p>
          </table:table-cell>
          <table:table-cell table:style-name="ce53" office:value-type="float" office:value="168">
            <text:p>  168</text:p>
          </table:table-cell>
          <table:table-cell table:style-name="ce53" office:value-type="float" office:value="85">
            <text:p>  85</text:p>
          </table:table-cell>
          <table:table-cell table:style-name="ce53" office:value-type="float" office:value="185">
            <text:p>  185</text:p>
          </table:table-cell>
          <table:table-cell table:style-name="ce53" office:value-type="float" office:value="247">
            <text:p>  247</text:p>
          </table:table-cell>
          <table:table-cell table:style-name="ce53" office:value-type="float" office:value="256">
            <text:p>  256</text:p>
          </table:table-cell>
          <table:table-cell table:style-name="ce53" office:value-type="float" office:value="1484">
            <text:p> 1 484</text:p>
          </table:table-cell>
          <table:table-cell table:style-name="ce53" office:value-type="float" office:value="20302">
            <text:p> 20 302</text:p>
          </table:table-cell>
          <table:table-cell table:style-name="ce53" office:value-type="float" office:value="1135">
            <text:p> 1 135</text:p>
          </table:table-cell>
          <table:table-cell table:style-name="ce53" office:value-type="float" office:value="522">
            <text:p>  522</text:p>
          </table:table-cell>
          <table:table-cell table:style-name="ce53" office:value-type="float" office:value="117">
            <text:p>  117</text:p>
          </table:table-cell>
          <table:table-cell table:style-name="ce53" office:value-type="float" office:value="635">
            <text:p>  635</text:p>
          </table:table-cell>
          <table:table-cell table:style-name="ce53" office:value-type="float" office:value="88">
            <text:p>  88</text:p>
          </table:table-cell>
          <table:table-cell table:style-name="ce53" office:value-type="float" office:value="379">
            <text:p>  379</text:p>
          </table:table-cell>
          <table:table-cell table:style-name="ce53" office:value-type="float" office:value="129">
            <text:p>  129</text:p>
          </table:table-cell>
          <table:table-cell table:style-name="ce53" office:value-type="float" office:value="116">
            <text:p>  116</text:p>
          </table:table-cell>
          <table:table-cell table:style-name="ce53" office:value-type="float" office:value="217">
            <text:p>  217</text:p>
          </table:table-cell>
          <table:table-cell table:style-name="ce53" office:value-type="float" office:value="323">
            <text:p>  323</text:p>
          </table:table-cell>
          <table:table-cell table:style-name="ce53" office:value-type="float" office:value="134">
            <text:p>  134</text:p>
          </table:table-cell>
          <table:table-cell table:style-name="ce53" office:value-type="float" office:value="184">
            <text:p>  184</text:p>
          </table:table-cell>
          <table:table-cell table:style-name="ce53" office:value-type="float" office:value="129">
            <text:p>  129</text:p>
          </table:table-cell>
          <table:table-cell table:style-name="ce53" office:value-type="float" office:value="345">
            <text:p>  345</text:p>
          </table:table-cell>
          <table:table-cell table:style-name="ce53" office:value-type="float" office:value="65">
            <text:p>  65</text:p>
          </table:table-cell>
          <table:table-cell table:style-name="ce53" office:value-type="float" office:value="388">
            <text:p>  388</text:p>
          </table:table-cell>
          <table:table-cell table:style-name="ce53" office:value-type="float" office:value="11163">
            <text:p> 11 163</text:p>
          </table:table-cell>
          <table:table-cell table:style-name="ce53" office:value-type="float" office:value="248">
            <text:p>  248</text:p>
          </table:table-cell>
          <table:table-cell table:style-name="ce53" office:value-type="float" office:value="62804">
            <text:p> 62 804</text:p>
          </table:table-cell>
          <table:table-cell table:style-name="ce53" office:value-type="float" office:value="5209">
            <text:p> 5 209</text:p>
          </table:table-cell>
          <table:table-cell table:style-name="ce54" table:formula="oooc:=SUM([.D17:.AD17])" office:value-type="string">
            <text:p> 107 057</text:p>
          </table:table-cell>
          <table:table-cell table:style-name="ce55" office:value-type="string">
            <text:p>ISIE</text:p>
          </table:table-cell>
          <table:table-cell table:style-name="ce56" table:formula="oooc:=IFERROR(([.J17]-[.AA17])/MIN([.J17];[.AA17]);&quot;&quot;)" office:value-type="string">
            <text:p>81.87%</text:p>
          </table:table-cell>
        </table:table-row>
        <table:table-row table:style-name="ro4">
          <table:table-cell table:style-name="ce48" office:value-type="string">
            <text:p>TN.GF</text:p>
          </table:table-cell>
          <table:table-cell table:style-name="ce49" office:value-type="string">
            <text:p>Gafsa</text:p>
          </table:table-cell>
          <table:table-cell table:style-name="ce50" office:value-type="string">
            <text:p>قفصة</text:p>
          </table:table-cell>
          <table:table-cell table:style-name="ce53" office:value-type="float" office:value="150">
            <text:p>  150</text:p>
          </table:table-cell>
          <table:table-cell table:style-name="ce53" office:value-type="float" office:value="79">
            <text:p>  79</text:p>
          </table:table-cell>
          <table:table-cell table:style-name="ce53" office:value-type="float" office:value="268">
            <text:p>  268</text:p>
          </table:table-cell>
          <table:table-cell table:style-name="ce53" office:value-type="float" office:value="294">
            <text:p>  294</text:p>
          </table:table-cell>
          <table:table-cell table:style-name="ce53" office:value-type="float" office:value="104">
            <text:p>  104</text:p>
          </table:table-cell>
          <table:table-cell table:style-name="ce53" office:value-type="float" office:value="285">
            <text:p>  285</text:p>
          </table:table-cell>
          <table:table-cell table:style-name="ce53" office:value-type="float" office:value="23345">
            <text:p> 23 345</text:p>
          </table:table-cell>
          <table:table-cell table:style-name="ce53" office:value-type="float" office:value="4983">
            <text:p> 4 983</text:p>
          </table:table-cell>
          <table:table-cell table:style-name="ce53" office:value-type="float" office:value="162">
            <text:p>  162</text:p>
          </table:table-cell>
          <table:table-cell table:style-name="ce53" office:value-type="float" office:value="111">
            <text:p>  111</text:p>
          </table:table-cell>
          <table:table-cell table:style-name="ce53" office:value-type="float" office:value="3916">
            <text:p> 3 916</text:p>
          </table:table-cell>
          <table:table-cell table:style-name="ce53" office:value-type="float" office:value="135">
            <text:p>  135</text:p>
          </table:table-cell>
          <table:table-cell table:style-name="ce53" office:value-type="float" office:value="501">
            <text:p>  501</text:p>
          </table:table-cell>
          <table:table-cell table:style-name="ce53" office:value-type="float" office:value="148">
            <text:p>  148</text:p>
          </table:table-cell>
          <table:table-cell table:style-name="ce53" office:value-type="float" office:value="130">
            <text:p>  130</text:p>
          </table:table-cell>
          <table:table-cell table:style-name="ce53" office:value-type="float" office:value="209">
            <text:p>  209</text:p>
          </table:table-cell>
          <table:table-cell table:style-name="ce53" office:value-type="float" office:value="216">
            <text:p>  216</text:p>
          </table:table-cell>
          <table:table-cell table:style-name="ce53" office:value-type="float" office:value="127">
            <text:p>  127</text:p>
          </table:table-cell>
          <table:table-cell table:style-name="ce53" office:value-type="float" office:value="89">
            <text:p>  89</text:p>
          </table:table-cell>
          <table:table-cell table:style-name="ce53" office:value-type="float" office:value="86">
            <text:p>  86</text:p>
          </table:table-cell>
          <table:table-cell table:style-name="ce53" office:value-type="float" office:value="421">
            <text:p>  421</text:p>
          </table:table-cell>
          <table:table-cell table:style-name="ce53" office:value-type="float" office:value="47">
            <text:p>  47</text:p>
          </table:table-cell>
          <table:table-cell table:style-name="ce53" office:value-type="float" office:value="233">
            <text:p>  233</text:p>
          </table:table-cell>
          <table:table-cell table:style-name="ce53" office:value-type="float" office:value="44453">
            <text:p> 44 453</text:p>
          </table:table-cell>
          <table:table-cell table:style-name="ce53" office:value-type="float" office:value="140">
            <text:p>  140</text:p>
          </table:table-cell>
          <table:table-cell table:style-name="ce53" office:value-type="float" office:value="6458">
            <text:p> 6 458</text:p>
          </table:table-cell>
          <table:table-cell table:style-name="ce53" office:value-type="float" office:value="8201">
            <text:p> 8 201</text:p>
          </table:table-cell>
          <table:table-cell table:style-name="ce54" table:formula="oooc:=SUM([.D18:.AD18])" office:value-type="string">
            <text:p> 95 291</text:p>
          </table:table-cell>
          <table:table-cell table:style-name="ce55" office:value-type="string">
            <text:p>ISIE</text:p>
          </table:table-cell>
          <table:table-cell table:style-name="ce56" table:formula="oooc:=IFERROR(([.J18]-[.AA18])/MIN([.J18];[.AA18]);&quot;&quot;)" office:value-type="string">
            <text:p>-90.42%</text:p>
          </table:table-cell>
        </table:table-row>
        <table:table-row table:style-name="ro4">
          <table:table-cell table:style-name="ce59" office:value-type="string">
            <text:p>TN.TO</text:p>
          </table:table-cell>
          <table:table-cell table:style-name="ce60" office:value-type="string">
            <text:p>Tozeur</text:p>
          </table:table-cell>
          <table:table-cell table:style-name="ce62" office:value-type="string">
            <text:p>توزر</text:p>
          </table:table-cell>
          <table:table-cell table:style-name="ce53" office:value-type="float" office:value="104">
            <text:p>  104</text:p>
          </table:table-cell>
          <table:table-cell table:style-name="ce53" office:value-type="float" office:value="36">
            <text:p>  36</text:p>
          </table:table-cell>
          <table:table-cell table:style-name="ce53" office:value-type="float" office:value="142">
            <text:p>  142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62">
            <text:p>  62</text:p>
          </table:table-cell>
          <table:table-cell table:style-name="ce53" office:value-type="float" office:value="76">
            <text:p>  76</text:p>
          </table:table-cell>
          <table:table-cell table:style-name="ce53" office:value-type="float" office:value="8702">
            <text:p> 8 702</text:p>
          </table:table-cell>
          <table:table-cell table:style-name="ce53" office:value-type="float" office:value="2317">
            <text:p> 2 317</text:p>
          </table:table-cell>
          <table:table-cell table:style-name="ce53" office:value-type="float" office:value="67">
            <text:p>  67</text:p>
          </table:table-cell>
          <table:table-cell table:style-name="ce53" office:value-type="float" office:value="61">
            <text:p>  61</text:p>
          </table:table-cell>
          <table:table-cell table:style-name="ce53" office:value-type="float" office:value="249">
            <text:p>  249</text:p>
          </table:table-cell>
          <table:table-cell table:style-name="ce53" office:value-type="float" office:value="51">
            <text:p>  51</text:p>
          </table:table-cell>
          <table:table-cell table:style-name="ce53" office:value-type="float" office:value="533">
            <text:p>  533</text:p>
          </table:table-cell>
          <table:table-cell table:style-name="ce53" office:value-type="float" office:value="53">
            <text:p>  53</text:p>
          </table:table-cell>
          <table:table-cell table:style-name="ce53" office:value-type="float" office:value="67">
            <text:p>  67</text:p>
          </table:table-cell>
          <table:table-cell table:style-name="ce53" office:value-type="float" office:value="93">
            <text:p>  93</text:p>
          </table:table-cell>
          <table:table-cell table:style-name="ce53" office:value-type="float" office:value="121">
            <text:p>  121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44">
            <text:p>  44</text:p>
          </table:table-cell>
          <table:table-cell table:style-name="ce53" office:value-type="float" office:value="90">
            <text:p>  90</text:p>
          </table:table-cell>
          <table:table-cell table:style-name="ce53" office:value-type="float" office:value="190">
            <text:p>  190</text:p>
          </table:table-cell>
          <table:table-cell table:style-name="ce53" office:value-type="float" office:value="36">
            <text:p>  36</text:p>
          </table:table-cell>
          <table:table-cell table:style-name="ce53" office:value-type="float" office:value="118">
            <text:p>  118</text:p>
          </table:table-cell>
          <table:table-cell table:style-name="ce53" office:value-type="float" office:value="20306">
            <text:p> 20 306</text:p>
          </table:table-cell>
          <table:table-cell table:style-name="ce53" office:value-type="float" office:value="49">
            <text:p>  49</text:p>
          </table:table-cell>
          <table:table-cell table:style-name="ce53" office:value-type="float" office:value="964">
            <text:p>  964</text:p>
          </table:table-cell>
          <table:table-cell table:style-name="ce53" office:value-type="float" office:value="1048">
            <text:p> 1 048</text:p>
          </table:table-cell>
          <table:table-cell table:style-name="ce54" table:formula="oooc:=SUM([.D19:.AD19])" office:value-type="string">
            <text:p> 35 760</text:p>
          </table:table-cell>
          <table:table-cell table:style-name="ce55" office:value-type="string">
            <text:p>ISIE</text:p>
          </table:table-cell>
          <table:table-cell table:style-name="ce56" table:formula="oooc:=IFERROR(([.J19]-[.AA19])/MIN([.J19];[.AA19]);&quot;&quot;)" office:value-type="string">
            <text:p>-133.35%</text:p>
          </table:table-cell>
        </table:table-row>
        <table:table-row table:style-name="ro4">
          <table:table-cell table:style-name="ce48" office:value-type="string">
            <text:p>TN.KB</text:p>
          </table:table-cell>
          <table:table-cell table:style-name="ce49" office:value-type="string">
            <text:p>Kebili</text:p>
          </table:table-cell>
          <table:table-cell table:style-name="ce50" office:value-type="string">
            <text:p>قبلي</text:p>
          </table:table-cell>
          <table:table-cell table:style-name="ce53" office:value-type="float" office:value="61">
            <text:p>  61</text:p>
          </table:table-cell>
          <table:table-cell table:style-name="ce53" office:value-type="float" office:value="43">
            <text:p>  43</text:p>
          </table:table-cell>
          <table:table-cell table:style-name="ce53" office:value-type="float" office:value="154">
            <text:p>  154</text:p>
          </table:table-cell>
          <table:table-cell table:style-name="ce53" office:value-type="float" office:value="128">
            <text:p>  128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91">
            <text:p>  91</text:p>
          </table:table-cell>
          <table:table-cell table:style-name="ce53" office:value-type="float" office:value="6991">
            <text:p> 6 991</text:p>
          </table:table-cell>
          <table:table-cell table:style-name="ce53" office:value-type="float" office:value="1425">
            <text:p> 1 425</text:p>
          </table:table-cell>
          <table:table-cell table:style-name="ce53" office:value-type="float" office:value="106">
            <text:p>  106</text:p>
          </table:table-cell>
          <table:table-cell table:style-name="ce53" office:value-type="float" office:value="50">
            <text:p>  50</text:p>
          </table:table-cell>
          <table:table-cell table:style-name="ce53" office:value-type="float" office:value="307">
            <text:p>  307</text:p>
          </table:table-cell>
          <table:table-cell table:style-name="ce53" office:value-type="float" office:value="43">
            <text:p>  43</text:p>
          </table:table-cell>
          <table:table-cell table:style-name="ce53" office:value-type="float" office:value="234">
            <text:p>  234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78">
            <text:p>  78</text:p>
          </table:table-cell>
          <table:table-cell table:style-name="ce53" office:value-type="float" office:value="85">
            <text:p>  85</text:p>
          </table:table-cell>
          <table:table-cell table:style-name="ce53" office:value-type="float" office:value="177">
            <text:p>  177</text:p>
          </table:table-cell>
          <table:table-cell table:style-name="ce53" office:value-type="float" office:value="95">
            <text:p>  95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39">
            <text:p>  39</text:p>
          </table:table-cell>
          <table:table-cell table:style-name="ce53" office:value-type="float" office:value="221">
            <text:p>  221</text:p>
          </table:table-cell>
          <table:table-cell table:style-name="ce53" office:value-type="float" office:value="65">
            <text:p>  65</text:p>
          </table:table-cell>
          <table:table-cell table:style-name="ce53" office:value-type="float" office:value="86">
            <text:p>  86</text:p>
          </table:table-cell>
          <table:table-cell table:style-name="ce53" office:value-type="float" office:value="45239">
            <text:p> 45 239</text:p>
          </table:table-cell>
          <table:table-cell table:style-name="ce53" office:value-type="float" office:value="61">
            <text:p>  61</text:p>
          </table:table-cell>
          <table:table-cell table:style-name="ce53" office:value-type="float" office:value="673">
            <text:p>  673</text:p>
          </table:table-cell>
          <table:table-cell table:style-name="ce53" office:value-type="float" office:value="1381">
            <text:p> 1 381</text:p>
          </table:table-cell>
          <table:table-cell table:style-name="ce54" table:formula="oooc:=SUM([.D20:.AD20])" office:value-type="string">
            <text:p> 58 001</text:p>
          </table:table-cell>
          <table:table-cell table:style-name="ce55" office:value-type="string">
            <text:p>ISIE</text:p>
          </table:table-cell>
          <table:table-cell table:style-name="ce56" table:formula="oooc:=IFERROR(([.J20]-[.AA20])/MIN([.J20];[.AA20]);&quot;&quot;)" office:value-type="string">
            <text:p>-547.10%</text:p>
          </table:table-cell>
        </table:table-row>
        <table:table-row table:style-name="ro4">
          <table:table-cell table:style-name="ce48" office:value-type="string">
            <text:p>TN.SS</text:p>
          </table:table-cell>
          <table:table-cell table:style-name="ce49" office:value-type="string">
            <text:p>Sousse</text:p>
          </table:table-cell>
          <table:table-cell table:style-name="ce50" office:value-type="string">
            <text:p>سوسة</text:p>
          </table:table-cell>
          <table:table-cell table:style-name="ce53" office:value-type="float" office:value="346">
            <text:p>  346</text:p>
          </table:table-cell>
          <table:table-cell table:style-name="ce53" office:value-type="float" office:value="103">
            <text:p>  103</text:p>
          </table:table-cell>
          <table:table-cell table:style-name="ce53" office:value-type="float" office:value="1144">
            <text:p> 1 144</text:p>
          </table:table-cell>
          <table:table-cell table:style-name="ce53" office:value-type="float" office:value="12684">
            <text:p> 12 684</text:p>
          </table:table-cell>
          <table:table-cell table:style-name="ce53" office:value-type="float" office:value="162">
            <text:p>  162</text:p>
          </table:table-cell>
          <table:table-cell table:style-name="ce53" office:value-type="float" office:value="402">
            <text:p>  402</text:p>
          </table:table-cell>
          <table:table-cell table:style-name="ce53" office:value-type="float" office:value="99341">
            <text:p> 99 341</text:p>
          </table:table-cell>
          <table:table-cell table:style-name="ce53" office:value-type="float" office:value="4383">
            <text:p> 4 383</text:p>
          </table:table-cell>
          <table:table-cell table:style-name="ce53" office:value-type="float" office:value="186">
            <text:p>  186</text:p>
          </table:table-cell>
          <table:table-cell table:style-name="ce53" office:value-type="float" office:value="538">
            <text:p>  538</text:p>
          </table:table-cell>
          <table:table-cell table:style-name="ce53" office:value-type="float" office:value="1239">
            <text:p> 1 239</text:p>
          </table:table-cell>
          <table:table-cell table:style-name="ce53" office:value-type="float" office:value="109">
            <text:p>  109</text:p>
          </table:table-cell>
          <table:table-cell table:style-name="ce53" office:value-type="float" office:value="1692">
            <text:p> 1 692</text:p>
          </table:table-cell>
          <table:table-cell table:style-name="ce53" office:value-type="float" office:value="210">
            <text:p>  210</text:p>
          </table:table-cell>
          <table:table-cell table:style-name="ce53" office:value-type="float" office:value="350">
            <text:p>  350</text:p>
          </table:table-cell>
          <table:table-cell table:style-name="ce53" office:value-type="float" office:value="604">
            <text:p>  604</text:p>
          </table:table-cell>
          <table:table-cell table:style-name="ce53" office:value-type="float" office:value="199">
            <text:p>  199</text:p>
          </table:table-cell>
          <table:table-cell table:style-name="ce53" office:value-type="float" office:value="144">
            <text:p>  144</text:p>
          </table:table-cell>
          <table:table-cell table:style-name="ce53" office:value-type="float" office:value="124">
            <text:p>  124</text:p>
          </table:table-cell>
          <table:table-cell table:style-name="ce53" office:value-type="float" office:value="237">
            <text:p>  237</text:p>
          </table:table-cell>
          <table:table-cell table:style-name="ce53" office:value-type="float" office:value="1054">
            <text:p> 1 054</text:p>
          </table:table-cell>
          <table:table-cell table:style-name="ce53" office:value-type="float" office:value="88">
            <text:p>  88</text:p>
          </table:table-cell>
          <table:table-cell table:style-name="ce53" office:value-type="float" office:value="967">
            <text:p>  967</text:p>
          </table:table-cell>
          <table:table-cell table:style-name="ce53" office:value-type="float" office:value="50348">
            <text:p> 50 348</text:p>
          </table:table-cell>
          <table:table-cell table:style-name="ce53" office:value-type="float" office:value="243">
            <text:p>  243</text:p>
          </table:table-cell>
          <table:table-cell table:style-name="ce53" office:value-type="float" office:value="8462">
            <text:p> 8 462</text:p>
          </table:table-cell>
          <table:table-cell table:style-name="ce53" office:value-type="float" office:value="11203">
            <text:p> 11 203</text:p>
          </table:table-cell>
          <table:table-cell table:style-name="ce54" table:formula="oooc:=SUM([.D21:.AD21])" office:value-type="string">
            <text:p> 196 562</text:p>
          </table:table-cell>
          <table:table-cell table:style-name="ce55" office:value-type="string">
            <text:p>ISIE</text:p>
          </table:table-cell>
          <table:table-cell table:style-name="ce56" table:formula="oooc:=IFERROR(([.J21]-[.AA21])/MIN([.J21];[.AA21]);&quot;&quot;)" office:value-type="string">
            <text:p>97.31%</text:p>
          </table:table-cell>
        </table:table-row>
        <table:table-row table:style-name="ro4">
          <table:table-cell table:style-name="ce48" office:value-type="string">
            <text:p>TN.MH</text:p>
          </table:table-cell>
          <table:table-cell table:style-name="ce49" office:value-type="string">
            <text:p>Mahdia</text:p>
          </table:table-cell>
          <table:table-cell table:style-name="ce50" office:value-type="string">
            <text:p>المهدية</text:p>
          </table:table-cell>
          <table:table-cell table:style-name="ce53" office:value-type="float" office:value="292">
            <text:p>  292</text:p>
          </table:table-cell>
          <table:table-cell table:style-name="ce53" office:value-type="float" office:value="92">
            <text:p>  92</text:p>
          </table:table-cell>
          <table:table-cell table:style-name="ce53" office:value-type="float" office:value="624">
            <text:p>  624</text:p>
          </table:table-cell>
          <table:table-cell table:style-name="ce53" office:value-type="float" office:value="1880">
            <text:p> 1 880</text:p>
          </table:table-cell>
          <table:table-cell table:style-name="ce53" office:value-type="float" office:value="160">
            <text:p>  160</text:p>
          </table:table-cell>
          <table:table-cell table:style-name="ce53" office:value-type="float" office:value="319">
            <text:p>  319</text:p>
          </table:table-cell>
          <table:table-cell table:style-name="ce53" office:value-type="float" office:value="50836">
            <text:p> 50 836</text:p>
          </table:table-cell>
          <table:table-cell table:style-name="ce53" office:value-type="float" office:value="2171">
            <text:p> 2 171</text:p>
          </table:table-cell>
          <table:table-cell table:style-name="ce53" office:value-type="float" office:value="182">
            <text:p>  182</text:p>
          </table:table-cell>
          <table:table-cell table:style-name="ce53" office:value-type="float" office:value="330">
            <text:p>  330</text:p>
          </table:table-cell>
          <table:table-cell table:style-name="ce53" office:value-type="float" office:value="909">
            <text:p>  909</text:p>
          </table:table-cell>
          <table:table-cell table:style-name="ce53" office:value-type="float" office:value="121">
            <text:p>  121</text:p>
          </table:table-cell>
          <table:table-cell table:style-name="ce53" office:value-type="float" office:value="1653">
            <text:p> 1 653</text:p>
          </table:table-cell>
          <table:table-cell table:style-name="ce53" office:value-type="float" office:value="219">
            <text:p>  219</text:p>
          </table:table-cell>
          <table:table-cell table:style-name="ce53" office:value-type="float" office:value="135">
            <text:p>  135</text:p>
          </table:table-cell>
          <table:table-cell table:style-name="ce53" office:value-type="float" office:value="405">
            <text:p>  405</text:p>
          </table:table-cell>
          <table:table-cell table:style-name="ce53" office:value-type="float" office:value="198">
            <text:p>  198</text:p>
          </table:table-cell>
          <table:table-cell table:style-name="ce53" office:value-type="float" office:value="197">
            <text:p>  197</text:p>
          </table:table-cell>
          <table:table-cell table:style-name="ce53" office:value-type="float" office:value="122">
            <text:p>  122</text:p>
          </table:table-cell>
          <table:table-cell table:style-name="ce53" office:value-type="float" office:value="127">
            <text:p>  127</text:p>
          </table:table-cell>
          <table:table-cell table:style-name="ce53" office:value-type="float" office:value="942">
            <text:p>  942</text:p>
          </table:table-cell>
          <table:table-cell table:style-name="ce53" office:value-type="float" office:value="103">
            <text:p>  103</text:p>
          </table:table-cell>
          <table:table-cell table:style-name="ce53" office:value-type="float" office:value="474">
            <text:p>  474</text:p>
          </table:table-cell>
          <table:table-cell table:style-name="ce53" office:value-type="float" office:value="23871">
            <text:p> 23 871</text:p>
          </table:table-cell>
          <table:table-cell table:style-name="ce53" office:value-type="float" office:value="189">
            <text:p>  189</text:p>
          </table:table-cell>
          <table:table-cell table:style-name="ce53" office:value-type="float" office:value="4451">
            <text:p> 4 451</text:p>
          </table:table-cell>
          <table:table-cell table:style-name="ce53" office:value-type="float" office:value="7795">
            <text:p> 7 795</text:p>
          </table:table-cell>
          <table:table-cell table:style-name="ce54" table:formula="oooc:=SUM([.D22:.AD22])" office:value-type="string">
            <text:p> 98 797</text:p>
          </table:table-cell>
          <table:table-cell table:style-name="ce55" office:value-type="string">
            <text:p>ISIE</text:p>
          </table:table-cell>
          <table:table-cell table:style-name="ce56" table:formula="oooc:=IFERROR(([.J22]-[.AA22])/MIN([.J22];[.AA22]);&quot;&quot;)" office:value-type="string">
            <text:p>112.96%</text:p>
          </table:table-cell>
        </table:table-row>
        <table:table-row table:style-name="ro4">
          <table:table-cell table:style-name="ce48" office:value-type="string">
            <text:p>TN.MS</text:p>
          </table:table-cell>
          <table:table-cell table:style-name="ce49" office:value-type="string">
            <text:p>Monastir</text:p>
          </table:table-cell>
          <table:table-cell table:style-name="ce50" office:value-type="string">
            <text:p>المنستير</text:p>
          </table:table-cell>
          <table:table-cell table:style-name="ce53" office:value-type="float" office:value="205">
            <text:p>  205</text:p>
          </table:table-cell>
          <table:table-cell table:style-name="ce53" office:value-type="float" office:value="79">
            <text:p>  79</text:p>
          </table:table-cell>
          <table:table-cell table:style-name="ce53" office:value-type="float" office:value="978">
            <text:p>  978</text:p>
          </table:table-cell>
          <table:table-cell table:style-name="ce53" office:value-type="float" office:value="7870">
            <text:p> 7 870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304">
            <text:p>  304</text:p>
          </table:table-cell>
          <table:table-cell table:style-name="ce53" office:value-type="float" office:value="101545">
            <text:p> 101 545</text:p>
          </table:table-cell>
          <table:table-cell table:style-name="ce53" office:value-type="float" office:value="3294">
            <text:p> 3 294</text:p>
          </table:table-cell>
          <table:table-cell table:style-name="ce53" office:value-type="float" office:value="117">
            <text:p>  117</text:p>
          </table:table-cell>
          <table:table-cell table:style-name="ce53" office:value-type="float" office:value="865">
            <text:p>  865</text:p>
          </table:table-cell>
          <table:table-cell table:style-name="ce53" office:value-type="float" office:value="979">
            <text:p>  979</text:p>
          </table:table-cell>
          <table:table-cell table:style-name="ce53" office:value-type="float" office:value="114">
            <text:p>  114</text:p>
          </table:table-cell>
          <table:table-cell table:style-name="ce53" office:value-type="float" office:value="1583">
            <text:p> 1 583</text:p>
          </table:table-cell>
          <table:table-cell table:style-name="ce53" office:value-type="float" office:value="242">
            <text:p>  242</text:p>
          </table:table-cell>
          <table:table-cell table:style-name="ce53" office:value-type="float" office:value="136">
            <text:p>  136</text:p>
          </table:table-cell>
          <table:table-cell table:style-name="ce53" office:value-type="float" office:value="543">
            <text:p>  543</text:p>
          </table:table-cell>
          <table:table-cell table:style-name="ce53" office:value-type="float" office:value="123">
            <text:p>  123</text:p>
          </table:table-cell>
          <table:table-cell table:style-name="ce53" office:value-type="float" office:value="133">
            <text:p>  133</text:p>
          </table:table-cell>
          <table:table-cell table:style-name="ce53" office:value-type="float" office:value="116">
            <text:p>  116</text:p>
          </table:table-cell>
          <table:table-cell table:style-name="ce53" office:value-type="float" office:value="156">
            <text:p>  156</text:p>
          </table:table-cell>
          <table:table-cell table:style-name="ce53" office:value-type="float" office:value="1038">
            <text:p> 1 038</text:p>
          </table:table-cell>
          <table:table-cell table:style-name="ce53" office:value-type="float" office:value="71">
            <text:p>  71</text:p>
          </table:table-cell>
          <table:table-cell table:style-name="ce53" office:value-type="float" office:value="538">
            <text:p>  538</text:p>
          </table:table-cell>
          <table:table-cell table:style-name="ce53" office:value-type="float" office:value="35489">
            <text:p> 35 489</text:p>
          </table:table-cell>
          <table:table-cell table:style-name="ce53" office:value-type="float" office:value="192">
            <text:p>  192</text:p>
          </table:table-cell>
          <table:table-cell table:style-name="ce53" office:value-type="float" office:value="4864">
            <text:p> 4 864</text:p>
          </table:table-cell>
          <table:table-cell table:style-name="ce53" office:value-type="float" office:value="8922">
            <text:p> 8 922</text:p>
          </table:table-cell>
          <table:table-cell table:style-name="ce54" table:formula="oooc:=SUM([.D23:.AD23])" office:value-type="string">
            <text:p> 170 621</text:p>
          </table:table-cell>
          <table:table-cell table:style-name="ce55" office:value-type="string">
            <text:p>ISIE</text:p>
          </table:table-cell>
          <table:table-cell table:style-name="ce56" table:formula="oooc:=IFERROR(([.J23]-[.AA23])/MIN([.J23];[.AA23]);&quot;&quot;)" office:value-type="string">
            <text:p>186.13%</text:p>
          </table:table-cell>
        </table:table-row>
        <table:table-row table:style-name="ro4">
          <table:table-cell table:style-name="ce48" office:value-type="string">
            <text:p>TN.S1</text:p>
          </table:table-cell>
          <table:table-cell table:style-name="ce49" office:value-type="string">
            <text:p>Sfax 1</text:p>
          </table:table-cell>
          <table:table-cell table:style-name="ce50" office:value-type="string">
            <text:p>صفاقس 1</text:p>
          </table:table-cell>
          <table:table-cell table:style-name="ce53" office:value-type="float" office:value="170">
            <text:p>  170</text:p>
          </table:table-cell>
          <table:table-cell table:style-name="ce53" office:value-type="float" office:value="70">
            <text:p>  70</text:p>
          </table:table-cell>
          <table:table-cell table:style-name="ce53" office:value-type="float" office:value="1043">
            <text:p> 1 043</text:p>
          </table:table-cell>
          <table:table-cell table:style-name="ce53" office:value-type="float" office:value="685">
            <text:p>  685</text:p>
          </table:table-cell>
          <table:table-cell table:style-name="ce53" office:value-type="float" office:value="215">
            <text:p>  215</text:p>
          </table:table-cell>
          <table:table-cell table:style-name="ce53" office:value-type="float" office:value="371">
            <text:p>  371</text:p>
          </table:table-cell>
          <table:table-cell table:style-name="ce53" office:value-type="float" office:value="36652">
            <text:p> 36 652</text:p>
          </table:table-cell>
          <table:table-cell table:style-name="ce53" office:value-type="float" office:value="3468">
            <text:p> 3 468</text:p>
          </table:table-cell>
          <table:table-cell table:style-name="ce53" office:value-type="float" office:value="164">
            <text:p>  164</text:p>
          </table:table-cell>
          <table:table-cell table:style-name="ce53" office:value-type="float" office:value="175">
            <text:p>  175</text:p>
          </table:table-cell>
          <table:table-cell table:style-name="ce53" office:value-type="float" office:value="932">
            <text:p>  932</text:p>
          </table:table-cell>
          <table:table-cell table:style-name="ce53" office:value-type="float" office:value="84">
            <text:p>  84</text:p>
          </table:table-cell>
          <table:table-cell table:style-name="ce53" office:value-type="float" office:value="1479">
            <text:p> 1 479</text:p>
          </table:table-cell>
          <table:table-cell table:style-name="ce53" office:value-type="float" office:value="185">
            <text:p>  185</text:p>
          </table:table-cell>
          <table:table-cell table:style-name="ce53" office:value-type="float" office:value="129">
            <text:p>  129</text:p>
          </table:table-cell>
          <table:table-cell table:style-name="ce53" office:value-type="float" office:value="2641">
            <text:p> 2 641</text:p>
          </table:table-cell>
          <table:table-cell table:style-name="ce53" office:value-type="float" office:value="210">
            <text:p>  210</text:p>
          </table:table-cell>
          <table:table-cell table:style-name="ce53" office:value-type="float" office:value="127">
            <text:p>  127</text:p>
          </table:table-cell>
          <table:table-cell table:style-name="ce53" office:value-type="float" office:value="126">
            <text:p>  126</text:p>
          </table:table-cell>
          <table:table-cell table:style-name="ce53" office:value-type="float" office:value="144">
            <text:p>  144</text:p>
          </table:table-cell>
          <table:table-cell table:style-name="ce53" office:value-type="float" office:value="838">
            <text:p>  838</text:p>
          </table:table-cell>
          <table:table-cell table:style-name="ce53" office:value-type="float" office:value="75">
            <text:p>  75</text:p>
          </table:table-cell>
          <table:table-cell table:style-name="ce53" office:value-type="float" office:value="285">
            <text:p>  285</text:p>
          </table:table-cell>
          <table:table-cell table:style-name="ce53" office:value-type="float" office:value="58486">
            <text:p> 58 486</text:p>
          </table:table-cell>
          <table:table-cell table:style-name="ce53" office:value-type="float" office:value="171">
            <text:p>  171</text:p>
          </table:table-cell>
          <table:table-cell table:style-name="ce53" office:value-type="float" office:value="7710">
            <text:p> 7 710</text:p>
          </table:table-cell>
          <table:table-cell table:style-name="ce53" office:value-type="float" office:value="12386">
            <text:p> 12 386</text:p>
          </table:table-cell>
          <table:table-cell table:style-name="ce54" table:formula="oooc:=SUM([.D24:.AD24])" office:value-type="string">
            <text:p> 129 021</text:p>
          </table:table-cell>
          <table:table-cell table:style-name="ce55" office:value-type="string">
            <text:p>ISIE</text:p>
          </table:table-cell>
          <table:table-cell table:style-name="ce56" table:formula="oooc:=IFERROR(([.J24]-[.AA24])/MIN([.J24];[.AA24]);&quot;&quot;)" office:value-type="string">
            <text:p>-59.57%</text:p>
          </table:table-cell>
        </table:table-row>
        <table:table-row table:style-name="ro4">
          <table:table-cell table:style-name="ce48" office:value-type="string">
            <text:p>TN.S2</text:p>
          </table:table-cell>
          <table:table-cell table:style-name="ce49" office:value-type="string">
            <text:p>Sfax 2</text:p>
          </table:table-cell>
          <table:table-cell table:style-name="ce50" office:value-type="string">
            <text:p>صفاقس 2</text:p>
          </table:table-cell>
          <table:table-cell table:style-name="ce53" office:value-type="float" office:value="164">
            <text:p>  164</text:p>
          </table:table-cell>
          <table:table-cell table:style-name="ce53" office:value-type="float" office:value="70">
            <text:p>  70</text:p>
          </table:table-cell>
          <table:table-cell table:style-name="ce53" office:value-type="float" office:value="1286">
            <text:p> 1 286</text:p>
          </table:table-cell>
          <table:table-cell table:style-name="ce53" office:value-type="float" office:value="906">
            <text:p>  906</text:p>
          </table:table-cell>
          <table:table-cell table:style-name="ce53" office:value-type="float" office:value="143">
            <text:p>  143</text:p>
          </table:table-cell>
          <table:table-cell table:style-name="ce53" office:value-type="float" office:value="448">
            <text:p>  448</text:p>
          </table:table-cell>
          <table:table-cell table:style-name="ce53" office:value-type="float" office:value="61975">
            <text:p> 61 975</text:p>
          </table:table-cell>
          <table:table-cell table:style-name="ce53" office:value-type="float" office:value="4333">
            <text:p> 4 333</text:p>
          </table:table-cell>
          <table:table-cell table:style-name="ce53" office:value-type="float" office:value="129">
            <text:p>  129</text:p>
          </table:table-cell>
          <table:table-cell table:style-name="ce53" office:value-type="float" office:value="165">
            <text:p>  165</text:p>
          </table:table-cell>
          <table:table-cell table:style-name="ce53" office:value-type="float" office:value="1014">
            <text:p> 1 014</text:p>
          </table:table-cell>
          <table:table-cell table:style-name="ce53" office:value-type="float" office:value="96">
            <text:p>  96</text:p>
          </table:table-cell>
          <table:table-cell table:style-name="ce53" office:value-type="float" office:value="1835">
            <text:p> 1 835</text:p>
          </table:table-cell>
          <table:table-cell table:style-name="ce53" office:value-type="float" office:value="228">
            <text:p>  228</text:p>
          </table:table-cell>
          <table:table-cell table:style-name="ce53" office:value-type="float" office:value="108">
            <text:p>  108</text:p>
          </table:table-cell>
          <table:table-cell table:style-name="ce53" office:value-type="float" office:value="3639">
            <text:p> 3 639</text:p>
          </table:table-cell>
          <table:table-cell table:style-name="ce53" office:value-type="float" office:value="243">
            <text:p>  243</text:p>
          </table:table-cell>
          <table:table-cell table:style-name="ce53" office:value-type="float" office:value="132">
            <text:p>  132</text:p>
          </table:table-cell>
          <table:table-cell table:style-name="ce53" office:value-type="float" office:value="146">
            <text:p>  146</text:p>
          </table:table-cell>
          <table:table-cell table:style-name="ce53" office:value-type="float" office:value="192">
            <text:p>  192</text:p>
          </table:table-cell>
          <table:table-cell table:style-name="ce53" office:value-type="float" office:value="1016">
            <text:p> 1 016</text:p>
          </table:table-cell>
          <table:table-cell table:style-name="ce53" office:value-type="float" office:value="88">
            <text:p>  88</text:p>
          </table:table-cell>
          <table:table-cell table:style-name="ce53" office:value-type="float" office:value="434">
            <text:p>  434</text:p>
          </table:table-cell>
          <table:table-cell table:style-name="ce53" office:value-type="float" office:value="72321">
            <text:p> 72 321</text:p>
          </table:table-cell>
          <table:table-cell table:style-name="ce53" office:value-type="float" office:value="194">
            <text:p>  194</text:p>
          </table:table-cell>
          <table:table-cell table:style-name="ce53" office:value-type="float" office:value="10356">
            <text:p> 10 356</text:p>
          </table:table-cell>
          <table:table-cell table:style-name="ce53" office:value-type="float" office:value="16083">
            <text:p> 16 083</text:p>
          </table:table-cell>
          <table:table-cell table:style-name="ce54" table:formula="oooc:=SUM([.D25:.AD25])" office:value-type="string">
            <text:p> 177 744</text:p>
          </table:table-cell>
          <table:table-cell table:style-name="ce55" office:value-type="string">
            <text:p>ISIE</text:p>
          </table:table-cell>
          <table:table-cell table:style-name="ce56" table:formula="oooc:=IFERROR(([.J25]-[.AA25])/MIN([.J25];[.AA25]);&quot;&quot;)" office:value-type="string">
            <text:p>-16.69%</text:p>
          </table:table-cell>
        </table:table-row>
        <table:table-row table:style-name="ro4">
          <table:table-cell table:style-name="ce48" office:value-type="string">
            <text:p>TN.ME</text:p>
          </table:table-cell>
          <table:table-cell table:style-name="ce49" office:value-type="string">
            <text:p>Medenine</text:p>
          </table:table-cell>
          <table:table-cell table:style-name="ce50" office:value-type="string">
            <text:p>مدنين</text:p>
          </table:table-cell>
          <table:table-cell table:style-name="ce53" office:value-type="float" office:value="170">
            <text:p>  170</text:p>
          </table:table-cell>
          <table:table-cell table:style-name="ce53" office:value-type="float" office:value="91">
            <text:p>  91</text:p>
          </table:table-cell>
          <table:table-cell table:style-name="ce53" office:value-type="float" office:value="547">
            <text:p>  547</text:p>
          </table:table-cell>
          <table:table-cell table:style-name="ce53" office:value-type="float" office:value="529">
            <text:p>  529</text:p>
          </table:table-cell>
          <table:table-cell table:style-name="ce53" office:value-type="float" office:value="153">
            <text:p>  153</text:p>
          </table:table-cell>
          <table:table-cell table:style-name="ce53" office:value-type="float" office:value="303">
            <text:p>  303</text:p>
          </table:table-cell>
          <table:table-cell table:style-name="ce53" office:value-type="float" office:value="18475">
            <text:p> 18 475</text:p>
          </table:table-cell>
          <table:table-cell table:style-name="ce53" office:value-type="float" office:value="6380">
            <text:p> 6 380</text:p>
          </table:table-cell>
          <table:table-cell table:style-name="ce53" office:value-type="float" office:value="138">
            <text:p>  138</text:p>
          </table:table-cell>
          <table:table-cell table:style-name="ce53" office:value-type="float" office:value="153">
            <text:p>  153</text:p>
          </table:table-cell>
          <table:table-cell table:style-name="ce53" office:value-type="float" office:value="1026">
            <text:p> 1 026</text:p>
          </table:table-cell>
          <table:table-cell table:style-name="ce53" office:value-type="float" office:value="105">
            <text:p>  105</text:p>
          </table:table-cell>
          <table:table-cell table:style-name="ce53" office:value-type="float" office:value="942">
            <text:p>  942</text:p>
          </table:table-cell>
          <table:table-cell table:style-name="ce53" office:value-type="float" office:value="184">
            <text:p>  184</text:p>
          </table:table-cell>
          <table:table-cell table:style-name="ce53" office:value-type="float" office:value="246">
            <text:p>  246</text:p>
          </table:table-cell>
          <table:table-cell table:style-name="ce53" office:value-type="float" office:value="427">
            <text:p>  427</text:p>
          </table:table-cell>
          <table:table-cell table:style-name="ce53" office:value-type="float" office:value="423">
            <text:p>  423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137">
            <text:p>  137</text:p>
          </table:table-cell>
          <table:table-cell table:style-name="ce53" office:value-type="float" office:value="170">
            <text:p>  170</text:p>
          </table:table-cell>
          <table:table-cell table:style-name="ce53" office:value-type="float" office:value="825">
            <text:p>  825</text:p>
          </table:table-cell>
          <table:table-cell table:style-name="ce53" office:value-type="float" office:value="128">
            <text:p>  128</text:p>
          </table:table-cell>
          <table:table-cell table:style-name="ce53" office:value-type="float" office:value="330">
            <text:p>  330</text:p>
          </table:table-cell>
          <table:table-cell table:style-name="ce53" office:value-type="float" office:value="82689">
            <text:p> 82 689</text:p>
          </table:table-cell>
          <table:table-cell table:style-name="ce53" office:value-type="float" office:value="158">
            <text:p>  158</text:p>
          </table:table-cell>
          <table:table-cell table:style-name="ce53" office:value-type="float" office:value="3658">
            <text:p> 3 658</text:p>
          </table:table-cell>
          <table:table-cell table:style-name="ce53" office:value-type="float" office:value="3830">
            <text:p> 3 830</text:p>
          </table:table-cell>
          <table:table-cell table:style-name="ce54" table:formula="oooc:=SUM([.D26:.AD26])" office:value-type="string">
            <text:p> 122 342</text:p>
          </table:table-cell>
          <table:table-cell table:style-name="ce55" office:value-type="string">
            <text:p>ISIE</text:p>
          </table:table-cell>
          <table:table-cell table:style-name="ce56" table:formula="oooc:=IFERROR(([.J26]-[.AA26])/MIN([.J26];[.AA26]);&quot;&quot;)" office:value-type="string">
            <text:p>-347.57%</text:p>
          </table:table-cell>
        </table:table-row>
        <table:table-row table:style-name="ro4">
          <table:table-cell table:style-name="ce48" office:value-type="string">
            <text:p>TN.GB</text:p>
          </table:table-cell>
          <table:table-cell table:style-name="ce49" office:value-type="string">
            <text:p>Gabes</text:p>
          </table:table-cell>
          <table:table-cell table:style-name="ce50" office:value-type="string">
            <text:p>قابس</text:p>
          </table:table-cell>
          <table:table-cell table:style-name="ce53" office:value-type="float" office:value="173">
            <text:p>  173</text:p>
          </table:table-cell>
          <table:table-cell table:style-name="ce53" office:value-type="float" office:value="78">
            <text:p>  78</text:p>
          </table:table-cell>
          <table:table-cell table:style-name="ce53" office:value-type="float" office:value="337">
            <text:p>  337</text:p>
          </table:table-cell>
          <table:table-cell table:style-name="ce53" office:value-type="float" office:value="362">
            <text:p>  362</text:p>
          </table:table-cell>
          <table:table-cell table:style-name="ce53" office:value-type="float" office:value="138">
            <text:p>  138</text:p>
          </table:table-cell>
          <table:table-cell table:style-name="ce53" office:value-type="float" office:value="575">
            <text:p>  575</text:p>
          </table:table-cell>
          <table:table-cell table:style-name="ce53" office:value-type="float" office:value="18319">
            <text:p> 18 319</text:p>
          </table:table-cell>
          <table:table-cell table:style-name="ce53" office:value-type="float" office:value="6389">
            <text:p> 6 389</text:p>
          </table:table-cell>
          <table:table-cell table:style-name="ce53" office:value-type="float" office:value="113">
            <text:p>  113</text:p>
          </table:table-cell>
          <table:table-cell table:style-name="ce53" office:value-type="float" office:value="133">
            <text:p>  133</text:p>
          </table:table-cell>
          <table:table-cell table:style-name="ce53" office:value-type="float" office:value="830">
            <text:p>  830</text:p>
          </table:table-cell>
          <table:table-cell table:style-name="ce53" office:value-type="float" office:value="112">
            <text:p>  112</text:p>
          </table:table-cell>
          <table:table-cell table:style-name="ce53" office:value-type="float" office:value="929">
            <text:p>  929</text:p>
          </table:table-cell>
          <table:table-cell table:style-name="ce53" office:value-type="float" office:value="143">
            <text:p>  143</text:p>
          </table:table-cell>
          <table:table-cell table:style-name="ce53" office:value-type="float" office:value="189">
            <text:p>  189</text:p>
          </table:table-cell>
          <table:table-cell table:style-name="ce53" office:value-type="float" office:value="305">
            <text:p>  305</text:p>
          </table:table-cell>
          <table:table-cell table:style-name="ce53" office:value-type="float" office:value="278">
            <text:p>  278</text:p>
          </table:table-cell>
          <table:table-cell table:style-name="ce53" office:value-type="float" office:value="129">
            <text:p>  129</text:p>
          </table:table-cell>
          <table:table-cell table:style-name="ce53" office:value-type="float" office:value="137">
            <text:p>  137</text:p>
          </table:table-cell>
          <table:table-cell table:style-name="ce53" office:value-type="float" office:value="106">
            <text:p>  106</text:p>
          </table:table-cell>
          <table:table-cell table:style-name="ce53" office:value-type="float" office:value="577">
            <text:p>  577</text:p>
          </table:table-cell>
          <table:table-cell table:style-name="ce53" office:value-type="float" office:value="95">
            <text:p>  95</text:p>
          </table:table-cell>
          <table:table-cell table:style-name="ce53" office:value-type="float" office:value="254">
            <text:p>  254</text:p>
          </table:table-cell>
          <table:table-cell table:style-name="ce53" office:value-type="float" office:value="80729">
            <text:p> 80 729</text:p>
          </table:table-cell>
          <table:table-cell table:style-name="ce53" office:value-type="float" office:value="121">
            <text:p>  121</text:p>
          </table:table-cell>
          <table:table-cell table:style-name="ce53" office:value-type="float" office:value="3127">
            <text:p> 3 127</text:p>
          </table:table-cell>
          <table:table-cell table:style-name="ce53" office:value-type="float" office:value="3504">
            <text:p> 3 504</text:p>
          </table:table-cell>
          <table:table-cell table:style-name="ce54" table:formula="oooc:=SUM([.D27:.AD27])" office:value-type="string">
            <text:p> 118 182</text:p>
          </table:table-cell>
          <table:table-cell table:style-name="ce55" office:value-type="string">
            <text:p>ISIE</text:p>
          </table:table-cell>
          <table:table-cell table:style-name="ce56" table:formula="oooc:=IFERROR(([.J27]-[.AA27])/MIN([.J27];[.AA27]);&quot;&quot;)" office:value-type="string">
            <text:p>-340.68%</text:p>
          </table:table-cell>
        </table:table-row>
        <table:table-row table:style-name="ro4">
          <table:table-cell table:style-name="ce59" office:value-type="string">
            <text:p>TN.TA</text:p>
          </table:table-cell>
          <table:table-cell table:style-name="ce60" office:value-type="string">
            <text:p>Tataouine</text:p>
          </table:table-cell>
          <table:table-cell table:style-name="ce62" office:value-type="string">
            <text:p>تطاوين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42">
            <text:p>  42</text:p>
          </table:table-cell>
          <table:table-cell table:style-name="ce53" office:value-type="float" office:value="83">
            <text:p>  83</text:p>
          </table:table-cell>
          <table:table-cell table:style-name="ce53" office:value-type="float" office:value="130">
            <text:p>  130</text:p>
          </table:table-cell>
          <table:table-cell table:style-name="ce53" office:value-type="float" office:value="60">
            <text:p>  60</text:p>
          </table:table-cell>
          <table:table-cell table:style-name="ce53" office:value-type="float" office:value="100">
            <text:p>  100</text:p>
          </table:table-cell>
          <table:table-cell table:style-name="ce53" office:value-type="float" office:value="3348">
            <text:p> 3 348</text:p>
          </table:table-cell>
          <table:table-cell table:style-name="ce53" office:value-type="float" office:value="1451">
            <text:p> 1 451</text:p>
          </table:table-cell>
          <table:table-cell table:style-name="ce53" office:value-type="float" office:value="46">
            <text:p>  46</text:p>
          </table:table-cell>
          <table:table-cell table:style-name="ce53" office:value-type="float" office:value="51">
            <text:p>  51</text:p>
          </table:table-cell>
          <table:table-cell table:style-name="ce53" office:value-type="float" office:value="230">
            <text:p>  230</text:p>
          </table:table-cell>
          <table:table-cell table:style-name="ce53" office:value-type="float" office:value="34">
            <text:p>  34</text:p>
          </table:table-cell>
          <table:table-cell table:style-name="ce53" office:value-type="float" office:value="235">
            <text:p>  235</text:p>
          </table:table-cell>
          <table:table-cell table:style-name="ce53" office:value-type="float" office:value="50">
            <text:p>  50</text:p>
          </table:table-cell>
          <table:table-cell table:style-name="ce53" office:value-type="float" office:value="87">
            <text:p>  87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117">
            <text:p>  117</text:p>
          </table:table-cell>
          <table:table-cell table:style-name="ce53" office:value-type="float" office:value="60">
            <text:p>  60</text:p>
          </table:table-cell>
          <table:table-cell table:style-name="ce53" office:value-type="float" office:value="52">
            <text:p>  52</text:p>
          </table:table-cell>
          <table:table-cell table:style-name="ce53" office:value-type="float" office:value="46">
            <text:p>  46</text:p>
          </table:table-cell>
          <table:table-cell table:style-name="ce53" office:value-type="float" office:value="167">
            <text:p>  167</text:p>
          </table:table-cell>
          <table:table-cell table:style-name="ce53" office:value-type="float" office:value="35">
            <text:p>  35</text:p>
          </table:table-cell>
          <table:table-cell table:style-name="ce53" office:value-type="float" office:value="73">
            <text:p>  73</text:p>
          </table:table-cell>
          <table:table-cell table:style-name="ce53" office:value-type="float" office:value="26017">
            <text:p> 26 017</text:p>
          </table:table-cell>
          <table:table-cell table:style-name="ce53" office:value-type="float" office:value="65">
            <text:p>  65</text:p>
          </table:table-cell>
          <table:table-cell table:style-name="ce53" office:value-type="float" office:value="1126">
            <text:p> 1 126</text:p>
          </table:table-cell>
          <table:table-cell table:style-name="ce53" office:value-type="float" office:value="315">
            <text:p>  315</text:p>
          </table:table-cell>
          <table:table-cell table:style-name="ce54" table:formula="oooc:=SUM([.D28:.AD28])" office:value-type="string">
            <text:p> 34 201</text:p>
          </table:table-cell>
          <table:table-cell table:style-name="ce55" office:value-type="string">
            <text:p>ISIE</text:p>
          </table:table-cell>
          <table:table-cell table:style-name="ce56" table:formula="oooc:=IFERROR(([.J28]-[.AA28])/MIN([.J28];[.AA28]);&quot;&quot;)" office:value-type="string">
            <text:p>-677.09%</text:p>
          </table:table-cell>
        </table:table-row>
        <table:table-row table:style-name="ro4">
          <table:table-cell table:style-name="ce59" office:value-type="string">
            <text:p>TN.F1</text:p>
          </table:table-cell>
          <table:table-cell table:style-name="ce60" office:value-type="string">
            <text:p>France 1</text:p>
          </table:table-cell>
          <table:table-cell table:style-name="ce62" office:value-type="string">
            <text:p>فرنسا 1</text:p>
          </table:table-cell>
          <table:table-cell table:style-name="ce53" office:value-type="float" office:value="43">
            <text:p>  43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540">
            <text:p>  540</text:p>
          </table:table-cell>
          <table:table-cell table:style-name="ce53" office:value-type="float" office:value="382">
            <text:p>  382</text:p>
          </table:table-cell>
          <table:table-cell table:style-name="ce53" office:value-type="float" office:value="9">
            <text:p>  9</text:p>
          </table:table-cell>
          <table:table-cell table:style-name="ce53" office:value-type="float" office:value="54">
            <text:p>  54</text:p>
          </table:table-cell>
          <table:table-cell table:style-name="ce53" office:value-type="float" office:value="14811">
            <text:p> 14 811</text:p>
          </table:table-cell>
          <table:table-cell table:style-name="ce53" office:value-type="float" office:value="500">
            <text:p>  500</text:p>
          </table:table-cell>
          <table:table-cell table:style-name="ce53" office:value-type="float" office:value="10">
            <text:p>  10</text:p>
          </table:table-cell>
          <table:table-cell table:style-name="ce53" office:value-type="float" office:value="62">
            <text:p>  62</text:p>
          </table:table-cell>
          <table:table-cell table:style-name="ce53" office:value-type="float" office:value="191">
            <text:p>  191</text:p>
          </table:table-cell>
          <table:table-cell table:style-name="ce53" office:value-type="float" office:value="13">
            <text:p>  13</text:p>
          </table:table-cell>
          <table:table-cell table:style-name="ce53" office:value-type="float" office:value="622">
            <text:p>  622</text:p>
          </table:table-cell>
          <table:table-cell table:style-name="ce53" office:value-type="float" office:value="27">
            <text:p>  27</text:p>
          </table:table-cell>
          <table:table-cell table:style-name="ce53" office:value-type="float" office:value="9">
            <text:p>  9</text:p>
          </table:table-cell>
          <table:table-cell table:style-name="ce53" office:value-type="float" office:value="194">
            <text:p>  194</text:p>
          </table:table-cell>
          <table:table-cell table:style-name="ce53" office:value-type="float" office:value="14">
            <text:p>  14</text:p>
          </table:table-cell>
          <table:table-cell table:style-name="ce53" office:value-type="float" office:value="5">
            <text:p>  5</text:p>
          </table:table-cell>
          <table:table-cell table:style-name="ce53" office:value-type="float" office:value="31">
            <text:p>  31</text:p>
          </table:table-cell>
          <table:table-cell table:style-name="ce53" office:value-type="float" office:value="43">
            <text:p>  43</text:p>
          </table:table-cell>
          <table:table-cell table:style-name="ce53" office:value-type="float" office:value="380">
            <text:p>  380</text:p>
          </table:table-cell>
          <table:table-cell table:style-name="ce53" office:value-type="float" office:value="15">
            <text:p>  15</text:p>
          </table:table-cell>
          <table:table-cell table:style-name="ce53" office:value-type="float" office:value="131">
            <text:p>  131</text:p>
          </table:table-cell>
          <table:table-cell table:style-name="ce53" office:value-type="float" office:value="16563">
            <text:p> 16 563</text:p>
          </table:table-cell>
          <table:table-cell table:style-name="ce53" office:value-type="float" office:value="13">
            <text:p>  13</text:p>
          </table:table-cell>
          <table:table-cell table:style-name="ce53" office:value-type="float" office:value="486">
            <text:p>  486</text:p>
          </table:table-cell>
          <table:table-cell table:style-name="ce53" office:value-type="float" office:value="4345">
            <text:p> 4 345</text:p>
          </table:table-cell>
          <table:table-cell table:style-name="ce54" table:formula="oooc:=SUM([.D29:.AD29])" office:value-type="string">
            <text:p> 39 495</text:p>
          </table:table-cell>
          <table:table-cell table:style-name="ce55" office:value-type="string">
            <text:p>ISIE</text:p>
          </table:table-cell>
          <table:table-cell table:style-name="ce56" table:formula="oooc:=IFERROR(([.J29]-[.AA29])/MIN([.J29];[.AA29]);&quot;&quot;)" office:value-type="string">
            <text:p>-11.83%</text:p>
          </table:table-cell>
        </table:table-row>
        <table:table-row table:style-name="ro4">
          <table:table-cell table:style-name="ce48" office:value-type="string">
            <text:p>TN.F2</text:p>
          </table:table-cell>
          <table:table-cell table:style-name="ce49" office:value-type="string">
            <text:p>France 2</text:p>
          </table:table-cell>
          <table:table-cell table:style-name="ce50" office:value-type="string">
            <text:p>فرنسا 2</text:p>
          </table:table-cell>
          <table:table-cell table:style-name="ce53" office:value-type="float" office:value="76">
            <text:p>  76</text:p>
          </table:table-cell>
          <table:table-cell table:style-name="ce53" office:value-type="float" office:value="12">
            <text:p>  12</text:p>
          </table:table-cell>
          <table:table-cell table:style-name="ce53" office:value-type="float" office:value="320">
            <text:p>  320</text:p>
          </table:table-cell>
          <table:table-cell table:style-name="ce53" office:value-type="float" office:value="401">
            <text:p>  401</text:p>
          </table:table-cell>
          <table:table-cell table:style-name="ce53" office:value-type="float" office:value="21">
            <text:p>  21</text:p>
          </table:table-cell>
          <table:table-cell table:style-name="ce53" office:value-type="float" office:value="53">
            <text:p>  53</text:p>
          </table:table-cell>
          <table:table-cell table:style-name="ce53" office:value-type="float" office:value="13836">
            <text:p> 13 836</text:p>
          </table:table-cell>
          <table:table-cell table:style-name="ce53" office:value-type="float" office:value="514">
            <text:p>  514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64">
            <text:p>  64</text:p>
          </table:table-cell>
          <table:table-cell table:style-name="ce53" office:value-type="float" office:value="179">
            <text:p>  179</text:p>
          </table:table-cell>
          <table:table-cell table:style-name="ce53" office:value-type="float" office:value="16">
            <text:p>  16</text:p>
          </table:table-cell>
          <table:table-cell table:style-name="ce53" office:value-type="float" office:value="358">
            <text:p>  358</text:p>
          </table:table-cell>
          <table:table-cell table:style-name="ce53" office:value-type="float" office:value="34">
            <text:p>  34</text:p>
          </table:table-cell>
          <table:table-cell table:style-name="ce53" office:value-type="float" office:value="23">
            <text:p>  23</text:p>
          </table:table-cell>
          <table:table-cell table:style-name="ce53" office:value-type="float" office:value="65">
            <text:p>  65</text:p>
          </table:table-cell>
          <table:table-cell table:style-name="ce53" office:value-type="float" office:value="33">
            <text:p>  33</text:p>
          </table:table-cell>
          <table:table-cell table:style-name="ce53" office:value-type="float" office:value="16">
            <text:p>  16</text:p>
          </table:table-cell>
          <table:table-cell table:style-name="ce53" office:value-type="float" office:value="41">
            <text:p>  41</text:p>
          </table:table-cell>
          <table:table-cell table:style-name="ce53" office:value-type="float" office:value="28">
            <text:p>  28</text:p>
          </table:table-cell>
          <table:table-cell table:style-name="ce53" office:value-type="float" office:value="296">
            <text:p>  296</text:p>
          </table:table-cell>
          <table:table-cell table:style-name="ce53" office:value-type="float" office:value="25">
            <text:p>  25</text:p>
          </table:table-cell>
          <table:table-cell table:style-name="ce53" office:value-type="float" office:value="125">
            <text:p>  125</text:p>
          </table:table-cell>
          <table:table-cell table:style-name="ce53" office:value-type="float" office:value="11224">
            <text:p> 11 224</text:p>
          </table:table-cell>
          <table:table-cell table:style-name="ce53" office:value-type="float" office:value="17">
            <text:p>  17</text:p>
          </table:table-cell>
          <table:table-cell table:style-name="ce53" office:value-type="float" office:value="962">
            <text:p>  962</text:p>
          </table:table-cell>
          <table:table-cell table:style-name="ce53" office:value-type="float" office:value="2797">
            <text:p> 2 797</text:p>
          </table:table-cell>
          <table:table-cell table:style-name="ce54" table:formula="oooc:=SUM([.D30:.AD30])" office:value-type="string">
            <text:p> 31 592</text:p>
          </table:table-cell>
          <table:table-cell table:style-name="ce55" office:value-type="string">
            <text:p>ISIE</text:p>
          </table:table-cell>
          <table:table-cell table:style-name="ce56" table:formula="oooc:=IFERROR(([.J30]-[.AA30])/MIN([.J30];[.AA30]);&quot;&quot;)" office:value-type="string">
            <text:p>23.27%</text:p>
          </table:table-cell>
        </table:table-row>
        <table:table-row table:style-name="ro4">
          <table:table-cell table:style-name="ce48" office:value-type="string">
            <text:p>TN.AL</text:p>
          </table:table-cell>
          <table:table-cell table:style-name="ce49" office:value-type="string">
            <text:p>Allemagne</text:p>
          </table:table-cell>
          <table:table-cell table:style-name="ce50" office:value-type="string">
            <text:p>ألمانيا</text:p>
          </table:table-cell>
          <table:table-cell table:style-name="ce53" office:value-type="float" office:value="1">
            <text:p>  1</text:p>
          </table:table-cell>
          <table:table-cell table:style-name="ce53" office:value-type="float" office:value="1">
            <text:p>  1</text:p>
          </table:table-cell>
          <table:table-cell table:style-name="ce53" office:value-type="float" office:value="113">
            <text:p>  113</text:p>
          </table:table-cell>
          <table:table-cell table:style-name="ce53" office:value-type="float" office:value="99">
            <text:p>  99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5">
            <text:p>  5</text:p>
          </table:table-cell>
          <table:table-cell table:style-name="ce53" office:value-type="float" office:value="2067">
            <text:p> 2 067</text:p>
          </table:table-cell>
          <table:table-cell table:style-name="ce53" office:value-type="float" office:value="120">
            <text:p>  120</text:p>
          </table:table-cell>
          <table:table-cell table:style-name="ce53" office:value-type="float" office:value="4">
            <text:p>  4</text:p>
          </table:table-cell>
          <table:table-cell table:style-name="ce53" office:value-type="float" office:value="8">
            <text:p>  8</text:p>
          </table:table-cell>
          <table:table-cell table:style-name="ce53" office:value-type="float" office:value="40">
            <text:p>  40</text:p>
          </table:table-cell>
          <table:table-cell table:style-name="ce53" office:value-type="float" office:value="1">
            <text:p>  1</text:p>
          </table:table-cell>
          <table:table-cell table:style-name="ce53" office:value-type="float" office:value="90">
            <text:p>  90</text:p>
          </table:table-cell>
          <table:table-cell table:style-name="ce53" office:value-type="float" office:value="9">
            <text:p>  9</text:p>
          </table:table-cell>
          <table:table-cell table:style-name="ce53" office:value-type="float" office:value="6">
            <text:p>  6</text:p>
          </table:table-cell>
          <table:table-cell table:style-name="ce53" office:value-type="float" office:value="38">
            <text:p>  38</text:p>
          </table:table-cell>
          <table:table-cell table:style-name="ce53" office:value-type="float" office:value="4">
            <text:p>  4</text:p>
          </table:table-cell>
          <table:table-cell table:style-name="ce53" office:value-type="float" office:value="1">
            <text:p>  1</text:p>
          </table:table-cell>
          <table:table-cell table:style-name="ce53" office:value-type="float" office:value="7">
            <text:p>  7</text:p>
          </table:table-cell>
          <table:table-cell table:style-name="ce53" office:value-type="float" office:value="7">
            <text:p>  7</text:p>
          </table:table-cell>
          <table:table-cell table:style-name="ce53" office:value-type="float" office:value="50">
            <text:p>  50</text:p>
          </table:table-cell>
          <table:table-cell table:style-name="ce53" office:value-type="float" office:value="1">
            <text:p>  1</text:p>
          </table:table-cell>
          <table:table-cell table:style-name="ce53" office:value-type="float" office:value="20">
            <text:p>  20</text:p>
          </table:table-cell>
          <table:table-cell table:style-name="ce53" office:value-type="float" office:value="3308">
            <text:p> 3 308</text:p>
          </table:table-cell>
          <table:table-cell table:style-name="ce53" office:value-type="float" office:value="5">
            <text:p>  5</text:p>
          </table:table-cell>
          <table:table-cell table:style-name="ce53" office:value-type="float" office:value="161">
            <text:p>  161</text:p>
          </table:table-cell>
          <table:table-cell table:style-name="ce53" office:value-type="float" office:value="850">
            <text:p>  850</text:p>
          </table:table-cell>
          <table:table-cell table:style-name="ce54" table:formula="oooc:=SUM([.D31:.AD31])" office:value-type="string">
            <text:p> 7 018</text:p>
          </table:table-cell>
          <table:table-cell table:style-name="ce55" office:value-type="string">
            <text:p>ISIE</text:p>
          </table:table-cell>
          <table:table-cell table:style-name="ce56" table:formula="oooc:=IFERROR(([.J31]-[.AA31])/MIN([.J31];[.AA31]);&quot;&quot;)" office:value-type="string">
            <text:p>-60.04%</text:p>
          </table:table-cell>
        </table:table-row>
        <table:table-row table:style-name="ro4">
          <table:table-cell table:style-name="ce48" office:value-type="string">
            <text:p>TN.IT</text:p>
          </table:table-cell>
          <table:table-cell table:style-name="ce49" office:value-type="string">
            <text:p>Italie</text:p>
          </table:table-cell>
          <table:table-cell table:style-name="ce50" office:value-type="string">
            <text:p>إيطاليا</text:p>
          </table:table-cell>
          <table:table-cell table:style-name="ce53" office:value-type="float" office:value="13">
            <text:p>  13</text:p>
          </table:table-cell>
          <table:table-cell table:style-name="ce53" office:value-type="float" office:value="3">
            <text:p>  3</text:p>
          </table:table-cell>
          <table:table-cell table:style-name="ce53" office:value-type="float" office:value="58">
            <text:p>  58</text:p>
          </table:table-cell>
          <table:table-cell table:style-name="ce53" office:value-type="float" office:value="53">
            <text:p>  53</text:p>
          </table:table-cell>
          <table:table-cell table:style-name="ce53" office:value-type="float" office:value="3">
            <text:p>  3</text:p>
          </table:table-cell>
          <table:table-cell table:style-name="ce53" office:value-type="float" office:value="5">
            <text:p>  5</text:p>
          </table:table-cell>
          <table:table-cell table:style-name="ce53" office:value-type="float" office:value="1956">
            <text:p> 1 956</text:p>
          </table:table-cell>
          <table:table-cell table:style-name="ce53" office:value-type="float" office:value="247">
            <text:p>  247</text:p>
          </table:table-cell>
          <table:table-cell table:style-name="ce53" office:value-type="float" office:value="8">
            <text:p>  8</text:p>
          </table:table-cell>
          <table:table-cell table:style-name="ce53" office:value-type="float" office:value="15">
            <text:p>  15</text:p>
          </table:table-cell>
          <table:table-cell table:style-name="ce53" office:value-type="float" office:value="56">
            <text:p>  56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91">
            <text:p>  91</text:p>
          </table:table-cell>
          <table:table-cell table:style-name="ce53" office:value-type="float" office:value="7">
            <text:p>  7</text:p>
          </table:table-cell>
          <table:table-cell table:style-name="ce53" office:value-type="float" office:value="5">
            <text:p>  5</text:p>
          </table:table-cell>
          <table:table-cell table:style-name="ce53" office:value-type="float" office:value="45">
            <text:p>  45</text:p>
          </table:table-cell>
          <table:table-cell table:style-name="ce53" office:value-type="float" office:value="7">
            <text:p>  7</text:p>
          </table:table-cell>
          <table:table-cell table:style-name="ce53" office:value-type="float" office:value="1">
            <text:p>  1</text:p>
          </table:table-cell>
          <table:table-cell table:style-name="ce53" office:value-type="float" office:value="16">
            <text:p>  16</text:p>
          </table:table-cell>
          <table:table-cell table:style-name="ce53" office:value-type="float" office:value="16">
            <text:p>  16</text:p>
          </table:table-cell>
          <table:table-cell table:style-name="ce53" office:value-type="float" office:value="60">
            <text:p>  60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24">
            <text:p>  24</text:p>
          </table:table-cell>
          <table:table-cell table:style-name="ce53" office:value-type="float" office:value="3127">
            <text:p> 3 127</text:p>
          </table:table-cell>
          <table:table-cell table:style-name="ce53" office:value-type="float" office:value="35">
            <text:p>  35</text:p>
          </table:table-cell>
          <table:table-cell table:style-name="ce53" office:value-type="float" office:value="411">
            <text:p>  411</text:p>
          </table:table-cell>
          <table:table-cell table:style-name="ce53" office:value-type="float" office:value="531">
            <text:p>  531</text:p>
          </table:table-cell>
          <table:table-cell table:style-name="ce54" table:formula="oooc:=SUM([.D32:.AD32])" office:value-type="string">
            <text:p> 6 797</text:p>
          </table:table-cell>
          <table:table-cell table:style-name="ce55" office:value-type="string">
            <text:p>ISIE</text:p>
          </table:table-cell>
          <table:table-cell table:style-name="ce56" table:formula="oooc:=IFERROR(([.J32]-[.AA32])/MIN([.J32];[.AA32]);&quot;&quot;)" office:value-type="string">
            <text:p>-59.87%</text:p>
          </table:table-cell>
        </table:table-row>
        <table:table-row table:style-name="ro6">
          <table:table-cell table:style-name="ce48" office:value-type="string">
            <text:p>TN.AR</text:p>
          </table:table-cell>
          <table:table-cell table:style-name="ce51" office:value-type="string">
            <text:p>Pays Arabes et reste du monde</text:p>
          </table:table-cell>
          <table:table-cell table:style-name="ce50" office:value-type="string">
            <text:p>الدول العربية و بقية العالم</text:p>
          </table:table-cell>
          <table:table-cell table:style-name="ce53" office:value-type="float" office:value="12">
            <text:p>  12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136">
            <text:p>  136</text:p>
          </table:table-cell>
          <table:table-cell table:style-name="ce53" office:value-type="float" office:value="134">
            <text:p>  134</text:p>
          </table:table-cell>
          <table:table-cell table:style-name="ce53" office:value-type="float" office:value="6">
            <text:p>  6</text:p>
          </table:table-cell>
          <table:table-cell table:style-name="ce53" office:value-type="float" office:value="13">
            <text:p>  13</text:p>
          </table:table-cell>
          <table:table-cell table:style-name="ce53" office:value-type="float" office:value="4199">
            <text:p> 4 199</text:p>
          </table:table-cell>
          <table:table-cell table:style-name="ce53" office:value-type="float" office:value="342">
            <text:p>  342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22">
            <text:p>  22</text:p>
          </table:table-cell>
          <table:table-cell table:style-name="ce53" office:value-type="float" office:value="88">
            <text:p>  88</text:p>
          </table:table-cell>
          <table:table-cell table:style-name="ce53" office:value-type="float" office:value="3">
            <text:p>  3</text:p>
          </table:table-cell>
          <table:table-cell table:style-name="ce53" office:value-type="float" office:value="212">
            <text:p>  212</text:p>
          </table:table-cell>
          <table:table-cell table:style-name="ce53" office:value-type="float" office:value="19">
            <text:p>  19</text:p>
          </table:table-cell>
          <table:table-cell table:style-name="ce53" office:value-type="float" office:value="5">
            <text:p>  5</text:p>
          </table:table-cell>
          <table:table-cell table:style-name="ce53" office:value-type="float" office:value="61">
            <text:p>  61</text:p>
          </table:table-cell>
          <table:table-cell table:style-name="ce53" office:value-type="float" office:value="7">
            <text:p>  7</text:p>
          </table:table-cell>
          <table:table-cell table:style-name="ce53" office:value-type="float" office:value="0">
            <text:p>  </text:p>
          </table:table-cell>
          <table:table-cell table:style-name="ce53" office:value-type="float" office:value="6">
            <text:p>  6</text:p>
          </table:table-cell>
          <table:table-cell table:style-name="ce53" office:value-type="float" office:value="8">
            <text:p>  8</text:p>
          </table:table-cell>
          <table:table-cell table:style-name="ce53" office:value-type="float" office:value="92">
            <text:p>  92</text:p>
          </table:table-cell>
          <table:table-cell table:style-name="ce53" office:value-type="float" office:value="4">
            <text:p>  4</text:p>
          </table:table-cell>
          <table:table-cell table:style-name="ce53" office:value-type="float" office:value="58">
            <text:p>  58</text:p>
          </table:table-cell>
          <table:table-cell table:style-name="ce53" office:value-type="float" office:value="5817">
            <text:p> 5 817</text:p>
          </table:table-cell>
          <table:table-cell table:style-name="ce53" office:value-type="float" office:value="4">
            <text:p>  4</text:p>
          </table:table-cell>
          <table:table-cell table:style-name="ce53" office:value-type="float" office:value="236">
            <text:p>  236</text:p>
          </table:table-cell>
          <table:table-cell table:style-name="ce53" office:value-type="float" office:value="1055">
            <text:p> 1 055</text:p>
          </table:table-cell>
          <table:table-cell table:style-name="ce54" table:formula="oooc:=SUM([.D33:.AD33])" office:value-type="string">
            <text:p> 12 543</text:p>
          </table:table-cell>
          <table:table-cell table:style-name="ce55" office:value-type="string">
            <text:p>ISIE</text:p>
          </table:table-cell>
          <table:table-cell table:style-name="ce56" table:formula="oooc:=IFERROR(([.J33]-[.AA33])/MIN([.J33];[.AA33]);&quot;&quot;)" office:value-type="string">
            <text:p>-38.53%</text:p>
          </table:table-cell>
        </table:table-row>
        <table:table-row table:style-name="ro7">
          <table:table-cell table:style-name="ce48" office:value-type="string">
            <text:p>TN.AM</text:p>
          </table:table-cell>
          <table:table-cell table:style-name="ce49" office:value-type="string">
            <text:p>Amérique et reste de l'Europe</text:p>
          </table:table-cell>
          <table:table-cell table:style-name="ce50" office:value-type="string">
            <text:p>الأمريكتين وبقية أوروبا</text:p>
          </table:table-cell>
          <table:table-cell table:style-name="ce53" office:value-type="float" office:value="8">
            <text:p>  8</text:p>
          </table:table-cell>
          <table:table-cell table:style-name="ce53" office:value-type="float" office:value="4">
            <text:p>  4</text:p>
          </table:table-cell>
          <table:table-cell table:style-name="ce53" office:value-type="float" office:value="255">
            <text:p>  255</text:p>
          </table:table-cell>
          <table:table-cell table:style-name="ce53" office:value-type="float" office:value="172">
            <text:p>  172</text:p>
          </table:table-cell>
          <table:table-cell table:style-name="ce53" office:value-type="float" office:value="2">
            <text:p>  2</text:p>
          </table:table-cell>
          <table:table-cell table:style-name="ce53" office:value-type="float" office:value="14">
            <text:p>  14</text:p>
          </table:table-cell>
          <table:table-cell table:style-name="ce53" office:value-type="float" office:value="5730">
            <text:p> 5 730</text:p>
          </table:table-cell>
          <table:table-cell table:style-name="ce53" office:value-type="float" office:value="282">
            <text:p>  282</text:p>
          </table:table-cell>
          <table:table-cell table:style-name="ce53" office:value-type="float" office:value="7">
            <text:p>  7</text:p>
          </table:table-cell>
          <table:table-cell table:style-name="ce53" office:value-type="float" office:value="30">
            <text:p>  30</text:p>
          </table:table-cell>
          <table:table-cell table:style-name="ce53" office:value-type="float" office:value="97">
            <text:p>  97</text:p>
          </table:table-cell>
          <table:table-cell table:style-name="ce53" office:value-type="float" office:value="0">
            <text:p>  </text:p>
          </table:table-cell>
          <table:table-cell table:style-name="ce53" office:value-type="float" office:value="202">
            <text:p>  202</text:p>
          </table:table-cell>
          <table:table-cell table:style-name="ce53" office:value-type="float" office:value="19">
            <text:p>  19</text:p>
          </table:table-cell>
          <table:table-cell table:style-name="ce53" office:value-type="float" office:value="6">
            <text:p>  6</text:p>
          </table:table-cell>
          <table:table-cell table:style-name="ce53" office:value-type="float" office:value="60">
            <text:p>  60</text:p>
          </table:table-cell>
          <table:table-cell table:style-name="ce53" office:value-type="float" office:value="11">
            <text:p>  11</text:p>
          </table:table-cell>
          <table:table-cell table:style-name="ce53" office:value-type="float" office:value="3">
            <text:p>  3</text:p>
          </table:table-cell>
          <table:table-cell table:style-name="ce53" office:value-type="float" office:value="4">
            <text:p>  4</text:p>
          </table:table-cell>
          <table:table-cell table:style-name="ce53" office:value-type="float" office:value="19">
            <text:p>  19</text:p>
          </table:table-cell>
          <table:table-cell table:style-name="ce53" office:value-type="float" office:value="95">
            <text:p>  95</text:p>
          </table:table-cell>
          <table:table-cell table:style-name="ce53" office:value-type="float" office:value="3">
            <text:p>  3</text:p>
          </table:table-cell>
          <table:table-cell table:style-name="ce53" office:value-type="float" office:value="66">
            <text:p>  66</text:p>
          </table:table-cell>
          <table:table-cell table:style-name="ce53" office:value-type="float" office:value="6440">
            <text:p> 6 440</text:p>
          </table:table-cell>
          <table:table-cell table:style-name="ce53" office:value-type="float" office:value="9">
            <text:p>  9</text:p>
          </table:table-cell>
          <table:table-cell table:style-name="ce53" office:value-type="float" office:value="240">
            <text:p>  240</text:p>
          </table:table-cell>
          <table:table-cell table:style-name="ce53" office:value-type="float" office:value="1854">
            <text:p> 1 854</text:p>
          </table:table-cell>
          <table:table-cell table:style-name="ce54" table:formula="oooc:=SUM([.D34:.AD34])" office:value-type="string">
            <text:p> 15 632</text:p>
          </table:table-cell>
          <table:table-cell table:style-name="ce55" office:value-type="string">
            <text:p>ISIE</text:p>
          </table:table-cell>
          <table:table-cell table:style-name="ce56" table:formula="oooc:=IFERROR(([.J34]-[.AA34])/MIN([.J34];[.AA34]);&quot;&quot;)" office:value-type="string">
            <text:p>-12.39%</text:p>
          </table:table-cell>
        </table:table-row>
        <table:table-row table:style-name="ro4">
          <table:table-cell table:style-name="ce73"/>
          <table:table-cell table:style-name="ce49" office:value-type="string">
            <text:p>TOTAL</text:p>
          </table:table-cell>
          <table:table-cell table:style-name="ce50" office:value-type="string">
            <text:p>المجموع</text:p>
          </table:table-cell>
          <table:table-cell table:style-name="ce74" table:formula="oooc:=SUM([.D2:.D34])" office:value-type="string">
            <text:p> 6 426</text:p>
          </table:table-cell>
          <table:table-cell table:style-name="ce74" table:formula="oooc:=SUM([.E2:.E34])" office:value-type="string">
            <text:p> 2 701</text:p>
          </table:table-cell>
          <table:table-cell table:style-name="ce74" table:formula="oooc:=SUM([.F2:.F34])" office:value-type="string">
            <text:p> 18 287</text:p>
          </table:table-cell>
          <table:table-cell table:style-name="ce74" table:formula="oooc:=SUM([.G2:.G34])" office:value-type="string">
            <text:p> 41 614</text:p>
          </table:table-cell>
          <table:table-cell table:style-name="ce74" table:formula="oooc:=SUM([.H2:.H34])" office:value-type="string">
            <text:p> 5 245</text:p>
          </table:table-cell>
          <table:table-cell table:style-name="ce74" table:formula="oooc:=SUM([.I2:.I34])" office:value-type="string">
            <text:p> 10 077</text:p>
          </table:table-cell>
          <table:table-cell table:style-name="ce74" table:formula="oooc:=SUM([.J2:.J34])" office:value-type="string">
            <text:p>1 289 384</text:p>
          </table:table-cell>
          <table:table-cell table:style-name="ce74" table:formula="oooc:=SUM([.K2:.K34])" office:value-type="string">
            <text:p> 181 407</text:p>
          </table:table-cell>
          <table:table-cell table:style-name="ce74" table:formula="oooc:=SUM([.L2:.L34])" office:value-type="string">
            <text:p> 6 486</text:p>
          </table:table-cell>
          <table:table-cell table:style-name="ce74" table:formula="oooc:=SUM([.M2:.M34])" office:value-type="string">
            <text:p> 6 723</text:p>
          </table:table-cell>
          <table:table-cell table:style-name="ce74" table:formula="oooc:=SUM([.N2:.N34])" office:value-type="string">
            <text:p> 26 073</text:p>
          </table:table-cell>
          <table:table-cell table:style-name="ce74" table:formula="oooc:=SUM([.O2:.O34])" office:value-type="string">
            <text:p> 3 118</text:p>
          </table:table-cell>
          <table:table-cell table:style-name="ce74" table:formula="oooc:=SUM([.P2:.P34])" office:value-type="string">
            <text:p> 34 025</text:p>
          </table:table-cell>
          <table:table-cell table:style-name="ce74" table:formula="oooc:=SUM([.Q2:.Q34])" office:value-type="string">
            <text:p> 5 737</text:p>
          </table:table-cell>
          <table:table-cell table:style-name="ce74" table:formula="oooc:=SUM([.R2:.R34])" office:value-type="string">
            <text:p> 4 699</text:p>
          </table:table-cell>
          <table:table-cell table:style-name="ce74" table:formula="oooc:=SUM([.S2:.S34])" office:value-type="string">
            <text:p> 17 506</text:p>
          </table:table-cell>
          <table:table-cell table:style-name="ce74" table:formula="oooc:=SUM([.T2:.T34])" office:value-type="string">
            <text:p> 5 593</text:p>
          </table:table-cell>
          <table:table-cell table:style-name="ce74" table:formula="oooc:=SUM([.U2:.U34])" office:value-type="string">
            <text:p> 4 286</text:p>
          </table:table-cell>
          <table:table-cell table:style-name="ce74" table:formula="oooc:=SUM([.V2:.V34])" office:value-type="string">
            <text:p> 3 551</text:p>
          </table:table-cell>
          <table:table-cell table:style-name="ce74" table:formula="oooc:=SUM([.W2:.W34])" office:value-type="string">
            <text:p> 5 377</text:p>
          </table:table-cell>
          <table:table-cell table:style-name="ce74" table:formula="oooc:=SUM([.X2:.X34])" office:value-type="string">
            <text:p> 21 989</text:p>
          </table:table-cell>
          <table:table-cell table:style-name="ce74" table:formula="oooc:=SUM([.Y2:.Y34])" office:value-type="string">
            <text:p> 2 181</text:p>
          </table:table-cell>
          <table:table-cell table:style-name="ce74" table:formula="oooc:=SUM([.Z2:.Z34])" office:value-type="string">
            <text:p> 24 160</text:p>
          </table:table-cell>
          <table:table-cell table:style-name="ce74" table:formula="oooc:=SUM([.AA2:.AA34])" office:value-type="string">
            <text:p>1 092 418</text:p>
          </table:table-cell>
          <table:table-cell table:style-name="ce74" table:formula="oooc:=SUM([.AB2:.AB34])" office:value-type="string">
            <text:p> 5 054</text:p>
          </table:table-cell>
          <table:table-cell table:style-name="ce74" table:formula="oooc:=SUM([.AC2:.AC34])" office:value-type="string">
            <text:p> 187 923</text:p>
          </table:table-cell>
          <table:table-cell table:style-name="ce74" table:formula="oooc:=SUM([.AD2:.AD34])" office:value-type="string">
            <text:p> 255 529</text:p>
          </table:table-cell>
          <table:table-cell table:style-name="ce74" table:formula="oooc:=SUM([.D35:.AD35])" office:value-type="string">
            <text:p>3 267 569</text:p>
          </table:table-cell>
          <table:table-cell table:style-name="ce75"/>
          <table:table-cell table:style-name="ce56" table:formula="oooc:=IFERROR(([.J35]-[.AA35])/MIN([.J35];[.AA35]);&quot;&quot;)" office:value-type="string">
            <text:p>18.03%</text:p>
          </table:table-cell>
        </table:table-row>
        <table:table-row table:style-name="ro4">
          <table:table-cell table:style-name="ce76"/>
          <table:table-cell table:style-name="ce51" office:value-type="string">
            <text:p>% des voix</text:p>
          </table:table-cell>
          <table:table-cell table:style-name="ce51"/>
          <table:table-cell table:style-name="ce77" table:formula="oooc:=IFERROR([.D35]/[.$AE$35];&quot;&quot;)" office:value-type="string">
            <text:p>0.20%</text:p>
          </table:table-cell>
          <table:table-cell table:style-name="ce77" table:formula="oooc:=IFERROR([.E35]/[.$AE$35];&quot;&quot;)" office:value-type="string">
            <text:p>0.08%</text:p>
          </table:table-cell>
          <table:table-cell table:style-name="ce77" table:formula="oooc:=IFERROR([.F35]/[.$AE$35];&quot;&quot;)" office:value-type="string">
            <text:p>0.56%</text:p>
          </table:table-cell>
          <table:table-cell table:style-name="ce77" table:formula="oooc:=IFERROR([.G35]/[.$AE$35];&quot;&quot;)" office:value-type="string">
            <text:p>1.27%</text:p>
          </table:table-cell>
          <table:table-cell table:style-name="ce77" table:formula="oooc:=IFERROR([.H35]/[.$AE$35];&quot;&quot;)" office:value-type="string">
            <text:p>0.16%</text:p>
          </table:table-cell>
          <table:table-cell table:style-name="ce77" table:formula="oooc:=IFERROR([.I35]/[.$AE$35];&quot;&quot;)" office:value-type="string">
            <text:p>0.31%</text:p>
          </table:table-cell>
          <table:table-cell table:style-name="ce77" table:formula="oooc:=IFERROR([.J35]/[.$AE$35];&quot;&quot;)" office:value-type="string">
            <text:p>39.46%</text:p>
          </table:table-cell>
          <table:table-cell table:style-name="ce77" table:formula="oooc:=IFERROR([.K35]/[.$AE$35];&quot;&quot;)" office:value-type="string">
            <text:p>5.55%</text:p>
          </table:table-cell>
          <table:table-cell table:style-name="ce77" table:formula="oooc:=IFERROR([.L35]/[.$AE$35];&quot;&quot;)" office:value-type="string">
            <text:p>0.20%</text:p>
          </table:table-cell>
          <table:table-cell table:style-name="ce77" table:formula="oooc:=IFERROR([.M35]/[.$AE$35];&quot;&quot;)" office:value-type="string">
            <text:p>0.21%</text:p>
          </table:table-cell>
          <table:table-cell table:style-name="ce77" table:formula="oooc:=IFERROR([.N35]/[.$AE$35];&quot;&quot;)" office:value-type="string">
            <text:p>0.80%</text:p>
          </table:table-cell>
          <table:table-cell table:style-name="ce77" table:formula="oooc:=IFERROR([.O35]/[.$AE$35];&quot;&quot;)" office:value-type="string">
            <text:p>0.10%</text:p>
          </table:table-cell>
          <table:table-cell table:style-name="ce77" table:formula="oooc:=IFERROR([.P35]/[.$AE$35];&quot;&quot;)" office:value-type="string">
            <text:p>1.04%</text:p>
          </table:table-cell>
          <table:table-cell table:style-name="ce77" table:formula="oooc:=IFERROR([.Q35]/[.$AE$35];&quot;&quot;)" office:value-type="string">
            <text:p>0.18%</text:p>
          </table:table-cell>
          <table:table-cell table:style-name="ce77" table:formula="oooc:=IFERROR([.R35]/[.$AE$35];&quot;&quot;)" office:value-type="string">
            <text:p>0.14%</text:p>
          </table:table-cell>
          <table:table-cell table:style-name="ce77" table:formula="oooc:=IFERROR([.S35]/[.$AE$35];&quot;&quot;)" office:value-type="string">
            <text:p>0.54%</text:p>
          </table:table-cell>
          <table:table-cell table:style-name="ce77" table:formula="oooc:=IFERROR([.T35]/[.$AE$35];&quot;&quot;)" office:value-type="string">
            <text:p>0.17%</text:p>
          </table:table-cell>
          <table:table-cell table:style-name="ce77" table:formula="oooc:=IFERROR([.U35]/[.$AE$35];&quot;&quot;)" office:value-type="string">
            <text:p>0.13%</text:p>
          </table:table-cell>
          <table:table-cell table:style-name="ce77" table:formula="oooc:=IFERROR([.V35]/[.$AE$35];&quot;&quot;)" office:value-type="string">
            <text:p>0.11%</text:p>
          </table:table-cell>
          <table:table-cell table:style-name="ce77" table:formula="oooc:=IFERROR([.W35]/[.$AE$35];&quot;&quot;)" office:value-type="string">
            <text:p>0.16%</text:p>
          </table:table-cell>
          <table:table-cell table:style-name="ce77" table:formula="oooc:=IFERROR([.X35]/[.$AE$35];&quot;&quot;)" office:value-type="string">
            <text:p>0.67%</text:p>
          </table:table-cell>
          <table:table-cell table:style-name="ce77" table:formula="oooc:=IFERROR([.Y35]/[.$AE$35];&quot;&quot;)" office:value-type="string">
            <text:p>0.07%</text:p>
          </table:table-cell>
          <table:table-cell table:style-name="ce77" table:formula="oooc:=IFERROR([.Z35]/[.$AE$35];&quot;&quot;)" office:value-type="string">
            <text:p>0.74%</text:p>
          </table:table-cell>
          <table:table-cell table:style-name="ce77" table:formula="oooc:=IFERROR([.AA35]/[.$AE$35];&quot;&quot;)" office:value-type="string">
            <text:p>33.43%</text:p>
          </table:table-cell>
          <table:table-cell table:style-name="ce77" table:formula="oooc:=IFERROR([.AB35]/[.$AE$35];&quot;&quot;)" office:value-type="string">
            <text:p>0.15%</text:p>
          </table:table-cell>
          <table:table-cell table:style-name="ce77" table:formula="oooc:=IFERROR([.AC35]/[.$AE$35];&quot;&quot;)" office:value-type="string">
            <text:p>5.75%</text:p>
          </table:table-cell>
          <table:table-cell table:style-name="ce77" table:formula="oooc:=IFERROR([.AD35]/[.$AE$35];&quot;&quot;)" office:value-type="string">
            <text:p>7.82%</text:p>
          </table:table-cell>
          <table:table-cell table:style-name="ce77" table:formula="oooc:=IFERROR([.AE35]/[.$AE$35];&quot;&quot;)" office:value-type="string">
            <text:p>100.00%</text:p>
          </table:table-cell>
          <table:table-cell table:number-columns-repeated="2" table:style-name="ce75"/>
        </table:table-row>
      </table:table>
      <table:table table:name="% des suffrages par candidat et" table:style-name="ta3" table:print="false">
        <office:forms form:automatic-focus="false" form:apply-design-mode="false"/>
        <table:table-column table:style-name="co11" table:default-cell-style-name="ce15"/>
        <table:table-column table:style-name="co32" table:default-cell-style-name="ce15"/>
        <table:table-column table:style-name="co3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0" table:default-cell-style-name="ce15"/>
        <table:table-column table:style-name="co19" table:number-columns-repeated="2" table:default-cell-style-name="ce15"/>
        <table:table-column table:style-name="co34" table:default-cell-style-name="ce15"/>
        <table:table-column table:style-name="co35" table:default-cell-style-name="ce15"/>
        <table:table-column table:style-name="co18" table:default-cell-style-name="ce15"/>
        <table:table-column table:style-name="co34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number-columns-repeated="2" table:default-cell-style-name="ce15"/>
        <table:table-column table:style-name="co24" table:default-cell-style-name="ce15"/>
        <table:table-column table:style-name="co14" table:default-cell-style-name="ce15"/>
        <table:table-column table:style-name="co25" table:default-cell-style-name="ce15"/>
        <table:table-column table:style-name="co26" table:default-cell-style-name="ce15"/>
        <table:table-column table:style-name="co24" table:default-cell-style-name="ce15"/>
        <table:table-column table:style-name="co27" table:default-cell-style-name="ce15"/>
        <table:table-column table:style-name="co28" table:default-cell-style-name="ce15"/>
        <table:table-column table:style-name="co21" table:default-cell-style-name="ce15"/>
        <table:table-column table:style-name="co14" table:number-columns-repeated="2" table:default-cell-style-name="ce15"/>
        <table:table-column table:style-name="co22" table:default-cell-style-name="ce15"/>
        <table:table-column table:style-name="co8" table:default-cell-style-name="ce15"/>
        <table:table-column table:style-name="co36" table:default-cell-style-name="ce15"/>
        <table:table-column table:style-name="co31" table:default-cell-style-name="ce15" table:number-columns-repeated="224"/>
        <table:table-row table:style-name="ro5">
          <table:table-cell table:style-name="ce45" office:value-type="string">
            <text:p>CODE</text:p>
          </table:table-cell>
          <table:table-cell table:style-name="ce46" office:value-type="string">
            <text:p>name_fr</text:p>
          </table:table-cell>
          <table:table-cell table:style-name="ce46" office:value-type="string">
            <text:p>name_ar</text:p>
          </table:table-cell>
          <table:table-cell table:style-name="ce32" office:value-type="string">
            <text:p>1 - Larbi Nasra</text:p>
          </table:table-cell>
          <table:table-cell table:style-name="ce32" office:value-type="string">
            <text:p>2 - Abderrahim Zouari</text:p>
          </table:table-cell>
          <table:table-cell table:style-name="ce32" office:value-type="string">
            <text:p>3 - Kalthoum Kannou</text:p>
          </table:table-cell>
          <table:table-cell table:style-name="ce32" office:value-type="string">
            <text:p>4 - Kamel Morjane</text:p>
          </table:table-cell>
          <table:table-cell table:style-name="ce32" office:value-type="string">
            <text:p>5 - Salem Chaïbi</text:p>
          </table:table-cell>
          <table:table-cell table:style-name="ce32" office:value-type="string">
            <text:p>6 - Abderrazak Kilani</text:p>
          </table:table-cell>
          <table:table-cell table:style-name="ce32" office:value-type="string">
            <text:p>7 - Béji Caïd Essebsi</text:p>
          </table:table-cell>
          <table:table-cell table:style-name="ce32" office:value-type="string">
            <text:p>8 - Slim Riahi</text:p>
          </table:table-cell>
          <table:table-cell table:style-name="ce32" office:value-type="string">
            <text:p>9 - Abdelkader Labbaoui</text:p>
          </table:table-cell>
          <table:table-cell table:style-name="ce32" office:value-type="string">
            <text:p>10 - Mustapha Kamel Nabli</text:p>
          </table:table-cell>
          <table:table-cell table:style-name="ce32" office:value-type="string">
            <text:p>11 - Safi Saïd</text:p>
          </table:table-cell>
          <table:table-cell table:style-name="ce32" office:value-type="string">
            <text:p>12 - Yassine Chennoufi</text:p>
          </table:table-cell>
          <table:table-cell table:style-name="ce32" office:value-type="string">
            <text:p>13 - Ahmed Néjib Chebbi</text:p>
          </table:table-cell>
          <table:table-cell table:style-name="ce32" office:value-type="string">
            <text:p>14 - Hamouda Ben Slama</text:p>
          </table:table-cell>
          <table:table-cell table:style-name="ce32" office:value-type="string">
            <text:p>15 - Ali Chourabi</text:p>
          </table:table-cell>
          <table:table-cell table:style-name="ce32" office:value-type="string">
            <text:p>16 - Mohamed Frikha</text:p>
          </table:table-cell>
          <table:table-cell table:style-name="ce32" office:value-type="string">
            <text:p>17 - Mohamed Ben Mabrouk Hamdi</text:p>
          </table:table-cell>
          <table:table-cell table:style-name="ce32" office:value-type="string">
            <text:p>18 - Mokhtar Mejri</text:p>
          </table:table-cell>
          <table:table-cell table:style-name="ce32" office:value-type="string">
            <text:p>19 - Abderraouf Ayadi</text:p>
          </table:table-cell>
          <table:table-cell table:style-name="ce32" office:value-type="string">
            <text:p>20 - Mehrez Boussayene</text:p>
          </table:table-cell>
          <table:table-cell table:style-name="ce32" office:value-type="string">
            <text:p>21 - Mustapha Ben Jaafar</text:p>
          </table:table-cell>
          <table:table-cell table:style-name="ce32" office:value-type="string">
            <text:p>22 - Noureddine Hached</text:p>
          </table:table-cell>
          <table:table-cell table:style-name="ce32" office:value-type="string">
            <text:p>23 - Mondher Zenaidi</text:p>
          </table:table-cell>
          <table:table-cell table:style-name="ce32" office:value-type="string">
            <text:p>24 - Moncef Marzouki</text:p>
          </table:table-cell>
          <table:table-cell table:style-name="ce32" office:value-type="string">
            <text:p>25 - Samir Abdelli</text:p>
          </table:table-cell>
          <table:table-cell table:style-name="ce32" office:value-type="string">
            <text:p>26 - Hechmi Hamdi</text:p>
          </table:table-cell>
          <table:table-cell table:style-name="ce32" office:value-type="string">
            <text:p>27 - Hamma Hammami</text:p>
          </table:table-cell>
          <table:table-cell table:style-name="ce47" office:value-type="string">
            <text:p>TOTAL</text:p>
          </table:table-cell>
          <table:table-cell table:style-name="ce32" office:value-type="string">
            <text:p>Commentaire</text:p>
          </table:table-cell>
        </table:table-row>
        <table:table-row table:style-name="ro8">
          <table:table-cell table:style-name="ce48" office:value-type="string">
            <text:p>TN.SZ</text:p>
          </table:table-cell>
          <table:table-cell table:style-name="ce49" office:value-type="string">
            <text:p>Sidi Bouzid</text:p>
          </table:table-cell>
          <table:table-cell table:style-name="ce50" office:value-type="string">
            <text:p>سيدي بوزيد</text:p>
          </table:table-cell>
          <table:table-cell table:style-name="ce52" table:formula="oooc:=IFERROR(['Suffrages par candidat et circo'.D17]/['Suffrages par candidat et circo'.$AE$17];&quot;&quot;)" office:value-type="string">
            <text:p>0.16%</text:p>
          </table:table-cell>
          <table:table-cell table:style-name="ce52" table:formula="oooc:=IFERROR(['Suffrages par candidat et circo'.E17]/['Suffrages par candidat et circo'.$AE$17];&quot;&quot;)" office:value-type="string">
            <text:p>0.08%</text:p>
          </table:table-cell>
          <table:table-cell table:style-name="ce52" table:formula="oooc:=IFERROR(['Suffrages par candidat et circo'.F17]/['Suffrages par candidat et circo'.$AE$17];&quot;&quot;)" office:value-type="string">
            <text:p>0.17%</text:p>
          </table:table-cell>
          <table:table-cell table:style-name="ce52" table:formula="oooc:=IFERROR(['Suffrages par candidat et circo'.G17]/['Suffrages par candidat et circo'.$AE$17];&quot;&quot;)" office:value-type="string">
            <text:p>0.23%</text:p>
          </table:table-cell>
          <table:table-cell table:style-name="ce52" table:formula="oooc:=IFERROR(['Suffrages par candidat et circo'.H17]/['Suffrages par candidat et circo'.$AE$17];&quot;&quot;)" office:value-type="string">
            <text:p>0.24%</text:p>
          </table:table-cell>
          <table:table-cell table:style-name="ce52" table:formula="oooc:=IFERROR(['Suffrages par candidat et circo'.I17]/['Suffrages par candidat et circo'.$AE$17];&quot;&quot;)" office:value-type="string">
            <text:p>1.39%</text:p>
          </table:table-cell>
          <table:table-cell table:style-name="ce52" table:formula="oooc:=IFERROR(['Suffrages par candidat et circo'.J17]/['Suffrages par candidat et circo'.$AE$17];&quot;&quot;)" office:value-type="string">
            <text:p>18.96%</text:p>
          </table:table-cell>
          <table:table-cell table:style-name="ce52" table:formula="oooc:=IFERROR(['Suffrages par candidat et circo'.K17]/['Suffrages par candidat et circo'.$AE$17];&quot;&quot;)" office:value-type="string">
            <text:p>1.06%</text:p>
          </table:table-cell>
          <table:table-cell table:style-name="ce52" table:formula="oooc:=IFERROR(['Suffrages par candidat et circo'.L17]/['Suffrages par candidat et circo'.$AE$17];&quot;&quot;)" office:value-type="string">
            <text:p>0.49%</text:p>
          </table:table-cell>
          <table:table-cell table:style-name="ce52" table:formula="oooc:=IFERROR(['Suffrages par candidat et circo'.M17]/['Suffrages par candidat et circo'.$AE$17];&quot;&quot;)" office:value-type="string">
            <text:p>0.11%</text:p>
          </table:table-cell>
          <table:table-cell table:style-name="ce52" table:formula="oooc:=IFERROR(['Suffrages par candidat et circo'.N17]/['Suffrages par candidat et circo'.$AE$17];&quot;&quot;)" office:value-type="string">
            <text:p>0.59%</text:p>
          </table:table-cell>
          <table:table-cell table:style-name="ce52" table:formula="oooc:=IFERROR(['Suffrages par candidat et circo'.O17]/['Suffrages par candidat et circo'.$AE$17];&quot;&quot;)" office:value-type="string">
            <text:p>0.08%</text:p>
          </table:table-cell>
          <table:table-cell table:style-name="ce52" table:formula="oooc:=IFERROR(['Suffrages par candidat et circo'.P17]/['Suffrages par candidat et circo'.$AE$17];&quot;&quot;)" office:value-type="string">
            <text:p>0.35%</text:p>
          </table:table-cell>
          <table:table-cell table:style-name="ce52" table:formula="oooc:=IFERROR(['Suffrages par candidat et circo'.Q17]/['Suffrages par candidat et circo'.$AE$17];&quot;&quot;)" office:value-type="string">
            <text:p>0.12%</text:p>
          </table:table-cell>
          <table:table-cell table:style-name="ce52" table:formula="oooc:=IFERROR(['Suffrages par candidat et circo'.R17]/['Suffrages par candidat et circo'.$AE$17];&quot;&quot;)" office:value-type="string">
            <text:p>0.11%</text:p>
          </table:table-cell>
          <table:table-cell table:style-name="ce52" table:formula="oooc:=IFERROR(['Suffrages par candidat et circo'.S17]/['Suffrages par candidat et circo'.$AE$17];&quot;&quot;)" office:value-type="string">
            <text:p>0.20%</text:p>
          </table:table-cell>
          <table:table-cell table:style-name="ce52" table:formula="oooc:=IFERROR(['Suffrages par candidat et circo'.T17]/['Suffrages par candidat et circo'.$AE$17];&quot;&quot;)" office:value-type="string">
            <text:p>0.30%</text:p>
          </table:table-cell>
          <table:table-cell table:style-name="ce52" table:formula="oooc:=IFERROR(['Suffrages par candidat et circo'.U17]/['Suffrages par candidat et circo'.$AE$17];&quot;&quot;)" office:value-type="string">
            <text:p>0.13%</text:p>
          </table:table-cell>
          <table:table-cell table:style-name="ce52" table:formula="oooc:=IFERROR(['Suffrages par candidat et circo'.V17]/['Suffrages par candidat et circo'.$AE$17];&quot;&quot;)" office:value-type="string">
            <text:p>0.17%</text:p>
          </table:table-cell>
          <table:table-cell table:style-name="ce52" table:formula="oooc:=IFERROR(['Suffrages par candidat et circo'.W17]/['Suffrages par candidat et circo'.$AE$17];&quot;&quot;)" office:value-type="string">
            <text:p>0.12%</text:p>
          </table:table-cell>
          <table:table-cell table:style-name="ce52" table:formula="oooc:=IFERROR(['Suffrages par candidat et circo'.X17]/['Suffrages par candidat et circo'.$AE$17];&quot;&quot;)" office:value-type="string">
            <text:p>0.32%</text:p>
          </table:table-cell>
          <table:table-cell table:style-name="ce52" table:formula="oooc:=IFERROR(['Suffrages par candidat et circo'.Y17]/['Suffrages par candidat et circo'.$AE$17];&quot;&quot;)" office:value-type="string">
            <text:p>0.06%</text:p>
          </table:table-cell>
          <table:table-cell table:style-name="ce52" table:formula="oooc:=IFERROR(['Suffrages par candidat et circo'.Z17]/['Suffrages par candidat et circo'.$AE$17];&quot;&quot;)" office:value-type="string">
            <text:p>0.36%</text:p>
          </table:table-cell>
          <table:table-cell table:style-name="ce52" table:formula="oooc:=IFERROR(['Suffrages par candidat et circo'.AA17]/['Suffrages par candidat et circo'.$AE$17];&quot;&quot;)" office:value-type="string">
            <text:p>10.43%</text:p>
          </table:table-cell>
          <table:table-cell table:style-name="ce52" table:formula="oooc:=IFERROR(['Suffrages par candidat et circo'.AB17]/['Suffrages par candidat et circo'.$AE$17];&quot;&quot;)" office:value-type="string">
            <text:p>0.23%</text:p>
          </table:table-cell>
          <table:table-cell table:style-name="ce52" table:formula="oooc:=IFERROR(['Suffrages par candidat et circo'.AC17]/['Suffrages par candidat et circo'.$AE$17];&quot;&quot;)" office:value-type="string">
            <text:p>58.66%</text:p>
          </table:table-cell>
          <table:table-cell table:style-name="ce52" table:formula="oooc:=IFERROR(['Suffrages par candidat et circo'.AD17]/['Suffrages par candidat et circo'.$AE$17];&quot;&quot;)" office:value-type="string">
            <text:p>4.87%</text:p>
          </table:table-cell>
          <table:table-cell table:style-name="ce57" table:formula="oooc:=SUM([.D2:.AD2])" office:value-type="string">
            <text:p>100.00%</text:p>
          </table:table-cell>
          <table:table-cell table:style-name="ce58"/>
        </table:table-row>
        <table:table-row table:style-name="ro8">
          <table:table-cell table:style-name="ce59" office:value-type="string">
            <text:p>TN.F1</text:p>
          </table:table-cell>
          <table:table-cell table:style-name="ce60" office:value-type="string">
            <text:p>France 1</text:p>
          </table:table-cell>
          <table:table-cell table:style-name="ce62" office:value-type="string">
            <text:p>فرنسا 1</text:p>
          </table:table-cell>
          <table:table-cell table:style-name="ce52" table:formula="oooc:=IFERROR(['Suffrages par candidat et circo'.D29]/['Suffrages par candidat et circo'.$AE$29];&quot;&quot;)" office:value-type="string">
            <text:p>0.11%</text:p>
          </table:table-cell>
          <table:table-cell table:style-name="ce52" table:formula="oooc:=IFERROR(['Suffrages par candidat et circo'.E29]/['Suffrages par candidat et circo'.$AE$29];&quot;&quot;)" office:value-type="string">
            <text:p>0.01%</text:p>
          </table:table-cell>
          <table:table-cell table:style-name="ce52" table:formula="oooc:=IFERROR(['Suffrages par candidat et circo'.F29]/['Suffrages par candidat et circo'.$AE$29];&quot;&quot;)" office:value-type="string">
            <text:p>1.37%</text:p>
          </table:table-cell>
          <table:table-cell table:style-name="ce52" table:formula="oooc:=IFERROR(['Suffrages par candidat et circo'.G29]/['Suffrages par candidat et circo'.$AE$29];&quot;&quot;)" office:value-type="string">
            <text:p>0.97%</text:p>
          </table:table-cell>
          <table:table-cell table:style-name="ce52" table:formula="oooc:=IFERROR(['Suffrages par candidat et circo'.H29]/['Suffrages par candidat et circo'.$AE$29];&quot;&quot;)" office:value-type="string">
            <text:p>0.02%</text:p>
          </table:table-cell>
          <table:table-cell table:style-name="ce52" table:formula="oooc:=IFERROR(['Suffrages par candidat et circo'.I29]/['Suffrages par candidat et circo'.$AE$29];&quot;&quot;)" office:value-type="string">
            <text:p>0.14%</text:p>
          </table:table-cell>
          <table:table-cell table:style-name="ce52" table:formula="oooc:=IFERROR(['Suffrages par candidat et circo'.J29]/['Suffrages par candidat et circo'.$AE$29];&quot;&quot;)" office:value-type="string">
            <text:p>37.50%</text:p>
          </table:table-cell>
          <table:table-cell table:style-name="ce52" table:formula="oooc:=IFERROR(['Suffrages par candidat et circo'.K29]/['Suffrages par candidat et circo'.$AE$29];&quot;&quot;)" office:value-type="string">
            <text:p>1.27%</text:p>
          </table:table-cell>
          <table:table-cell table:style-name="ce52" table:formula="oooc:=IFERROR(['Suffrages par candidat et circo'.L29]/['Suffrages par candidat et circo'.$AE$29];&quot;&quot;)" office:value-type="string">
            <text:p>0.03%</text:p>
          </table:table-cell>
          <table:table-cell table:style-name="ce52" table:formula="oooc:=IFERROR(['Suffrages par candidat et circo'.M29]/['Suffrages par candidat et circo'.$AE$29];&quot;&quot;)" office:value-type="string">
            <text:p>0.16%</text:p>
          </table:table-cell>
          <table:table-cell table:style-name="ce52" table:formula="oooc:=IFERROR(['Suffrages par candidat et circo'.N29]/['Suffrages par candidat et circo'.$AE$29];&quot;&quot;)" office:value-type="string">
            <text:p>0.48%</text:p>
          </table:table-cell>
          <table:table-cell table:style-name="ce52" table:formula="oooc:=IFERROR(['Suffrages par candidat et circo'.O29]/['Suffrages par candidat et circo'.$AE$29];&quot;&quot;)" office:value-type="string">
            <text:p>0.03%</text:p>
          </table:table-cell>
          <table:table-cell table:style-name="ce52" table:formula="oooc:=IFERROR(['Suffrages par candidat et circo'.P29]/['Suffrages par candidat et circo'.$AE$29];&quot;&quot;)" office:value-type="string">
            <text:p>1.57%</text:p>
          </table:table-cell>
          <table:table-cell table:style-name="ce52" table:formula="oooc:=IFERROR(['Suffrages par candidat et circo'.Q29]/['Suffrages par candidat et circo'.$AE$29];&quot;&quot;)" office:value-type="string">
            <text:p>0.07%</text:p>
          </table:table-cell>
          <table:table-cell table:style-name="ce52" table:formula="oooc:=IFERROR(['Suffrages par candidat et circo'.R29]/['Suffrages par candidat et circo'.$AE$29];&quot;&quot;)" office:value-type="string">
            <text:p>0.02%</text:p>
          </table:table-cell>
          <table:table-cell table:style-name="ce52" table:formula="oooc:=IFERROR(['Suffrages par candidat et circo'.S29]/['Suffrages par candidat et circo'.$AE$29];&quot;&quot;)" office:value-type="string">
            <text:p>0.49%</text:p>
          </table:table-cell>
          <table:table-cell table:style-name="ce52" table:formula="oooc:=IFERROR(['Suffrages par candidat et circo'.T29]/['Suffrages par candidat et circo'.$AE$29];&quot;&quot;)" office:value-type="string">
            <text:p>0.04%</text:p>
          </table:table-cell>
          <table:table-cell table:style-name="ce52" table:formula="oooc:=IFERROR(['Suffrages par candidat et circo'.U29]/['Suffrages par candidat et circo'.$AE$29];&quot;&quot;)" office:value-type="string">
            <text:p>0.01%</text:p>
          </table:table-cell>
          <table:table-cell table:style-name="ce52" table:formula="oooc:=IFERROR(['Suffrages par candidat et circo'.V29]/['Suffrages par candidat et circo'.$AE$29];&quot;&quot;)" office:value-type="string">
            <text:p>0.08%</text:p>
          </table:table-cell>
          <table:table-cell table:style-name="ce52" table:formula="oooc:=IFERROR(['Suffrages par candidat et circo'.W29]/['Suffrages par candidat et circo'.$AE$29];&quot;&quot;)" office:value-type="string">
            <text:p>0.11%</text:p>
          </table:table-cell>
          <table:table-cell table:style-name="ce52" table:formula="oooc:=IFERROR(['Suffrages par candidat et circo'.X29]/['Suffrages par candidat et circo'.$AE$29];&quot;&quot;)" office:value-type="string">
            <text:p>0.96%</text:p>
          </table:table-cell>
          <table:table-cell table:style-name="ce52" table:formula="oooc:=IFERROR(['Suffrages par candidat et circo'.Y29]/['Suffrages par candidat et circo'.$AE$29];&quot;&quot;)" office:value-type="string">
            <text:p>0.04%</text:p>
          </table:table-cell>
          <table:table-cell table:style-name="ce52" table:formula="oooc:=IFERROR(['Suffrages par candidat et circo'.Z29]/['Suffrages par candidat et circo'.$AE$29];&quot;&quot;)" office:value-type="string">
            <text:p>0.33%</text:p>
          </table:table-cell>
          <table:table-cell table:style-name="ce52" table:formula="oooc:=IFERROR(['Suffrages par candidat et circo'.AA29]/['Suffrages par candidat et circo'.$AE$29];&quot;&quot;)" office:value-type="string">
            <text:p>41.94%</text:p>
          </table:table-cell>
          <table:table-cell table:style-name="ce52" table:formula="oooc:=IFERROR(['Suffrages par candidat et circo'.AB29]/['Suffrages par candidat et circo'.$AE$29];&quot;&quot;)" office:value-type="string">
            <text:p>0.03%</text:p>
          </table:table-cell>
          <table:table-cell table:style-name="ce52" table:formula="oooc:=IFERROR(['Suffrages par candidat et circo'.AC29]/['Suffrages par candidat et circo'.$AE$29];&quot;&quot;)" office:value-type="string">
            <text:p>1.23%</text:p>
          </table:table-cell>
          <table:table-cell table:style-name="ce52" table:formula="oooc:=IFERROR(['Suffrages par candidat et circo'.AD29]/['Suffrages par candidat et circo'.$AE$29];&quot;&quot;)" office:value-type="string">
            <text:p>11.00%</text:p>
          </table:table-cell>
          <table:table-cell table:style-name="ce57" table:formula="oooc:=SUM([.D3:.AD3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F2</text:p>
          </table:table-cell>
          <table:table-cell table:style-name="ce49" office:value-type="string">
            <text:p>France 2</text:p>
          </table:table-cell>
          <table:table-cell table:style-name="ce50" office:value-type="string">
            <text:p>فرنسا 2</text:p>
          </table:table-cell>
          <table:table-cell table:style-name="ce52" table:formula="oooc:=IFERROR(['Suffrages par candidat et circo'.D30]/['Suffrages par candidat et circo'.$AE$30];&quot;&quot;)" office:value-type="string">
            <text:p>0.24%</text:p>
          </table:table-cell>
          <table:table-cell table:style-name="ce52" table:formula="oooc:=IFERROR(['Suffrages par candidat et circo'.E30]/['Suffrages par candidat et circo'.$AE$30];&quot;&quot;)" office:value-type="string">
            <text:p>0.04%</text:p>
          </table:table-cell>
          <table:table-cell table:style-name="ce52" table:formula="oooc:=IFERROR(['Suffrages par candidat et circo'.F30]/['Suffrages par candidat et circo'.$AE$30];&quot;&quot;)" office:value-type="string">
            <text:p>1.01%</text:p>
          </table:table-cell>
          <table:table-cell table:style-name="ce52" table:formula="oooc:=IFERROR(['Suffrages par candidat et circo'.G30]/['Suffrages par candidat et circo'.$AE$30];&quot;&quot;)" office:value-type="string">
            <text:p>1.27%</text:p>
          </table:table-cell>
          <table:table-cell table:style-name="ce52" table:formula="oooc:=IFERROR(['Suffrages par candidat et circo'.H30]/['Suffrages par candidat et circo'.$AE$30];&quot;&quot;)" office:value-type="string">
            <text:p>0.07%</text:p>
          </table:table-cell>
          <table:table-cell table:style-name="ce52" table:formula="oooc:=IFERROR(['Suffrages par candidat et circo'.I30]/['Suffrages par candidat et circo'.$AE$30];&quot;&quot;)" office:value-type="string">
            <text:p>0.17%</text:p>
          </table:table-cell>
          <table:table-cell table:style-name="ce52" table:formula="oooc:=IFERROR(['Suffrages par candidat et circo'.J30]/['Suffrages par candidat et circo'.$AE$30];&quot;&quot;)" office:value-type="string">
            <text:p>43.80%</text:p>
          </table:table-cell>
          <table:table-cell table:style-name="ce52" table:formula="oooc:=IFERROR(['Suffrages par candidat et circo'.K30]/['Suffrages par candidat et circo'.$AE$30];&quot;&quot;)" office:value-type="string">
            <text:p>1.63%</text:p>
          </table:table-cell>
          <table:table-cell table:style-name="ce52" table:formula="oooc:=IFERROR(['Suffrages par candidat et circo'.L30]/['Suffrages par candidat et circo'.$AE$30];&quot;&quot;)" office:value-type="string">
            <text:p>0.18%</text:p>
          </table:table-cell>
          <table:table-cell table:style-name="ce52" table:formula="oooc:=IFERROR(['Suffrages par candidat et circo'.M30]/['Suffrages par candidat et circo'.$AE$30];&quot;&quot;)" office:value-type="string">
            <text:p>0.20%</text:p>
          </table:table-cell>
          <table:table-cell table:style-name="ce52" table:formula="oooc:=IFERROR(['Suffrages par candidat et circo'.N30]/['Suffrages par candidat et circo'.$AE$30];&quot;&quot;)" office:value-type="string">
            <text:p>0.57%</text:p>
          </table:table-cell>
          <table:table-cell table:style-name="ce52" table:formula="oooc:=IFERROR(['Suffrages par candidat et circo'.O30]/['Suffrages par candidat et circo'.$AE$30];&quot;&quot;)" office:value-type="string">
            <text:p>0.05%</text:p>
          </table:table-cell>
          <table:table-cell table:style-name="ce52" table:formula="oooc:=IFERROR(['Suffrages par candidat et circo'.P30]/['Suffrages par candidat et circo'.$AE$30];&quot;&quot;)" office:value-type="string">
            <text:p>1.13%</text:p>
          </table:table-cell>
          <table:table-cell table:style-name="ce52" table:formula="oooc:=IFERROR(['Suffrages par candidat et circo'.Q30]/['Suffrages par candidat et circo'.$AE$30];&quot;&quot;)" office:value-type="string">
            <text:p>0.11%</text:p>
          </table:table-cell>
          <table:table-cell table:style-name="ce52" table:formula="oooc:=IFERROR(['Suffrages par candidat et circo'.R30]/['Suffrages par candidat et circo'.$AE$30];&quot;&quot;)" office:value-type="string">
            <text:p>0.07%</text:p>
          </table:table-cell>
          <table:table-cell table:style-name="ce52" table:formula="oooc:=IFERROR(['Suffrages par candidat et circo'.S30]/['Suffrages par candidat et circo'.$AE$30];&quot;&quot;)" office:value-type="string">
            <text:p>0.21%</text:p>
          </table:table-cell>
          <table:table-cell table:style-name="ce52" table:formula="oooc:=IFERROR(['Suffrages par candidat et circo'.T30]/['Suffrages par candidat et circo'.$AE$30];&quot;&quot;)" office:value-type="string">
            <text:p>0.10%</text:p>
          </table:table-cell>
          <table:table-cell table:style-name="ce52" table:formula="oooc:=IFERROR(['Suffrages par candidat et circo'.U30]/['Suffrages par candidat et circo'.$AE$30];&quot;&quot;)" office:value-type="string">
            <text:p>0.05%</text:p>
          </table:table-cell>
          <table:table-cell table:style-name="ce52" table:formula="oooc:=IFERROR(['Suffrages par candidat et circo'.V30]/['Suffrages par candidat et circo'.$AE$30];&quot;&quot;)" office:value-type="string">
            <text:p>0.13%</text:p>
          </table:table-cell>
          <table:table-cell table:style-name="ce52" table:formula="oooc:=IFERROR(['Suffrages par candidat et circo'.W30]/['Suffrages par candidat et circo'.$AE$30];&quot;&quot;)" office:value-type="string">
            <text:p>0.09%</text:p>
          </table:table-cell>
          <table:table-cell table:style-name="ce52" table:formula="oooc:=IFERROR(['Suffrages par candidat et circo'.X30]/['Suffrages par candidat et circo'.$AE$30];&quot;&quot;)" office:value-type="string">
            <text:p>0.94%</text:p>
          </table:table-cell>
          <table:table-cell table:style-name="ce52" table:formula="oooc:=IFERROR(['Suffrages par candidat et circo'.Y30]/['Suffrages par candidat et circo'.$AE$30];&quot;&quot;)" office:value-type="string">
            <text:p>0.08%</text:p>
          </table:table-cell>
          <table:table-cell table:style-name="ce52" table:formula="oooc:=IFERROR(['Suffrages par candidat et circo'.Z30]/['Suffrages par candidat et circo'.$AE$30];&quot;&quot;)" office:value-type="string">
            <text:p>0.40%</text:p>
          </table:table-cell>
          <table:table-cell table:style-name="ce52" table:formula="oooc:=IFERROR(['Suffrages par candidat et circo'.AA30]/['Suffrages par candidat et circo'.$AE$30];&quot;&quot;)" office:value-type="string">
            <text:p>35.53%</text:p>
          </table:table-cell>
          <table:table-cell table:style-name="ce52" table:formula="oooc:=IFERROR(['Suffrages par candidat et circo'.AB30]/['Suffrages par candidat et circo'.$AE$30];&quot;&quot;)" office:value-type="string">
            <text:p>0.05%</text:p>
          </table:table-cell>
          <table:table-cell table:style-name="ce52" table:formula="oooc:=IFERROR(['Suffrages par candidat et circo'.AC30]/['Suffrages par candidat et circo'.$AE$30];&quot;&quot;)" office:value-type="string">
            <text:p>3.05%</text:p>
          </table:table-cell>
          <table:table-cell table:style-name="ce52" table:formula="oooc:=IFERROR(['Suffrages par candidat et circo'.AD30]/['Suffrages par candidat et circo'.$AE$30];&quot;&quot;)" office:value-type="string">
            <text:p>8.85%</text:p>
          </table:table-cell>
          <table:table-cell table:style-name="ce57" table:formula="oooc:=SUM([.D4:.AD4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AL</text:p>
          </table:table-cell>
          <table:table-cell table:style-name="ce49" office:value-type="string">
            <text:p>Allemagne</text:p>
          </table:table-cell>
          <table:table-cell table:style-name="ce50" office:value-type="string">
            <text:p>ألمانيا</text:p>
          </table:table-cell>
          <table:table-cell table:style-name="ce52" table:formula="oooc:=IFERROR(['Suffrages par candidat et circo'.D31]/['Suffrages par candidat et circo'.$AE$31];&quot;&quot;)" office:value-type="string">
            <text:p>0.01%</text:p>
          </table:table-cell>
          <table:table-cell table:style-name="ce52" table:formula="oooc:=IFERROR(['Suffrages par candidat et circo'.E31]/['Suffrages par candidat et circo'.$AE$31];&quot;&quot;)" office:value-type="string">
            <text:p>0.01%</text:p>
          </table:table-cell>
          <table:table-cell table:style-name="ce52" table:formula="oooc:=IFERROR(['Suffrages par candidat et circo'.F31]/['Suffrages par candidat et circo'.$AE$31];&quot;&quot;)" office:value-type="string">
            <text:p>1.61%</text:p>
          </table:table-cell>
          <table:table-cell table:style-name="ce52" table:formula="oooc:=IFERROR(['Suffrages par candidat et circo'.G31]/['Suffrages par candidat et circo'.$AE$31];&quot;&quot;)" office:value-type="string">
            <text:p>1.41%</text:p>
          </table:table-cell>
          <table:table-cell table:style-name="ce52" table:formula="oooc:=IFERROR(['Suffrages par candidat et circo'.H31]/['Suffrages par candidat et circo'.$AE$31];&quot;&quot;)" office:value-type="string">
            <text:p>0.03%</text:p>
          </table:table-cell>
          <table:table-cell table:style-name="ce52" table:formula="oooc:=IFERROR(['Suffrages par candidat et circo'.I31]/['Suffrages par candidat et circo'.$AE$31];&quot;&quot;)" office:value-type="string">
            <text:p>0.07%</text:p>
          </table:table-cell>
          <table:table-cell table:style-name="ce52" table:formula="oooc:=IFERROR(['Suffrages par candidat et circo'.J31]/['Suffrages par candidat et circo'.$AE$31];&quot;&quot;)" office:value-type="string">
            <text:p>29.45%</text:p>
          </table:table-cell>
          <table:table-cell table:style-name="ce52" table:formula="oooc:=IFERROR(['Suffrages par candidat et circo'.K31]/['Suffrages par candidat et circo'.$AE$31];&quot;&quot;)" office:value-type="string">
            <text:p>1.71%</text:p>
          </table:table-cell>
          <table:table-cell table:style-name="ce52" table:formula="oooc:=IFERROR(['Suffrages par candidat et circo'.L31]/['Suffrages par candidat et circo'.$AE$31];&quot;&quot;)" office:value-type="string">
            <text:p>0.06%</text:p>
          </table:table-cell>
          <table:table-cell table:style-name="ce52" table:formula="oooc:=IFERROR(['Suffrages par candidat et circo'.M31]/['Suffrages par candidat et circo'.$AE$31];&quot;&quot;)" office:value-type="string">
            <text:p>0.11%</text:p>
          </table:table-cell>
          <table:table-cell table:style-name="ce52" table:formula="oooc:=IFERROR(['Suffrages par candidat et circo'.N31]/['Suffrages par candidat et circo'.$AE$31];&quot;&quot;)" office:value-type="string">
            <text:p>0.57%</text:p>
          </table:table-cell>
          <table:table-cell table:style-name="ce52" table:formula="oooc:=IFERROR(['Suffrages par candidat et circo'.O31]/['Suffrages par candidat et circo'.$AE$31];&quot;&quot;)" office:value-type="string">
            <text:p>0.01%</text:p>
          </table:table-cell>
          <table:table-cell table:style-name="ce52" table:formula="oooc:=IFERROR(['Suffrages par candidat et circo'.P31]/['Suffrages par candidat et circo'.$AE$31];&quot;&quot;)" office:value-type="string">
            <text:p>1.28%</text:p>
          </table:table-cell>
          <table:table-cell table:style-name="ce52" table:formula="oooc:=IFERROR(['Suffrages par candidat et circo'.Q31]/['Suffrages par candidat et circo'.$AE$31];&quot;&quot;)" office:value-type="string">
            <text:p>0.13%</text:p>
          </table:table-cell>
          <table:table-cell table:style-name="ce52" table:formula="oooc:=IFERROR(['Suffrages par candidat et circo'.R31]/['Suffrages par candidat et circo'.$AE$31];&quot;&quot;)" office:value-type="string">
            <text:p>0.09%</text:p>
          </table:table-cell>
          <table:table-cell table:style-name="ce52" table:formula="oooc:=IFERROR(['Suffrages par candidat et circo'.S31]/['Suffrages par candidat et circo'.$AE$31];&quot;&quot;)" office:value-type="string">
            <text:p>0.54%</text:p>
          </table:table-cell>
          <table:table-cell table:style-name="ce52" table:formula="oooc:=IFERROR(['Suffrages par candidat et circo'.T31]/['Suffrages par candidat et circo'.$AE$31];&quot;&quot;)" office:value-type="string">
            <text:p>0.06%</text:p>
          </table:table-cell>
          <table:table-cell table:style-name="ce52" table:formula="oooc:=IFERROR(['Suffrages par candidat et circo'.U31]/['Suffrages par candidat et circo'.$AE$31];&quot;&quot;)" office:value-type="string">
            <text:p>0.01%</text:p>
          </table:table-cell>
          <table:table-cell table:style-name="ce52" table:formula="oooc:=IFERROR(['Suffrages par candidat et circo'.V31]/['Suffrages par candidat et circo'.$AE$31];&quot;&quot;)" office:value-type="string">
            <text:p>0.10%</text:p>
          </table:table-cell>
          <table:table-cell table:style-name="ce52" table:formula="oooc:=IFERROR(['Suffrages par candidat et circo'.W31]/['Suffrages par candidat et circo'.$AE$31];&quot;&quot;)" office:value-type="string">
            <text:p>0.10%</text:p>
          </table:table-cell>
          <table:table-cell table:style-name="ce52" table:formula="oooc:=IFERROR(['Suffrages par candidat et circo'.X31]/['Suffrages par candidat et circo'.$AE$31];&quot;&quot;)" office:value-type="string">
            <text:p>0.71%</text:p>
          </table:table-cell>
          <table:table-cell table:style-name="ce52" table:formula="oooc:=IFERROR(['Suffrages par candidat et circo'.Y31]/['Suffrages par candidat et circo'.$AE$31];&quot;&quot;)" office:value-type="string">
            <text:p>0.01%</text:p>
          </table:table-cell>
          <table:table-cell table:style-name="ce52" table:formula="oooc:=IFERROR(['Suffrages par candidat et circo'.Z31]/['Suffrages par candidat et circo'.$AE$31];&quot;&quot;)" office:value-type="string">
            <text:p>0.28%</text:p>
          </table:table-cell>
          <table:table-cell table:style-name="ce52" table:formula="oooc:=IFERROR(['Suffrages par candidat et circo'.AA31]/['Suffrages par candidat et circo'.$AE$31];&quot;&quot;)" office:value-type="string">
            <text:p>47.14%</text:p>
          </table:table-cell>
          <table:table-cell table:style-name="ce52" table:formula="oooc:=IFERROR(['Suffrages par candidat et circo'.AB31]/['Suffrages par candidat et circo'.$AE$31];&quot;&quot;)" office:value-type="string">
            <text:p>0.07%</text:p>
          </table:table-cell>
          <table:table-cell table:style-name="ce52" table:formula="oooc:=IFERROR(['Suffrages par candidat et circo'.AC31]/['Suffrages par candidat et circo'.$AE$31];&quot;&quot;)" office:value-type="string">
            <text:p>2.29%</text:p>
          </table:table-cell>
          <table:table-cell table:style-name="ce52" table:formula="oooc:=IFERROR(['Suffrages par candidat et circo'.AD31]/['Suffrages par candidat et circo'.$AE$31];&quot;&quot;)" office:value-type="string">
            <text:p>12.11%</text:p>
          </table:table-cell>
          <table:table-cell table:style-name="ce57" table:formula="oooc:=SUM([.D5:.AD5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AM</text:p>
          </table:table-cell>
          <table:table-cell table:style-name="ce49" office:value-type="string">
            <text:p>Amérique et reste de l'Europe</text:p>
          </table:table-cell>
          <table:table-cell table:style-name="ce50" office:value-type="string">
            <text:p>الأمريكتين وبقية أوروبا</text:p>
          </table:table-cell>
          <table:table-cell table:style-name="ce52" table:formula="oooc:=IFERROR(['Suffrages par candidat et circo'.D34]/['Suffrages par candidat et circo'.$AE$34];&quot;&quot;)" office:value-type="string">
            <text:p>0.05%</text:p>
          </table:table-cell>
          <table:table-cell table:style-name="ce52" table:formula="oooc:=IFERROR(['Suffrages par candidat et circo'.E34]/['Suffrages par candidat et circo'.$AE$34];&quot;&quot;)" office:value-type="string">
            <text:p>0.03%</text:p>
          </table:table-cell>
          <table:table-cell table:style-name="ce52" table:formula="oooc:=IFERROR(['Suffrages par candidat et circo'.F34]/['Suffrages par candidat et circo'.$AE$34];&quot;&quot;)" office:value-type="string">
            <text:p>1.63%</text:p>
          </table:table-cell>
          <table:table-cell table:style-name="ce52" table:formula="oooc:=IFERROR(['Suffrages par candidat et circo'.G34]/['Suffrages par candidat et circo'.$AE$34];&quot;&quot;)" office:value-type="string">
            <text:p>1.10%</text:p>
          </table:table-cell>
          <table:table-cell table:style-name="ce52" table:formula="oooc:=IFERROR(['Suffrages par candidat et circo'.H34]/['Suffrages par candidat et circo'.$AE$34];&quot;&quot;)" office:value-type="string">
            <text:p>0.01%</text:p>
          </table:table-cell>
          <table:table-cell table:style-name="ce52" table:formula="oooc:=IFERROR(['Suffrages par candidat et circo'.I34]/['Suffrages par candidat et circo'.$AE$34];&quot;&quot;)" office:value-type="string">
            <text:p>0.09%</text:p>
          </table:table-cell>
          <table:table-cell table:style-name="ce52" table:formula="oooc:=IFERROR(['Suffrages par candidat et circo'.J34]/['Suffrages par candidat et circo'.$AE$34];&quot;&quot;)" office:value-type="string">
            <text:p>36.66%</text:p>
          </table:table-cell>
          <table:table-cell table:style-name="ce52" table:formula="oooc:=IFERROR(['Suffrages par candidat et circo'.K34]/['Suffrages par candidat et circo'.$AE$34];&quot;&quot;)" office:value-type="string">
            <text:p>1.80%</text:p>
          </table:table-cell>
          <table:table-cell table:style-name="ce52" table:formula="oooc:=IFERROR(['Suffrages par candidat et circo'.L34]/['Suffrages par candidat et circo'.$AE$34];&quot;&quot;)" office:value-type="string">
            <text:p>0.04%</text:p>
          </table:table-cell>
          <table:table-cell table:style-name="ce52" table:formula="oooc:=IFERROR(['Suffrages par candidat et circo'.M34]/['Suffrages par candidat et circo'.$AE$34];&quot;&quot;)" office:value-type="string">
            <text:p>0.19%</text:p>
          </table:table-cell>
          <table:table-cell table:style-name="ce52" table:formula="oooc:=IFERROR(['Suffrages par candidat et circo'.N34]/['Suffrages par candidat et circo'.$AE$34];&quot;&quot;)" office:value-type="string">
            <text:p>0.62%</text:p>
          </table:table-cell>
          <table:table-cell table:style-name="ce52" table:formula="oooc:=IFERROR(['Suffrages par candidat et circo'.O34]/['Suffrages par candidat et circo'.$AE$34];&quot;&quot;)" office:value-type="string">
            <text:p>0.00%</text:p>
          </table:table-cell>
          <table:table-cell table:style-name="ce52" table:formula="oooc:=IFERROR(['Suffrages par candidat et circo'.P34]/['Suffrages par candidat et circo'.$AE$34];&quot;&quot;)" office:value-type="string">
            <text:p>1.29%</text:p>
          </table:table-cell>
          <table:table-cell table:style-name="ce52" table:formula="oooc:=IFERROR(['Suffrages par candidat et circo'.Q34]/['Suffrages par candidat et circo'.$AE$34];&quot;&quot;)" office:value-type="string">
            <text:p>0.12%</text:p>
          </table:table-cell>
          <table:table-cell table:style-name="ce52" table:formula="oooc:=IFERROR(['Suffrages par candidat et circo'.R34]/['Suffrages par candidat et circo'.$AE$34];&quot;&quot;)" office:value-type="string">
            <text:p>0.04%</text:p>
          </table:table-cell>
          <table:table-cell table:style-name="ce52" table:formula="oooc:=IFERROR(['Suffrages par candidat et circo'.S34]/['Suffrages par candidat et circo'.$AE$34];&quot;&quot;)" office:value-type="string">
            <text:p>0.38%</text:p>
          </table:table-cell>
          <table:table-cell table:style-name="ce52" table:formula="oooc:=IFERROR(['Suffrages par candidat et circo'.T34]/['Suffrages par candidat et circo'.$AE$34];&quot;&quot;)" office:value-type="string">
            <text:p>0.07%</text:p>
          </table:table-cell>
          <table:table-cell table:style-name="ce52" table:formula="oooc:=IFERROR(['Suffrages par candidat et circo'.U34]/['Suffrages par candidat et circo'.$AE$34];&quot;&quot;)" office:value-type="string">
            <text:p>0.02%</text:p>
          </table:table-cell>
          <table:table-cell table:style-name="ce52" table:formula="oooc:=IFERROR(['Suffrages par candidat et circo'.V34]/['Suffrages par candidat et circo'.$AE$34];&quot;&quot;)" office:value-type="string">
            <text:p>0.03%</text:p>
          </table:table-cell>
          <table:table-cell table:style-name="ce52" table:formula="oooc:=IFERROR(['Suffrages par candidat et circo'.W34]/['Suffrages par candidat et circo'.$AE$34];&quot;&quot;)" office:value-type="string">
            <text:p>0.12%</text:p>
          </table:table-cell>
          <table:table-cell table:style-name="ce52" table:formula="oooc:=IFERROR(['Suffrages par candidat et circo'.X34]/['Suffrages par candidat et circo'.$AE$34];&quot;&quot;)" office:value-type="string">
            <text:p>0.61%</text:p>
          </table:table-cell>
          <table:table-cell table:style-name="ce52" table:formula="oooc:=IFERROR(['Suffrages par candidat et circo'.Y34]/['Suffrages par candidat et circo'.$AE$34];&quot;&quot;)" office:value-type="string">
            <text:p>0.02%</text:p>
          </table:table-cell>
          <table:table-cell table:style-name="ce52" table:formula="oooc:=IFERROR(['Suffrages par candidat et circo'.Z34]/['Suffrages par candidat et circo'.$AE$34];&quot;&quot;)" office:value-type="string">
            <text:p>0.42%</text:p>
          </table:table-cell>
          <table:table-cell table:style-name="ce52" table:formula="oooc:=IFERROR(['Suffrages par candidat et circo'.AA34]/['Suffrages par candidat et circo'.$AE$34];&quot;&quot;)" office:value-type="string">
            <text:p>41.20%</text:p>
          </table:table-cell>
          <table:table-cell table:style-name="ce52" table:formula="oooc:=IFERROR(['Suffrages par candidat et circo'.AB34]/['Suffrages par candidat et circo'.$AE$34];&quot;&quot;)" office:value-type="string">
            <text:p>0.06%</text:p>
          </table:table-cell>
          <table:table-cell table:style-name="ce52" table:formula="oooc:=IFERROR(['Suffrages par candidat et circo'.AC34]/['Suffrages par candidat et circo'.$AE$34];&quot;&quot;)" office:value-type="string">
            <text:p>1.54%</text:p>
          </table:table-cell>
          <table:table-cell table:style-name="ce52" table:formula="oooc:=IFERROR(['Suffrages par candidat et circo'.AD34]/['Suffrages par candidat et circo'.$AE$34];&quot;&quot;)" office:value-type="string">
            <text:p>11.86%</text:p>
          </table:table-cell>
          <table:table-cell table:style-name="ce57" table:formula="oooc:=SUM([.D6:.AD6])" office:value-type="string">
            <text:p>100.00%</text:p>
          </table:table-cell>
          <table:table-cell table:style-name="ce58"/>
        </table:table-row>
        <table:table-row table:style-name="ro8">
          <table:table-cell table:style-name="ce48" office:value-type="string">
            <text:p>TN.MS</text:p>
          </table:table-cell>
          <table:table-cell table:style-name="ce49" office:value-type="string">
            <text:p>Monastir</text:p>
          </table:table-cell>
          <table:table-cell table:style-name="ce50" office:value-type="string">
            <text:p>المنستير</text:p>
          </table:table-cell>
          <table:table-cell table:style-name="ce52" table:formula="oooc:=IFERROR(['Suffrages par candidat et circo'.D23]/['Suffrages par candidat et circo'.$AE$23];&quot;&quot;)" office:value-type="string">
            <text:p>0.12%</text:p>
          </table:table-cell>
          <table:table-cell table:style-name="ce52" table:formula="oooc:=IFERROR(['Suffrages par candidat et circo'.E23]/['Suffrages par candidat et circo'.$AE$23];&quot;&quot;)" office:value-type="string">
            <text:p>0.05%</text:p>
          </table:table-cell>
          <table:table-cell table:style-name="ce52" table:formula="oooc:=IFERROR(['Suffrages par candidat et circo'.F23]/['Suffrages par candidat et circo'.$AE$23];&quot;&quot;)" office:value-type="string">
            <text:p>0.57%</text:p>
          </table:table-cell>
          <table:table-cell table:style-name="ce52" table:formula="oooc:=IFERROR(['Suffrages par candidat et circo'.G23]/['Suffrages par candidat et circo'.$AE$23];&quot;&quot;)" office:value-type="string">
            <text:p>4.61%</text:p>
          </table:table-cell>
          <table:table-cell table:style-name="ce52" table:formula="oooc:=IFERROR(['Suffrages par candidat et circo'.H23]/['Suffrages par candidat et circo'.$AE$23];&quot;&quot;)" office:value-type="string">
            <text:p>0.07%</text:p>
          </table:table-cell>
          <table:table-cell table:style-name="ce52" table:formula="oooc:=IFERROR(['Suffrages par candidat et circo'.I23]/['Suffrages par candidat et circo'.$AE$23];&quot;&quot;)" office:value-type="string">
            <text:p>0.18%</text:p>
          </table:table-cell>
          <table:table-cell table:style-name="ce52" table:formula="oooc:=IFERROR(['Suffrages par candidat et circo'.J23]/['Suffrages par candidat et circo'.$AE$23];&quot;&quot;)" office:value-type="string">
            <text:p>59.51%</text:p>
          </table:table-cell>
          <table:table-cell table:style-name="ce52" table:formula="oooc:=IFERROR(['Suffrages par candidat et circo'.K23]/['Suffrages par candidat et circo'.$AE$23];&quot;&quot;)" office:value-type="string">
            <text:p>1.93%</text:p>
          </table:table-cell>
          <table:table-cell table:style-name="ce52" table:formula="oooc:=IFERROR(['Suffrages par candidat et circo'.L23]/['Suffrages par candidat et circo'.$AE$23];&quot;&quot;)" office:value-type="string">
            <text:p>0.07%</text:p>
          </table:table-cell>
          <table:table-cell table:style-name="ce52" table:formula="oooc:=IFERROR(['Suffrages par candidat et circo'.M23]/['Suffrages par candidat et circo'.$AE$23];&quot;&quot;)" office:value-type="string">
            <text:p>0.51%</text:p>
          </table:table-cell>
          <table:table-cell table:style-name="ce52" table:formula="oooc:=IFERROR(['Suffrages par candidat et circo'.N23]/['Suffrages par candidat et circo'.$AE$23];&quot;&quot;)" office:value-type="string">
            <text:p>0.57%</text:p>
          </table:table-cell>
          <table:table-cell table:style-name="ce52" table:formula="oooc:=IFERROR(['Suffrages par candidat et circo'.O23]/['Suffrages par candidat et circo'.$AE$23];&quot;&quot;)" office:value-type="string">
            <text:p>0.07%</text:p>
          </table:table-cell>
          <table:table-cell table:style-name="ce52" table:formula="oooc:=IFERROR(['Suffrages par candidat et circo'.P23]/['Suffrages par candidat et circo'.$AE$23];&quot;&quot;)" office:value-type="string">
            <text:p>0.93%</text:p>
          </table:table-cell>
          <table:table-cell table:style-name="ce52" table:formula="oooc:=IFERROR(['Suffrages par candidat et circo'.Q23]/['Suffrages par candidat et circo'.$AE$23];&quot;&quot;)" office:value-type="string">
            <text:p>0.14%</text:p>
          </table:table-cell>
          <table:table-cell table:style-name="ce52" table:formula="oooc:=IFERROR(['Suffrages par candidat et circo'.R23]/['Suffrages par candidat et circo'.$AE$23];&quot;&quot;)" office:value-type="string">
            <text:p>0.08%</text:p>
          </table:table-cell>
          <table:table-cell table:style-name="ce52" table:formula="oooc:=IFERROR(['Suffrages par candidat et circo'.S23]/['Suffrages par candidat et circo'.$AE$23];&quot;&quot;)" office:value-type="string">
            <text:p>0.32%</text:p>
          </table:table-cell>
          <table:table-cell table:style-name="ce52" table:formula="oooc:=IFERROR(['Suffrages par candidat et circo'.T23]/['Suffrages par candidat et circo'.$AE$23];&quot;&quot;)" office:value-type="string">
            <text:p>0.07%</text:p>
          </table:table-cell>
          <table:table-cell table:style-name="ce52" table:formula="oooc:=IFERROR(['Suffrages par candidat et circo'.U23]/['Suffrages par candidat et circo'.$AE$23];&quot;&quot;)" office:value-type="string">
            <text:p>0.08%</text:p>
          </table:table-cell>
          <table:table-cell table:style-name="ce52" table:formula="oooc:=IFERROR(['Suffrages par candidat et circo'.V23]/['Suffrages par candidat et circo'.$AE$23];&quot;&quot;)" office:value-type="string">
            <text:p>0.07%</text:p>
          </table:table-cell>
          <table:table-cell table:style-name="ce52" table:formula="oooc:=IFERROR(['Suffrages par candidat et circo'.W23]/['Suffrages par candidat et circo'.$AE$23];&quot;&quot;)" office:value-type="string">
            <text:p>0.09%</text:p>
          </table:table-cell>
          <table:table-cell table:style-name="ce52" table:formula="oooc:=IFERROR(['Suffrages par candidat et circo'.X23]/['Suffrages par candidat et circo'.$AE$23];&quot;&quot;)" office:value-type="string">
            <text:p>0.61%</text:p>
          </table:table-cell>
          <table:table-cell table:style-name="ce52" table:formula="oooc:=IFERROR(['Suffrages par candidat et circo'.Y23]/['Suffrages par candidat et circo'.$AE$23];&quot;&quot;)" office:value-type="string">
            <text:p>0.04%</text:p>
          </table:table-cell>
          <table:table-cell table:style-name="ce52" table:formula="oooc:=IFERROR(['Suffrages par candidat et circo'.Z23]/['Suffrages par candidat et circo'.$AE$23];&quot;&quot;)" office:value-type="string">
            <text:p>0.32%</text:p>
          </table:table-cell>
          <table:table-cell table:style-name="ce52" table:formula="oooc:=IFERROR(['Suffrages par candidat et circo'.AA23]/['Suffrages par candidat et circo'.$AE$23];&quot;&quot;)" office:value-type="string">
            <text:p>20.80%</text:p>
          </table:table-cell>
          <table:table-cell table:style-name="ce52" table:formula="oooc:=IFERROR(['Suffrages par candidat et circo'.AB23]/['Suffrages par candidat et circo'.$AE$23];&quot;&quot;)" office:value-type="string">
            <text:p>0.11%</text:p>
          </table:table-cell>
          <table:table-cell table:style-name="ce52" table:formula="oooc:=IFERROR(['Suffrages par candidat et circo'.AC23]/['Suffrages par candidat et circo'.$AE$23];&quot;&quot;)" office:value-type="string">
            <text:p>2.85%</text:p>
          </table:table-cell>
          <table:table-cell table:style-name="ce52" table:formula="oooc:=IFERROR(['Suffrages par candidat et circo'.AD23]/['Suffrages par candidat et circo'.$AE$23];&quot;&quot;)" office:value-type="string">
            <text:p>5.23%</text:p>
          </table:table-cell>
          <table:table-cell table:style-name="ce57" table:formula="oooc:=SUM([.D7:.AD7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MH</text:p>
          </table:table-cell>
          <table:table-cell table:style-name="ce49" office:value-type="string">
            <text:p>Mahdia</text:p>
          </table:table-cell>
          <table:table-cell table:style-name="ce50" office:value-type="string">
            <text:p>المهدية</text:p>
          </table:table-cell>
          <table:table-cell table:style-name="ce52" table:formula="oooc:=IFERROR(['Suffrages par candidat et circo'.D22]/['Suffrages par candidat et circo'.$AE$22];&quot;&quot;)" office:value-type="string">
            <text:p>0.30%</text:p>
          </table:table-cell>
          <table:table-cell table:style-name="ce52" table:formula="oooc:=IFERROR(['Suffrages par candidat et circo'.E22]/['Suffrages par candidat et circo'.$AE$22];&quot;&quot;)" office:value-type="string">
            <text:p>0.09%</text:p>
          </table:table-cell>
          <table:table-cell table:style-name="ce52" table:formula="oooc:=IFERROR(['Suffrages par candidat et circo'.F22]/['Suffrages par candidat et circo'.$AE$22];&quot;&quot;)" office:value-type="string">
            <text:p>0.63%</text:p>
          </table:table-cell>
          <table:table-cell table:style-name="ce52" table:formula="oooc:=IFERROR(['Suffrages par candidat et circo'.G22]/['Suffrages par candidat et circo'.$AE$22];&quot;&quot;)" office:value-type="string">
            <text:p>1.90%</text:p>
          </table:table-cell>
          <table:table-cell table:style-name="ce52" table:formula="oooc:=IFERROR(['Suffrages par candidat et circo'.H22]/['Suffrages par candidat et circo'.$AE$22];&quot;&quot;)" office:value-type="string">
            <text:p>0.16%</text:p>
          </table:table-cell>
          <table:table-cell table:style-name="ce52" table:formula="oooc:=IFERROR(['Suffrages par candidat et circo'.I22]/['Suffrages par candidat et circo'.$AE$22];&quot;&quot;)" office:value-type="string">
            <text:p>0.32%</text:p>
          </table:table-cell>
          <table:table-cell table:style-name="ce52" table:formula="oooc:=IFERROR(['Suffrages par candidat et circo'.J22]/['Suffrages par candidat et circo'.$AE$22];&quot;&quot;)" office:value-type="string">
            <text:p>51.46%</text:p>
          </table:table-cell>
          <table:table-cell table:style-name="ce52" table:formula="oooc:=IFERROR(['Suffrages par candidat et circo'.K22]/['Suffrages par candidat et circo'.$AE$22];&quot;&quot;)" office:value-type="string">
            <text:p>2.20%</text:p>
          </table:table-cell>
          <table:table-cell table:style-name="ce52" table:formula="oooc:=IFERROR(['Suffrages par candidat et circo'.L22]/['Suffrages par candidat et circo'.$AE$22];&quot;&quot;)" office:value-type="string">
            <text:p>0.18%</text:p>
          </table:table-cell>
          <table:table-cell table:style-name="ce52" table:formula="oooc:=IFERROR(['Suffrages par candidat et circo'.M22]/['Suffrages par candidat et circo'.$AE$22];&quot;&quot;)" office:value-type="string">
            <text:p>0.33%</text:p>
          </table:table-cell>
          <table:table-cell table:style-name="ce52" table:formula="oooc:=IFERROR(['Suffrages par candidat et circo'.N22]/['Suffrages par candidat et circo'.$AE$22];&quot;&quot;)" office:value-type="string">
            <text:p>0.92%</text:p>
          </table:table-cell>
          <table:table-cell table:style-name="ce52" table:formula="oooc:=IFERROR(['Suffrages par candidat et circo'.O22]/['Suffrages par candidat et circo'.$AE$22];&quot;&quot;)" office:value-type="string">
            <text:p>0.12%</text:p>
          </table:table-cell>
          <table:table-cell table:style-name="ce52" table:formula="oooc:=IFERROR(['Suffrages par candidat et circo'.P22]/['Suffrages par candidat et circo'.$AE$22];&quot;&quot;)" office:value-type="string">
            <text:p>1.67%</text:p>
          </table:table-cell>
          <table:table-cell table:style-name="ce52" table:formula="oooc:=IFERROR(['Suffrages par candidat et circo'.Q22]/['Suffrages par candidat et circo'.$AE$22];&quot;&quot;)" office:value-type="string">
            <text:p>0.22%</text:p>
          </table:table-cell>
          <table:table-cell table:style-name="ce52" table:formula="oooc:=IFERROR(['Suffrages par candidat et circo'.R22]/['Suffrages par candidat et circo'.$AE$22];&quot;&quot;)" office:value-type="string">
            <text:p>0.14%</text:p>
          </table:table-cell>
          <table:table-cell table:style-name="ce52" table:formula="oooc:=IFERROR(['Suffrages par candidat et circo'.S22]/['Suffrages par candidat et circo'.$AE$22];&quot;&quot;)" office:value-type="string">
            <text:p>0.41%</text:p>
          </table:table-cell>
          <table:table-cell table:style-name="ce52" table:formula="oooc:=IFERROR(['Suffrages par candidat et circo'.T22]/['Suffrages par candidat et circo'.$AE$22];&quot;&quot;)" office:value-type="string">
            <text:p>0.20%</text:p>
          </table:table-cell>
          <table:table-cell table:style-name="ce52" table:formula="oooc:=IFERROR(['Suffrages par candidat et circo'.U22]/['Suffrages par candidat et circo'.$AE$22];&quot;&quot;)" office:value-type="string">
            <text:p>0.20%</text:p>
          </table:table-cell>
          <table:table-cell table:style-name="ce52" table:formula="oooc:=IFERROR(['Suffrages par candidat et circo'.V22]/['Suffrages par candidat et circo'.$AE$22];&quot;&quot;)" office:value-type="string">
            <text:p>0.12%</text:p>
          </table:table-cell>
          <table:table-cell table:style-name="ce52" table:formula="oooc:=IFERROR(['Suffrages par candidat et circo'.W22]/['Suffrages par candidat et circo'.$AE$22];&quot;&quot;)" office:value-type="string">
            <text:p>0.13%</text:p>
          </table:table-cell>
          <table:table-cell table:style-name="ce52" table:formula="oooc:=IFERROR(['Suffrages par candidat et circo'.X22]/['Suffrages par candidat et circo'.$AE$22];&quot;&quot;)" office:value-type="string">
            <text:p>0.95%</text:p>
          </table:table-cell>
          <table:table-cell table:style-name="ce52" table:formula="oooc:=IFERROR(['Suffrages par candidat et circo'.Y22]/['Suffrages par candidat et circo'.$AE$22];&quot;&quot;)" office:value-type="string">
            <text:p>0.10%</text:p>
          </table:table-cell>
          <table:table-cell table:style-name="ce52" table:formula="oooc:=IFERROR(['Suffrages par candidat et circo'.Z22]/['Suffrages par candidat et circo'.$AE$22];&quot;&quot;)" office:value-type="string">
            <text:p>0.48%</text:p>
          </table:table-cell>
          <table:table-cell table:style-name="ce52" table:formula="oooc:=IFERROR(['Suffrages par candidat et circo'.AA22]/['Suffrages par candidat et circo'.$AE$22];&quot;&quot;)" office:value-type="string">
            <text:p>24.16%</text:p>
          </table:table-cell>
          <table:table-cell table:style-name="ce52" table:formula="oooc:=IFERROR(['Suffrages par candidat et circo'.AB22]/['Suffrages par candidat et circo'.$AE$22];&quot;&quot;)" office:value-type="string">
            <text:p>0.19%</text:p>
          </table:table-cell>
          <table:table-cell table:style-name="ce52" table:formula="oooc:=IFERROR(['Suffrages par candidat et circo'.AC22]/['Suffrages par candidat et circo'.$AE$22];&quot;&quot;)" office:value-type="string">
            <text:p>4.51%</text:p>
          </table:table-cell>
          <table:table-cell table:style-name="ce52" table:formula="oooc:=IFERROR(['Suffrages par candidat et circo'.AD22]/['Suffrages par candidat et circo'.$AE$22];&quot;&quot;)" office:value-type="string">
            <text:p>7.89%</text:p>
          </table:table-cell>
          <table:table-cell table:style-name="ce57" table:formula="oooc:=SUM([.D8:.AD8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SS</text:p>
          </table:table-cell>
          <table:table-cell table:style-name="ce49" office:value-type="string">
            <text:p>Sousse</text:p>
          </table:table-cell>
          <table:table-cell table:style-name="ce50" office:value-type="string">
            <text:p>سوسة</text:p>
          </table:table-cell>
          <table:table-cell table:style-name="ce52" table:formula="oooc:=IFERROR(['Suffrages par candidat et circo'.D21]/['Suffrages par candidat et circo'.$AE$21];&quot;&quot;)" office:value-type="string">
            <text:p>0.18%</text:p>
          </table:table-cell>
          <table:table-cell table:style-name="ce52" table:formula="oooc:=IFERROR(['Suffrages par candidat et circo'.E21]/['Suffrages par candidat et circo'.$AE$21];&quot;&quot;)" office:value-type="string">
            <text:p>0.05%</text:p>
          </table:table-cell>
          <table:table-cell table:style-name="ce52" table:formula="oooc:=IFERROR(['Suffrages par candidat et circo'.F21]/['Suffrages par candidat et circo'.$AE$21];&quot;&quot;)" office:value-type="string">
            <text:p>0.58%</text:p>
          </table:table-cell>
          <table:table-cell table:style-name="ce52" table:formula="oooc:=IFERROR(['Suffrages par candidat et circo'.G21]/['Suffrages par candidat et circo'.$AE$21];&quot;&quot;)" office:value-type="string">
            <text:p>6.45%</text:p>
          </table:table-cell>
          <table:table-cell table:style-name="ce52" table:formula="oooc:=IFERROR(['Suffrages par candidat et circo'.H21]/['Suffrages par candidat et circo'.$AE$21];&quot;&quot;)" office:value-type="string">
            <text:p>0.08%</text:p>
          </table:table-cell>
          <table:table-cell table:style-name="ce52" table:formula="oooc:=IFERROR(['Suffrages par candidat et circo'.I21]/['Suffrages par candidat et circo'.$AE$21];&quot;&quot;)" office:value-type="string">
            <text:p>0.20%</text:p>
          </table:table-cell>
          <table:table-cell table:style-name="ce52" table:formula="oooc:=IFERROR(['Suffrages par candidat et circo'.J21]/['Suffrages par candidat et circo'.$AE$21];&quot;&quot;)" office:value-type="string">
            <text:p>50.54%</text:p>
          </table:table-cell>
          <table:table-cell table:style-name="ce52" table:formula="oooc:=IFERROR(['Suffrages par candidat et circo'.K21]/['Suffrages par candidat et circo'.$AE$21];&quot;&quot;)" office:value-type="string">
            <text:p>2.23%</text:p>
          </table:table-cell>
          <table:table-cell table:style-name="ce52" table:formula="oooc:=IFERROR(['Suffrages par candidat et circo'.L21]/['Suffrages par candidat et circo'.$AE$21];&quot;&quot;)" office:value-type="string">
            <text:p>0.09%</text:p>
          </table:table-cell>
          <table:table-cell table:style-name="ce52" table:formula="oooc:=IFERROR(['Suffrages par candidat et circo'.M21]/['Suffrages par candidat et circo'.$AE$21];&quot;&quot;)" office:value-type="string">
            <text:p>0.27%</text:p>
          </table:table-cell>
          <table:table-cell table:style-name="ce52" table:formula="oooc:=IFERROR(['Suffrages par candidat et circo'.N21]/['Suffrages par candidat et circo'.$AE$21];&quot;&quot;)" office:value-type="string">
            <text:p>0.63%</text:p>
          </table:table-cell>
          <table:table-cell table:style-name="ce52" table:formula="oooc:=IFERROR(['Suffrages par candidat et circo'.O21]/['Suffrages par candidat et circo'.$AE$21];&quot;&quot;)" office:value-type="string">
            <text:p>0.06%</text:p>
          </table:table-cell>
          <table:table-cell table:style-name="ce52" table:formula="oooc:=IFERROR(['Suffrages par candidat et circo'.P21]/['Suffrages par candidat et circo'.$AE$21];&quot;&quot;)" office:value-type="string">
            <text:p>0.86%</text:p>
          </table:table-cell>
          <table:table-cell table:style-name="ce52" table:formula="oooc:=IFERROR(['Suffrages par candidat et circo'.Q21]/['Suffrages par candidat et circo'.$AE$21];&quot;&quot;)" office:value-type="string">
            <text:p>0.11%</text:p>
          </table:table-cell>
          <table:table-cell table:style-name="ce52" table:formula="oooc:=IFERROR(['Suffrages par candidat et circo'.R21]/['Suffrages par candidat et circo'.$AE$21];&quot;&quot;)" office:value-type="string">
            <text:p>0.18%</text:p>
          </table:table-cell>
          <table:table-cell table:style-name="ce52" table:formula="oooc:=IFERROR(['Suffrages par candidat et circo'.S21]/['Suffrages par candidat et circo'.$AE$21];&quot;&quot;)" office:value-type="string">
            <text:p>0.31%</text:p>
          </table:table-cell>
          <table:table-cell table:style-name="ce52" table:formula="oooc:=IFERROR(['Suffrages par candidat et circo'.T21]/['Suffrages par candidat et circo'.$AE$21];&quot;&quot;)" office:value-type="string">
            <text:p>0.10%</text:p>
          </table:table-cell>
          <table:table-cell table:style-name="ce52" table:formula="oooc:=IFERROR(['Suffrages par candidat et circo'.U21]/['Suffrages par candidat et circo'.$AE$21];&quot;&quot;)" office:value-type="string">
            <text:p>0.07%</text:p>
          </table:table-cell>
          <table:table-cell table:style-name="ce52" table:formula="oooc:=IFERROR(['Suffrages par candidat et circo'.V21]/['Suffrages par candidat et circo'.$AE$21];&quot;&quot;)" office:value-type="string">
            <text:p>0.06%</text:p>
          </table:table-cell>
          <table:table-cell table:style-name="ce52" table:formula="oooc:=IFERROR(['Suffrages par candidat et circo'.W21]/['Suffrages par candidat et circo'.$AE$21];&quot;&quot;)" office:value-type="string">
            <text:p>0.12%</text:p>
          </table:table-cell>
          <table:table-cell table:style-name="ce52" table:formula="oooc:=IFERROR(['Suffrages par candidat et circo'.X21]/['Suffrages par candidat et circo'.$AE$21];&quot;&quot;)" office:value-type="string">
            <text:p>0.54%</text:p>
          </table:table-cell>
          <table:table-cell table:style-name="ce52" table:formula="oooc:=IFERROR(['Suffrages par candidat et circo'.Y21]/['Suffrages par candidat et circo'.$AE$21];&quot;&quot;)" office:value-type="string">
            <text:p>0.04%</text:p>
          </table:table-cell>
          <table:table-cell table:style-name="ce52" table:formula="oooc:=IFERROR(['Suffrages par candidat et circo'.Z21]/['Suffrages par candidat et circo'.$AE$21];&quot;&quot;)" office:value-type="string">
            <text:p>0.49%</text:p>
          </table:table-cell>
          <table:table-cell table:style-name="ce52" table:formula="oooc:=IFERROR(['Suffrages par candidat et circo'.AA21]/['Suffrages par candidat et circo'.$AE$21];&quot;&quot;)" office:value-type="string">
            <text:p>25.61%</text:p>
          </table:table-cell>
          <table:table-cell table:style-name="ce52" table:formula="oooc:=IFERROR(['Suffrages par candidat et circo'.AB21]/['Suffrages par candidat et circo'.$AE$21];&quot;&quot;)" office:value-type="string">
            <text:p>0.12%</text:p>
          </table:table-cell>
          <table:table-cell table:style-name="ce52" table:formula="oooc:=IFERROR(['Suffrages par candidat et circo'.AC21]/['Suffrages par candidat et circo'.$AE$21];&quot;&quot;)" office:value-type="string">
            <text:p>4.31%</text:p>
          </table:table-cell>
          <table:table-cell table:style-name="ce52" table:formula="oooc:=IFERROR(['Suffrages par candidat et circo'.AD21]/['Suffrages par candidat et circo'.$AE$21];&quot;&quot;)" office:value-type="string">
            <text:p>5.70%</text:p>
          </table:table-cell>
          <table:table-cell table:style-name="ce57" table:formula="oooc:=SUM([.D9:.AD9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S2</text:p>
          </table:table-cell>
          <table:table-cell table:style-name="ce49" office:value-type="string">
            <text:p>Sfax 2</text:p>
          </table:table-cell>
          <table:table-cell table:style-name="ce50" office:value-type="string">
            <text:p>صفاقس 2</text:p>
          </table:table-cell>
          <table:table-cell table:style-name="ce52" table:formula="oooc:=IFERROR(['Suffrages par candidat et circo'.D25]/['Suffrages par candidat et circo'.$AE$25];&quot;&quot;)" office:value-type="string">
            <text:p>0.09%</text:p>
          </table:table-cell>
          <table:table-cell table:style-name="ce52" table:formula="oooc:=IFERROR(['Suffrages par candidat et circo'.E25]/['Suffrages par candidat et circo'.$AE$25];&quot;&quot;)" office:value-type="string">
            <text:p>0.04%</text:p>
          </table:table-cell>
          <table:table-cell table:style-name="ce52" table:formula="oooc:=IFERROR(['Suffrages par candidat et circo'.F25]/['Suffrages par candidat et circo'.$AE$25];&quot;&quot;)" office:value-type="string">
            <text:p>0.72%</text:p>
          </table:table-cell>
          <table:table-cell table:style-name="ce52" table:formula="oooc:=IFERROR(['Suffrages par candidat et circo'.G25]/['Suffrages par candidat et circo'.$AE$25];&quot;&quot;)" office:value-type="string">
            <text:p>0.51%</text:p>
          </table:table-cell>
          <table:table-cell table:style-name="ce52" table:formula="oooc:=IFERROR(['Suffrages par candidat et circo'.H25]/['Suffrages par candidat et circo'.$AE$25];&quot;&quot;)" office:value-type="string">
            <text:p>0.08%</text:p>
          </table:table-cell>
          <table:table-cell table:style-name="ce52" table:formula="oooc:=IFERROR(['Suffrages par candidat et circo'.I25]/['Suffrages par candidat et circo'.$AE$25];&quot;&quot;)" office:value-type="string">
            <text:p>0.25%</text:p>
          </table:table-cell>
          <table:table-cell table:style-name="ce52" table:formula="oooc:=IFERROR(['Suffrages par candidat et circo'.J25]/['Suffrages par candidat et circo'.$AE$25];&quot;&quot;)" office:value-type="string">
            <text:p>34.87%</text:p>
          </table:table-cell>
          <table:table-cell table:style-name="ce52" table:formula="oooc:=IFERROR(['Suffrages par candidat et circo'.K25]/['Suffrages par candidat et circo'.$AE$25];&quot;&quot;)" office:value-type="string">
            <text:p>2.44%</text:p>
          </table:table-cell>
          <table:table-cell table:style-name="ce52" table:formula="oooc:=IFERROR(['Suffrages par candidat et circo'.L25]/['Suffrages par candidat et circo'.$AE$25];&quot;&quot;)" office:value-type="string">
            <text:p>0.07%</text:p>
          </table:table-cell>
          <table:table-cell table:style-name="ce52" table:formula="oooc:=IFERROR(['Suffrages par candidat et circo'.M25]/['Suffrages par candidat et circo'.$AE$25];&quot;&quot;)" office:value-type="string">
            <text:p>0.09%</text:p>
          </table:table-cell>
          <table:table-cell table:style-name="ce52" table:formula="oooc:=IFERROR(['Suffrages par candidat et circo'.N25]/['Suffrages par candidat et circo'.$AE$25];&quot;&quot;)" office:value-type="string">
            <text:p>0.57%</text:p>
          </table:table-cell>
          <table:table-cell table:style-name="ce52" table:formula="oooc:=IFERROR(['Suffrages par candidat et circo'.O25]/['Suffrages par candidat et circo'.$AE$25];&quot;&quot;)" office:value-type="string">
            <text:p>0.05%</text:p>
          </table:table-cell>
          <table:table-cell table:style-name="ce52" table:formula="oooc:=IFERROR(['Suffrages par candidat et circo'.P25]/['Suffrages par candidat et circo'.$AE$25];&quot;&quot;)" office:value-type="string">
            <text:p>1.03%</text:p>
          </table:table-cell>
          <table:table-cell table:style-name="ce52" table:formula="oooc:=IFERROR(['Suffrages par candidat et circo'.Q25]/['Suffrages par candidat et circo'.$AE$25];&quot;&quot;)" office:value-type="string">
            <text:p>0.13%</text:p>
          </table:table-cell>
          <table:table-cell table:style-name="ce52" table:formula="oooc:=IFERROR(['Suffrages par candidat et circo'.R25]/['Suffrages par candidat et circo'.$AE$25];&quot;&quot;)" office:value-type="string">
            <text:p>0.06%</text:p>
          </table:table-cell>
          <table:table-cell table:style-name="ce52" table:formula="oooc:=IFERROR(['Suffrages par candidat et circo'.S25]/['Suffrages par candidat et circo'.$AE$25];&quot;&quot;)" office:value-type="string">
            <text:p>2.05%</text:p>
          </table:table-cell>
          <table:table-cell table:style-name="ce52" table:formula="oooc:=IFERROR(['Suffrages par candidat et circo'.T25]/['Suffrages par candidat et circo'.$AE$25];&quot;&quot;)" office:value-type="string">
            <text:p>0.14%</text:p>
          </table:table-cell>
          <table:table-cell table:style-name="ce52" table:formula="oooc:=IFERROR(['Suffrages par candidat et circo'.U25]/['Suffrages par candidat et circo'.$AE$25];&quot;&quot;)" office:value-type="string">
            <text:p>0.07%</text:p>
          </table:table-cell>
          <table:table-cell table:style-name="ce52" table:formula="oooc:=IFERROR(['Suffrages par candidat et circo'.V25]/['Suffrages par candidat et circo'.$AE$25];&quot;&quot;)" office:value-type="string">
            <text:p>0.08%</text:p>
          </table:table-cell>
          <table:table-cell table:style-name="ce52" table:formula="oooc:=IFERROR(['Suffrages par candidat et circo'.W25]/['Suffrages par candidat et circo'.$AE$25];&quot;&quot;)" office:value-type="string">
            <text:p>0.11%</text:p>
          </table:table-cell>
          <table:table-cell table:style-name="ce52" table:formula="oooc:=IFERROR(['Suffrages par candidat et circo'.X25]/['Suffrages par candidat et circo'.$AE$25];&quot;&quot;)" office:value-type="string">
            <text:p>0.57%</text:p>
          </table:table-cell>
          <table:table-cell table:style-name="ce52" table:formula="oooc:=IFERROR(['Suffrages par candidat et circo'.Y25]/['Suffrages par candidat et circo'.$AE$25];&quot;&quot;)" office:value-type="string">
            <text:p>0.05%</text:p>
          </table:table-cell>
          <table:table-cell table:style-name="ce52" table:formula="oooc:=IFERROR(['Suffrages par candidat et circo'.Z25]/['Suffrages par candidat et circo'.$AE$25];&quot;&quot;)" office:value-type="string">
            <text:p>0.24%</text:p>
          </table:table-cell>
          <table:table-cell table:style-name="ce52" table:formula="oooc:=IFERROR(['Suffrages par candidat et circo'.AA25]/['Suffrages par candidat et circo'.$AE$25];&quot;&quot;)" office:value-type="string">
            <text:p>40.69%</text:p>
          </table:table-cell>
          <table:table-cell table:style-name="ce52" table:formula="oooc:=IFERROR(['Suffrages par candidat et circo'.AB25]/['Suffrages par candidat et circo'.$AE$25];&quot;&quot;)" office:value-type="string">
            <text:p>0.11%</text:p>
          </table:table-cell>
          <table:table-cell table:style-name="ce52" table:formula="oooc:=IFERROR(['Suffrages par candidat et circo'.AC25]/['Suffrages par candidat et circo'.$AE$25];&quot;&quot;)" office:value-type="string">
            <text:p>5.83%</text:p>
          </table:table-cell>
          <table:table-cell table:style-name="ce52" table:formula="oooc:=IFERROR(['Suffrages par candidat et circo'.AD25]/['Suffrages par candidat et circo'.$AE$25];&quot;&quot;)" office:value-type="string">
            <text:p>9.05%</text:p>
          </table:table-cell>
          <table:table-cell table:style-name="ce57" table:formula="oooc:=SUM([.D10:.AD10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KB</text:p>
          </table:table-cell>
          <table:table-cell table:style-name="ce49" office:value-type="string">
            <text:p>Kebili</text:p>
          </table:table-cell>
          <table:table-cell table:style-name="ce50" office:value-type="string">
            <text:p>قبلي</text:p>
          </table:table-cell>
          <table:table-cell table:style-name="ce52" table:formula="oooc:=IFERROR(['Suffrages par candidat et circo'.D20]/['Suffrages par candidat et circo'.$AE$20];&quot;&quot;)" office:value-type="string">
            <text:p>0.11%</text:p>
          </table:table-cell>
          <table:table-cell table:style-name="ce52" table:formula="oooc:=IFERROR(['Suffrages par candidat et circo'.E20]/['Suffrages par candidat et circo'.$AE$20];&quot;&quot;)" office:value-type="string">
            <text:p>0.07%</text:p>
          </table:table-cell>
          <table:table-cell table:style-name="ce52" table:formula="oooc:=IFERROR(['Suffrages par candidat et circo'.F20]/['Suffrages par candidat et circo'.$AE$20];&quot;&quot;)" office:value-type="string">
            <text:p>0.27%</text:p>
          </table:table-cell>
          <table:table-cell table:style-name="ce52" table:formula="oooc:=IFERROR(['Suffrages par candidat et circo'.G20]/['Suffrages par candidat et circo'.$AE$20];&quot;&quot;)" office:value-type="string">
            <text:p>0.22%</text:p>
          </table:table-cell>
          <table:table-cell table:style-name="ce52" table:formula="oooc:=IFERROR(['Suffrages par candidat et circo'.H20]/['Suffrages par candidat et circo'.$AE$20];&quot;&quot;)" office:value-type="string">
            <text:p>0.10%</text:p>
          </table:table-cell>
          <table:table-cell table:style-name="ce52" table:formula="oooc:=IFERROR(['Suffrages par candidat et circo'.I20]/['Suffrages par candidat et circo'.$AE$20];&quot;&quot;)" office:value-type="string">
            <text:p>0.16%</text:p>
          </table:table-cell>
          <table:table-cell table:style-name="ce52" table:formula="oooc:=IFERROR(['Suffrages par candidat et circo'.J20]/['Suffrages par candidat et circo'.$AE$20];&quot;&quot;)" office:value-type="string">
            <text:p>12.05%</text:p>
          </table:table-cell>
          <table:table-cell table:style-name="ce52" table:formula="oooc:=IFERROR(['Suffrages par candidat et circo'.K20]/['Suffrages par candidat et circo'.$AE$20];&quot;&quot;)" office:value-type="string">
            <text:p>2.46%</text:p>
          </table:table-cell>
          <table:table-cell table:style-name="ce52" table:formula="oooc:=IFERROR(['Suffrages par candidat et circo'.L20]/['Suffrages par candidat et circo'.$AE$20];&quot;&quot;)" office:value-type="string">
            <text:p>0.18%</text:p>
          </table:table-cell>
          <table:table-cell table:style-name="ce52" table:formula="oooc:=IFERROR(['Suffrages par candidat et circo'.M20]/['Suffrages par candidat et circo'.$AE$20];&quot;&quot;)" office:value-type="string">
            <text:p>0.09%</text:p>
          </table:table-cell>
          <table:table-cell table:style-name="ce52" table:formula="oooc:=IFERROR(['Suffrages par candidat et circo'.N20]/['Suffrages par candidat et circo'.$AE$20];&quot;&quot;)" office:value-type="string">
            <text:p>0.53%</text:p>
          </table:table-cell>
          <table:table-cell table:style-name="ce52" table:formula="oooc:=IFERROR(['Suffrages par candidat et circo'.O20]/['Suffrages par candidat et circo'.$AE$20];&quot;&quot;)" office:value-type="string">
            <text:p>0.07%</text:p>
          </table:table-cell>
          <table:table-cell table:style-name="ce52" table:formula="oooc:=IFERROR(['Suffrages par candidat et circo'.P20]/['Suffrages par candidat et circo'.$AE$20];&quot;&quot;)" office:value-type="string">
            <text:p>0.40%</text:p>
          </table:table-cell>
          <table:table-cell table:style-name="ce52" table:formula="oooc:=IFERROR(['Suffrages par candidat et circo'.Q20]/['Suffrages par candidat et circo'.$AE$20];&quot;&quot;)" office:value-type="string">
            <text:p>0.10%</text:p>
          </table:table-cell>
          <table:table-cell table:style-name="ce52" table:formula="oooc:=IFERROR(['Suffrages par candidat et circo'.R20]/['Suffrages par candidat et circo'.$AE$20];&quot;&quot;)" office:value-type="string">
            <text:p>0.13%</text:p>
          </table:table-cell>
          <table:table-cell table:style-name="ce52" table:formula="oooc:=IFERROR(['Suffrages par candidat et circo'.S20]/['Suffrages par candidat et circo'.$AE$20];&quot;&quot;)" office:value-type="string">
            <text:p>0.15%</text:p>
          </table:table-cell>
          <table:table-cell table:style-name="ce52" table:formula="oooc:=IFERROR(['Suffrages par candidat et circo'.T20]/['Suffrages par candidat et circo'.$AE$20];&quot;&quot;)" office:value-type="string">
            <text:p>0.31%</text:p>
          </table:table-cell>
          <table:table-cell table:style-name="ce52" table:formula="oooc:=IFERROR(['Suffrages par candidat et circo'.U20]/['Suffrages par candidat et circo'.$AE$20];&quot;&quot;)" office:value-type="string">
            <text:p>0.16%</text:p>
          </table:table-cell>
          <table:table-cell table:style-name="ce52" table:formula="oooc:=IFERROR(['Suffrages par candidat et circo'.V20]/['Suffrages par candidat et circo'.$AE$20];&quot;&quot;)" office:value-type="string">
            <text:p>0.10%</text:p>
          </table:table-cell>
          <table:table-cell table:style-name="ce52" table:formula="oooc:=IFERROR(['Suffrages par candidat et circo'.W20]/['Suffrages par candidat et circo'.$AE$20];&quot;&quot;)" office:value-type="string">
            <text:p>0.07%</text:p>
          </table:table-cell>
          <table:table-cell table:style-name="ce52" table:formula="oooc:=IFERROR(['Suffrages par candidat et circo'.X20]/['Suffrages par candidat et circo'.$AE$20];&quot;&quot;)" office:value-type="string">
            <text:p>0.38%</text:p>
          </table:table-cell>
          <table:table-cell table:style-name="ce52" table:formula="oooc:=IFERROR(['Suffrages par candidat et circo'.Y20]/['Suffrages par candidat et circo'.$AE$20];&quot;&quot;)" office:value-type="string">
            <text:p>0.11%</text:p>
          </table:table-cell>
          <table:table-cell table:style-name="ce52" table:formula="oooc:=IFERROR(['Suffrages par candidat et circo'.Z20]/['Suffrages par candidat et circo'.$AE$20];&quot;&quot;)" office:value-type="string">
            <text:p>0.15%</text:p>
          </table:table-cell>
          <table:table-cell table:style-name="ce52" table:formula="oooc:=IFERROR(['Suffrages par candidat et circo'.AA20]/['Suffrages par candidat et circo'.$AE$20];&quot;&quot;)" office:value-type="string">
            <text:p>78.00%</text:p>
          </table:table-cell>
          <table:table-cell table:style-name="ce52" table:formula="oooc:=IFERROR(['Suffrages par candidat et circo'.AB20]/['Suffrages par candidat et circo'.$AE$20];&quot;&quot;)" office:value-type="string">
            <text:p>0.11%</text:p>
          </table:table-cell>
          <table:table-cell table:style-name="ce52" table:formula="oooc:=IFERROR(['Suffrages par candidat et circo'.AC20]/['Suffrages par candidat et circo'.$AE$20];&quot;&quot;)" office:value-type="string">
            <text:p>1.16%</text:p>
          </table:table-cell>
          <table:table-cell table:style-name="ce52" table:formula="oooc:=IFERROR(['Suffrages par candidat et circo'.AD20]/['Suffrages par candidat et circo'.$AE$20];&quot;&quot;)" office:value-type="string">
            <text:p>2.38%</text:p>
          </table:table-cell>
          <table:table-cell table:style-name="ce57" table:formula="oooc:=SUM([.D11:.AD11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S1</text:p>
          </table:table-cell>
          <table:table-cell table:style-name="ce49" office:value-type="string">
            <text:p>Sfax 1</text:p>
          </table:table-cell>
          <table:table-cell table:style-name="ce50" office:value-type="string">
            <text:p>صفاقس 1</text:p>
          </table:table-cell>
          <table:table-cell table:style-name="ce52" table:formula="oooc:=IFERROR(['Suffrages par candidat et circo'.D24]/['Suffrages par candidat et circo'.$AE$24];&quot;&quot;)" office:value-type="string">
            <text:p>0.13%</text:p>
          </table:table-cell>
          <table:table-cell table:style-name="ce52" table:formula="oooc:=IFERROR(['Suffrages par candidat et circo'.E24]/['Suffrages par candidat et circo'.$AE$24];&quot;&quot;)" office:value-type="string">
            <text:p>0.05%</text:p>
          </table:table-cell>
          <table:table-cell table:style-name="ce52" table:formula="oooc:=IFERROR(['Suffrages par candidat et circo'.F24]/['Suffrages par candidat et circo'.$AE$24];&quot;&quot;)" office:value-type="string">
            <text:p>0.81%</text:p>
          </table:table-cell>
          <table:table-cell table:style-name="ce52" table:formula="oooc:=IFERROR(['Suffrages par candidat et circo'.G24]/['Suffrages par candidat et circo'.$AE$24];&quot;&quot;)" office:value-type="string">
            <text:p>0.53%</text:p>
          </table:table-cell>
          <table:table-cell table:style-name="ce52" table:formula="oooc:=IFERROR(['Suffrages par candidat et circo'.H24]/['Suffrages par candidat et circo'.$AE$24];&quot;&quot;)" office:value-type="string">
            <text:p>0.17%</text:p>
          </table:table-cell>
          <table:table-cell table:style-name="ce52" table:formula="oooc:=IFERROR(['Suffrages par candidat et circo'.I24]/['Suffrages par candidat et circo'.$AE$24];&quot;&quot;)" office:value-type="string">
            <text:p>0.29%</text:p>
          </table:table-cell>
          <table:table-cell table:style-name="ce52" table:formula="oooc:=IFERROR(['Suffrages par candidat et circo'.J24]/['Suffrages par candidat et circo'.$AE$24];&quot;&quot;)" office:value-type="string">
            <text:p>28.41%</text:p>
          </table:table-cell>
          <table:table-cell table:style-name="ce52" table:formula="oooc:=IFERROR(['Suffrages par candidat et circo'.K24]/['Suffrages par candidat et circo'.$AE$24];&quot;&quot;)" office:value-type="string">
            <text:p>2.69%</text:p>
          </table:table-cell>
          <table:table-cell table:style-name="ce52" table:formula="oooc:=IFERROR(['Suffrages par candidat et circo'.L24]/['Suffrages par candidat et circo'.$AE$24];&quot;&quot;)" office:value-type="string">
            <text:p>0.13%</text:p>
          </table:table-cell>
          <table:table-cell table:style-name="ce52" table:formula="oooc:=IFERROR(['Suffrages par candidat et circo'.M24]/['Suffrages par candidat et circo'.$AE$24];&quot;&quot;)" office:value-type="string">
            <text:p>0.14%</text:p>
          </table:table-cell>
          <table:table-cell table:style-name="ce52" table:formula="oooc:=IFERROR(['Suffrages par candidat et circo'.N24]/['Suffrages par candidat et circo'.$AE$24];&quot;&quot;)" office:value-type="string">
            <text:p>0.72%</text:p>
          </table:table-cell>
          <table:table-cell table:style-name="ce52" table:formula="oooc:=IFERROR(['Suffrages par candidat et circo'.O24]/['Suffrages par candidat et circo'.$AE$24];&quot;&quot;)" office:value-type="string">
            <text:p>0.07%</text:p>
          </table:table-cell>
          <table:table-cell table:style-name="ce52" table:formula="oooc:=IFERROR(['Suffrages par candidat et circo'.P24]/['Suffrages par candidat et circo'.$AE$24];&quot;&quot;)" office:value-type="string">
            <text:p>1.15%</text:p>
          </table:table-cell>
          <table:table-cell table:style-name="ce52" table:formula="oooc:=IFERROR(['Suffrages par candidat et circo'.Q24]/['Suffrages par candidat et circo'.$AE$24];&quot;&quot;)" office:value-type="string">
            <text:p>0.14%</text:p>
          </table:table-cell>
          <table:table-cell table:style-name="ce52" table:formula="oooc:=IFERROR(['Suffrages par candidat et circo'.R24]/['Suffrages par candidat et circo'.$AE$24];&quot;&quot;)" office:value-type="string">
            <text:p>0.10%</text:p>
          </table:table-cell>
          <table:table-cell table:style-name="ce52" table:formula="oooc:=IFERROR(['Suffrages par candidat et circo'.S24]/['Suffrages par candidat et circo'.$AE$24];&quot;&quot;)" office:value-type="string">
            <text:p>2.05%</text:p>
          </table:table-cell>
          <table:table-cell table:style-name="ce52" table:formula="oooc:=IFERROR(['Suffrages par candidat et circo'.T24]/['Suffrages par candidat et circo'.$AE$24];&quot;&quot;)" office:value-type="string">
            <text:p>0.16%</text:p>
          </table:table-cell>
          <table:table-cell table:style-name="ce52" table:formula="oooc:=IFERROR(['Suffrages par candidat et circo'.U24]/['Suffrages par candidat et circo'.$AE$24];&quot;&quot;)" office:value-type="string">
            <text:p>0.10%</text:p>
          </table:table-cell>
          <table:table-cell table:style-name="ce52" table:formula="oooc:=IFERROR(['Suffrages par candidat et circo'.V24]/['Suffrages par candidat et circo'.$AE$24];&quot;&quot;)" office:value-type="string">
            <text:p>0.10%</text:p>
          </table:table-cell>
          <table:table-cell table:style-name="ce52" table:formula="oooc:=IFERROR(['Suffrages par candidat et circo'.W24]/['Suffrages par candidat et circo'.$AE$24];&quot;&quot;)" office:value-type="string">
            <text:p>0.11%</text:p>
          </table:table-cell>
          <table:table-cell table:style-name="ce52" table:formula="oooc:=IFERROR(['Suffrages par candidat et circo'.X24]/['Suffrages par candidat et circo'.$AE$24];&quot;&quot;)" office:value-type="string">
            <text:p>0.65%</text:p>
          </table:table-cell>
          <table:table-cell table:style-name="ce52" table:formula="oooc:=IFERROR(['Suffrages par candidat et circo'.Y24]/['Suffrages par candidat et circo'.$AE$24];&quot;&quot;)" office:value-type="string">
            <text:p>0.06%</text:p>
          </table:table-cell>
          <table:table-cell table:style-name="ce52" table:formula="oooc:=IFERROR(['Suffrages par candidat et circo'.Z24]/['Suffrages par candidat et circo'.$AE$24];&quot;&quot;)" office:value-type="string">
            <text:p>0.22%</text:p>
          </table:table-cell>
          <table:table-cell table:style-name="ce52" table:formula="oooc:=IFERROR(['Suffrages par candidat et circo'.AA24]/['Suffrages par candidat et circo'.$AE$24];&quot;&quot;)" office:value-type="string">
            <text:p>45.33%</text:p>
          </table:table-cell>
          <table:table-cell table:style-name="ce52" table:formula="oooc:=IFERROR(['Suffrages par candidat et circo'.AB24]/['Suffrages par candidat et circo'.$AE$24];&quot;&quot;)" office:value-type="string">
            <text:p>0.13%</text:p>
          </table:table-cell>
          <table:table-cell table:style-name="ce52" table:formula="oooc:=IFERROR(['Suffrages par candidat et circo'.AC24]/['Suffrages par candidat et circo'.$AE$24];&quot;&quot;)" office:value-type="string">
            <text:p>5.98%</text:p>
          </table:table-cell>
          <table:table-cell table:style-name="ce52" table:formula="oooc:=IFERROR(['Suffrages par candidat et circo'.AD24]/['Suffrages par candidat et circo'.$AE$24];&quot;&quot;)" office:value-type="string">
            <text:p>9.60%</text:p>
          </table:table-cell>
          <table:table-cell table:style-name="ce57" table:formula="oooc:=SUM([.D12:.AD12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AR</text:p>
          </table:table-cell>
          <table:table-cell table:style-name="ce51" office:value-type="string">
            <text:p>Pays Arabes et reste du monde</text:p>
          </table:table-cell>
          <table:table-cell table:style-name="ce50" office:value-type="string">
            <text:p>الدول العربية و بقية العالم</text:p>
          </table:table-cell>
          <table:table-cell table:style-name="ce52" table:formula="oooc:=IFERROR(['Suffrages par candidat et circo'.D33]/['Suffrages par candidat et circo'.$AE$33];&quot;&quot;)" office:value-type="string">
            <text:p>0.10%</text:p>
          </table:table-cell>
          <table:table-cell table:style-name="ce52" table:formula="oooc:=IFERROR(['Suffrages par candidat et circo'.E33]/['Suffrages par candidat et circo'.$AE$33];&quot;&quot;)" office:value-type="string">
            <text:p>0.02%</text:p>
          </table:table-cell>
          <table:table-cell table:style-name="ce52" table:formula="oooc:=IFERROR(['Suffrages par candidat et circo'.F33]/['Suffrages par candidat et circo'.$AE$33];&quot;&quot;)" office:value-type="string">
            <text:p>1.08%</text:p>
          </table:table-cell>
          <table:table-cell table:style-name="ce52" table:formula="oooc:=IFERROR(['Suffrages par candidat et circo'.G33]/['Suffrages par candidat et circo'.$AE$33];&quot;&quot;)" office:value-type="string">
            <text:p>1.07%</text:p>
          </table:table-cell>
          <table:table-cell table:style-name="ce52" table:formula="oooc:=IFERROR(['Suffrages par candidat et circo'.H33]/['Suffrages par candidat et circo'.$AE$33];&quot;&quot;)" office:value-type="string">
            <text:p>0.05%</text:p>
          </table:table-cell>
          <table:table-cell table:style-name="ce52" table:formula="oooc:=IFERROR(['Suffrages par candidat et circo'.I33]/['Suffrages par candidat et circo'.$AE$33];&quot;&quot;)" office:value-type="string">
            <text:p>0.10%</text:p>
          </table:table-cell>
          <table:table-cell table:style-name="ce52" table:formula="oooc:=IFERROR(['Suffrages par candidat et circo'.J33]/['Suffrages par candidat et circo'.$AE$33];&quot;&quot;)" office:value-type="string">
            <text:p>33.48%</text:p>
          </table:table-cell>
          <table:table-cell table:style-name="ce52" table:formula="oooc:=IFERROR(['Suffrages par candidat et circo'.K33]/['Suffrages par candidat et circo'.$AE$33];&quot;&quot;)" office:value-type="string">
            <text:p>2.73%</text:p>
          </table:table-cell>
          <table:table-cell table:style-name="ce52" table:formula="oooc:=IFERROR(['Suffrages par candidat et circo'.L33]/['Suffrages par candidat et circo'.$AE$33];&quot;&quot;)" office:value-type="string">
            <text:p>0.02%</text:p>
          </table:table-cell>
          <table:table-cell table:style-name="ce52" table:formula="oooc:=IFERROR(['Suffrages par candidat et circo'.M33]/['Suffrages par candidat et circo'.$AE$33];&quot;&quot;)" office:value-type="string">
            <text:p>0.18%</text:p>
          </table:table-cell>
          <table:table-cell table:style-name="ce52" table:formula="oooc:=IFERROR(['Suffrages par candidat et circo'.N33]/['Suffrages par candidat et circo'.$AE$33];&quot;&quot;)" office:value-type="string">
            <text:p>0.70%</text:p>
          </table:table-cell>
          <table:table-cell table:style-name="ce52" table:formula="oooc:=IFERROR(['Suffrages par candidat et circo'.O33]/['Suffrages par candidat et circo'.$AE$33];&quot;&quot;)" office:value-type="string">
            <text:p>0.02%</text:p>
          </table:table-cell>
          <table:table-cell table:style-name="ce52" table:formula="oooc:=IFERROR(['Suffrages par candidat et circo'.P33]/['Suffrages par candidat et circo'.$AE$33];&quot;&quot;)" office:value-type="string">
            <text:p>1.69%</text:p>
          </table:table-cell>
          <table:table-cell table:style-name="ce52" table:formula="oooc:=IFERROR(['Suffrages par candidat et circo'.Q33]/['Suffrages par candidat et circo'.$AE$33];&quot;&quot;)" office:value-type="string">
            <text:p>0.15%</text:p>
          </table:table-cell>
          <table:table-cell table:style-name="ce52" table:formula="oooc:=IFERROR(['Suffrages par candidat et circo'.R33]/['Suffrages par candidat et circo'.$AE$33];&quot;&quot;)" office:value-type="string">
            <text:p>0.04%</text:p>
          </table:table-cell>
          <table:table-cell table:style-name="ce52" table:formula="oooc:=IFERROR(['Suffrages par candidat et circo'.S33]/['Suffrages par candidat et circo'.$AE$33];&quot;&quot;)" office:value-type="string">
            <text:p>0.49%</text:p>
          </table:table-cell>
          <table:table-cell table:style-name="ce52" table:formula="oooc:=IFERROR(['Suffrages par candidat et circo'.T33]/['Suffrages par candidat et circo'.$AE$33];&quot;&quot;)" office:value-type="string">
            <text:p>0.06%</text:p>
          </table:table-cell>
          <table:table-cell table:style-name="ce52" table:formula="oooc:=IFERROR(['Suffrages par candidat et circo'.U33]/['Suffrages par candidat et circo'.$AE$33];&quot;&quot;)" office:value-type="string">
            <text:p>0.00%</text:p>
          </table:table-cell>
          <table:table-cell table:style-name="ce52" table:formula="oooc:=IFERROR(['Suffrages par candidat et circo'.V33]/['Suffrages par candidat et circo'.$AE$33];&quot;&quot;)" office:value-type="string">
            <text:p>0.05%</text:p>
          </table:table-cell>
          <table:table-cell table:style-name="ce52" table:formula="oooc:=IFERROR(['Suffrages par candidat et circo'.W33]/['Suffrages par candidat et circo'.$AE$33];&quot;&quot;)" office:value-type="string">
            <text:p>0.06%</text:p>
          </table:table-cell>
          <table:table-cell table:style-name="ce52" table:formula="oooc:=IFERROR(['Suffrages par candidat et circo'.X33]/['Suffrages par candidat et circo'.$AE$33];&quot;&quot;)" office:value-type="string">
            <text:p>0.73%</text:p>
          </table:table-cell>
          <table:table-cell table:style-name="ce52" table:formula="oooc:=IFERROR(['Suffrages par candidat et circo'.Y33]/['Suffrages par candidat et circo'.$AE$33];&quot;&quot;)" office:value-type="string">
            <text:p>0.03%</text:p>
          </table:table-cell>
          <table:table-cell table:style-name="ce52" table:formula="oooc:=IFERROR(['Suffrages par candidat et circo'.Z33]/['Suffrages par candidat et circo'.$AE$33];&quot;&quot;)" office:value-type="string">
            <text:p>0.46%</text:p>
          </table:table-cell>
          <table:table-cell table:style-name="ce52" table:formula="oooc:=IFERROR(['Suffrages par candidat et circo'.AA33]/['Suffrages par candidat et circo'.$AE$33];&quot;&quot;)" office:value-type="string">
            <text:p>46.38%</text:p>
          </table:table-cell>
          <table:table-cell table:style-name="ce52" table:formula="oooc:=IFERROR(['Suffrages par candidat et circo'.AB33]/['Suffrages par candidat et circo'.$AE$33];&quot;&quot;)" office:value-type="string">
            <text:p>0.03%</text:p>
          </table:table-cell>
          <table:table-cell table:style-name="ce52" table:formula="oooc:=IFERROR(['Suffrages par candidat et circo'.AC33]/['Suffrages par candidat et circo'.$AE$33];&quot;&quot;)" office:value-type="string">
            <text:p>1.88%</text:p>
          </table:table-cell>
          <table:table-cell table:style-name="ce52" table:formula="oooc:=IFERROR(['Suffrages par candidat et circo'.AD33]/['Suffrages par candidat et circo'.$AE$33];&quot;&quot;)" office:value-type="string">
            <text:p>8.41%</text:p>
          </table:table-cell>
          <table:table-cell table:style-name="ce57" table:formula="oooc:=SUM([.D13:.AD13])" office:value-type="string">
            <text:p>100.00%</text:p>
          </table:table-cell>
          <table:table-cell table:style-name="ce58"/>
        </table:table-row>
        <table:table-row table:style-name="ro8">
          <table:table-cell table:style-name="ce48" office:value-type="string">
            <text:p>TN.IT</text:p>
          </table:table-cell>
          <table:table-cell table:style-name="ce49" office:value-type="string">
            <text:p>Italie</text:p>
          </table:table-cell>
          <table:table-cell table:style-name="ce50" office:value-type="string">
            <text:p>إيطاليا</text:p>
          </table:table-cell>
          <table:table-cell table:style-name="ce52" table:formula="oooc:=IFERROR(['Suffrages par candidat et circo'.D32]/['Suffrages par candidat et circo'.$AE$32];&quot;&quot;)" office:value-type="string">
            <text:p>0.19%</text:p>
          </table:table-cell>
          <table:table-cell table:style-name="ce52" table:formula="oooc:=IFERROR(['Suffrages par candidat et circo'.E32]/['Suffrages par candidat et circo'.$AE$32];&quot;&quot;)" office:value-type="string">
            <text:p>0.04%</text:p>
          </table:table-cell>
          <table:table-cell table:style-name="ce52" table:formula="oooc:=IFERROR(['Suffrages par candidat et circo'.F32]/['Suffrages par candidat et circo'.$AE$32];&quot;&quot;)" office:value-type="string">
            <text:p>0.85%</text:p>
          </table:table-cell>
          <table:table-cell table:style-name="ce52" table:formula="oooc:=IFERROR(['Suffrages par candidat et circo'.G32]/['Suffrages par candidat et circo'.$AE$32];&quot;&quot;)" office:value-type="string">
            <text:p>0.78%</text:p>
          </table:table-cell>
          <table:table-cell table:style-name="ce52" table:formula="oooc:=IFERROR(['Suffrages par candidat et circo'.H32]/['Suffrages par candidat et circo'.$AE$32];&quot;&quot;)" office:value-type="string">
            <text:p>0.04%</text:p>
          </table:table-cell>
          <table:table-cell table:style-name="ce52" table:formula="oooc:=IFERROR(['Suffrages par candidat et circo'.I32]/['Suffrages par candidat et circo'.$AE$32];&quot;&quot;)" office:value-type="string">
            <text:p>0.07%</text:p>
          </table:table-cell>
          <table:table-cell table:style-name="ce52" table:formula="oooc:=IFERROR(['Suffrages par candidat et circo'.J32]/['Suffrages par candidat et circo'.$AE$32];&quot;&quot;)" office:value-type="string">
            <text:p>28.78%</text:p>
          </table:table-cell>
          <table:table-cell table:style-name="ce52" table:formula="oooc:=IFERROR(['Suffrages par candidat et circo'.K32]/['Suffrages par candidat et circo'.$AE$32];&quot;&quot;)" office:value-type="string">
            <text:p>3.63%</text:p>
          </table:table-cell>
          <table:table-cell table:style-name="ce52" table:formula="oooc:=IFERROR(['Suffrages par candidat et circo'.L32]/['Suffrages par candidat et circo'.$AE$32];&quot;&quot;)" office:value-type="string">
            <text:p>0.12%</text:p>
          </table:table-cell>
          <table:table-cell table:style-name="ce52" table:formula="oooc:=IFERROR(['Suffrages par candidat et circo'.M32]/['Suffrages par candidat et circo'.$AE$32];&quot;&quot;)" office:value-type="string">
            <text:p>0.22%</text:p>
          </table:table-cell>
          <table:table-cell table:style-name="ce52" table:formula="oooc:=IFERROR(['Suffrages par candidat et circo'.N32]/['Suffrages par candidat et circo'.$AE$32];&quot;&quot;)" office:value-type="string">
            <text:p>0.82%</text:p>
          </table:table-cell>
          <table:table-cell table:style-name="ce52" table:formula="oooc:=IFERROR(['Suffrages par candidat et circo'.O32]/['Suffrages par candidat et circo'.$AE$32];&quot;&quot;)" office:value-type="string">
            <text:p>0.03%</text:p>
          </table:table-cell>
          <table:table-cell table:style-name="ce52" table:formula="oooc:=IFERROR(['Suffrages par candidat et circo'.P32]/['Suffrages par candidat et circo'.$AE$32];&quot;&quot;)" office:value-type="string">
            <text:p>1.34%</text:p>
          </table:table-cell>
          <table:table-cell table:style-name="ce52" table:formula="oooc:=IFERROR(['Suffrages par candidat et circo'.Q32]/['Suffrages par candidat et circo'.$AE$32];&quot;&quot;)" office:value-type="string">
            <text:p>0.10%</text:p>
          </table:table-cell>
          <table:table-cell table:style-name="ce52" table:formula="oooc:=IFERROR(['Suffrages par candidat et circo'.R32]/['Suffrages par candidat et circo'.$AE$32];&quot;&quot;)" office:value-type="string">
            <text:p>0.07%</text:p>
          </table:table-cell>
          <table:table-cell table:style-name="ce52" table:formula="oooc:=IFERROR(['Suffrages par candidat et circo'.S32]/['Suffrages par candidat et circo'.$AE$32];&quot;&quot;)" office:value-type="string">
            <text:p>0.66%</text:p>
          </table:table-cell>
          <table:table-cell table:style-name="ce52" table:formula="oooc:=IFERROR(['Suffrages par candidat et circo'.T32]/['Suffrages par candidat et circo'.$AE$32];&quot;&quot;)" office:value-type="string">
            <text:p>0.10%</text:p>
          </table:table-cell>
          <table:table-cell table:style-name="ce52" table:formula="oooc:=IFERROR(['Suffrages par candidat et circo'.U32]/['Suffrages par candidat et circo'.$AE$32];&quot;&quot;)" office:value-type="string">
            <text:p>0.01%</text:p>
          </table:table-cell>
          <table:table-cell table:style-name="ce52" table:formula="oooc:=IFERROR(['Suffrages par candidat et circo'.V32]/['Suffrages par candidat et circo'.$AE$32];&quot;&quot;)" office:value-type="string">
            <text:p>0.24%</text:p>
          </table:table-cell>
          <table:table-cell table:style-name="ce52" table:formula="oooc:=IFERROR(['Suffrages par candidat et circo'.W32]/['Suffrages par candidat et circo'.$AE$32];&quot;&quot;)" office:value-type="string">
            <text:p>0.24%</text:p>
          </table:table-cell>
          <table:table-cell table:style-name="ce52" table:formula="oooc:=IFERROR(['Suffrages par candidat et circo'.X32]/['Suffrages par candidat et circo'.$AE$32];&quot;&quot;)" office:value-type="string">
            <text:p>0.88%</text:p>
          </table:table-cell>
          <table:table-cell table:style-name="ce52" table:formula="oooc:=IFERROR(['Suffrages par candidat et circo'.Y32]/['Suffrages par candidat et circo'.$AE$32];&quot;&quot;)" office:value-type="string">
            <text:p>0.03%</text:p>
          </table:table-cell>
          <table:table-cell table:style-name="ce52" table:formula="oooc:=IFERROR(['Suffrages par candidat et circo'.Z32]/['Suffrages par candidat et circo'.$AE$32];&quot;&quot;)" office:value-type="string">
            <text:p>0.35%</text:p>
          </table:table-cell>
          <table:table-cell table:style-name="ce52" table:formula="oooc:=IFERROR(['Suffrages par candidat et circo'.AA32]/['Suffrages par candidat et circo'.$AE$32];&quot;&quot;)" office:value-type="string">
            <text:p>46.01%</text:p>
          </table:table-cell>
          <table:table-cell table:style-name="ce52" table:formula="oooc:=IFERROR(['Suffrages par candidat et circo'.AB32]/['Suffrages par candidat et circo'.$AE$32];&quot;&quot;)" office:value-type="string">
            <text:p>0.51%</text:p>
          </table:table-cell>
          <table:table-cell table:style-name="ce52" table:formula="oooc:=IFERROR(['Suffrages par candidat et circo'.AC32]/['Suffrages par candidat et circo'.$AE$32];&quot;&quot;)" office:value-type="string">
            <text:p>6.05%</text:p>
          </table:table-cell>
          <table:table-cell table:style-name="ce52" table:formula="oooc:=IFERROR(['Suffrages par candidat et circo'.AD32]/['Suffrages par candidat et circo'.$AE$32];&quot;&quot;)" office:value-type="string">
            <text:p>7.81%</text:p>
          </table:table-cell>
          <table:table-cell table:style-name="ce57" table:formula="oooc:=SUM([.D14:.AD14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KS</text:p>
          </table:table-cell>
          <table:table-cell table:style-name="ce49" office:value-type="string">
            <text:p>Kasserine</text:p>
          </table:table-cell>
          <table:table-cell table:style-name="ce50" office:value-type="string">
            <text:p>القصرين</text:p>
          </table:table-cell>
          <table:table-cell table:style-name="ce52" table:formula="oooc:=IFERROR(['Suffrages par candidat et circo'.D16]/['Suffrages par candidat et circo'.$AE$16];&quot;&quot;)" office:value-type="string">
            <text:p>0.30%</text:p>
          </table:table-cell>
          <table:table-cell table:style-name="ce52" table:formula="oooc:=IFERROR(['Suffrages par candidat et circo'.E16]/['Suffrages par candidat et circo'.$AE$16];&quot;&quot;)" office:value-type="string">
            <text:p>0.15%</text:p>
          </table:table-cell>
          <table:table-cell table:style-name="ce52" table:formula="oooc:=IFERROR(['Suffrages par candidat et circo'.F16]/['Suffrages par candidat et circo'.$AE$16];&quot;&quot;)" office:value-type="string">
            <text:p>0.25%</text:p>
          </table:table-cell>
          <table:table-cell table:style-name="ce52" table:formula="oooc:=IFERROR(['Suffrages par candidat et circo'.G16]/['Suffrages par candidat et circo'.$AE$16];&quot;&quot;)" office:value-type="string">
            <text:p>0.36%</text:p>
          </table:table-cell>
          <table:table-cell table:style-name="ce52" table:formula="oooc:=IFERROR(['Suffrages par candidat et circo'.H16]/['Suffrages par candidat et circo'.$AE$16];&quot;&quot;)" office:value-type="string">
            <text:p>0.33%</text:p>
          </table:table-cell>
          <table:table-cell table:style-name="ce52" table:formula="oooc:=IFERROR(['Suffrages par candidat et circo'.I16]/['Suffrages par candidat et circo'.$AE$16];&quot;&quot;)" office:value-type="string">
            <text:p>0.59%</text:p>
          </table:table-cell>
          <table:table-cell table:style-name="ce52" table:formula="oooc:=IFERROR(['Suffrages par candidat et circo'.J16]/['Suffrages par candidat et circo'.$AE$16];&quot;&quot;)" office:value-type="string">
            <text:p>27.10%</text:p>
          </table:table-cell>
          <table:table-cell table:style-name="ce52" table:formula="oooc:=IFERROR(['Suffrages par candidat et circo'.K16]/['Suffrages par candidat et circo'.$AE$16];&quot;&quot;)" office:value-type="string">
            <text:p>4.05%</text:p>
          </table:table-cell>
          <table:table-cell table:style-name="ce52" table:formula="oooc:=IFERROR(['Suffrages par candidat et circo'.L16]/['Suffrages par candidat et circo'.$AE$16];&quot;&quot;)" office:value-type="string">
            <text:p>1.80%</text:p>
          </table:table-cell>
          <table:table-cell table:style-name="ce52" table:formula="oooc:=IFERROR(['Suffrages par candidat et circo'.M16]/['Suffrages par candidat et circo'.$AE$16];&quot;&quot;)" office:value-type="string">
            <text:p>0.18%</text:p>
          </table:table-cell>
          <table:table-cell table:style-name="ce52" table:formula="oooc:=IFERROR(['Suffrages par candidat et circo'.N16]/['Suffrages par candidat et circo'.$AE$16];&quot;&quot;)" office:value-type="string">
            <text:p>0.72%</text:p>
          </table:table-cell>
          <table:table-cell table:style-name="ce52" table:formula="oooc:=IFERROR(['Suffrages par candidat et circo'.O16]/['Suffrages par candidat et circo'.$AE$16];&quot;&quot;)" office:value-type="string">
            <text:p>0.12%</text:p>
          </table:table-cell>
          <table:table-cell table:style-name="ce52" table:formula="oooc:=IFERROR(['Suffrages par candidat et circo'.P16]/['Suffrages par candidat et circo'.$AE$16];&quot;&quot;)" office:value-type="string">
            <text:p>0.63%</text:p>
          </table:table-cell>
          <table:table-cell table:style-name="ce52" table:formula="oooc:=IFERROR(['Suffrages par candidat et circo'.Q16]/['Suffrages par candidat et circo'.$AE$16];&quot;&quot;)" office:value-type="string">
            <text:p>0.21%</text:p>
          </table:table-cell>
          <table:table-cell table:style-name="ce52" table:formula="oooc:=IFERROR(['Suffrages par candidat et circo'.R16]/['Suffrages par candidat et circo'.$AE$16];&quot;&quot;)" office:value-type="string">
            <text:p>0.20%</text:p>
          </table:table-cell>
          <table:table-cell table:style-name="ce52" table:formula="oooc:=IFERROR(['Suffrages par candidat et circo'.S16]/['Suffrages par candidat et circo'.$AE$16];&quot;&quot;)" office:value-type="string">
            <text:p>0.24%</text:p>
          </table:table-cell>
          <table:table-cell table:style-name="ce52" table:formula="oooc:=IFERROR(['Suffrages par candidat et circo'.T16]/['Suffrages par candidat et circo'.$AE$16];&quot;&quot;)" office:value-type="string">
            <text:p>0.29%</text:p>
          </table:table-cell>
          <table:table-cell table:style-name="ce52" table:formula="oooc:=IFERROR(['Suffrages par candidat et circo'.U16]/['Suffrages par candidat et circo'.$AE$16];&quot;&quot;)" office:value-type="string">
            <text:p>0.35%</text:p>
          </table:table-cell>
          <table:table-cell table:style-name="ce52" table:formula="oooc:=IFERROR(['Suffrages par candidat et circo'.V16]/['Suffrages par candidat et circo'.$AE$16];&quot;&quot;)" office:value-type="string">
            <text:p>0.25%</text:p>
          </table:table-cell>
          <table:table-cell table:style-name="ce52" table:formula="oooc:=IFERROR(['Suffrages par candidat et circo'.W16]/['Suffrages par candidat et circo'.$AE$16];&quot;&quot;)" office:value-type="string">
            <text:p>0.17%</text:p>
          </table:table-cell>
          <table:table-cell table:style-name="ce52" table:formula="oooc:=IFERROR(['Suffrages par candidat et circo'.X16]/['Suffrages par candidat et circo'.$AE$16];&quot;&quot;)" office:value-type="string">
            <text:p>0.65%</text:p>
          </table:table-cell>
          <table:table-cell table:style-name="ce52" table:formula="oooc:=IFERROR(['Suffrages par candidat et circo'.Y16]/['Suffrages par candidat et circo'.$AE$16];&quot;&quot;)" office:value-type="string">
            <text:p>0.10%</text:p>
          </table:table-cell>
          <table:table-cell table:style-name="ce52" table:formula="oooc:=IFERROR(['Suffrages par candidat et circo'.Z16]/['Suffrages par candidat et circo'.$AE$16];&quot;&quot;)" office:value-type="string">
            <text:p>9.23%</text:p>
          </table:table-cell>
          <table:table-cell table:style-name="ce52" table:formula="oooc:=IFERROR(['Suffrages par candidat et circo'.AA16]/['Suffrages par candidat et circo'.$AE$16];&quot;&quot;)" office:value-type="string">
            <text:p>35.53%</text:p>
          </table:table-cell>
          <table:table-cell table:style-name="ce52" table:formula="oooc:=IFERROR(['Suffrages par candidat et circo'.AB16]/['Suffrages par candidat et circo'.$AE$16];&quot;&quot;)" office:value-type="string">
            <text:p>0.21%</text:p>
          </table:table-cell>
          <table:table-cell table:style-name="ce52" table:formula="oooc:=IFERROR(['Suffrages par candidat et circo'.AC16]/['Suffrages par candidat et circo'.$AE$16];&quot;&quot;)" office:value-type="string">
            <text:p>10.15%</text:p>
          </table:table-cell>
          <table:table-cell table:style-name="ce52" table:formula="oooc:=IFERROR(['Suffrages par candidat et circo'.AD16]/['Suffrages par candidat et circo'.$AE$16];&quot;&quot;)" office:value-type="string">
            <text:p>5.84%</text:p>
          </table:table-cell>
          <table:table-cell table:style-name="ce57" table:formula="oooc:=SUM([.D15:.AD15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KR</text:p>
          </table:table-cell>
          <table:table-cell table:style-name="ce49" office:value-type="string">
            <text:p>Kairouan</text:p>
          </table:table-cell>
          <table:table-cell table:style-name="ce50" office:value-type="string">
            <text:p>القيروان</text:p>
          </table:table-cell>
          <table:table-cell table:style-name="ce52" table:formula="oooc:=IFERROR(['Suffrages par candidat et circo'.D15]/['Suffrages par candidat et circo'.$AE$15];&quot;&quot;)" office:value-type="string">
            <text:p>0.31%</text:p>
          </table:table-cell>
          <table:table-cell table:style-name="ce52" table:formula="oooc:=IFERROR(['Suffrages par candidat et circo'.E15]/['Suffrages par candidat et circo'.$AE$15];&quot;&quot;)" office:value-type="string">
            <text:p>0.11%</text:p>
          </table:table-cell>
          <table:table-cell table:style-name="ce52" table:formula="oooc:=IFERROR(['Suffrages par candidat et circo'.F15]/['Suffrages par candidat et circo'.$AE$15];&quot;&quot;)" office:value-type="string">
            <text:p>0.33%</text:p>
          </table:table-cell>
          <table:table-cell table:style-name="ce52" table:formula="oooc:=IFERROR(['Suffrages par candidat et circo'.G15]/['Suffrages par candidat et circo'.$AE$15];&quot;&quot;)" office:value-type="string">
            <text:p>0.70%</text:p>
          </table:table-cell>
          <table:table-cell table:style-name="ce52" table:formula="oooc:=IFERROR(['Suffrages par candidat et circo'.H15]/['Suffrages par candidat et circo'.$AE$15];&quot;&quot;)" office:value-type="string">
            <text:p>0.82%</text:p>
          </table:table-cell>
          <table:table-cell table:style-name="ce52" table:formula="oooc:=IFERROR(['Suffrages par candidat et circo'.I15]/['Suffrages par candidat et circo'.$AE$15];&quot;&quot;)" office:value-type="string">
            <text:p>0.69%</text:p>
          </table:table-cell>
          <table:table-cell table:style-name="ce52" table:formula="oooc:=IFERROR(['Suffrages par candidat et circo'.J15]/['Suffrages par candidat et circo'.$AE$15];&quot;&quot;)" office:value-type="string">
            <text:p>30.21%</text:p>
          </table:table-cell>
          <table:table-cell table:style-name="ce52" table:formula="oooc:=IFERROR(['Suffrages par candidat et circo'.K15]/['Suffrages par candidat et circo'.$AE$15];&quot;&quot;)" office:value-type="string">
            <text:p>4.14%</text:p>
          </table:table-cell>
          <table:table-cell table:style-name="ce52" table:formula="oooc:=IFERROR(['Suffrages par candidat et circo'.L15]/['Suffrages par candidat et circo'.$AE$15];&quot;&quot;)" office:value-type="string">
            <text:p>0.29%</text:p>
          </table:table-cell>
          <table:table-cell table:style-name="ce52" table:formula="oooc:=IFERROR(['Suffrages par candidat et circo'.M15]/['Suffrages par candidat et circo'.$AE$15];&quot;&quot;)" office:value-type="string">
            <text:p>0.21%</text:p>
          </table:table-cell>
          <table:table-cell table:style-name="ce52" table:formula="oooc:=IFERROR(['Suffrages par candidat et circo'.N15]/['Suffrages par candidat et circo'.$AE$15];&quot;&quot;)" office:value-type="string">
            <text:p>0.81%</text:p>
          </table:table-cell>
          <table:table-cell table:style-name="ce52" table:formula="oooc:=IFERROR(['Suffrages par candidat et circo'.O15]/['Suffrages par candidat et circo'.$AE$15];&quot;&quot;)" office:value-type="string">
            <text:p>0.15%</text:p>
          </table:table-cell>
          <table:table-cell table:style-name="ce52" table:formula="oooc:=IFERROR(['Suffrages par candidat et circo'.P15]/['Suffrages par candidat et circo'.$AE$15];&quot;&quot;)" office:value-type="string">
            <text:p>0.90%</text:p>
          </table:table-cell>
          <table:table-cell table:style-name="ce52" table:formula="oooc:=IFERROR(['Suffrages par candidat et circo'.Q15]/['Suffrages par candidat et circo'.$AE$15];&quot;&quot;)" office:value-type="string">
            <text:p>0.23%</text:p>
          </table:table-cell>
          <table:table-cell table:style-name="ce52" table:formula="oooc:=IFERROR(['Suffrages par candidat et circo'.R15]/['Suffrages par candidat et circo'.$AE$15];&quot;&quot;)" office:value-type="string">
            <text:p>0.67%</text:p>
          </table:table-cell>
          <table:table-cell table:style-name="ce52" table:formula="oooc:=IFERROR(['Suffrages par candidat et circo'.S15]/['Suffrages par candidat et circo'.$AE$15];&quot;&quot;)" office:value-type="string">
            <text:p>0.34%</text:p>
          </table:table-cell>
          <table:table-cell table:style-name="ce52" table:formula="oooc:=IFERROR(['Suffrages par candidat et circo'.T15]/['Suffrages par candidat et circo'.$AE$15];&quot;&quot;)" office:value-type="string">
            <text:p>0.34%</text:p>
          </table:table-cell>
          <table:table-cell table:style-name="ce52" table:formula="oooc:=IFERROR(['Suffrages par candidat et circo'.U15]/['Suffrages par candidat et circo'.$AE$15];&quot;&quot;)" office:value-type="string">
            <text:p>0.19%</text:p>
          </table:table-cell>
          <table:table-cell table:style-name="ce52" table:formula="oooc:=IFERROR(['Suffrages par candidat et circo'.V15]/['Suffrages par candidat et circo'.$AE$15];&quot;&quot;)" office:value-type="string">
            <text:p>0.16%</text:p>
          </table:table-cell>
          <table:table-cell table:style-name="ce52" table:formula="oooc:=IFERROR(['Suffrages par candidat et circo'.W15]/['Suffrages par candidat et circo'.$AE$15];&quot;&quot;)" office:value-type="string">
            <text:p>0.95%</text:p>
          </table:table-cell>
          <table:table-cell table:style-name="ce52" table:formula="oooc:=IFERROR(['Suffrages par candidat et circo'.X15]/['Suffrages par candidat et circo'.$AE$15];&quot;&quot;)" office:value-type="string">
            <text:p>0.79%</text:p>
          </table:table-cell>
          <table:table-cell table:style-name="ce52" table:formula="oooc:=IFERROR(['Suffrages par candidat et circo'.Y15]/['Suffrages par candidat et circo'.$AE$15];&quot;&quot;)" office:value-type="string">
            <text:p>0.11%</text:p>
          </table:table-cell>
          <table:table-cell table:style-name="ce52" table:formula="oooc:=IFERROR(['Suffrages par candidat et circo'.Z15]/['Suffrages par candidat et circo'.$AE$15];&quot;&quot;)" office:value-type="string">
            <text:p>0.30%</text:p>
          </table:table-cell>
          <table:table-cell table:style-name="ce52" table:formula="oooc:=IFERROR(['Suffrages par candidat et circo'.AA15]/['Suffrages par candidat et circo'.$AE$15];&quot;&quot;)" office:value-type="string">
            <text:p>33.51%</text:p>
          </table:table-cell>
          <table:table-cell table:style-name="ce52" table:formula="oooc:=IFERROR(['Suffrages par candidat et circo'.AB15]/['Suffrages par candidat et circo'.$AE$15];&quot;&quot;)" office:value-type="string">
            <text:p>0.21%</text:p>
          </table:table-cell>
          <table:table-cell table:style-name="ce52" table:formula="oooc:=IFERROR(['Suffrages par candidat et circo'.AC15]/['Suffrages par candidat et circo'.$AE$15];&quot;&quot;)" office:value-type="string">
            <text:p>15.60%</text:p>
          </table:table-cell>
          <table:table-cell table:style-name="ce52" table:formula="oooc:=IFERROR(['Suffrages par candidat et circo'.AD15]/['Suffrages par candidat et circo'.$AE$15];&quot;&quot;)" office:value-type="string">
            <text:p>6.92%</text:p>
          </table:table-cell>
          <table:table-cell table:style-name="ce57" table:formula="oooc:=SUM([.D16:.AD16])" office:value-type="string">
            <text:p>100.00%</text:p>
          </table:table-cell>
          <table:table-cell table:style-name="ce58"/>
        </table:table-row>
        <table:table-row table:style-name="ro8">
          <table:table-cell table:style-name="ce59" office:value-type="string">
            <text:p>TN.TA</text:p>
          </table:table-cell>
          <table:table-cell table:style-name="ce60" office:value-type="string">
            <text:p>Tataouine</text:p>
          </table:table-cell>
          <table:table-cell table:style-name="ce62" office:value-type="string">
            <text:p>تطاوين</text:p>
          </table:table-cell>
          <table:table-cell table:style-name="ce52" table:formula="oooc:=IFERROR(['Suffrages par candidat et circo'.D28]/['Suffrages par candidat et circo'.$AE$28];&quot;&quot;)" office:value-type="string">
            <text:p>0.16%</text:p>
          </table:table-cell>
          <table:table-cell table:style-name="ce52" table:formula="oooc:=IFERROR(['Suffrages par candidat et circo'.E28]/['Suffrages par candidat et circo'.$AE$28];&quot;&quot;)" office:value-type="string">
            <text:p>0.12%</text:p>
          </table:table-cell>
          <table:table-cell table:style-name="ce52" table:formula="oooc:=IFERROR(['Suffrages par candidat et circo'.F28]/['Suffrages par candidat et circo'.$AE$28];&quot;&quot;)" office:value-type="string">
            <text:p>0.24%</text:p>
          </table:table-cell>
          <table:table-cell table:style-name="ce52" table:formula="oooc:=IFERROR(['Suffrages par candidat et circo'.G28]/['Suffrages par candidat et circo'.$AE$28];&quot;&quot;)" office:value-type="string">
            <text:p>0.38%</text:p>
          </table:table-cell>
          <table:table-cell table:style-name="ce52" table:formula="oooc:=IFERROR(['Suffrages par candidat et circo'.H28]/['Suffrages par candidat et circo'.$AE$28];&quot;&quot;)" office:value-type="string">
            <text:p>0.18%</text:p>
          </table:table-cell>
          <table:table-cell table:style-name="ce52" table:formula="oooc:=IFERROR(['Suffrages par candidat et circo'.I28]/['Suffrages par candidat et circo'.$AE$28];&quot;&quot;)" office:value-type="string">
            <text:p>0.29%</text:p>
          </table:table-cell>
          <table:table-cell table:style-name="ce52" table:formula="oooc:=IFERROR(['Suffrages par candidat et circo'.J28]/['Suffrages par candidat et circo'.$AE$28];&quot;&quot;)" office:value-type="string">
            <text:p>9.79%</text:p>
          </table:table-cell>
          <table:table-cell table:style-name="ce52" table:formula="oooc:=IFERROR(['Suffrages par candidat et circo'.K28]/['Suffrages par candidat et circo'.$AE$28];&quot;&quot;)" office:value-type="string">
            <text:p>4.24%</text:p>
          </table:table-cell>
          <table:table-cell table:style-name="ce52" table:formula="oooc:=IFERROR(['Suffrages par candidat et circo'.L28]/['Suffrages par candidat et circo'.$AE$28];&quot;&quot;)" office:value-type="string">
            <text:p>0.13%</text:p>
          </table:table-cell>
          <table:table-cell table:style-name="ce52" table:formula="oooc:=IFERROR(['Suffrages par candidat et circo'.M28]/['Suffrages par candidat et circo'.$AE$28];&quot;&quot;)" office:value-type="string">
            <text:p>0.15%</text:p>
          </table:table-cell>
          <table:table-cell table:style-name="ce52" table:formula="oooc:=IFERROR(['Suffrages par candidat et circo'.N28]/['Suffrages par candidat et circo'.$AE$28];&quot;&quot;)" office:value-type="string">
            <text:p>0.67%</text:p>
          </table:table-cell>
          <table:table-cell table:style-name="ce52" table:formula="oooc:=IFERROR(['Suffrages par candidat et circo'.O28]/['Suffrages par candidat et circo'.$AE$28];&quot;&quot;)" office:value-type="string">
            <text:p>0.10%</text:p>
          </table:table-cell>
          <table:table-cell table:style-name="ce52" table:formula="oooc:=IFERROR(['Suffrages par candidat et circo'.P28]/['Suffrages par candidat et circo'.$AE$28];&quot;&quot;)" office:value-type="string">
            <text:p>0.69%</text:p>
          </table:table-cell>
          <table:table-cell table:style-name="ce52" table:formula="oooc:=IFERROR(['Suffrages par candidat et circo'.Q28]/['Suffrages par candidat et circo'.$AE$28];&quot;&quot;)" office:value-type="string">
            <text:p>0.15%</text:p>
          </table:table-cell>
          <table:table-cell table:style-name="ce52" table:formula="oooc:=IFERROR(['Suffrages par candidat et circo'.R28]/['Suffrages par candidat et circo'.$AE$28];&quot;&quot;)" office:value-type="string">
            <text:p>0.25%</text:p>
          </table:table-cell>
          <table:table-cell table:style-name="ce52" table:formula="oooc:=IFERROR(['Suffrages par candidat et circo'.S28]/['Suffrages par candidat et circo'.$AE$28];&quot;&quot;)" office:value-type="string">
            <text:p>0.37%</text:p>
          </table:table-cell>
          <table:table-cell table:style-name="ce52" table:formula="oooc:=IFERROR(['Suffrages par candidat et circo'.T28]/['Suffrages par candidat et circo'.$AE$28];&quot;&quot;)" office:value-type="string">
            <text:p>0.34%</text:p>
          </table:table-cell>
          <table:table-cell table:style-name="ce52" table:formula="oooc:=IFERROR(['Suffrages par candidat et circo'.U28]/['Suffrages par candidat et circo'.$AE$28];&quot;&quot;)" office:value-type="string">
            <text:p>0.18%</text:p>
          </table:table-cell>
          <table:table-cell table:style-name="ce52" table:formula="oooc:=IFERROR(['Suffrages par candidat et circo'.V28]/['Suffrages par candidat et circo'.$AE$28];&quot;&quot;)" office:value-type="string">
            <text:p>0.15%</text:p>
          </table:table-cell>
          <table:table-cell table:style-name="ce52" table:formula="oooc:=IFERROR(['Suffrages par candidat et circo'.W28]/['Suffrages par candidat et circo'.$AE$28];&quot;&quot;)" office:value-type="string">
            <text:p>0.13%</text:p>
          </table:table-cell>
          <table:table-cell table:style-name="ce52" table:formula="oooc:=IFERROR(['Suffrages par candidat et circo'.X28]/['Suffrages par candidat et circo'.$AE$28];&quot;&quot;)" office:value-type="string">
            <text:p>0.49%</text:p>
          </table:table-cell>
          <table:table-cell table:style-name="ce52" table:formula="oooc:=IFERROR(['Suffrages par candidat et circo'.Y28]/['Suffrages par candidat et circo'.$AE$28];&quot;&quot;)" office:value-type="string">
            <text:p>0.10%</text:p>
          </table:table-cell>
          <table:table-cell table:style-name="ce52" table:formula="oooc:=IFERROR(['Suffrages par candidat et circo'.Z28]/['Suffrages par candidat et circo'.$AE$28];&quot;&quot;)" office:value-type="string">
            <text:p>0.21%</text:p>
          </table:table-cell>
          <table:table-cell table:style-name="ce52" table:formula="oooc:=IFERROR(['Suffrages par candidat et circo'.AA28]/['Suffrages par candidat et circo'.$AE$28];&quot;&quot;)" office:value-type="string">
            <text:p>76.07%</text:p>
          </table:table-cell>
          <table:table-cell table:style-name="ce52" table:formula="oooc:=IFERROR(['Suffrages par candidat et circo'.AB28]/['Suffrages par candidat et circo'.$AE$28];&quot;&quot;)" office:value-type="string">
            <text:p>0.19%</text:p>
          </table:table-cell>
          <table:table-cell table:style-name="ce52" table:formula="oooc:=IFERROR(['Suffrages par candidat et circo'.AC28]/['Suffrages par candidat et circo'.$AE$28];&quot;&quot;)" office:value-type="string">
            <text:p>3.29%</text:p>
          </table:table-cell>
          <table:table-cell table:style-name="ce52" table:formula="oooc:=IFERROR(['Suffrages par candidat et circo'.AD28]/['Suffrages par candidat et circo'.$AE$28];&quot;&quot;)" office:value-type="string">
            <text:p>0.92%</text:p>
          </table:table-cell>
          <table:table-cell table:style-name="ce57" table:formula="oooc:=SUM([.D17:.AD17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KF</text:p>
          </table:table-cell>
          <table:table-cell table:style-name="ce49" office:value-type="string">
            <text:p>Le Kef</text:p>
          </table:table-cell>
          <table:table-cell table:style-name="ce50" office:value-type="string">
            <text:p>الكاف</text:p>
          </table:table-cell>
          <table:table-cell table:style-name="ce52" table:formula="oooc:=IFERROR(['Suffrages par candidat et circo'.D9]/['Suffrages par candidat et circo'.$AE$9];&quot;&quot;)" office:value-type="string">
            <text:p>0.33%</text:p>
          </table:table-cell>
          <table:table-cell table:style-name="ce52" table:formula="oooc:=IFERROR(['Suffrages par candidat et circo'.E9]/['Suffrages par candidat et circo'.$AE$9];&quot;&quot;)" office:value-type="string">
            <text:p>0.19%</text:p>
          </table:table-cell>
          <table:table-cell table:style-name="ce52" table:formula="oooc:=IFERROR(['Suffrages par candidat et circo'.F9]/['Suffrages par candidat et circo'.$AE$9];&quot;&quot;)" office:value-type="string">
            <text:p>0.46%</text:p>
          </table:table-cell>
          <table:table-cell table:style-name="ce52" table:formula="oooc:=IFERROR(['Suffrages par candidat et circo'.G9]/['Suffrages par candidat et circo'.$AE$9];&quot;&quot;)" office:value-type="string">
            <text:p>0.60%</text:p>
          </table:table-cell>
          <table:table-cell table:style-name="ce52" table:formula="oooc:=IFERROR(['Suffrages par candidat et circo'.H9]/['Suffrages par candidat et circo'.$AE$9];&quot;&quot;)" office:value-type="string">
            <text:p>0.23%</text:p>
          </table:table-cell>
          <table:table-cell table:style-name="ce52" table:formula="oooc:=IFERROR(['Suffrages par candidat et circo'.I9]/['Suffrages par candidat et circo'.$AE$9];&quot;&quot;)" office:value-type="string">
            <text:p>0.31%</text:p>
          </table:table-cell>
          <table:table-cell table:style-name="ce52" table:formula="oooc:=IFERROR(['Suffrages par candidat et circo'.J9]/['Suffrages par candidat et circo'.$AE$9];&quot;&quot;)" office:value-type="string">
            <text:p>52.94%</text:p>
          </table:table-cell>
          <table:table-cell table:style-name="ce52" table:formula="oooc:=IFERROR(['Suffrages par candidat et circo'.K9]/['Suffrages par candidat et circo'.$AE$9];&quot;&quot;)" office:value-type="string">
            <text:p>4.79%</text:p>
          </table:table-cell>
          <table:table-cell table:style-name="ce52" table:formula="oooc:=IFERROR(['Suffrages par candidat et circo'.L9]/['Suffrages par candidat et circo'.$AE$9];&quot;&quot;)" office:value-type="string">
            <text:p>0.22%</text:p>
          </table:table-cell>
          <table:table-cell table:style-name="ce52" table:formula="oooc:=IFERROR(['Suffrages par candidat et circo'.M9]/['Suffrages par candidat et circo'.$AE$9];&quot;&quot;)" office:value-type="string">
            <text:p>0.31%</text:p>
          </table:table-cell>
          <table:table-cell table:style-name="ce52" table:formula="oooc:=IFERROR(['Suffrages par candidat et circo'.N9]/['Suffrages par candidat et circo'.$AE$9];&quot;&quot;)" office:value-type="string">
            <text:p>0.88%</text:p>
          </table:table-cell>
          <table:table-cell table:style-name="ce52" table:formula="oooc:=IFERROR(['Suffrages par candidat et circo'.O9]/['Suffrages par candidat et circo'.$AE$9];&quot;&quot;)" office:value-type="string">
            <text:p>0.28%</text:p>
          </table:table-cell>
          <table:table-cell table:style-name="ce52" table:formula="oooc:=IFERROR(['Suffrages par candidat et circo'.P9]/['Suffrages par candidat et circo'.$AE$9];&quot;&quot;)" office:value-type="string">
            <text:p>1.15%</text:p>
          </table:table-cell>
          <table:table-cell table:style-name="ce52" table:formula="oooc:=IFERROR(['Suffrages par candidat et circo'.Q9]/['Suffrages par candidat et circo'.$AE$9];&quot;&quot;)" office:value-type="string">
            <text:p>0.28%</text:p>
          </table:table-cell>
          <table:table-cell table:style-name="ce52" table:formula="oooc:=IFERROR(['Suffrages par candidat et circo'.R9]/['Suffrages par candidat et circo'.$AE$9];&quot;&quot;)" office:value-type="string">
            <text:p>0.19%</text:p>
          </table:table-cell>
          <table:table-cell table:style-name="ce52" table:formula="oooc:=IFERROR(['Suffrages par candidat et circo'.S9]/['Suffrages par candidat et circo'.$AE$9];&quot;&quot;)" office:value-type="string">
            <text:p>0.39%</text:p>
          </table:table-cell>
          <table:table-cell table:style-name="ce52" table:formula="oooc:=IFERROR(['Suffrages par candidat et circo'.T9]/['Suffrages par candidat et circo'.$AE$9];&quot;&quot;)" office:value-type="string">
            <text:p>0.26%</text:p>
          </table:table-cell>
          <table:table-cell table:style-name="ce52" table:formula="oooc:=IFERROR(['Suffrages par candidat et circo'.U9]/['Suffrages par candidat et circo'.$AE$9];&quot;&quot;)" office:value-type="string">
            <text:p>0.25%</text:p>
          </table:table-cell>
          <table:table-cell table:style-name="ce52" table:formula="oooc:=IFERROR(['Suffrages par candidat et circo'.V9]/['Suffrages par candidat et circo'.$AE$9];&quot;&quot;)" office:value-type="string">
            <text:p>0.20%</text:p>
          </table:table-cell>
          <table:table-cell table:style-name="ce52" table:formula="oooc:=IFERROR(['Suffrages par candidat et circo'.W9]/['Suffrages par candidat et circo'.$AE$9];&quot;&quot;)" office:value-type="string">
            <text:p>0.19%</text:p>
          </table:table-cell>
          <table:table-cell table:style-name="ce52" table:formula="oooc:=IFERROR(['Suffrages par candidat et circo'.X9]/['Suffrages par candidat et circo'.$AE$9];&quot;&quot;)" office:value-type="string">
            <text:p>1.08%</text:p>
          </table:table-cell>
          <table:table-cell table:style-name="ce52" table:formula="oooc:=IFERROR(['Suffrages par candidat et circo'.Y9]/['Suffrages par candidat et circo'.$AE$9];&quot;&quot;)" office:value-type="string">
            <text:p>0.10%</text:p>
          </table:table-cell>
          <table:table-cell table:style-name="ce52" table:formula="oooc:=IFERROR(['Suffrages par candidat et circo'.Z9]/['Suffrages par candidat et circo'.$AE$9];&quot;&quot;)" office:value-type="string">
            <text:p>0.51%</text:p>
          </table:table-cell>
          <table:table-cell table:style-name="ce52" table:formula="oooc:=IFERROR(['Suffrages par candidat et circo'.AA9]/['Suffrages par candidat et circo'.$AE$9];&quot;&quot;)" office:value-type="string">
            <text:p>18.38%</text:p>
          </table:table-cell>
          <table:table-cell table:style-name="ce52" table:formula="oooc:=IFERROR(['Suffrages par candidat et circo'.AB9]/['Suffrages par candidat et circo'.$AE$9];&quot;&quot;)" office:value-type="string">
            <text:p>0.17%</text:p>
          </table:table-cell>
          <table:table-cell table:style-name="ce52" table:formula="oooc:=IFERROR(['Suffrages par candidat et circo'.AC9]/['Suffrages par candidat et circo'.$AE$9];&quot;&quot;)" office:value-type="string">
            <text:p>3.25%</text:p>
          </table:table-cell>
          <table:table-cell table:style-name="ce52" table:formula="oooc:=IFERROR(['Suffrages par candidat et circo'.AD9]/['Suffrages par candidat et circo'.$AE$9];&quot;&quot;)" office:value-type="string">
            <text:p>12.07%</text:p>
          </table:table-cell>
          <table:table-cell table:style-name="ce57" table:formula="oooc:=SUM([.D18:.AD18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T2</text:p>
          </table:table-cell>
          <table:table-cell table:style-name="ce49" office:value-type="string">
            <text:p>Tunis 2</text:p>
          </table:table-cell>
          <table:table-cell table:style-name="ce50" office:value-type="string">
            <text:p>تونس 2</text:p>
          </table:table-cell>
          <table:table-cell table:style-name="ce52" table:formula="oooc:=IFERROR(['Suffrages par candidat et circo'.D3]/['Suffrages par candidat et circo'.$AE$3];&quot;&quot;)" office:value-type="string">
            <text:p>0.09%</text:p>
          </table:table-cell>
          <table:table-cell table:style-name="ce52" table:formula="oooc:=IFERROR(['Suffrages par candidat et circo'.E3]/['Suffrages par candidat et circo'.$AE$3];&quot;&quot;)" office:value-type="string">
            <text:p>0.04%</text:p>
          </table:table-cell>
          <table:table-cell table:style-name="ce52" table:formula="oooc:=IFERROR(['Suffrages par candidat et circo'.F3]/['Suffrages par candidat et circo'.$AE$3];&quot;&quot;)" office:value-type="string">
            <text:p>0.71%</text:p>
          </table:table-cell>
          <table:table-cell table:style-name="ce52" table:formula="oooc:=IFERROR(['Suffrages par candidat et circo'.G3]/['Suffrages par candidat et circo'.$AE$3];&quot;&quot;)" office:value-type="string">
            <text:p>1.00%</text:p>
          </table:table-cell>
          <table:table-cell table:style-name="ce52" table:formula="oooc:=IFERROR(['Suffrages par candidat et circo'.H3]/['Suffrages par candidat et circo'.$AE$3];&quot;&quot;)" office:value-type="string">
            <text:p>0.05%</text:p>
          </table:table-cell>
          <table:table-cell table:style-name="ce52" table:formula="oooc:=IFERROR(['Suffrages par candidat et circo'.I3]/['Suffrages par candidat et circo'.$AE$3];&quot;&quot;)" office:value-type="string">
            <text:p>0.15%</text:p>
          </table:table-cell>
          <table:table-cell table:style-name="ce52" table:formula="oooc:=IFERROR(['Suffrages par candidat et circo'.J3]/['Suffrages par candidat et circo'.$AE$3];&quot;&quot;)" office:value-type="string">
            <text:p>54.43%</text:p>
          </table:table-cell>
          <table:table-cell table:style-name="ce52" table:formula="oooc:=IFERROR(['Suffrages par candidat et circo'.K3]/['Suffrages par candidat et circo'.$AE$3];&quot;&quot;)" office:value-type="string">
            <text:p>5.13%</text:p>
          </table:table-cell>
          <table:table-cell table:style-name="ce52" table:formula="oooc:=IFERROR(['Suffrages par candidat et circo'.L3]/['Suffrages par candidat et circo'.$AE$3];&quot;&quot;)" office:value-type="string">
            <text:p>0.07%</text:p>
          </table:table-cell>
          <table:table-cell table:style-name="ce52" table:formula="oooc:=IFERROR(['Suffrages par candidat et circo'.M3]/['Suffrages par candidat et circo'.$AE$3];&quot;&quot;)" office:value-type="string">
            <text:p>0.13%</text:p>
          </table:table-cell>
          <table:table-cell table:style-name="ce52" table:formula="oooc:=IFERROR(['Suffrages par candidat et circo'.N3]/['Suffrages par candidat et circo'.$AE$3];&quot;&quot;)" office:value-type="string">
            <text:p>0.54%</text:p>
          </table:table-cell>
          <table:table-cell table:style-name="ce52" table:formula="oooc:=IFERROR(['Suffrages par candidat et circo'.O3]/['Suffrages par candidat et circo'.$AE$3];&quot;&quot;)" office:value-type="string">
            <text:p>0.05%</text:p>
          </table:table-cell>
          <table:table-cell table:style-name="ce52" table:formula="oooc:=IFERROR(['Suffrages par candidat et circo'.P3]/['Suffrages par candidat et circo'.$AE$3];&quot;&quot;)" office:value-type="string">
            <text:p>1.16%</text:p>
          </table:table-cell>
          <table:table-cell table:style-name="ce52" table:formula="oooc:=IFERROR(['Suffrages par candidat et circo'.Q3]/['Suffrages par candidat et circo'.$AE$3];&quot;&quot;)" office:value-type="string">
            <text:p>0.16%</text:p>
          </table:table-cell>
          <table:table-cell table:style-name="ce52" table:formula="oooc:=IFERROR(['Suffrages par candidat et circo'.R3]/['Suffrages par candidat et circo'.$AE$3];&quot;&quot;)" office:value-type="string">
            <text:p>0.06%</text:p>
          </table:table-cell>
          <table:table-cell table:style-name="ce52" table:formula="oooc:=IFERROR(['Suffrages par candidat et circo'.S3]/['Suffrages par candidat et circo'.$AE$3];&quot;&quot;)" office:value-type="string">
            <text:p>0.39%</text:p>
          </table:table-cell>
          <table:table-cell table:style-name="ce52" table:formula="oooc:=IFERROR(['Suffrages par candidat et circo'.T3]/['Suffrages par candidat et circo'.$AE$3];&quot;&quot;)" office:value-type="string">
            <text:p>0.06%</text:p>
          </table:table-cell>
          <table:table-cell table:style-name="ce52" table:formula="oooc:=IFERROR(['Suffrages par candidat et circo'.U3]/['Suffrages par candidat et circo'.$AE$3];&quot;&quot;)" office:value-type="string">
            <text:p>0.06%</text:p>
          </table:table-cell>
          <table:table-cell table:style-name="ce52" table:formula="oooc:=IFERROR(['Suffrages par candidat et circo'.V3]/['Suffrages par candidat et circo'.$AE$3];&quot;&quot;)" office:value-type="string">
            <text:p>0.05%</text:p>
          </table:table-cell>
          <table:table-cell table:style-name="ce52" table:formula="oooc:=IFERROR(['Suffrages par candidat et circo'.W3]/['Suffrages par candidat et circo'.$AE$3];&quot;&quot;)" office:value-type="string">
            <text:p>0.13%</text:p>
          </table:table-cell>
          <table:table-cell table:style-name="ce52" table:formula="oooc:=IFERROR(['Suffrages par candidat et circo'.X3]/['Suffrages par candidat et circo'.$AE$3];&quot;&quot;)" office:value-type="string">
            <text:p>0.53%</text:p>
          </table:table-cell>
          <table:table-cell table:style-name="ce52" table:formula="oooc:=IFERROR(['Suffrages par candidat et circo'.Y3]/['Suffrages par candidat et circo'.$AE$3];&quot;&quot;)" office:value-type="string">
            <text:p>0.03%</text:p>
          </table:table-cell>
          <table:table-cell table:style-name="ce52" table:formula="oooc:=IFERROR(['Suffrages par candidat et circo'.Z3]/['Suffrages par candidat et circo'.$AE$3];&quot;&quot;)" office:value-type="string">
            <text:p>0.91%</text:p>
          </table:table-cell>
          <table:table-cell table:style-name="ce52" table:formula="oooc:=IFERROR(['Suffrages par candidat et circo'.AA3]/['Suffrages par candidat et circo'.$AE$3];&quot;&quot;)" office:value-type="string">
            <text:p>23.22%</text:p>
          </table:table-cell>
          <table:table-cell table:style-name="ce52" table:formula="oooc:=IFERROR(['Suffrages par candidat et circo'.AB3]/['Suffrages par candidat et circo'.$AE$3];&quot;&quot;)" office:value-type="string">
            <text:p>0.14%</text:p>
          </table:table-cell>
          <table:table-cell table:style-name="ce52" table:formula="oooc:=IFERROR(['Suffrages par candidat et circo'.AC3]/['Suffrages par candidat et circo'.$AE$3];&quot;&quot;)" office:value-type="string">
            <text:p>1.40%</text:p>
          </table:table-cell>
          <table:table-cell table:style-name="ce52" table:formula="oooc:=IFERROR(['Suffrages par candidat et circo'.AD3]/['Suffrages par candidat et circo'.$AE$3];&quot;&quot;)" office:value-type="string">
            <text:p>9.34%</text:p>
          </table:table-cell>
          <table:table-cell table:style-name="ce57" table:formula="oooc:=SUM([.D19:.AD19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ME</text:p>
          </table:table-cell>
          <table:table-cell table:style-name="ce49" office:value-type="string">
            <text:p>Medenine</text:p>
          </table:table-cell>
          <table:table-cell table:style-name="ce50" office:value-type="string">
            <text:p>مدنين</text:p>
          </table:table-cell>
          <table:table-cell table:style-name="ce52" table:formula="oooc:=IFERROR(['Suffrages par candidat et circo'.D26]/['Suffrages par candidat et circo'.$AE$26];&quot;&quot;)" office:value-type="string">
            <text:p>0.14%</text:p>
          </table:table-cell>
          <table:table-cell table:style-name="ce52" table:formula="oooc:=IFERROR(['Suffrages par candidat et circo'.E26]/['Suffrages par candidat et circo'.$AE$26];&quot;&quot;)" office:value-type="string">
            <text:p>0.07%</text:p>
          </table:table-cell>
          <table:table-cell table:style-name="ce52" table:formula="oooc:=IFERROR(['Suffrages par candidat et circo'.F26]/['Suffrages par candidat et circo'.$AE$26];&quot;&quot;)" office:value-type="string">
            <text:p>0.45%</text:p>
          </table:table-cell>
          <table:table-cell table:style-name="ce52" table:formula="oooc:=IFERROR(['Suffrages par candidat et circo'.G26]/['Suffrages par candidat et circo'.$AE$26];&quot;&quot;)" office:value-type="string">
            <text:p>0.43%</text:p>
          </table:table-cell>
          <table:table-cell table:style-name="ce52" table:formula="oooc:=IFERROR(['Suffrages par candidat et circo'.H26]/['Suffrages par candidat et circo'.$AE$26];&quot;&quot;)" office:value-type="string">
            <text:p>0.13%</text:p>
          </table:table-cell>
          <table:table-cell table:style-name="ce52" table:formula="oooc:=IFERROR(['Suffrages par candidat et circo'.I26]/['Suffrages par candidat et circo'.$AE$26];&quot;&quot;)" office:value-type="string">
            <text:p>0.25%</text:p>
          </table:table-cell>
          <table:table-cell table:style-name="ce52" table:formula="oooc:=IFERROR(['Suffrages par candidat et circo'.J26]/['Suffrages par candidat et circo'.$AE$26];&quot;&quot;)" office:value-type="string">
            <text:p>15.10%</text:p>
          </table:table-cell>
          <table:table-cell table:style-name="ce52" table:formula="oooc:=IFERROR(['Suffrages par candidat et circo'.K26]/['Suffrages par candidat et circo'.$AE$26];&quot;&quot;)" office:value-type="string">
            <text:p>5.21%</text:p>
          </table:table-cell>
          <table:table-cell table:style-name="ce52" table:formula="oooc:=IFERROR(['Suffrages par candidat et circo'.L26]/['Suffrages par candidat et circo'.$AE$26];&quot;&quot;)" office:value-type="string">
            <text:p>0.11%</text:p>
          </table:table-cell>
          <table:table-cell table:style-name="ce52" table:formula="oooc:=IFERROR(['Suffrages par candidat et circo'.M26]/['Suffrages par candidat et circo'.$AE$26];&quot;&quot;)" office:value-type="string">
            <text:p>0.13%</text:p>
          </table:table-cell>
          <table:table-cell table:style-name="ce52" table:formula="oooc:=IFERROR(['Suffrages par candidat et circo'.N26]/['Suffrages par candidat et circo'.$AE$26];&quot;&quot;)" office:value-type="string">
            <text:p>0.84%</text:p>
          </table:table-cell>
          <table:table-cell table:style-name="ce52" table:formula="oooc:=IFERROR(['Suffrages par candidat et circo'.O26]/['Suffrages par candidat et circo'.$AE$26];&quot;&quot;)" office:value-type="string">
            <text:p>0.09%</text:p>
          </table:table-cell>
          <table:table-cell table:style-name="ce52" table:formula="oooc:=IFERROR(['Suffrages par candidat et circo'.P26]/['Suffrages par candidat et circo'.$AE$26];&quot;&quot;)" office:value-type="string">
            <text:p>0.77%</text:p>
          </table:table-cell>
          <table:table-cell table:style-name="ce52" table:formula="oooc:=IFERROR(['Suffrages par candidat et circo'.Q26]/['Suffrages par candidat et circo'.$AE$26];&quot;&quot;)" office:value-type="string">
            <text:p>0.15%</text:p>
          </table:table-cell>
          <table:table-cell table:style-name="ce52" table:formula="oooc:=IFERROR(['Suffrages par candidat et circo'.R26]/['Suffrages par candidat et circo'.$AE$26];&quot;&quot;)" office:value-type="string">
            <text:p>0.20%</text:p>
          </table:table-cell>
          <table:table-cell table:style-name="ce52" table:formula="oooc:=IFERROR(['Suffrages par candidat et circo'.S26]/['Suffrages par candidat et circo'.$AE$26];&quot;&quot;)" office:value-type="string">
            <text:p>0.35%</text:p>
          </table:table-cell>
          <table:table-cell table:style-name="ce52" table:formula="oooc:=IFERROR(['Suffrages par candidat et circo'.T26]/['Suffrages par candidat et circo'.$AE$26];&quot;&quot;)" office:value-type="string">
            <text:p>0.35%</text:p>
          </table:table-cell>
          <table:table-cell table:style-name="ce52" table:formula="oooc:=IFERROR(['Suffrages par candidat et circo'.U26]/['Suffrages par candidat et circo'.$AE$26];&quot;&quot;)" office:value-type="string">
            <text:p>0.10%</text:p>
          </table:table-cell>
          <table:table-cell table:style-name="ce52" table:formula="oooc:=IFERROR(['Suffrages par candidat et circo'.V26]/['Suffrages par candidat et circo'.$AE$26];&quot;&quot;)" office:value-type="string">
            <text:p>0.11%</text:p>
          </table:table-cell>
          <table:table-cell table:style-name="ce52" table:formula="oooc:=IFERROR(['Suffrages par candidat et circo'.W26]/['Suffrages par candidat et circo'.$AE$26];&quot;&quot;)" office:value-type="string">
            <text:p>0.14%</text:p>
          </table:table-cell>
          <table:table-cell table:style-name="ce52" table:formula="oooc:=IFERROR(['Suffrages par candidat et circo'.X26]/['Suffrages par candidat et circo'.$AE$26];&quot;&quot;)" office:value-type="string">
            <text:p>0.67%</text:p>
          </table:table-cell>
          <table:table-cell table:style-name="ce52" table:formula="oooc:=IFERROR(['Suffrages par candidat et circo'.Y26]/['Suffrages par candidat et circo'.$AE$26];&quot;&quot;)" office:value-type="string">
            <text:p>0.10%</text:p>
          </table:table-cell>
          <table:table-cell table:style-name="ce52" table:formula="oooc:=IFERROR(['Suffrages par candidat et circo'.Z26]/['Suffrages par candidat et circo'.$AE$26];&quot;&quot;)" office:value-type="string">
            <text:p>0.27%</text:p>
          </table:table-cell>
          <table:table-cell table:style-name="ce52" table:formula="oooc:=IFERROR(['Suffrages par candidat et circo'.AA26]/['Suffrages par candidat et circo'.$AE$26];&quot;&quot;)" office:value-type="string">
            <text:p>67.59%</text:p>
          </table:table-cell>
          <table:table-cell table:style-name="ce52" table:formula="oooc:=IFERROR(['Suffrages par candidat et circo'.AB26]/['Suffrages par candidat et circo'.$AE$26];&quot;&quot;)" office:value-type="string">
            <text:p>0.13%</text:p>
          </table:table-cell>
          <table:table-cell table:style-name="ce52" table:formula="oooc:=IFERROR(['Suffrages par candidat et circo'.AC26]/['Suffrages par candidat et circo'.$AE$26];&quot;&quot;)" office:value-type="string">
            <text:p>2.99%</text:p>
          </table:table-cell>
          <table:table-cell table:style-name="ce52" table:formula="oooc:=IFERROR(['Suffrages par candidat et circo'.AD26]/['Suffrages par candidat et circo'.$AE$26];&quot;&quot;)" office:value-type="string">
            <text:p>3.13%</text:p>
          </table:table-cell>
          <table:table-cell table:style-name="ce57" table:formula="oooc:=SUM([.D20:.AD20])" office:value-type="string">
            <text:p>100.00%</text:p>
          </table:table-cell>
          <table:table-cell table:style-name="ce79"/>
        </table:table-row>
        <table:table-row table:style-name="ro8">
          <table:table-cell table:style-name="ce48" office:value-type="string">
            <text:p>TN.GF</text:p>
          </table:table-cell>
          <table:table-cell table:style-name="ce49" office:value-type="string">
            <text:p>Gafsa</text:p>
          </table:table-cell>
          <table:table-cell table:style-name="ce50" office:value-type="string">
            <text:p>قفصة</text:p>
          </table:table-cell>
          <table:table-cell table:style-name="ce52" table:formula="oooc:=IFERROR(['Suffrages par candidat et circo'.D18]/['Suffrages par candidat et circo'.$AE$18];&quot;&quot;)" office:value-type="string">
            <text:p>0.16%</text:p>
          </table:table-cell>
          <table:table-cell table:style-name="ce52" table:formula="oooc:=IFERROR(['Suffrages par candidat et circo'.E18]/['Suffrages par candidat et circo'.$AE$18];&quot;&quot;)" office:value-type="string">
            <text:p>0.08%</text:p>
          </table:table-cell>
          <table:table-cell table:style-name="ce52" table:formula="oooc:=IFERROR(['Suffrages par candidat et circo'.F18]/['Suffrages par candidat et circo'.$AE$18];&quot;&quot;)" office:value-type="string">
            <text:p>0.28%</text:p>
          </table:table-cell>
          <table:table-cell table:style-name="ce52" table:formula="oooc:=IFERROR(['Suffrages par candidat et circo'.G18]/['Suffrages par candidat et circo'.$AE$18];&quot;&quot;)" office:value-type="string">
            <text:p>0.31%</text:p>
          </table:table-cell>
          <table:table-cell table:style-name="ce52" table:formula="oooc:=IFERROR(['Suffrages par candidat et circo'.H18]/['Suffrages par candidat et circo'.$AE$18];&quot;&quot;)" office:value-type="string">
            <text:p>0.11%</text:p>
          </table:table-cell>
          <table:table-cell table:style-name="ce52" table:formula="oooc:=IFERROR(['Suffrages par candidat et circo'.I18]/['Suffrages par candidat et circo'.$AE$18];&quot;&quot;)" office:value-type="string">
            <text:p>0.30%</text:p>
          </table:table-cell>
          <table:table-cell table:style-name="ce52" table:formula="oooc:=IFERROR(['Suffrages par candidat et circo'.J18]/['Suffrages par candidat et circo'.$AE$18];&quot;&quot;)" office:value-type="string">
            <text:p>24.50%</text:p>
          </table:table-cell>
          <table:table-cell table:style-name="ce52" table:formula="oooc:=IFERROR(['Suffrages par candidat et circo'.K18]/['Suffrages par candidat et circo'.$AE$18];&quot;&quot;)" office:value-type="string">
            <text:p>5.23%</text:p>
          </table:table-cell>
          <table:table-cell table:style-name="ce52" table:formula="oooc:=IFERROR(['Suffrages par candidat et circo'.L18]/['Suffrages par candidat et circo'.$AE$18];&quot;&quot;)" office:value-type="string">
            <text:p>0.17%</text:p>
          </table:table-cell>
          <table:table-cell table:style-name="ce52" table:formula="oooc:=IFERROR(['Suffrages par candidat et circo'.M18]/['Suffrages par candidat et circo'.$AE$18];&quot;&quot;)" office:value-type="string">
            <text:p>0.12%</text:p>
          </table:table-cell>
          <table:table-cell table:style-name="ce52" table:formula="oooc:=IFERROR(['Suffrages par candidat et circo'.N18]/['Suffrages par candidat et circo'.$AE$18];&quot;&quot;)" office:value-type="string">
            <text:p>4.11%</text:p>
          </table:table-cell>
          <table:table-cell table:style-name="ce52" table:formula="oooc:=IFERROR(['Suffrages par candidat et circo'.O18]/['Suffrages par candidat et circo'.$AE$18];&quot;&quot;)" office:value-type="string">
            <text:p>0.14%</text:p>
          </table:table-cell>
          <table:table-cell table:style-name="ce52" table:formula="oooc:=IFERROR(['Suffrages par candidat et circo'.P18]/['Suffrages par candidat et circo'.$AE$18];&quot;&quot;)" office:value-type="string">
            <text:p>0.53%</text:p>
          </table:table-cell>
          <table:table-cell table:style-name="ce52" table:formula="oooc:=IFERROR(['Suffrages par candidat et circo'.Q18]/['Suffrages par candidat et circo'.$AE$18];&quot;&quot;)" office:value-type="string">
            <text:p>0.16%</text:p>
          </table:table-cell>
          <table:table-cell table:style-name="ce52" table:formula="oooc:=IFERROR(['Suffrages par candidat et circo'.R18]/['Suffrages par candidat et circo'.$AE$18];&quot;&quot;)" office:value-type="string">
            <text:p>0.14%</text:p>
          </table:table-cell>
          <table:table-cell table:style-name="ce52" table:formula="oooc:=IFERROR(['Suffrages par candidat et circo'.S18]/['Suffrages par candidat et circo'.$AE$18];&quot;&quot;)" office:value-type="string">
            <text:p>0.22%</text:p>
          </table:table-cell>
          <table:table-cell table:style-name="ce52" table:formula="oooc:=IFERROR(['Suffrages par candidat et circo'.T18]/['Suffrages par candidat et circo'.$AE$18];&quot;&quot;)" office:value-type="string">
            <text:p>0.23%</text:p>
          </table:table-cell>
          <table:table-cell table:style-name="ce52" table:formula="oooc:=IFERROR(['Suffrages par candidat et circo'.U18]/['Suffrages par candidat et circo'.$AE$18];&quot;&quot;)" office:value-type="string">
            <text:p>0.13%</text:p>
          </table:table-cell>
          <table:table-cell table:style-name="ce52" table:formula="oooc:=IFERROR(['Suffrages par candidat et circo'.V18]/['Suffrages par candidat et circo'.$AE$18];&quot;&quot;)" office:value-type="string">
            <text:p>0.09%</text:p>
          </table:table-cell>
          <table:table-cell table:style-name="ce52" table:formula="oooc:=IFERROR(['Suffrages par candidat et circo'.W18]/['Suffrages par candidat et circo'.$AE$18];&quot;&quot;)" office:value-type="string">
            <text:p>0.09%</text:p>
          </table:table-cell>
          <table:table-cell table:style-name="ce52" table:formula="oooc:=IFERROR(['Suffrages par candidat et circo'.X18]/['Suffrages par candidat et circo'.$AE$18];&quot;&quot;)" office:value-type="string">
            <text:p>0.44%</text:p>
          </table:table-cell>
          <table:table-cell table:style-name="ce52" table:formula="oooc:=IFERROR(['Suffrages par candidat et circo'.Y18]/['Suffrages par candidat et circo'.$AE$18];&quot;&quot;)" office:value-type="string">
            <text:p>0.05%</text:p>
          </table:table-cell>
          <table:table-cell table:style-name="ce52" table:formula="oooc:=IFERROR(['Suffrages par candidat et circo'.Z18]/['Suffrages par candidat et circo'.$AE$18];&quot;&quot;)" office:value-type="string">
            <text:p>0.24%</text:p>
          </table:table-cell>
          <table:table-cell table:style-name="ce52" table:formula="oooc:=IFERROR(['Suffrages par candidat et circo'.AA18]/['Suffrages par candidat et circo'.$AE$18];&quot;&quot;)" office:value-type="string">
            <text:p>46.65%</text:p>
          </table:table-cell>
          <table:table-cell table:style-name="ce52" table:formula="oooc:=IFERROR(['Suffrages par candidat et circo'.AB18]/['Suffrages par candidat et circo'.$AE$18];&quot;&quot;)" office:value-type="string">
            <text:p>0.15%</text:p>
          </table:table-cell>
          <table:table-cell table:style-name="ce52" table:formula="oooc:=IFERROR(['Suffrages par candidat et circo'.AC18]/['Suffrages par candidat et circo'.$AE$18];&quot;&quot;)" office:value-type="string">
            <text:p>6.78%</text:p>
          </table:table-cell>
          <table:table-cell table:style-name="ce52" table:formula="oooc:=IFERROR(['Suffrages par candidat et circo'.AD18]/['Suffrages par candidat et circo'.$AE$18];&quot;&quot;)" office:value-type="string">
            <text:p>8.61%</text:p>
          </table:table-cell>
          <table:table-cell table:style-name="ce57" table:formula="oooc:=SUM([.D21:.AD21])" office:value-type="string">
            <text:p>100.00%</text:p>
          </table:table-cell>
          <table:table-cell table:style-name="ce58"/>
        </table:table-row>
        <table:table-row table:style-name="ro8">
          <table:table-cell table:style-name="ce48" office:value-type="string">
            <text:p>TN.GB</text:p>
          </table:table-cell>
          <table:table-cell table:style-name="ce49" office:value-type="string">
            <text:p>Gabes</text:p>
          </table:table-cell>
          <table:table-cell table:style-name="ce50" office:value-type="string">
            <text:p>قابس</text:p>
          </table:table-cell>
          <table:table-cell table:style-name="ce52" table:formula="oooc:=IFERROR(['Suffrages par candidat et circo'.D27]/['Suffrages par candidat et circo'.$AE$27];&quot;&quot;)" office:value-type="string">
            <text:p>0.15%</text:p>
          </table:table-cell>
          <table:table-cell table:style-name="ce52" table:formula="oooc:=IFERROR(['Suffrages par candidat et circo'.E27]/['Suffrages par candidat et circo'.$AE$27];&quot;&quot;)" office:value-type="string">
            <text:p>0.07%</text:p>
          </table:table-cell>
          <table:table-cell table:style-name="ce52" table:formula="oooc:=IFERROR(['Suffrages par candidat et circo'.F27]/['Suffrages par candidat et circo'.$AE$27];&quot;&quot;)" office:value-type="string">
            <text:p>0.29%</text:p>
          </table:table-cell>
          <table:table-cell table:style-name="ce52" table:formula="oooc:=IFERROR(['Suffrages par candidat et circo'.G27]/['Suffrages par candidat et circo'.$AE$27];&quot;&quot;)" office:value-type="string">
            <text:p>0.31%</text:p>
          </table:table-cell>
          <table:table-cell table:style-name="ce52" table:formula="oooc:=IFERROR(['Suffrages par candidat et circo'.H27]/['Suffrages par candidat et circo'.$AE$27];&quot;&quot;)" office:value-type="string">
            <text:p>0.12%</text:p>
          </table:table-cell>
          <table:table-cell table:style-name="ce52" table:formula="oooc:=IFERROR(['Suffrages par candidat et circo'.I27]/['Suffrages par candidat et circo'.$AE$27];&quot;&quot;)" office:value-type="string">
            <text:p>0.49%</text:p>
          </table:table-cell>
          <table:table-cell table:style-name="ce52" table:formula="oooc:=IFERROR(['Suffrages par candidat et circo'.J27]/['Suffrages par candidat et circo'.$AE$27];&quot;&quot;)" office:value-type="string">
            <text:p>15.50%</text:p>
          </table:table-cell>
          <table:table-cell table:style-name="ce52" table:formula="oooc:=IFERROR(['Suffrages par candidat et circo'.K27]/['Suffrages par candidat et circo'.$AE$27];&quot;&quot;)" office:value-type="string">
            <text:p>5.41%</text:p>
          </table:table-cell>
          <table:table-cell table:style-name="ce52" table:formula="oooc:=IFERROR(['Suffrages par candidat et circo'.L27]/['Suffrages par candidat et circo'.$AE$27];&quot;&quot;)" office:value-type="string">
            <text:p>0.10%</text:p>
          </table:table-cell>
          <table:table-cell table:style-name="ce52" table:formula="oooc:=IFERROR(['Suffrages par candidat et circo'.M27]/['Suffrages par candidat et circo'.$AE$27];&quot;&quot;)" office:value-type="string">
            <text:p>0.11%</text:p>
          </table:table-cell>
          <table:table-cell table:style-name="ce52" table:formula="oooc:=IFERROR(['Suffrages par candidat et circo'.N27]/['Suffrages par candidat et circo'.$AE$27];&quot;&quot;)" office:value-type="string">
            <text:p>0.70%</text:p>
          </table:table-cell>
          <table:table-cell table:style-name="ce52" table:formula="oooc:=IFERROR(['Suffrages par candidat et circo'.O27]/['Suffrages par candidat et circo'.$AE$27];&quot;&quot;)" office:value-type="string">
            <text:p>0.09%</text:p>
          </table:table-cell>
          <table:table-cell table:style-name="ce52" table:formula="oooc:=IFERROR(['Suffrages par candidat et circo'.P27]/['Suffrages par candidat et circo'.$AE$27];&quot;&quot;)" office:value-type="string">
            <text:p>0.79%</text:p>
          </table:table-cell>
          <table:table-cell table:style-name="ce52" table:formula="oooc:=IFERROR(['Suffrages par candidat et circo'.Q27]/['Suffrages par candidat et circo'.$AE$27];&quot;&quot;)" office:value-type="string">
            <text:p>0.12%</text:p>
          </table:table-cell>
          <table:table-cell table:style-name="ce52" table:formula="oooc:=IFERROR(['Suffrages par candidat et circo'.R27]/['Suffrages par candidat et circo'.$AE$27];&quot;&quot;)" office:value-type="string">
            <text:p>0.16%</text:p>
          </table:table-cell>
          <table:table-cell table:style-name="ce52" table:formula="oooc:=IFERROR(['Suffrages par candidat et circo'.S27]/['Suffrages par candidat et circo'.$AE$27];&quot;&quot;)" office:value-type="string">
            <text:p>0.26%</text:p>
          </table:table-cell>
          <table:table-cell table:style-name="ce52" table:formula="oooc:=IFERROR(['Suffrages par candidat et circo'.T27]/['Suffrages par candidat et circo'.$AE$27];&quot;&quot;)" office:value-type="string">
            <text:p>0.24%</text:p>
          </table:table-cell>
          <table:table-cell table:style-name="ce52" table:formula="oooc:=IFERROR(['Suffrages par candidat et circo'.U27]/['Suffrages par candidat et circo'.$AE$27];&quot;&quot;)" office:value-type="string">
            <text:p>0.11%</text:p>
          </table:table-cell>
          <table:table-cell table:style-name="ce52" table:formula="oooc:=IFERROR(['Suffrages par candidat et circo'.V27]/['Suffrages par candidat et circo'.$AE$27];&quot;&quot;)" office:value-type="string">
            <text:p>0.12%</text:p>
          </table:table-cell>
          <table:table-cell table:style-name="ce52" table:formula="oooc:=IFERROR(['Suffrages par candidat et circo'.W27]/['Suffrages par candidat et circo'.$AE$27];&quot;&quot;)" office:value-type="string">
            <text:p>0.09%</text:p>
          </table:table-cell>
          <table:table-cell table:style-name="ce52" table:formula="oooc:=IFERROR(['Suffrages par candidat et circo'.X27]/['Suffrages par candidat et circo'.$AE$27];&quot;&quot;)" office:value-type="string">
            <text:p>0.49%</text:p>
          </table:table-cell>
          <table:table-cell table:style-name="ce52" table:formula="oooc:=IFERROR(['Suffrages par candidat et circo'.Y27]/['Suffrages par candidat et circo'.$AE$27];&quot;&quot;)" office:value-type="string">
            <text:p>0.08%</text:p>
          </table:table-cell>
          <table:table-cell table:style-name="ce52" table:formula="oooc:=IFERROR(['Suffrages par candidat et circo'.Z27]/['Suffrages par candidat et circo'.$AE$27];&quot;&quot;)" office:value-type="string">
            <text:p>0.21%</text:p>
          </table:table-cell>
          <table:table-cell table:style-name="ce52" table:formula="oooc:=IFERROR(['Suffrages par candidat et circo'.AA27]/['Suffrages par candidat et circo'.$AE$27];&quot;&quot;)" office:value-type="string">
            <text:p>68.31%</text:p>
          </table:table-cell>
          <table:table-cell table:style-name="ce52" table:formula="oooc:=IFERROR(['Suffrages par candidat et circo'.AB27]/['Suffrages par candidat et circo'.$AE$27];&quot;&quot;)" office:value-type="string">
            <text:p>0.10%</text:p>
          </table:table-cell>
          <table:table-cell table:style-name="ce52" table:formula="oooc:=IFERROR(['Suffrages par candidat et circo'.AC27]/['Suffrages par candidat et circo'.$AE$27];&quot;&quot;)" office:value-type="string">
            <text:p>2.65%</text:p>
          </table:table-cell>
          <table:table-cell table:style-name="ce52" table:formula="oooc:=IFERROR(['Suffrages par candidat et circo'.AD27]/['Suffrages par candidat et circo'.$AE$27];&quot;&quot;)" office:value-type="string">
            <text:p>2.96%</text:p>
          </table:table-cell>
          <table:table-cell table:style-name="ce57" table:formula="oooc:=SUM([.D22:.AD22])" office:value-type="string">
            <text:p>100.00%</text:p>
          </table:table-cell>
          <table:table-cell table:style-name="ce68"/>
        </table:table-row>
        <table:table-row table:style-name="ro8">
          <table:table-cell table:style-name="ce73"/>
          <table:table-cell table:style-name="ce49" office:value-type="string">
            <text:p>TOTAL</text:p>
          </table:table-cell>
          <table:table-cell table:style-name="ce50" office:value-type="string">
            <text:p>المجموع</text:p>
          </table:table-cell>
          <table:table-cell table:style-name="ce52" table:formula="oooc:=IFERROR(['Suffrages par candidat et circo'.D35]/['Suffrages par candidat et circo'.$AE$35];&quot;&quot;)" office:value-type="string">
            <text:p>0.20%</text:p>
          </table:table-cell>
          <table:table-cell table:style-name="ce52" table:formula="oooc:=IFERROR(['Suffrages par candidat et circo'.E35]/['Suffrages par candidat et circo'.$AE$35];&quot;&quot;)" office:value-type="string">
            <text:p>0.08%</text:p>
          </table:table-cell>
          <table:table-cell table:style-name="ce52" table:formula="oooc:=IFERROR(['Suffrages par candidat et circo'.F35]/['Suffrages par candidat et circo'.$AE$35];&quot;&quot;)" office:value-type="string">
            <text:p>0.56%</text:p>
          </table:table-cell>
          <table:table-cell table:style-name="ce52" table:formula="oooc:=IFERROR(['Suffrages par candidat et circo'.G35]/['Suffrages par candidat et circo'.$AE$35];&quot;&quot;)" office:value-type="string">
            <text:p>1.27%</text:p>
          </table:table-cell>
          <table:table-cell table:style-name="ce52" table:formula="oooc:=IFERROR(['Suffrages par candidat et circo'.H35]/['Suffrages par candidat et circo'.$AE$35];&quot;&quot;)" office:value-type="string">
            <text:p>0.16%</text:p>
          </table:table-cell>
          <table:table-cell table:style-name="ce52" table:formula="oooc:=IFERROR(['Suffrages par candidat et circo'.I35]/['Suffrages par candidat et circo'.$AE$35];&quot;&quot;)" office:value-type="string">
            <text:p>0.31%</text:p>
          </table:table-cell>
          <table:table-cell table:style-name="ce52" table:formula="oooc:=IFERROR(['Suffrages par candidat et circo'.J35]/['Suffrages par candidat et circo'.$AE$35];&quot;&quot;)" office:value-type="string">
            <text:p>39.46%</text:p>
          </table:table-cell>
          <table:table-cell table:style-name="ce52" table:formula="oooc:=IFERROR(['Suffrages par candidat et circo'.K35]/['Suffrages par candidat et circo'.$AE$35];&quot;&quot;)" office:value-type="string">
            <text:p>5.55%</text:p>
          </table:table-cell>
          <table:table-cell table:style-name="ce52" table:formula="oooc:=IFERROR(['Suffrages par candidat et circo'.L35]/['Suffrages par candidat et circo'.$AE$35];&quot;&quot;)" office:value-type="string">
            <text:p>0.20%</text:p>
          </table:table-cell>
          <table:table-cell table:style-name="ce52" table:formula="oooc:=IFERROR(['Suffrages par candidat et circo'.M35]/['Suffrages par candidat et circo'.$AE$35];&quot;&quot;)" office:value-type="string">
            <text:p>0.21%</text:p>
          </table:table-cell>
          <table:table-cell table:style-name="ce52" table:formula="oooc:=IFERROR(['Suffrages par candidat et circo'.N35]/['Suffrages par candidat et circo'.$AE$35];&quot;&quot;)" office:value-type="string">
            <text:p>0.80%</text:p>
          </table:table-cell>
          <table:table-cell table:style-name="ce52" table:formula="oooc:=IFERROR(['Suffrages par candidat et circo'.O35]/['Suffrages par candidat et circo'.$AE$35];&quot;&quot;)" office:value-type="string">
            <text:p>0.10%</text:p>
          </table:table-cell>
          <table:table-cell table:style-name="ce52" table:formula="oooc:=IFERROR(['Suffrages par candidat et circo'.P35]/['Suffrages par candidat et circo'.$AE$35];&quot;&quot;)" office:value-type="string">
            <text:p>1.04%</text:p>
          </table:table-cell>
          <table:table-cell table:style-name="ce52" table:formula="oooc:=IFERROR(['Suffrages par candidat et circo'.Q35]/['Suffrages par candidat et circo'.$AE$35];&quot;&quot;)" office:value-type="string">
            <text:p>0.18%</text:p>
          </table:table-cell>
          <table:table-cell table:style-name="ce52" table:formula="oooc:=IFERROR(['Suffrages par candidat et circo'.R35]/['Suffrages par candidat et circo'.$AE$35];&quot;&quot;)" office:value-type="string">
            <text:p>0.14%</text:p>
          </table:table-cell>
          <table:table-cell table:style-name="ce52" table:formula="oooc:=IFERROR(['Suffrages par candidat et circo'.S35]/['Suffrages par candidat et circo'.$AE$35];&quot;&quot;)" office:value-type="string">
            <text:p>0.54%</text:p>
          </table:table-cell>
          <table:table-cell table:style-name="ce52" table:formula="oooc:=IFERROR(['Suffrages par candidat et circo'.T35]/['Suffrages par candidat et circo'.$AE$35];&quot;&quot;)" office:value-type="string">
            <text:p>0.17%</text:p>
          </table:table-cell>
          <table:table-cell table:style-name="ce52" table:formula="oooc:=IFERROR(['Suffrages par candidat et circo'.U35]/['Suffrages par candidat et circo'.$AE$35];&quot;&quot;)" office:value-type="string">
            <text:p>0.13%</text:p>
          </table:table-cell>
          <table:table-cell table:style-name="ce52" table:formula="oooc:=IFERROR(['Suffrages par candidat et circo'.V35]/['Suffrages par candidat et circo'.$AE$35];&quot;&quot;)" office:value-type="string">
            <text:p>0.11%</text:p>
          </table:table-cell>
          <table:table-cell table:style-name="ce52" table:formula="oooc:=IFERROR(['Suffrages par candidat et circo'.W35]/['Suffrages par candidat et circo'.$AE$35];&quot;&quot;)" office:value-type="string">
            <text:p>0.16%</text:p>
          </table:table-cell>
          <table:table-cell table:style-name="ce52" table:formula="oooc:=IFERROR(['Suffrages par candidat et circo'.X35]/['Suffrages par candidat et circo'.$AE$35];&quot;&quot;)" office:value-type="string">
            <text:p>0.67%</text:p>
          </table:table-cell>
          <table:table-cell table:style-name="ce52" table:formula="oooc:=IFERROR(['Suffrages par candidat et circo'.Y35]/['Suffrages par candidat et circo'.$AE$35];&quot;&quot;)" office:value-type="string">
            <text:p>0.07%</text:p>
          </table:table-cell>
          <table:table-cell table:style-name="ce52" table:formula="oooc:=IFERROR(['Suffrages par candidat et circo'.Z35]/['Suffrages par candidat et circo'.$AE$35];&quot;&quot;)" office:value-type="string">
            <text:p>0.74%</text:p>
          </table:table-cell>
          <table:table-cell table:style-name="ce52" table:formula="oooc:=IFERROR(['Suffrages par candidat et circo'.AA35]/['Suffrages par candidat et circo'.$AE$35];&quot;&quot;)" office:value-type="string">
            <text:p>33.43%</text:p>
          </table:table-cell>
          <table:table-cell table:style-name="ce52" table:formula="oooc:=IFERROR(['Suffrages par candidat et circo'.AB35]/['Suffrages par candidat et circo'.$AE$35];&quot;&quot;)" office:value-type="string">
            <text:p>0.15%</text:p>
          </table:table-cell>
          <table:table-cell table:style-name="ce52" table:formula="oooc:=IFERROR(['Suffrages par candidat et circo'.AC35]/['Suffrages par candidat et circo'.$AE$35];&quot;&quot;)" office:value-type="string">
            <text:p>5.75%</text:p>
          </table:table-cell>
          <table:table-cell table:style-name="ce52" table:formula="oooc:=IFERROR(['Suffrages par candidat et circo'.AD35]/['Suffrages par candidat et circo'.$AE$35];&quot;&quot;)" office:value-type="string">
            <text:p>7.82%</text:p>
          </table:table-cell>
          <table:table-cell table:style-name="ce57" table:formula="oooc:=SUM([.D23:.AD23])" office:value-type="string">
            <text:p>100.00%</text:p>
          </table:table-cell>
          <table:table-cell table:style-name="ce75"/>
        </table:table-row>
        <table:table-row table:style-name="ro8">
          <table:table-cell table:style-name="ce48" office:value-type="string">
            <text:p>TN.SL</text:p>
          </table:table-cell>
          <table:table-cell table:style-name="ce51" office:value-type="string">
            <text:p>Siliana</text:p>
          </table:table-cell>
          <table:table-cell table:style-name="ce50" office:value-type="string">
            <text:p>سليانـــة</text:p>
          </table:table-cell>
          <table:table-cell table:style-name="ce52" table:formula="oooc:=IFERROR(['Suffrages par candidat et circo'.D10]/['Suffrages par candidat et circo'.$AE$10];&quot;&quot;)" office:value-type="string">
            <text:p>0.29%</text:p>
          </table:table-cell>
          <table:table-cell table:style-name="ce52" table:formula="oooc:=IFERROR(['Suffrages par candidat et circo'.E10]/['Suffrages par candidat et circo'.$AE$10];&quot;&quot;)" office:value-type="string">
            <text:p>0.18%</text:p>
          </table:table-cell>
          <table:table-cell table:style-name="ce52" table:formula="oooc:=IFERROR(['Suffrages par candidat et circo'.F10]/['Suffrages par candidat et circo'.$AE$10];&quot;&quot;)" office:value-type="string">
            <text:p>0.24%</text:p>
          </table:table-cell>
          <table:table-cell table:style-name="ce52" table:formula="oooc:=IFERROR(['Suffrages par candidat et circo'.G10]/['Suffrages par candidat et circo'.$AE$10];&quot;&quot;)" office:value-type="string">
            <text:p>0.55%</text:p>
          </table:table-cell>
          <table:table-cell table:style-name="ce52" table:formula="oooc:=IFERROR(['Suffrages par candidat et circo'.H10]/['Suffrages par candidat et circo'.$AE$10];&quot;&quot;)" office:value-type="string">
            <text:p>0.21%</text:p>
          </table:table-cell>
          <table:table-cell table:style-name="ce52" table:formula="oooc:=IFERROR(['Suffrages par candidat et circo'.I10]/['Suffrages par candidat et circo'.$AE$10];&quot;&quot;)" office:value-type="string">
            <text:p>0.34%</text:p>
          </table:table-cell>
          <table:table-cell table:style-name="ce52" table:formula="oooc:=IFERROR(['Suffrages par candidat et circo'.J10]/['Suffrages par candidat et circo'.$AE$10];&quot;&quot;)" office:value-type="string">
            <text:p>33.10%</text:p>
          </table:table-cell>
          <table:table-cell table:style-name="ce52" table:formula="oooc:=IFERROR(['Suffrages par candidat et circo'.K10]/['Suffrages par candidat et circo'.$AE$10];&quot;&quot;)" office:value-type="string">
            <text:p>5.88%</text:p>
          </table:table-cell>
          <table:table-cell table:style-name="ce52" table:formula="oooc:=IFERROR(['Suffrages par candidat et circo'.L10]/['Suffrages par candidat et circo'.$AE$10];&quot;&quot;)" office:value-type="string">
            <text:p>0.38%</text:p>
          </table:table-cell>
          <table:table-cell table:style-name="ce52" table:formula="oooc:=IFERROR(['Suffrages par candidat et circo'.M10]/['Suffrages par candidat et circo'.$AE$10];&quot;&quot;)" office:value-type="string">
            <text:p>0.24%</text:p>
          </table:table-cell>
          <table:table-cell table:style-name="ce52" table:formula="oooc:=IFERROR(['Suffrages par candidat et circo'.N10]/['Suffrages par candidat et circo'.$AE$10];&quot;&quot;)" office:value-type="string">
            <text:p>0.73%</text:p>
          </table:table-cell>
          <table:table-cell table:style-name="ce52" table:formula="oooc:=IFERROR(['Suffrages par candidat et circo'.O10]/['Suffrages par candidat et circo'.$AE$10];&quot;&quot;)" office:value-type="string">
            <text:p>0.18%</text:p>
          </table:table-cell>
          <table:table-cell table:style-name="ce52" table:formula="oooc:=IFERROR(['Suffrages par candidat et circo'.P10]/['Suffrages par candidat et circo'.$AE$10];&quot;&quot;)" office:value-type="string">
            <text:p>0.86%</text:p>
          </table:table-cell>
          <table:table-cell table:style-name="ce52" table:formula="oooc:=IFERROR(['Suffrages par candidat et circo'.Q10]/['Suffrages par candidat et circo'.$AE$10];&quot;&quot;)" office:value-type="string">
            <text:p>0.48%</text:p>
          </table:table-cell>
          <table:table-cell table:style-name="ce52" table:formula="oooc:=IFERROR(['Suffrages par candidat et circo'.R10]/['Suffrages par candidat et circo'.$AE$10];&quot;&quot;)" office:value-type="string">
            <text:p>0.17%</text:p>
          </table:table-cell>
          <table:table-cell table:style-name="ce52" table:formula="oooc:=IFERROR(['Suffrages par candidat et circo'.S10]/['Suffrages par candidat et circo'.$AE$10];&quot;&quot;)" office:value-type="string">
            <text:p>0.37%</text:p>
          </table:table-cell>
          <table:table-cell table:style-name="ce52" table:formula="oooc:=IFERROR(['Suffrages par candidat et circo'.T10]/['Suffrages par candidat et circo'.$AE$10];&quot;&quot;)" office:value-type="string">
            <text:p>0.26%</text:p>
          </table:table-cell>
          <table:table-cell table:style-name="ce52" table:formula="oooc:=IFERROR(['Suffrages par candidat et circo'.U10]/['Suffrages par candidat et circo'.$AE$10];&quot;&quot;)" office:value-type="string">
            <text:p>0.39%</text:p>
          </table:table-cell>
          <table:table-cell table:style-name="ce52" table:formula="oooc:=IFERROR(['Suffrages par candidat et circo'.V10]/['Suffrages par candidat et circo'.$AE$10];&quot;&quot;)" office:value-type="string">
            <text:p>0.19%</text:p>
          </table:table-cell>
          <table:table-cell table:style-name="ce52" table:formula="oooc:=IFERROR(['Suffrages par candidat et circo'.W10]/['Suffrages par candidat et circo'.$AE$10];&quot;&quot;)" office:value-type="string">
            <text:p>0.19%</text:p>
          </table:table-cell>
          <table:table-cell table:style-name="ce52" table:formula="oooc:=IFERROR(['Suffrages par candidat et circo'.X10]/['Suffrages par candidat et circo'.$AE$10];&quot;&quot;)" office:value-type="string">
            <text:p>0.75%</text:p>
          </table:table-cell>
          <table:table-cell table:style-name="ce52" table:formula="oooc:=IFERROR(['Suffrages par candidat et circo'.Y10]/['Suffrages par candidat et circo'.$AE$10];&quot;&quot;)" office:value-type="string">
            <text:p>0.10%</text:p>
          </table:table-cell>
          <table:table-cell table:style-name="ce52" table:formula="oooc:=IFERROR(['Suffrages par candidat et circo'.Z10]/['Suffrages par candidat et circo'.$AE$10];&quot;&quot;)" office:value-type="string">
            <text:p>0.43%</text:p>
          </table:table-cell>
          <table:table-cell table:style-name="ce52" table:formula="oooc:=IFERROR(['Suffrages par candidat et circo'.AA10]/['Suffrages par candidat et circo'.$AE$10];&quot;&quot;)" office:value-type="string">
            <text:p>16.18%</text:p>
          </table:table-cell>
          <table:table-cell table:style-name="ce52" table:formula="oooc:=IFERROR(['Suffrages par candidat et circo'.AB10]/['Suffrages par candidat et circo'.$AE$10];&quot;&quot;)" office:value-type="string">
            <text:p>0.19%</text:p>
          </table:table-cell>
          <table:table-cell table:style-name="ce52" table:formula="oooc:=IFERROR(['Suffrages par candidat et circo'.AC10]/['Suffrages par candidat et circo'.$AE$10];&quot;&quot;)" office:value-type="string">
            <text:p>2.87%</text:p>
          </table:table-cell>
          <table:table-cell table:style-name="ce52" table:formula="oooc:=IFERROR(['Suffrages par candidat et circo'.AD10]/['Suffrages par candidat et circo'.$AE$10];&quot;&quot;)" office:value-type="string">
            <text:p>34.28%</text:p>
          </table:table-cell>
          <table:table-cell table:style-name="ce57" table:formula="oooc:=SUM([.D24:.AD24])" office:value-type="string">
            <text:p>100.00%</text:p>
          </table:table-cell>
          <table:table-cell table:style-name="ce58"/>
        </table:table-row>
        <table:table-row table:style-name="ro8">
          <table:table-cell table:style-name="ce59" office:value-type="string">
            <text:p>TN.TO</text:p>
          </table:table-cell>
          <table:table-cell table:style-name="ce60" office:value-type="string">
            <text:p>Tozeur</text:p>
          </table:table-cell>
          <table:table-cell table:style-name="ce62" office:value-type="string">
            <text:p>توزر</text:p>
          </table:table-cell>
          <table:table-cell table:style-name="ce52" table:formula="oooc:=IFERROR(['Suffrages par candidat et circo'.D19]/['Suffrages par candidat et circo'.$AE$19];&quot;&quot;)" office:value-type="string">
            <text:p>0.29%</text:p>
          </table:table-cell>
          <table:table-cell table:style-name="ce52" table:formula="oooc:=IFERROR(['Suffrages par candidat et circo'.E19]/['Suffrages par candidat et circo'.$AE$19];&quot;&quot;)" office:value-type="string">
            <text:p>0.10%</text:p>
          </table:table-cell>
          <table:table-cell table:style-name="ce52" table:formula="oooc:=IFERROR(['Suffrages par candidat et circo'.F19]/['Suffrages par candidat et circo'.$AE$19];&quot;&quot;)" office:value-type="string">
            <text:p>0.40%</text:p>
          </table:table-cell>
          <table:table-cell table:style-name="ce52" table:formula="oooc:=IFERROR(['Suffrages par candidat et circo'.G19]/['Suffrages par candidat et circo'.$AE$19];&quot;&quot;)" office:value-type="string">
            <text:p>0.35%</text:p>
          </table:table-cell>
          <table:table-cell table:style-name="ce52" table:formula="oooc:=IFERROR(['Suffrages par candidat et circo'.H19]/['Suffrages par candidat et circo'.$AE$19];&quot;&quot;)" office:value-type="string">
            <text:p>0.17%</text:p>
          </table:table-cell>
          <table:table-cell table:style-name="ce52" table:formula="oooc:=IFERROR(['Suffrages par candidat et circo'.I19]/['Suffrages par candidat et circo'.$AE$19];&quot;&quot;)" office:value-type="string">
            <text:p>0.21%</text:p>
          </table:table-cell>
          <table:table-cell table:style-name="ce52" table:formula="oooc:=IFERROR(['Suffrages par candidat et circo'.J19]/['Suffrages par candidat et circo'.$AE$19];&quot;&quot;)" office:value-type="string">
            <text:p>24.33%</text:p>
          </table:table-cell>
          <table:table-cell table:style-name="ce52" table:formula="oooc:=IFERROR(['Suffrages par candidat et circo'.K19]/['Suffrages par candidat et circo'.$AE$19];&quot;&quot;)" office:value-type="string">
            <text:p>6.48%</text:p>
          </table:table-cell>
          <table:table-cell table:style-name="ce52" table:formula="oooc:=IFERROR(['Suffrages par candidat et circo'.L19]/['Suffrages par candidat et circo'.$AE$19];&quot;&quot;)" office:value-type="string">
            <text:p>0.19%</text:p>
          </table:table-cell>
          <table:table-cell table:style-name="ce52" table:formula="oooc:=IFERROR(['Suffrages par candidat et circo'.M19]/['Suffrages par candidat et circo'.$AE$19];&quot;&quot;)" office:value-type="string">
            <text:p>0.17%</text:p>
          </table:table-cell>
          <table:table-cell table:style-name="ce52" table:formula="oooc:=IFERROR(['Suffrages par candidat et circo'.N19]/['Suffrages par candidat et circo'.$AE$19];&quot;&quot;)" office:value-type="string">
            <text:p>0.70%</text:p>
          </table:table-cell>
          <table:table-cell table:style-name="ce52" table:formula="oooc:=IFERROR(['Suffrages par candidat et circo'.O19]/['Suffrages par candidat et circo'.$AE$19];&quot;&quot;)" office:value-type="string">
            <text:p>0.14%</text:p>
          </table:table-cell>
          <table:table-cell table:style-name="ce52" table:formula="oooc:=IFERROR(['Suffrages par candidat et circo'.P19]/['Suffrages par candidat et circo'.$AE$19];&quot;&quot;)" office:value-type="string">
            <text:p>1.49%</text:p>
          </table:table-cell>
          <table:table-cell table:style-name="ce52" table:formula="oooc:=IFERROR(['Suffrages par candidat et circo'.Q19]/['Suffrages par candidat et circo'.$AE$19];&quot;&quot;)" office:value-type="string">
            <text:p>0.15%</text:p>
          </table:table-cell>
          <table:table-cell table:style-name="ce52" table:formula="oooc:=IFERROR(['Suffrages par candidat et circo'.R19]/['Suffrages par candidat et circo'.$AE$19];&quot;&quot;)" office:value-type="string">
            <text:p>0.19%</text:p>
          </table:table-cell>
          <table:table-cell table:style-name="ce52" table:formula="oooc:=IFERROR(['Suffrages par candidat et circo'.S19]/['Suffrages par candidat et circo'.$AE$19];&quot;&quot;)" office:value-type="string">
            <text:p>0.26%</text:p>
          </table:table-cell>
          <table:table-cell table:style-name="ce52" table:formula="oooc:=IFERROR(['Suffrages par candidat et circo'.T19]/['Suffrages par candidat et circo'.$AE$19];&quot;&quot;)" office:value-type="string">
            <text:p>0.34%</text:p>
          </table:table-cell>
          <table:table-cell table:style-name="ce52" table:formula="oooc:=IFERROR(['Suffrages par candidat et circo'.U19]/['Suffrages par candidat et circo'.$AE$19];&quot;&quot;)" office:value-type="string">
            <text:p>0.16%</text:p>
          </table:table-cell>
          <table:table-cell table:style-name="ce52" table:formula="oooc:=IFERROR(['Suffrages par candidat et circo'.V19]/['Suffrages par candidat et circo'.$AE$19];&quot;&quot;)" office:value-type="string">
            <text:p>0.12%</text:p>
          </table:table-cell>
          <table:table-cell table:style-name="ce52" table:formula="oooc:=IFERROR(['Suffrages par candidat et circo'.W19]/['Suffrages par candidat et circo'.$AE$19];&quot;&quot;)" office:value-type="string">
            <text:p>0.25%</text:p>
          </table:table-cell>
          <table:table-cell table:style-name="ce52" table:formula="oooc:=IFERROR(['Suffrages par candidat et circo'.X19]/['Suffrages par candidat et circo'.$AE$19];&quot;&quot;)" office:value-type="string">
            <text:p>0.53%</text:p>
          </table:table-cell>
          <table:table-cell table:style-name="ce52" table:formula="oooc:=IFERROR(['Suffrages par candidat et circo'.Y19]/['Suffrages par candidat et circo'.$AE$19];&quot;&quot;)" office:value-type="string">
            <text:p>0.10%</text:p>
          </table:table-cell>
          <table:table-cell table:style-name="ce52" table:formula="oooc:=IFERROR(['Suffrages par candidat et circo'.Z19]/['Suffrages par candidat et circo'.$AE$19];&quot;&quot;)" office:value-type="string">
            <text:p>0.33%</text:p>
          </table:table-cell>
          <table:table-cell table:style-name="ce52" table:formula="oooc:=IFERROR(['Suffrages par candidat et circo'.AA19]/['Suffrages par candidat et circo'.$AE$19];&quot;&quot;)" office:value-type="string">
            <text:p>56.78%</text:p>
          </table:table-cell>
          <table:table-cell table:style-name="ce52" table:formula="oooc:=IFERROR(['Suffrages par candidat et circo'.AB19]/['Suffrages par candidat et circo'.$AE$19];&quot;&quot;)" office:value-type="string">
            <text:p>0.14%</text:p>
          </table:table-cell>
          <table:table-cell table:style-name="ce52" table:formula="oooc:=IFERROR(['Suffrages par candidat et circo'.AC19]/['Suffrages par candidat et circo'.$AE$19];&quot;&quot;)" office:value-type="string">
            <text:p>2.70%</text:p>
          </table:table-cell>
          <table:table-cell table:style-name="ce52" table:formula="oooc:=IFERROR(['Suffrages par candidat et circo'.AD19]/['Suffrages par candidat et circo'.$AE$19];&quot;&quot;)" office:value-type="string">
            <text:p>2.93%</text:p>
          </table:table-cell>
          <table:table-cell table:style-name="ce57" table:formula="oooc:=SUM([.D25:.AD25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AN</text:p>
          </table:table-cell>
          <table:table-cell table:style-name="ce49" office:value-type="string">
            <text:p>Ariana</text:p>
          </table:table-cell>
          <table:table-cell table:style-name="ce50" office:value-type="string">
            <text:p>أريانة</text:p>
          </table:table-cell>
          <table:table-cell table:style-name="ce52" table:formula="oooc:=IFERROR(['Suffrages par candidat et circo'.D4]/['Suffrages par candidat et circo'.$AE$4];&quot;&quot;)" office:value-type="string">
            <text:p>0.14%</text:p>
          </table:table-cell>
          <table:table-cell table:style-name="ce52" table:formula="oooc:=IFERROR(['Suffrages par candidat et circo'.E4]/['Suffrages par candidat et circo'.$AE$4];&quot;&quot;)" office:value-type="string">
            <text:p>0.05%</text:p>
          </table:table-cell>
          <table:table-cell table:style-name="ce52" table:formula="oooc:=IFERROR(['Suffrages par candidat et circo'.F4]/['Suffrages par candidat et circo'.$AE$4];&quot;&quot;)" office:value-type="string">
            <text:p>0.65%</text:p>
          </table:table-cell>
          <table:table-cell table:style-name="ce52" table:formula="oooc:=IFERROR(['Suffrages par candidat et circo'.G4]/['Suffrages par candidat et circo'.$AE$4];&quot;&quot;)" office:value-type="string">
            <text:p>0.94%</text:p>
          </table:table-cell>
          <table:table-cell table:style-name="ce52" table:formula="oooc:=IFERROR(['Suffrages par candidat et circo'.H4]/['Suffrages par candidat et circo'.$AE$4];&quot;&quot;)" office:value-type="string">
            <text:p>0.09%</text:p>
          </table:table-cell>
          <table:table-cell table:style-name="ce52" table:formula="oooc:=IFERROR(['Suffrages par candidat et circo'.I4]/['Suffrages par candidat et circo'.$AE$4];&quot;&quot;)" office:value-type="string">
            <text:p>0.19%</text:p>
          </table:table-cell>
          <table:table-cell table:style-name="ce52" table:formula="oooc:=IFERROR(['Suffrages par candidat et circo'.J4]/['Suffrages par candidat et circo'.$AE$4];&quot;&quot;)" office:value-type="string">
            <text:p>47.73%</text:p>
          </table:table-cell>
          <table:table-cell table:style-name="ce52" table:formula="oooc:=IFERROR(['Suffrages par candidat et circo'.K4]/['Suffrages par candidat et circo'.$AE$4];&quot;&quot;)" office:value-type="string">
            <text:p>7.52%</text:p>
          </table:table-cell>
          <table:table-cell table:style-name="ce52" table:formula="oooc:=IFERROR(['Suffrages par candidat et circo'.L4]/['Suffrages par candidat et circo'.$AE$4];&quot;&quot;)" office:value-type="string">
            <text:p>0.08%</text:p>
          </table:table-cell>
          <table:table-cell table:style-name="ce52" table:formula="oooc:=IFERROR(['Suffrages par candidat et circo'.M4]/['Suffrages par candidat et circo'.$AE$4];&quot;&quot;)" office:value-type="string">
            <text:p>0.13%</text:p>
          </table:table-cell>
          <table:table-cell table:style-name="ce52" table:formula="oooc:=IFERROR(['Suffrages par candidat et circo'.N4]/['Suffrages par candidat et circo'.$AE$4];&quot;&quot;)" office:value-type="string">
            <text:p>0.58%</text:p>
          </table:table-cell>
          <table:table-cell table:style-name="ce52" table:formula="oooc:=IFERROR(['Suffrages par candidat et circo'.O4]/['Suffrages par candidat et circo'.$AE$4];&quot;&quot;)" office:value-type="string">
            <text:p>0.05%</text:p>
          </table:table-cell>
          <table:table-cell table:style-name="ce52" table:formula="oooc:=IFERROR(['Suffrages par candidat et circo'.P4]/['Suffrages par candidat et circo'.$AE$4];&quot;&quot;)" office:value-type="string">
            <text:p>1.44%</text:p>
          </table:table-cell>
          <table:table-cell table:style-name="ce52" table:formula="oooc:=IFERROR(['Suffrages par candidat et circo'.Q4]/['Suffrages par candidat et circo'.$AE$4];&quot;&quot;)" office:value-type="string">
            <text:p>0.18%</text:p>
          </table:table-cell>
          <table:table-cell table:style-name="ce52" table:formula="oooc:=IFERROR(['Suffrages par candidat et circo'.R4]/['Suffrages par candidat et circo'.$AE$4];&quot;&quot;)" office:value-type="string">
            <text:p>0.07%</text:p>
          </table:table-cell>
          <table:table-cell table:style-name="ce52" table:formula="oooc:=IFERROR(['Suffrages par candidat et circo'.S4]/['Suffrages par candidat et circo'.$AE$4];&quot;&quot;)" office:value-type="string">
            <text:p>0.54%</text:p>
          </table:table-cell>
          <table:table-cell table:style-name="ce52" table:formula="oooc:=IFERROR(['Suffrages par candidat et circo'.T4]/['Suffrages par candidat et circo'.$AE$4];&quot;&quot;)" office:value-type="string">
            <text:p>0.08%</text:p>
          </table:table-cell>
          <table:table-cell table:style-name="ce52" table:formula="oooc:=IFERROR(['Suffrages par candidat et circo'.U4]/['Suffrages par candidat et circo'.$AE$4];&quot;&quot;)" office:value-type="string">
            <text:p>0.06%</text:p>
          </table:table-cell>
          <table:table-cell table:style-name="ce52" table:formula="oooc:=IFERROR(['Suffrages par candidat et circo'.V4]/['Suffrages par candidat et circo'.$AE$4];&quot;&quot;)" office:value-type="string">
            <text:p>0.06%</text:p>
          </table:table-cell>
          <table:table-cell table:style-name="ce52" table:formula="oooc:=IFERROR(['Suffrages par candidat et circo'.W4]/['Suffrages par candidat et circo'.$AE$4];&quot;&quot;)" office:value-type="string">
            <text:p>0.11%</text:p>
          </table:table-cell>
          <table:table-cell table:style-name="ce52" table:formula="oooc:=IFERROR(['Suffrages par candidat et circo'.X4]/['Suffrages par candidat et circo'.$AE$4];&quot;&quot;)" office:value-type="string">
            <text:p>0.56%</text:p>
          </table:table-cell>
          <table:table-cell table:style-name="ce52" table:formula="oooc:=IFERROR(['Suffrages par candidat et circo'.Y4]/['Suffrages par candidat et circo'.$AE$4];&quot;&quot;)" office:value-type="string">
            <text:p>0.04%</text:p>
          </table:table-cell>
          <table:table-cell table:style-name="ce52" table:formula="oooc:=IFERROR(['Suffrages par candidat et circo'.Z4]/['Suffrages par candidat et circo'.$AE$4];&quot;&quot;)" office:value-type="string">
            <text:p>0.75%</text:p>
          </table:table-cell>
          <table:table-cell table:style-name="ce52" table:formula="oooc:=IFERROR(['Suffrages par candidat et circo'.AA4]/['Suffrages par candidat et circo'.$AE$4];&quot;&quot;)" office:value-type="string">
            <text:p>27.17%</text:p>
          </table:table-cell>
          <table:table-cell table:style-name="ce52" table:formula="oooc:=IFERROR(['Suffrages par candidat et circo'.AB4]/['Suffrages par candidat et circo'.$AE$4];&quot;&quot;)" office:value-type="string">
            <text:p>0.11%</text:p>
          </table:table-cell>
          <table:table-cell table:style-name="ce52" table:formula="oooc:=IFERROR(['Suffrages par candidat et circo'.AC4]/['Suffrages par candidat et circo'.$AE$4];&quot;&quot;)" office:value-type="string">
            <text:p>2.16%</text:p>
          </table:table-cell>
          <table:table-cell table:style-name="ce52" table:formula="oooc:=IFERROR(['Suffrages par candidat et circo'.AD4]/['Suffrages par candidat et circo'.$AE$4];&quot;&quot;)" office:value-type="string">
            <text:p>8.52%</text:p>
          </table:table-cell>
          <table:table-cell table:style-name="ce57" table:formula="oooc:=SUM([.D26:.AD26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BJ</text:p>
          </table:table-cell>
          <table:table-cell table:style-name="ce49" office:value-type="string">
            <text:p>Beja</text:p>
          </table:table-cell>
          <table:table-cell table:style-name="ce50" office:value-type="string">
            <text:p>باجة</text:p>
          </table:table-cell>
          <table:table-cell table:style-name="ce52" table:formula="oooc:=IFERROR(['Suffrages par candidat et circo'.D12]/['Suffrages par candidat et circo'.$AE$12];&quot;&quot;)" office:value-type="string">
            <text:p>0.37%</text:p>
          </table:table-cell>
          <table:table-cell table:style-name="ce52" table:formula="oooc:=IFERROR(['Suffrages par candidat et circo'.E12]/['Suffrages par candidat et circo'.$AE$12];&quot;&quot;)" office:value-type="string">
            <text:p>0.13%</text:p>
          </table:table-cell>
          <table:table-cell table:style-name="ce52" table:formula="oooc:=IFERROR(['Suffrages par candidat et circo'.F12]/['Suffrages par candidat et circo'.$AE$12];&quot;&quot;)" office:value-type="string">
            <text:p>0.44%</text:p>
          </table:table-cell>
          <table:table-cell table:style-name="ce52" table:formula="oooc:=IFERROR(['Suffrages par candidat et circo'.G12]/['Suffrages par candidat et circo'.$AE$12];&quot;&quot;)" office:value-type="string">
            <text:p>0.69%</text:p>
          </table:table-cell>
          <table:table-cell table:style-name="ce52" table:formula="oooc:=IFERROR(['Suffrages par candidat et circo'.H12]/['Suffrages par candidat et circo'.$AE$12];&quot;&quot;)" office:value-type="string">
            <text:p>0.23%</text:p>
          </table:table-cell>
          <table:table-cell table:style-name="ce52" table:formula="oooc:=IFERROR(['Suffrages par candidat et circo'.I12]/['Suffrages par candidat et circo'.$AE$12];&quot;&quot;)" office:value-type="string">
            <text:p>0.38%</text:p>
          </table:table-cell>
          <table:table-cell table:style-name="ce52" table:formula="oooc:=IFERROR(['Suffrages par candidat et circo'.J12]/['Suffrages par candidat et circo'.$AE$12];&quot;&quot;)" office:value-type="string">
            <text:p>50.24%</text:p>
          </table:table-cell>
          <table:table-cell table:style-name="ce52" table:formula="oooc:=IFERROR(['Suffrages par candidat et circo'.K12]/['Suffrages par candidat et circo'.$AE$12];&quot;&quot;)" office:value-type="string">
            <text:p>7.80%</text:p>
          </table:table-cell>
          <table:table-cell table:style-name="ce52" table:formula="oooc:=IFERROR(['Suffrages par candidat et circo'.L12]/['Suffrages par candidat et circo'.$AE$12];&quot;&quot;)" office:value-type="string">
            <text:p>0.23%</text:p>
          </table:table-cell>
          <table:table-cell table:style-name="ce52" table:formula="oooc:=IFERROR(['Suffrages par candidat et circo'.M12]/['Suffrages par candidat et circo'.$AE$12];&quot;&quot;)" office:value-type="string">
            <text:p>0.25%</text:p>
          </table:table-cell>
          <table:table-cell table:style-name="ce52" table:formula="oooc:=IFERROR(['Suffrages par candidat et circo'.N12]/['Suffrages par candidat et circo'.$AE$12];&quot;&quot;)" office:value-type="string">
            <text:p>0.82%</text:p>
          </table:table-cell>
          <table:table-cell table:style-name="ce52" table:formula="oooc:=IFERROR(['Suffrages par candidat et circo'.O12]/['Suffrages par candidat et circo'.$AE$12];&quot;&quot;)" office:value-type="string">
            <text:p>0.17%</text:p>
          </table:table-cell>
          <table:table-cell table:style-name="ce52" table:formula="oooc:=IFERROR(['Suffrages par candidat et circo'.P12]/['Suffrages par candidat et circo'.$AE$12];&quot;&quot;)" office:value-type="string">
            <text:p>1.07%</text:p>
          </table:table-cell>
          <table:table-cell table:style-name="ce52" table:formula="oooc:=IFERROR(['Suffrages par candidat et circo'.Q12]/['Suffrages par candidat et circo'.$AE$12];&quot;&quot;)" office:value-type="string">
            <text:p>0.21%</text:p>
          </table:table-cell>
          <table:table-cell table:style-name="ce52" table:formula="oooc:=IFERROR(['Suffrages par candidat et circo'.R12]/['Suffrages par candidat et circo'.$AE$12];&quot;&quot;)" office:value-type="string">
            <text:p>0.18%</text:p>
          </table:table-cell>
          <table:table-cell table:style-name="ce52" table:formula="oooc:=IFERROR(['Suffrages par candidat et circo'.S12]/['Suffrages par candidat et circo'.$AE$12];&quot;&quot;)" office:value-type="string">
            <text:p>0.46%</text:p>
          </table:table-cell>
          <table:table-cell table:style-name="ce52" table:formula="oooc:=IFERROR(['Suffrages par candidat et circo'.T12]/['Suffrages par candidat et circo'.$AE$12];&quot;&quot;)" office:value-type="string">
            <text:p>0.20%</text:p>
          </table:table-cell>
          <table:table-cell table:style-name="ce52" table:formula="oooc:=IFERROR(['Suffrages par candidat et circo'.U12]/['Suffrages par candidat et circo'.$AE$12];&quot;&quot;)" office:value-type="string">
            <text:p>0.29%</text:p>
          </table:table-cell>
          <table:table-cell table:style-name="ce52" table:formula="oooc:=IFERROR(['Suffrages par candidat et circo'.V12]/['Suffrages par candidat et circo'.$AE$12];&quot;&quot;)" office:value-type="string">
            <text:p>0.15%</text:p>
          </table:table-cell>
          <table:table-cell table:style-name="ce52" table:formula="oooc:=IFERROR(['Suffrages par candidat et circo'.W12]/['Suffrages par candidat et circo'.$AE$12];&quot;&quot;)" office:value-type="string">
            <text:p>0.13%</text:p>
          </table:table-cell>
          <table:table-cell table:style-name="ce52" table:formula="oooc:=IFERROR(['Suffrages par candidat et circo'.X12]/['Suffrages par candidat et circo'.$AE$12];&quot;&quot;)" office:value-type="string">
            <text:p>0.98%</text:p>
          </table:table-cell>
          <table:table-cell table:style-name="ce52" table:formula="oooc:=IFERROR(['Suffrages par candidat et circo'.Y12]/['Suffrages par candidat et circo'.$AE$12];&quot;&quot;)" office:value-type="string">
            <text:p>0.10%</text:p>
          </table:table-cell>
          <table:table-cell table:style-name="ce52" table:formula="oooc:=IFERROR(['Suffrages par candidat et circo'.Z12]/['Suffrages par candidat et circo'.$AE$12];&quot;&quot;)" office:value-type="string">
            <text:p>0.27%</text:p>
          </table:table-cell>
          <table:table-cell table:style-name="ce52" table:formula="oooc:=IFERROR(['Suffrages par candidat et circo'.AA12]/['Suffrages par candidat et circo'.$AE$12];&quot;&quot;)" office:value-type="string">
            <text:p>22.07%</text:p>
          </table:table-cell>
          <table:table-cell table:style-name="ce52" table:formula="oooc:=IFERROR(['Suffrages par candidat et circo'.AB12]/['Suffrages par candidat et circo'.$AE$12];&quot;&quot;)" office:value-type="string">
            <text:p>0.23%</text:p>
          </table:table-cell>
          <table:table-cell table:style-name="ce52" table:formula="oooc:=IFERROR(['Suffrages par candidat et circo'.AC12]/['Suffrages par candidat et circo'.$AE$12];&quot;&quot;)" office:value-type="string">
            <text:p>2.71%</text:p>
          </table:table-cell>
          <table:table-cell table:style-name="ce52" table:formula="oooc:=IFERROR(['Suffrages par candidat et circo'.AD12]/['Suffrages par candidat et circo'.$AE$12];&quot;&quot;)" office:value-type="string">
            <text:p>9.17%</text:p>
          </table:table-cell>
          <table:table-cell table:style-name="ce57" table:formula="oooc:=SUM([.D27:.AD27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BZ</text:p>
          </table:table-cell>
          <table:table-cell table:style-name="ce49" office:value-type="string">
            <text:p>Bizerte</text:p>
          </table:table-cell>
          <table:table-cell table:style-name="ce50" office:value-type="string">
            <text:p>بنزرت</text:p>
          </table:table-cell>
          <table:table-cell table:style-name="ce52" table:formula="oooc:=IFERROR(['Suffrages par candidat et circo'.D11]/['Suffrages par candidat et circo'.$AE$11];&quot;&quot;)" office:value-type="string">
            <text:p>0.32%</text:p>
          </table:table-cell>
          <table:table-cell table:style-name="ce52" table:formula="oooc:=IFERROR(['Suffrages par candidat et circo'.E11]/['Suffrages par candidat et circo'.$AE$11];&quot;&quot;)" office:value-type="string">
            <text:p>0.11%</text:p>
          </table:table-cell>
          <table:table-cell table:style-name="ce52" table:formula="oooc:=IFERROR(['Suffrages par candidat et circo'.F11]/['Suffrages par candidat et circo'.$AE$11];&quot;&quot;)" office:value-type="string">
            <text:p>0.71%</text:p>
          </table:table-cell>
          <table:table-cell table:style-name="ce52" table:formula="oooc:=IFERROR(['Suffrages par candidat et circo'.G11]/['Suffrages par candidat et circo'.$AE$11];&quot;&quot;)" office:value-type="string">
            <text:p>0.80%</text:p>
          </table:table-cell>
          <table:table-cell table:style-name="ce52" table:formula="oooc:=IFERROR(['Suffrages par candidat et circo'.H11]/['Suffrages par candidat et circo'.$AE$11];&quot;&quot;)" office:value-type="string">
            <text:p>0.16%</text:p>
          </table:table-cell>
          <table:table-cell table:style-name="ce52" table:formula="oooc:=IFERROR(['Suffrages par candidat et circo'.I11]/['Suffrages par candidat et circo'.$AE$11];&quot;&quot;)" office:value-type="string">
            <text:p>0.30%</text:p>
          </table:table-cell>
          <table:table-cell table:style-name="ce52" table:formula="oooc:=IFERROR(['Suffrages par candidat et circo'.J11]/['Suffrages par candidat et circo'.$AE$11];&quot;&quot;)" office:value-type="string">
            <text:p>42.32%</text:p>
          </table:table-cell>
          <table:table-cell table:style-name="ce52" table:formula="oooc:=IFERROR(['Suffrages par candidat et circo'.K11]/['Suffrages par candidat et circo'.$AE$11];&quot;&quot;)" office:value-type="string">
            <text:p>7.81%</text:p>
          </table:table-cell>
          <table:table-cell table:style-name="ce52" table:formula="oooc:=IFERROR(['Suffrages par candidat et circo'.L11]/['Suffrages par candidat et circo'.$AE$11];&quot;&quot;)" office:value-type="string">
            <text:p>0.23%</text:p>
          </table:table-cell>
          <table:table-cell table:style-name="ce52" table:formula="oooc:=IFERROR(['Suffrages par candidat et circo'.M11]/['Suffrages par candidat et circo'.$AE$11];&quot;&quot;)" office:value-type="string">
            <text:p>0.23%</text:p>
          </table:table-cell>
          <table:table-cell table:style-name="ce52" table:formula="oooc:=IFERROR(['Suffrages par candidat et circo'.N11]/['Suffrages par candidat et circo'.$AE$11];&quot;&quot;)" office:value-type="string">
            <text:p>0.82%</text:p>
          </table:table-cell>
          <table:table-cell table:style-name="ce52" table:formula="oooc:=IFERROR(['Suffrages par candidat et circo'.O11]/['Suffrages par candidat et circo'.$AE$11];&quot;&quot;)" office:value-type="string">
            <text:p>0.10%</text:p>
          </table:table-cell>
          <table:table-cell table:style-name="ce52" table:formula="oooc:=IFERROR(['Suffrages par candidat et circo'.P11]/['Suffrages par candidat et circo'.$AE$11];&quot;&quot;)" office:value-type="string">
            <text:p>1.25%</text:p>
          </table:table-cell>
          <table:table-cell table:style-name="ce52" table:formula="oooc:=IFERROR(['Suffrages par candidat et circo'.Q11]/['Suffrages par candidat et circo'.$AE$11];&quot;&quot;)" office:value-type="string">
            <text:p>0.19%</text:p>
          </table:table-cell>
          <table:table-cell table:style-name="ce52" table:formula="oooc:=IFERROR(['Suffrages par candidat et circo'.R11]/['Suffrages par candidat et circo'.$AE$11];&quot;&quot;)" office:value-type="string">
            <text:p>0.14%</text:p>
          </table:table-cell>
          <table:table-cell table:style-name="ce52" table:formula="oooc:=IFERROR(['Suffrages par candidat et circo'.S11]/['Suffrages par candidat et circo'.$AE$11];&quot;&quot;)" office:value-type="string">
            <text:p>0.43%</text:p>
          </table:table-cell>
          <table:table-cell table:style-name="ce52" table:formula="oooc:=IFERROR(['Suffrages par candidat et circo'.T11]/['Suffrages par candidat et circo'.$AE$11];&quot;&quot;)" office:value-type="string">
            <text:p>0.18%</text:p>
          </table:table-cell>
          <table:table-cell table:style-name="ce52" table:formula="oooc:=IFERROR(['Suffrages par candidat et circo'.U11]/['Suffrages par candidat et circo'.$AE$11];&quot;&quot;)" office:value-type="string">
            <text:p>0.14%</text:p>
          </table:table-cell>
          <table:table-cell table:style-name="ce52" table:formula="oooc:=IFERROR(['Suffrages par candidat et circo'.V11]/['Suffrages par candidat et circo'.$AE$11];&quot;&quot;)" office:value-type="string">
            <text:p>0.13%</text:p>
          </table:table-cell>
          <table:table-cell table:style-name="ce52" table:formula="oooc:=IFERROR(['Suffrages par candidat et circo'.W11]/['Suffrages par candidat et circo'.$AE$11];&quot;&quot;)" office:value-type="string">
            <text:p>0.15%</text:p>
          </table:table-cell>
          <table:table-cell table:style-name="ce52" table:formula="oooc:=IFERROR(['Suffrages par candidat et circo'.X11]/['Suffrages par candidat et circo'.$AE$11];&quot;&quot;)" office:value-type="string">
            <text:p>0.92%</text:p>
          </table:table-cell>
          <table:table-cell table:style-name="ce52" table:formula="oooc:=IFERROR(['Suffrages par candidat et circo'.Y11]/['Suffrages par candidat et circo'.$AE$11];&quot;&quot;)" office:value-type="string">
            <text:p>0.07%</text:p>
          </table:table-cell>
          <table:table-cell table:style-name="ce52" table:formula="oooc:=IFERROR(['Suffrages par candidat et circo'.Z11]/['Suffrages par candidat et circo'.$AE$11];&quot;&quot;)" office:value-type="string">
            <text:p>0.36%</text:p>
          </table:table-cell>
          <table:table-cell table:style-name="ce52" table:formula="oooc:=IFERROR(['Suffrages par candidat et circo'.AA11]/['Suffrages par candidat et circo'.$AE$11];&quot;&quot;)" office:value-type="string">
            <text:p>32.13%</text:p>
          </table:table-cell>
          <table:table-cell table:style-name="ce52" table:formula="oooc:=IFERROR(['Suffrages par candidat et circo'.AB11]/['Suffrages par candidat et circo'.$AE$11];&quot;&quot;)" office:value-type="string">
            <text:p>0.22%</text:p>
          </table:table-cell>
          <table:table-cell table:style-name="ce52" table:formula="oooc:=IFERROR(['Suffrages par candidat et circo'.AC11]/['Suffrages par candidat et circo'.$AE$11];&quot;&quot;)" office:value-type="string">
            <text:p>3.13%</text:p>
          </table:table-cell>
          <table:table-cell table:style-name="ce52" table:formula="oooc:=IFERROR(['Suffrages par candidat et circo'.AD11]/['Suffrages par candidat et circo'.$AE$11];&quot;&quot;)" office:value-type="string">
            <text:p>6.61%</text:p>
          </table:table-cell>
          <table:table-cell table:style-name="ce57" table:formula="oooc:=SUM([.D28:.AD28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JE</text:p>
          </table:table-cell>
          <table:table-cell table:style-name="ce49" office:value-type="string">
            <text:p>Jendouba</text:p>
          </table:table-cell>
          <table:table-cell table:style-name="ce50" office:value-type="string">
            <text:p>جندوبة</text:p>
          </table:table-cell>
          <table:table-cell table:style-name="ce52" table:formula="oooc:=IFERROR(['Suffrages par candidat et circo'.D8]/['Suffrages par candidat et circo'.$AE$8];&quot;&quot;)" office:value-type="string">
            <text:p>0.50%</text:p>
          </table:table-cell>
          <table:table-cell table:style-name="ce52" table:formula="oooc:=IFERROR(['Suffrages par candidat et circo'.E8]/['Suffrages par candidat et circo'.$AE$8];&quot;&quot;)" office:value-type="string">
            <text:p>0.25%</text:p>
          </table:table-cell>
          <table:table-cell table:style-name="ce52" table:formula="oooc:=IFERROR(['Suffrages par candidat et circo'.F8]/['Suffrages par candidat et circo'.$AE$8];&quot;&quot;)" office:value-type="string">
            <text:p>0.53%</text:p>
          </table:table-cell>
          <table:table-cell table:style-name="ce52" table:formula="oooc:=IFERROR(['Suffrages par candidat et circo'.G8]/['Suffrages par candidat et circo'.$AE$8];&quot;&quot;)" office:value-type="string">
            <text:p>0.69%</text:p>
          </table:table-cell>
          <table:table-cell table:style-name="ce52" table:formula="oooc:=IFERROR(['Suffrages par candidat et circo'.H8]/['Suffrages par candidat et circo'.$AE$8];&quot;&quot;)" office:value-type="string">
            <text:p>0.32%</text:p>
          </table:table-cell>
          <table:table-cell table:style-name="ce52" table:formula="oooc:=IFERROR(['Suffrages par candidat et circo'.I8]/['Suffrages par candidat et circo'.$AE$8];&quot;&quot;)" office:value-type="string">
            <text:p>0.40%</text:p>
          </table:table-cell>
          <table:table-cell table:style-name="ce52" table:formula="oooc:=IFERROR(['Suffrages par candidat et circo'.J8]/['Suffrages par candidat et circo'.$AE$8];&quot;&quot;)" office:value-type="string">
            <text:p>49.04%</text:p>
          </table:table-cell>
          <table:table-cell table:style-name="ce52" table:formula="oooc:=IFERROR(['Suffrages par candidat et circo'.K8]/['Suffrages par candidat et circo'.$AE$8];&quot;&quot;)" office:value-type="string">
            <text:p>8.17%</text:p>
          </table:table-cell>
          <table:table-cell table:style-name="ce52" table:formula="oooc:=IFERROR(['Suffrages par candidat et circo'.L8]/['Suffrages par candidat et circo'.$AE$8];&quot;&quot;)" office:value-type="string">
            <text:p>0.31%</text:p>
          </table:table-cell>
          <table:table-cell table:style-name="ce52" table:formula="oooc:=IFERROR(['Suffrages par candidat et circo'.M8]/['Suffrages par candidat et circo'.$AE$8];&quot;&quot;)" office:value-type="string">
            <text:p>0.39%</text:p>
          </table:table-cell>
          <table:table-cell table:style-name="ce52" table:formula="oooc:=IFERROR(['Suffrages par candidat et circo'.N8]/['Suffrages par candidat et circo'.$AE$8];&quot;&quot;)" office:value-type="string">
            <text:p>1.02%</text:p>
          </table:table-cell>
          <table:table-cell table:style-name="ce52" table:formula="oooc:=IFERROR(['Suffrages par candidat et circo'.O8]/['Suffrages par candidat et circo'.$AE$8];&quot;&quot;)" office:value-type="string">
            <text:p>0.21%</text:p>
          </table:table-cell>
          <table:table-cell table:style-name="ce52" table:formula="oooc:=IFERROR(['Suffrages par candidat et circo'.P8]/['Suffrages par candidat et circo'.$AE$8];&quot;&quot;)" office:value-type="string">
            <text:p>1.27%</text:p>
          </table:table-cell>
          <table:table-cell table:style-name="ce52" table:formula="oooc:=IFERROR(['Suffrages par candidat et circo'.Q8]/['Suffrages par candidat et circo'.$AE$8];&quot;&quot;)" office:value-type="string">
            <text:p>0.27%</text:p>
          </table:table-cell>
          <table:table-cell table:style-name="ce52" table:formula="oooc:=IFERROR(['Suffrages par candidat et circo'.R8]/['Suffrages par candidat et circo'.$AE$8];&quot;&quot;)" office:value-type="string">
            <text:p>0.22%</text:p>
          </table:table-cell>
          <table:table-cell table:style-name="ce52" table:formula="oooc:=IFERROR(['Suffrages par candidat et circo'.S8]/['Suffrages par candidat et circo'.$AE$8];&quot;&quot;)" office:value-type="string">
            <text:p>0.54%</text:p>
          </table:table-cell>
          <table:table-cell table:style-name="ce52" table:formula="oooc:=IFERROR(['Suffrages par candidat et circo'.T8]/['Suffrages par candidat et circo'.$AE$8];&quot;&quot;)" office:value-type="string">
            <text:p>0.26%</text:p>
          </table:table-cell>
          <table:table-cell table:style-name="ce52" table:formula="oooc:=IFERROR(['Suffrages par candidat et circo'.U8]/['Suffrages par candidat et circo'.$AE$8];&quot;&quot;)" office:value-type="string">
            <text:p>0.33%</text:p>
          </table:table-cell>
          <table:table-cell table:style-name="ce52" table:formula="oooc:=IFERROR(['Suffrages par candidat et circo'.V8]/['Suffrages par candidat et circo'.$AE$8];&quot;&quot;)" office:value-type="string">
            <text:p>0.25%</text:p>
          </table:table-cell>
          <table:table-cell table:style-name="ce52" table:formula="oooc:=IFERROR(['Suffrages par candidat et circo'.W8]/['Suffrages par candidat et circo'.$AE$8];&quot;&quot;)" office:value-type="string">
            <text:p>0.19%</text:p>
          </table:table-cell>
          <table:table-cell table:style-name="ce52" table:formula="oooc:=IFERROR(['Suffrages par candidat et circo'.X8]/['Suffrages par candidat et circo'.$AE$8];&quot;&quot;)" office:value-type="string">
            <text:p>1.36%</text:p>
          </table:table-cell>
          <table:table-cell table:style-name="ce52" table:formula="oooc:=IFERROR(['Suffrages par candidat et circo'.Y8]/['Suffrages par candidat et circo'.$AE$8];&quot;&quot;)" office:value-type="string">
            <text:p>0.13%</text:p>
          </table:table-cell>
          <table:table-cell table:style-name="ce52" table:formula="oooc:=IFERROR(['Suffrages par candidat et circo'.Z8]/['Suffrages par candidat et circo'.$AE$8];&quot;&quot;)" office:value-type="string">
            <text:p>0.32%</text:p>
          </table:table-cell>
          <table:table-cell table:style-name="ce52" table:formula="oooc:=IFERROR(['Suffrages par candidat et circo'.AA8]/['Suffrages par candidat et circo'.$AE$8];&quot;&quot;)" office:value-type="string">
            <text:p>21.40%</text:p>
          </table:table-cell>
          <table:table-cell table:style-name="ce52" table:formula="oooc:=IFERROR(['Suffrages par candidat et circo'.AB8]/['Suffrages par candidat et circo'.$AE$8];&quot;&quot;)" office:value-type="string">
            <text:p>0.23%</text:p>
          </table:table-cell>
          <table:table-cell table:style-name="ce52" table:formula="oooc:=IFERROR(['Suffrages par candidat et circo'.AC8]/['Suffrages par candidat et circo'.$AE$8];&quot;&quot;)" office:value-type="string">
            <text:p>3.49%</text:p>
          </table:table-cell>
          <table:table-cell table:style-name="ce52" table:formula="oooc:=IFERROR(['Suffrages par candidat et circo'.AD8]/['Suffrages par candidat et circo'.$AE$8];&quot;&quot;)" office:value-type="string">
            <text:p>7.91%</text:p>
          </table:table-cell>
          <table:table-cell table:style-name="ce57" table:formula="oooc:=SUM([.D29:.AD29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N2</text:p>
          </table:table-cell>
          <table:table-cell table:style-name="ce49" office:value-type="string">
            <text:p>Nabeul 2</text:p>
          </table:table-cell>
          <table:table-cell table:style-name="ce50" office:value-type="string">
            <text:p>نابل 2</text:p>
          </table:table-cell>
          <table:table-cell table:style-name="ce52" table:formula="oooc:=IFERROR(['Suffrages par candidat et circo'.D14]/['Suffrages par candidat et circo'.$AE$14];&quot;&quot;)" office:value-type="string">
            <text:p>0.22%</text:p>
          </table:table-cell>
          <table:table-cell table:style-name="ce52" table:formula="oooc:=IFERROR(['Suffrages par candidat et circo'.E14]/['Suffrages par candidat et circo'.$AE$14];&quot;&quot;)" office:value-type="string">
            <text:p>0.09%</text:p>
          </table:table-cell>
          <table:table-cell table:style-name="ce52" table:formula="oooc:=IFERROR(['Suffrages par candidat et circo'.F14]/['Suffrages par candidat et circo'.$AE$14];&quot;&quot;)" office:value-type="string">
            <text:p>0.51%</text:p>
          </table:table-cell>
          <table:table-cell table:style-name="ce52" table:formula="oooc:=IFERROR(['Suffrages par candidat et circo'.G14]/['Suffrages par candidat et circo'.$AE$14];&quot;&quot;)" office:value-type="string">
            <text:p>0.78%</text:p>
          </table:table-cell>
          <table:table-cell table:style-name="ce52" table:formula="oooc:=IFERROR(['Suffrages par candidat et circo'.H14]/['Suffrages par candidat et circo'.$AE$14];&quot;&quot;)" office:value-type="string">
            <text:p>0.14%</text:p>
          </table:table-cell>
          <table:table-cell table:style-name="ce52" table:formula="oooc:=IFERROR(['Suffrages par candidat et circo'.I14]/['Suffrages par candidat et circo'.$AE$14];&quot;&quot;)" office:value-type="string">
            <text:p>0.21%</text:p>
          </table:table-cell>
          <table:table-cell table:style-name="ce52" table:formula="oooc:=IFERROR(['Suffrages par candidat et circo'.J14]/['Suffrages par candidat et circo'.$AE$14];&quot;&quot;)" office:value-type="string">
            <text:p>52.61%</text:p>
          </table:table-cell>
          <table:table-cell table:style-name="ce52" table:formula="oooc:=IFERROR(['Suffrages par candidat et circo'.K14]/['Suffrages par candidat et circo'.$AE$14];&quot;&quot;)" office:value-type="string">
            <text:p>8.28%</text:p>
          </table:table-cell>
          <table:table-cell table:style-name="ce52" table:formula="oooc:=IFERROR(['Suffrages par candidat et circo'.L14]/['Suffrages par candidat et circo'.$AE$14];&quot;&quot;)" office:value-type="string">
            <text:p>0.13%</text:p>
          </table:table-cell>
          <table:table-cell table:style-name="ce52" table:formula="oooc:=IFERROR(['Suffrages par candidat et circo'.M14]/['Suffrages par candidat et circo'.$AE$14];&quot;&quot;)" office:value-type="string">
            <text:p>0.25%</text:p>
          </table:table-cell>
          <table:table-cell table:style-name="ce52" table:formula="oooc:=IFERROR(['Suffrages par candidat et circo'.N14]/['Suffrages par candidat et circo'.$AE$14];&quot;&quot;)" office:value-type="string">
            <text:p>0.69%</text:p>
          </table:table-cell>
          <table:table-cell table:style-name="ce52" table:formula="oooc:=IFERROR(['Suffrages par candidat et circo'.O14]/['Suffrages par candidat et circo'.$AE$14];&quot;&quot;)" office:value-type="string">
            <text:p>0.10%</text:p>
          </table:table-cell>
          <table:table-cell table:style-name="ce52" table:formula="oooc:=IFERROR(['Suffrages par candidat et circo'.P14]/['Suffrages par candidat et circo'.$AE$14];&quot;&quot;)" office:value-type="string">
            <text:p>1.13%</text:p>
          </table:table-cell>
          <table:table-cell table:style-name="ce52" table:formula="oooc:=IFERROR(['Suffrages par candidat et circo'.Q14]/['Suffrages par candidat et circo'.$AE$14];&quot;&quot;)" office:value-type="string">
            <text:p>0.15%</text:p>
          </table:table-cell>
          <table:table-cell table:style-name="ce52" table:formula="oooc:=IFERROR(['Suffrages par candidat et circo'.R14]/['Suffrages par candidat et circo'.$AE$14];&quot;&quot;)" office:value-type="string">
            <text:p>0.14%</text:p>
          </table:table-cell>
          <table:table-cell table:style-name="ce52" table:formula="oooc:=IFERROR(['Suffrages par candidat et circo'.S14]/['Suffrages par candidat et circo'.$AE$14];&quot;&quot;)" office:value-type="string">
            <text:p>0.39%</text:p>
          </table:table-cell>
          <table:table-cell table:style-name="ce52" table:formula="oooc:=IFERROR(['Suffrages par candidat et circo'.T14]/['Suffrages par candidat et circo'.$AE$14];&quot;&quot;)" office:value-type="string">
            <text:p>0.11%</text:p>
          </table:table-cell>
          <table:table-cell table:style-name="ce52" table:formula="oooc:=IFERROR(['Suffrages par candidat et circo'.U14]/['Suffrages par candidat et circo'.$AE$14];&quot;&quot;)" office:value-type="string">
            <text:p>0.15%</text:p>
          </table:table-cell>
          <table:table-cell table:style-name="ce52" table:formula="oooc:=IFERROR(['Suffrages par candidat et circo'.V14]/['Suffrages par candidat et circo'.$AE$14];&quot;&quot;)" office:value-type="string">
            <text:p>0.11%</text:p>
          </table:table-cell>
          <table:table-cell table:style-name="ce52" table:formula="oooc:=IFERROR(['Suffrages par candidat et circo'.W14]/['Suffrages par candidat et circo'.$AE$14];&quot;&quot;)" office:value-type="string">
            <text:p>0.20%</text:p>
          </table:table-cell>
          <table:table-cell table:style-name="ce52" table:formula="oooc:=IFERROR(['Suffrages par candidat et circo'.X14]/['Suffrages par candidat et circo'.$AE$14];&quot;&quot;)" office:value-type="string">
            <text:p>0.82%</text:p>
          </table:table-cell>
          <table:table-cell table:style-name="ce52" table:formula="oooc:=IFERROR(['Suffrages par candidat et circo'.Y14]/['Suffrages par candidat et circo'.$AE$14];&quot;&quot;)" office:value-type="string">
            <text:p>0.06%</text:p>
          </table:table-cell>
          <table:table-cell table:style-name="ce52" table:formula="oooc:=IFERROR(['Suffrages par candidat et circo'.Z14]/['Suffrages par candidat et circo'.$AE$14];&quot;&quot;)" office:value-type="string">
            <text:p>0.44%</text:p>
          </table:table-cell>
          <table:table-cell table:style-name="ce52" table:formula="oooc:=IFERROR(['Suffrages par candidat et circo'.AA14]/['Suffrages par candidat et circo'.$AE$14];&quot;&quot;)" office:value-type="string">
            <text:p>20.59%</text:p>
          </table:table-cell>
          <table:table-cell table:style-name="ce52" table:formula="oooc:=IFERROR(['Suffrages par candidat et circo'.AB14]/['Suffrages par candidat et circo'.$AE$14];&quot;&quot;)" office:value-type="string">
            <text:p>0.16%</text:p>
          </table:table-cell>
          <table:table-cell table:style-name="ce52" table:formula="oooc:=IFERROR(['Suffrages par candidat et circo'.AC14]/['Suffrages par candidat et circo'.$AE$14];&quot;&quot;)" office:value-type="string">
            <text:p>3.16%</text:p>
          </table:table-cell>
          <table:table-cell table:style-name="ce52" table:formula="oooc:=IFERROR(['Suffrages par candidat et circo'.AD14]/['Suffrages par candidat et circo'.$AE$14];&quot;&quot;)" office:value-type="string">
            <text:p>8.38%</text:p>
          </table:table-cell>
          <table:table-cell table:style-name="ce57" table:formula="oooc:=SUM([.D30:.AD30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ZA</text:p>
          </table:table-cell>
          <table:table-cell table:style-name="ce49" office:value-type="string">
            <text:p>Zaghouane</text:p>
          </table:table-cell>
          <table:table-cell table:style-name="ce50" office:value-type="string">
            <text:p>زغوان</text:p>
          </table:table-cell>
          <table:table-cell table:style-name="ce52" table:formula="oooc:=IFERROR(['Suffrages par candidat et circo'.D7]/['Suffrages par candidat et circo'.$AE$7];&quot;&quot;)" office:value-type="string">
            <text:p>0.44%</text:p>
          </table:table-cell>
          <table:table-cell table:style-name="ce52" table:formula="oooc:=IFERROR(['Suffrages par candidat et circo'.E7]/['Suffrages par candidat et circo'.$AE$7];&quot;&quot;)" office:value-type="string">
            <text:p>0.14%</text:p>
          </table:table-cell>
          <table:table-cell table:style-name="ce52" table:formula="oooc:=IFERROR(['Suffrages par candidat et circo'.F7]/['Suffrages par candidat et circo'.$AE$7];&quot;&quot;)" office:value-type="string">
            <text:p>0.41%</text:p>
          </table:table-cell>
          <table:table-cell table:style-name="ce52" table:formula="oooc:=IFERROR(['Suffrages par candidat et circo'.G7]/['Suffrages par candidat et circo'.$AE$7];&quot;&quot;)" office:value-type="string">
            <text:p>1.16%</text:p>
          </table:table-cell>
          <table:table-cell table:style-name="ce52" table:formula="oooc:=IFERROR(['Suffrages par candidat et circo'.H7]/['Suffrages par candidat et circo'.$AE$7];&quot;&quot;)" office:value-type="string">
            <text:p>0.34%</text:p>
          </table:table-cell>
          <table:table-cell table:style-name="ce52" table:formula="oooc:=IFERROR(['Suffrages par candidat et circo'.I7]/['Suffrages par candidat et circo'.$AE$7];&quot;&quot;)" office:value-type="string">
            <text:p>0.38%</text:p>
          </table:table-cell>
          <table:table-cell table:style-name="ce52" table:formula="oooc:=IFERROR(['Suffrages par candidat et circo'.J7]/['Suffrages par candidat et circo'.$AE$7];&quot;&quot;)" office:value-type="string">
            <text:p>43.51%</text:p>
          </table:table-cell>
          <table:table-cell table:style-name="ce52" table:formula="oooc:=IFERROR(['Suffrages par candidat et circo'.K7]/['Suffrages par candidat et circo'.$AE$7];&quot;&quot;)" office:value-type="string">
            <text:p>8.41%</text:p>
          </table:table-cell>
          <table:table-cell table:style-name="ce52" table:formula="oooc:=IFERROR(['Suffrages par candidat et circo'.L7]/['Suffrages par candidat et circo'.$AE$7];&quot;&quot;)" office:value-type="string">
            <text:p>0.26%</text:p>
          </table:table-cell>
          <table:table-cell table:style-name="ce52" table:formula="oooc:=IFERROR(['Suffrages par candidat et circo'.M7]/['Suffrages par candidat et circo'.$AE$7];&quot;&quot;)" office:value-type="string">
            <text:p>0.28%</text:p>
          </table:table-cell>
          <table:table-cell table:style-name="ce52" table:formula="oooc:=IFERROR(['Suffrages par candidat et circo'.N7]/['Suffrages par candidat et circo'.$AE$7];&quot;&quot;)" office:value-type="string">
            <text:p>0.88%</text:p>
          </table:table-cell>
          <table:table-cell table:style-name="ce52" table:formula="oooc:=IFERROR(['Suffrages par candidat et circo'.O7]/['Suffrages par candidat et circo'.$AE$7];&quot;&quot;)" office:value-type="string">
            <text:p>0.18%</text:p>
          </table:table-cell>
          <table:table-cell table:style-name="ce52" table:formula="oooc:=IFERROR(['Suffrages par candidat et circo'.P7]/['Suffrages par candidat et circo'.$AE$7];&quot;&quot;)" office:value-type="string">
            <text:p>1.04%</text:p>
          </table:table-cell>
          <table:table-cell table:style-name="ce52" table:formula="oooc:=IFERROR(['Suffrages par candidat et circo'.Q7]/['Suffrages par candidat et circo'.$AE$7];&quot;&quot;)" office:value-type="string">
            <text:p>0.23%</text:p>
          </table:table-cell>
          <table:table-cell table:style-name="ce52" table:formula="oooc:=IFERROR(['Suffrages par candidat et circo'.R7]/['Suffrages par candidat et circo'.$AE$7];&quot;&quot;)" office:value-type="string">
            <text:p>0.22%</text:p>
          </table:table-cell>
          <table:table-cell table:style-name="ce52" table:formula="oooc:=IFERROR(['Suffrages par candidat et circo'.S7]/['Suffrages par candidat et circo'.$AE$7];&quot;&quot;)" office:value-type="string">
            <text:p>0.41%</text:p>
          </table:table-cell>
          <table:table-cell table:style-name="ce52" table:formula="oooc:=IFERROR(['Suffrages par candidat et circo'.T7]/['Suffrages par candidat et circo'.$AE$7];&quot;&quot;)" office:value-type="string">
            <text:p>0.24%</text:p>
          </table:table-cell>
          <table:table-cell table:style-name="ce52" table:formula="oooc:=IFERROR(['Suffrages par candidat et circo'.U7]/['Suffrages par candidat et circo'.$AE$7];&quot;&quot;)" office:value-type="string">
            <text:p>0.19%</text:p>
          </table:table-cell>
          <table:table-cell table:style-name="ce52" table:formula="oooc:=IFERROR(['Suffrages par candidat et circo'.V7]/['Suffrages par candidat et circo'.$AE$7];&quot;&quot;)" office:value-type="string">
            <text:p>0.17%</text:p>
          </table:table-cell>
          <table:table-cell table:style-name="ce52" table:formula="oooc:=IFERROR(['Suffrages par candidat et circo'.W7]/['Suffrages par candidat et circo'.$AE$7];&quot;&quot;)" office:value-type="string">
            <text:p>0.20%</text:p>
          </table:table-cell>
          <table:table-cell table:style-name="ce52" table:formula="oooc:=IFERROR(['Suffrages par candidat et circo'.X7]/['Suffrages par candidat et circo'.$AE$7];&quot;&quot;)" office:value-type="string">
            <text:p>1.17%</text:p>
          </table:table-cell>
          <table:table-cell table:style-name="ce52" table:formula="oooc:=IFERROR(['Suffrages par candidat et circo'.Y7]/['Suffrages par candidat et circo'.$AE$7];&quot;&quot;)" office:value-type="string">
            <text:p>0.12%</text:p>
          </table:table-cell>
          <table:table-cell table:style-name="ce52" table:formula="oooc:=IFERROR(['Suffrages par candidat et circo'.Z7]/['Suffrages par candidat et circo'.$AE$7];&quot;&quot;)" office:value-type="string">
            <text:p>0.42%</text:p>
          </table:table-cell>
          <table:table-cell table:style-name="ce52" table:formula="oooc:=IFERROR(['Suffrages par candidat et circo'.AA7]/['Suffrages par candidat et circo'.$AE$7];&quot;&quot;)" office:value-type="string">
            <text:p>26.67%</text:p>
          </table:table-cell>
          <table:table-cell table:style-name="ce52" table:formula="oooc:=IFERROR(['Suffrages par candidat et circo'.AB7]/['Suffrages par candidat et circo'.$AE$7];&quot;&quot;)" office:value-type="string">
            <text:p>0.23%</text:p>
          </table:table-cell>
          <table:table-cell table:style-name="ce52" table:formula="oooc:=IFERROR(['Suffrages par candidat et circo'.AC7]/['Suffrages par candidat et circo'.$AE$7];&quot;&quot;)" office:value-type="string">
            <text:p>5.87%</text:p>
          </table:table-cell>
          <table:table-cell table:style-name="ce52" table:formula="oooc:=IFERROR(['Suffrages par candidat et circo'.AD7]/['Suffrages par candidat et circo'.$AE$7];&quot;&quot;)" office:value-type="string">
            <text:p>6.46%</text:p>
          </table:table-cell>
          <table:table-cell table:style-name="ce57" table:formula="oooc:=SUM([.D31:.AD31])" office:value-type="string">
            <text:p>100.00%</text:p>
          </table:table-cell>
          <table:table-cell table:style-name="ce68"/>
        </table:table-row>
        <table:table-row table:style-name="ro8">
          <table:table-cell table:style-name="ce48" office:value-type="string">
            <text:p>TN.N1</text:p>
          </table:table-cell>
          <table:table-cell table:style-name="ce49" office:value-type="string">
            <text:p>Nabeul 1</text:p>
          </table:table-cell>
          <table:table-cell table:style-name="ce50" office:value-type="string">
            <text:p>نابل 1</text:p>
          </table:table-cell>
          <table:table-cell table:style-name="ce52" table:formula="oooc:=IFERROR(['Suffrages par candidat et circo'.D13]/['Suffrages par candidat et circo'.$AE$13];&quot;&quot;)" office:value-type="string">
            <text:p>0.24%</text:p>
          </table:table-cell>
          <table:table-cell table:style-name="ce52" table:formula="oooc:=IFERROR(['Suffrages par candidat et circo'.E13]/['Suffrages par candidat et circo'.$AE$13];&quot;&quot;)" office:value-type="string">
            <text:p>0.08%</text:p>
          </table:table-cell>
          <table:table-cell table:style-name="ce52" table:formula="oooc:=IFERROR(['Suffrages par candidat et circo'.F13]/['Suffrages par candidat et circo'.$AE$13];&quot;&quot;)" office:value-type="string">
            <text:p>0.62%</text:p>
          </table:table-cell>
          <table:table-cell table:style-name="ce52" table:formula="oooc:=IFERROR(['Suffrages par candidat et circo'.G13]/['Suffrages par candidat et circo'.$AE$13];&quot;&quot;)" office:value-type="string">
            <text:p>0.90%</text:p>
          </table:table-cell>
          <table:table-cell table:style-name="ce52" table:formula="oooc:=IFERROR(['Suffrages par candidat et circo'.H13]/['Suffrages par candidat et circo'.$AE$13];&quot;&quot;)" office:value-type="string">
            <text:p>0.12%</text:p>
          </table:table-cell>
          <table:table-cell table:style-name="ce52" table:formula="oooc:=IFERROR(['Suffrages par candidat et circo'.I13]/['Suffrages par candidat et circo'.$AE$13];&quot;&quot;)" office:value-type="string">
            <text:p>0.26%</text:p>
          </table:table-cell>
          <table:table-cell table:style-name="ce52" table:formula="oooc:=IFERROR(['Suffrages par candidat et circo'.J13]/['Suffrages par candidat et circo'.$AE$13];&quot;&quot;)" office:value-type="string">
            <text:p>51.21%</text:p>
          </table:table-cell>
          <table:table-cell table:style-name="ce52" table:formula="oooc:=IFERROR(['Suffrages par candidat et circo'.K13]/['Suffrages par candidat et circo'.$AE$13];&quot;&quot;)" office:value-type="string">
            <text:p>8.43%</text:p>
          </table:table-cell>
          <table:table-cell table:style-name="ce52" table:formula="oooc:=IFERROR(['Suffrages par candidat et circo'.L13]/['Suffrages par candidat et circo'.$AE$13];&quot;&quot;)" office:value-type="string">
            <text:p>0.13%</text:p>
          </table:table-cell>
          <table:table-cell table:style-name="ce52" table:formula="oooc:=IFERROR(['Suffrages par candidat et circo'.M13]/['Suffrages par candidat et circo'.$AE$13];&quot;&quot;)" office:value-type="string">
            <text:p>0.31%</text:p>
          </table:table-cell>
          <table:table-cell table:style-name="ce52" table:formula="oooc:=IFERROR(['Suffrages par candidat et circo'.N13]/['Suffrages par candidat et circo'.$AE$13];&quot;&quot;)" office:value-type="string">
            <text:p>0.82%</text:p>
          </table:table-cell>
          <table:table-cell table:style-name="ce52" table:formula="oooc:=IFERROR(['Suffrages par candidat et circo'.O13]/['Suffrages par candidat et circo'.$AE$13];&quot;&quot;)" office:value-type="string">
            <text:p>0.12%</text:p>
          </table:table-cell>
          <table:table-cell table:style-name="ce52" table:formula="oooc:=IFERROR(['Suffrages par candidat et circo'.P13]/['Suffrages par candidat et circo'.$AE$13];&quot;&quot;)" office:value-type="string">
            <text:p>1.40%</text:p>
          </table:table-cell>
          <table:table-cell table:style-name="ce52" table:formula="oooc:=IFERROR(['Suffrages par candidat et circo'.Q13]/['Suffrages par candidat et circo'.$AE$13];&quot;&quot;)" office:value-type="string">
            <text:p>0.25%</text:p>
          </table:table-cell>
          <table:table-cell table:style-name="ce52" table:formula="oooc:=IFERROR(['Suffrages par candidat et circo'.R13]/['Suffrages par candidat et circo'.$AE$13];&quot;&quot;)" office:value-type="string">
            <text:p>0.10%</text:p>
          </table:table-cell>
          <table:table-cell table:style-name="ce52" table:formula="oooc:=IFERROR(['Suffrages par candidat et circo'.S13]/['Suffrages par candidat et circo'.$AE$13];&quot;&quot;)" office:value-type="string">
            <text:p>0.50%</text:p>
          </table:table-cell>
          <table:table-cell table:style-name="ce52" table:formula="oooc:=IFERROR(['Suffrages par candidat et circo'.T13]/['Suffrages par candidat et circo'.$AE$13];&quot;&quot;)" office:value-type="string">
            <text:p>0.15%</text:p>
          </table:table-cell>
          <table:table-cell table:style-name="ce52" table:formula="oooc:=IFERROR(['Suffrages par candidat et circo'.U13]/['Suffrages par candidat et circo'.$AE$13];&quot;&quot;)" office:value-type="string">
            <text:p>0.14%</text:p>
          </table:table-cell>
          <table:table-cell table:style-name="ce52" table:formula="oooc:=IFERROR(['Suffrages par candidat et circo'.V13]/['Suffrages par candidat et circo'.$AE$13];&quot;&quot;)" office:value-type="string">
            <text:p>0.10%</text:p>
          </table:table-cell>
          <table:table-cell table:style-name="ce52" table:formula="oooc:=IFERROR(['Suffrages par candidat et circo'.W13]/['Suffrages par candidat et circo'.$AE$13];&quot;&quot;)" office:value-type="string">
            <text:p>0.19%</text:p>
          </table:table-cell>
          <table:table-cell table:style-name="ce52" table:formula="oooc:=IFERROR(['Suffrages par candidat et circo'.X13]/['Suffrages par candidat et circo'.$AE$13];&quot;&quot;)" office:value-type="string">
            <text:p>0.84%</text:p>
          </table:table-cell>
          <table:table-cell table:style-name="ce52" table:formula="oooc:=IFERROR(['Suffrages par candidat et circo'.Y13]/['Suffrages par candidat et circo'.$AE$13];&quot;&quot;)" office:value-type="string">
            <text:p>0.06%</text:p>
          </table:table-cell>
          <table:table-cell table:style-name="ce52" table:formula="oooc:=IFERROR(['Suffrages par candidat et circo'.Z13]/['Suffrages par candidat et circo'.$AE$13];&quot;&quot;)" office:value-type="string">
            <text:p>0.39%</text:p>
          </table:table-cell>
          <table:table-cell table:style-name="ce52" table:formula="oooc:=IFERROR(['Suffrages par candidat et circo'.AA13]/['Suffrages par candidat et circo'.$AE$13];&quot;&quot;)" office:value-type="string">
            <text:p>20.31%</text:p>
          </table:table-cell>
          <table:table-cell table:style-name="ce52" table:formula="oooc:=IFERROR(['Suffrages par candidat et circo'.AB13]/['Suffrages par candidat et circo'.$AE$13];&quot;&quot;)" office:value-type="string">
            <text:p>0.15%</text:p>
          </table:table-cell>
          <table:table-cell table:style-name="ce52" table:formula="oooc:=IFERROR(['Suffrages par candidat et circo'.AC13]/['Suffrages par candidat et circo'.$AE$13];&quot;&quot;)" office:value-type="string">
            <text:p>3.14%</text:p>
          </table:table-cell>
          <table:table-cell table:style-name="ce52" table:formula="oooc:=IFERROR(['Suffrages par candidat et circo'.AD13]/['Suffrages par candidat et circo'.$AE$13];&quot;&quot;)" office:value-type="string">
            <text:p>9.05%</text:p>
          </table:table-cell>
          <table:table-cell table:style-name="ce57" table:formula="oooc:=SUM([.D32:.AD32])" office:value-type="string">
            <text:p>100.00%</text:p>
          </table:table-cell>
          <table:table-cell table:style-name="ce78"/>
        </table:table-row>
        <table:table-row table:style-name="ro6">
          <table:table-cell table:style-name="ce48" office:value-type="string">
            <text:p>TN.BA</text:p>
          </table:table-cell>
          <table:table-cell table:style-name="ce49" office:value-type="string">
            <text:p>Ben Arous</text:p>
          </table:table-cell>
          <table:table-cell table:style-name="ce50" office:value-type="string">
            <text:p>بن عروس</text:p>
          </table:table-cell>
          <table:table-cell table:style-name="ce52" table:formula="oooc:=IFERROR(['Suffrages par candidat et circo'.D6]/['Suffrages par candidat et circo'.$AE$6];&quot;&quot;)" office:value-type="string">
            <text:p>0.14%</text:p>
          </table:table-cell>
          <table:table-cell table:style-name="ce52" table:formula="oooc:=IFERROR(['Suffrages par candidat et circo'.E6]/['Suffrages par candidat et circo'.$AE$6];&quot;&quot;)" office:value-type="string">
            <text:p>0.07%</text:p>
          </table:table-cell>
          <table:table-cell table:style-name="ce52" table:formula="oooc:=IFERROR(['Suffrages par candidat et circo'.F6]/['Suffrages par candidat et circo'.$AE$6];&quot;&quot;)" office:value-type="string">
            <text:p>0.66%</text:p>
          </table:table-cell>
          <table:table-cell table:style-name="ce52" table:formula="oooc:=IFERROR(['Suffrages par candidat et circo'.G6]/['Suffrages par candidat et circo'.$AE$6];&quot;&quot;)" office:value-type="string">
            <text:p>0.94%</text:p>
          </table:table-cell>
          <table:table-cell table:style-name="ce52" table:formula="oooc:=IFERROR(['Suffrages par candidat et circo'.H6]/['Suffrages par candidat et circo'.$AE$6];&quot;&quot;)" office:value-type="string">
            <text:p>0.10%</text:p>
          </table:table-cell>
          <table:table-cell table:style-name="ce52" table:formula="oooc:=IFERROR(['Suffrages par candidat et circo'.I6]/['Suffrages par candidat et circo'.$AE$6];&quot;&quot;)" office:value-type="string">
            <text:p>0.16%</text:p>
          </table:table-cell>
          <table:table-cell table:style-name="ce52" table:formula="oooc:=IFERROR(['Suffrages par candidat et circo'.J6]/['Suffrages par candidat et circo'.$AE$6];&quot;&quot;)" office:value-type="string">
            <text:p>40.02%</text:p>
          </table:table-cell>
          <table:table-cell table:style-name="ce52" table:formula="oooc:=IFERROR(['Suffrages par candidat et circo'.K6]/['Suffrages par candidat et circo'.$AE$6];&quot;&quot;)" office:value-type="string">
            <text:p>9.15%</text:p>
          </table:table-cell>
          <table:table-cell table:style-name="ce52" table:formula="oooc:=IFERROR(['Suffrages par candidat et circo'.L6]/['Suffrages par candidat et circo'.$AE$6];&quot;&quot;)" office:value-type="string">
            <text:p>0.09%</text:p>
          </table:table-cell>
          <table:table-cell table:style-name="ce52" table:formula="oooc:=IFERROR(['Suffrages par candidat et circo'.M6]/['Suffrages par candidat et circo'.$AE$6];&quot;&quot;)" office:value-type="string">
            <text:p>0.16%</text:p>
          </table:table-cell>
          <table:table-cell table:style-name="ce52" table:formula="oooc:=IFERROR(['Suffrages par candidat et circo'.N6]/['Suffrages par candidat et circo'.$AE$6];&quot;&quot;)" office:value-type="string">
            <text:p>0.69%</text:p>
          </table:table-cell>
          <table:table-cell table:style-name="ce52" table:formula="oooc:=IFERROR(['Suffrages par candidat et circo'.O6]/['Suffrages par candidat et circo'.$AE$6];&quot;&quot;)" office:value-type="string">
            <text:p>0.06%</text:p>
          </table:table-cell>
          <table:table-cell table:style-name="ce52" table:formula="oooc:=IFERROR(['Suffrages par candidat et circo'.P6]/['Suffrages par candidat et circo'.$AE$6];&quot;&quot;)" office:value-type="string">
            <text:p>1.14%</text:p>
          </table:table-cell>
          <table:table-cell table:style-name="ce52" table:formula="oooc:=IFERROR(['Suffrages par candidat et circo'.Q6]/['Suffrages par candidat et circo'.$AE$6];&quot;&quot;)" office:value-type="string">
            <text:p>0.21%</text:p>
          </table:table-cell>
          <table:table-cell table:style-name="ce52" table:formula="oooc:=IFERROR(['Suffrages par candidat et circo'.R6]/['Suffrages par candidat et circo'.$AE$6];&quot;&quot;)" office:value-type="string">
            <text:p>0.08%</text:p>
          </table:table-cell>
          <table:table-cell table:style-name="ce52" table:formula="oooc:=IFERROR(['Suffrages par candidat et circo'.S6]/['Suffrages par candidat et circo'.$AE$6];&quot;&quot;)" office:value-type="string">
            <text:p>0.46%</text:p>
          </table:table-cell>
          <table:table-cell table:style-name="ce52" table:formula="oooc:=IFERROR(['Suffrages par candidat et circo'.T6]/['Suffrages par candidat et circo'.$AE$6];&quot;&quot;)" office:value-type="string">
            <text:p>0.09%</text:p>
          </table:table-cell>
          <table:table-cell table:style-name="ce52" table:formula="oooc:=IFERROR(['Suffrages par candidat et circo'.U6]/['Suffrages par candidat et circo'.$AE$6];&quot;&quot;)" office:value-type="string">
            <text:p>0.08%</text:p>
          </table:table-cell>
          <table:table-cell table:style-name="ce52" table:formula="oooc:=IFERROR(['Suffrages par candidat et circo'.V6]/['Suffrages par candidat et circo'.$AE$6];&quot;&quot;)" office:value-type="string">
            <text:p>0.07%</text:p>
          </table:table-cell>
          <table:table-cell table:style-name="ce52" table:formula="oooc:=IFERROR(['Suffrages par candidat et circo'.W6]/['Suffrages par candidat et circo'.$AE$6];&quot;&quot;)" office:value-type="string">
            <text:p>0.12%</text:p>
          </table:table-cell>
          <table:table-cell table:style-name="ce52" table:formula="oooc:=IFERROR(['Suffrages par candidat et circo'.X6]/['Suffrages par candidat et circo'.$AE$6];&quot;&quot;)" office:value-type="string">
            <text:p>0.51%</text:p>
          </table:table-cell>
          <table:table-cell table:style-name="ce52" table:formula="oooc:=IFERROR(['Suffrages par candidat et circo'.Y6]/['Suffrages par candidat et circo'.$AE$6];&quot;&quot;)" office:value-type="string">
            <text:p>0.05%</text:p>
          </table:table-cell>
          <table:table-cell table:style-name="ce52" table:formula="oooc:=IFERROR(['Suffrages par candidat et circo'.Z6]/['Suffrages par candidat et circo'.$AE$6];&quot;&quot;)" office:value-type="string">
            <text:p>0.87%</text:p>
          </table:table-cell>
          <table:table-cell table:style-name="ce52" table:formula="oooc:=IFERROR(['Suffrages par candidat et circo'.AA6]/['Suffrages par candidat et circo'.$AE$6];&quot;&quot;)" office:value-type="string">
            <text:p>32.06%</text:p>
          </table:table-cell>
          <table:table-cell table:style-name="ce52" table:formula="oooc:=IFERROR(['Suffrages par candidat et circo'.AB6]/['Suffrages par candidat et circo'.$AE$6];&quot;&quot;)" office:value-type="string">
            <text:p>0.15%</text:p>
          </table:table-cell>
          <table:table-cell table:style-name="ce52" table:formula="oooc:=IFERROR(['Suffrages par candidat et circo'.AC6]/['Suffrages par candidat et circo'.$AE$6];&quot;&quot;)" office:value-type="string">
            <text:p>2.42%</text:p>
          </table:table-cell>
          <table:table-cell table:style-name="ce52" table:formula="oooc:=IFERROR(['Suffrages par candidat et circo'.AD6]/['Suffrages par candidat et circo'.$AE$6];&quot;&quot;)" office:value-type="string">
            <text:p>9.46%</text:p>
          </table:table-cell>
          <table:table-cell table:style-name="ce57" table:formula="oooc:=SUM([.D33:.AD33])" office:value-type="string">
            <text:p>100.00%</text:p>
          </table:table-cell>
          <table:table-cell table:style-name="ce79"/>
        </table:table-row>
        <table:table-row table:style-name="ro7">
          <table:table-cell table:style-name="ce48" office:value-type="string">
            <text:p>TN.T1</text:p>
          </table:table-cell>
          <table:table-cell table:style-name="ce49" office:value-type="string">
            <text:p>Tunis 1</text:p>
          </table:table-cell>
          <table:table-cell table:style-name="ce50" office:value-type="string">
            <text:p>تونس 1</text:p>
          </table:table-cell>
          <table:table-cell table:style-name="ce52" table:formula="oooc:=IFERROR(['Suffrages par candidat et circo'.D2]/['Suffrages par candidat et circo'.$AE$2];&quot;&quot;)" office:value-type="string">
            <text:p>0.15%</text:p>
          </table:table-cell>
          <table:table-cell table:style-name="ce52" table:formula="oooc:=IFERROR(['Suffrages par candidat et circo'.E2]/['Suffrages par candidat et circo'.$AE$2];&quot;&quot;)" office:value-type="string">
            <text:p>0.07%</text:p>
          </table:table-cell>
          <table:table-cell table:style-name="ce52" table:formula="oooc:=IFERROR(['Suffrages par candidat et circo'.F2]/['Suffrages par candidat et circo'.$AE$2];&quot;&quot;)" office:value-type="string">
            <text:p>0.61%</text:p>
          </table:table-cell>
          <table:table-cell table:style-name="ce52" table:formula="oooc:=IFERROR(['Suffrages par candidat et circo'.G2]/['Suffrages par candidat et circo'.$AE$2];&quot;&quot;)" office:value-type="string">
            <text:p>0.68%</text:p>
          </table:table-cell>
          <table:table-cell table:style-name="ce52" table:formula="oooc:=IFERROR(['Suffrages par candidat et circo'.H2]/['Suffrages par candidat et circo'.$AE$2];&quot;&quot;)" office:value-type="string">
            <text:p>0.15%</text:p>
          </table:table-cell>
          <table:table-cell table:style-name="ce52" table:formula="oooc:=IFERROR(['Suffrages par candidat et circo'.I2]/['Suffrages par candidat et circo'.$AE$2];&quot;&quot;)" office:value-type="string">
            <text:p>0.17%</text:p>
          </table:table-cell>
          <table:table-cell table:style-name="ce52" table:formula="oooc:=IFERROR(['Suffrages par candidat et circo'.J2]/['Suffrages par candidat et circo'.$AE$2];&quot;&quot;)" office:value-type="string">
            <text:p>39.03%</text:p>
          </table:table-cell>
          <table:table-cell table:style-name="ce52" table:formula="oooc:=IFERROR(['Suffrages par candidat et circo'.K2]/['Suffrages par candidat et circo'.$AE$2];&quot;&quot;)" office:value-type="string">
            <text:p>10.80%</text:p>
          </table:table-cell>
          <table:table-cell table:style-name="ce52" table:formula="oooc:=IFERROR(['Suffrages par candidat et circo'.L2]/['Suffrages par candidat et circo'.$AE$2];&quot;&quot;)" office:value-type="string">
            <text:p>0.10%</text:p>
          </table:table-cell>
          <table:table-cell table:style-name="ce52" table:formula="oooc:=IFERROR(['Suffrages par candidat et circo'.M2]/['Suffrages par candidat et circo'.$AE$2];&quot;&quot;)" office:value-type="string">
            <text:p>0.14%</text:p>
          </table:table-cell>
          <table:table-cell table:style-name="ce52" table:formula="oooc:=IFERROR(['Suffrages par candidat et circo'.N2]/['Suffrages par candidat et circo'.$AE$2];&quot;&quot;)" office:value-type="string">
            <text:p>0.62%</text:p>
          </table:table-cell>
          <table:table-cell table:style-name="ce52" table:formula="oooc:=IFERROR(['Suffrages par candidat et circo'.O2]/['Suffrages par candidat et circo'.$AE$2];&quot;&quot;)" office:value-type="string">
            <text:p>0.10%</text:p>
          </table:table-cell>
          <table:table-cell table:style-name="ce52" table:formula="oooc:=IFERROR(['Suffrages par candidat et circo'.P2]/['Suffrages par candidat et circo'.$AE$2];&quot;&quot;)" office:value-type="string">
            <text:p>0.96%</text:p>
          </table:table-cell>
          <table:table-cell table:style-name="ce52" table:formula="oooc:=IFERROR(['Suffrages par candidat et circo'.Q2]/['Suffrages par candidat et circo'.$AE$2];&quot;&quot;)" office:value-type="string">
            <text:p>0.16%</text:p>
          </table:table-cell>
          <table:table-cell table:style-name="ce52" table:formula="oooc:=IFERROR(['Suffrages par candidat et circo'.R2]/['Suffrages par candidat et circo'.$AE$2];&quot;&quot;)" office:value-type="string">
            <text:p>0.11%</text:p>
          </table:table-cell>
          <table:table-cell table:style-name="ce52" table:formula="oooc:=IFERROR(['Suffrages par candidat et circo'.S2]/['Suffrages par candidat et circo'.$AE$2];&quot;&quot;)" office:value-type="string">
            <text:p>0.39%</text:p>
          </table:table-cell>
          <table:table-cell table:style-name="ce52" table:formula="oooc:=IFERROR(['Suffrages par candidat et circo'.T2]/['Suffrages par candidat et circo'.$AE$2];&quot;&quot;)" office:value-type="string">
            <text:p>0.11%</text:p>
          </table:table-cell>
          <table:table-cell table:style-name="ce52" table:formula="oooc:=IFERROR(['Suffrages par candidat et circo'.U2]/['Suffrages par candidat et circo'.$AE$2];&quot;&quot;)" office:value-type="string">
            <text:p>0.09%</text:p>
          </table:table-cell>
          <table:table-cell table:style-name="ce52" table:formula="oooc:=IFERROR(['Suffrages par candidat et circo'.V2]/['Suffrages par candidat et circo'.$AE$2];&quot;&quot;)" office:value-type="string">
            <text:p>0.07%</text:p>
          </table:table-cell>
          <table:table-cell table:style-name="ce52" table:formula="oooc:=IFERROR(['Suffrages par candidat et circo'.W2]/['Suffrages par candidat et circo'.$AE$2];&quot;&quot;)" office:value-type="string">
            <text:p>0.18%</text:p>
          </table:table-cell>
          <table:table-cell table:style-name="ce52" table:formula="oooc:=IFERROR(['Suffrages par candidat et circo'.X2]/['Suffrages par candidat et circo'.$AE$2];&quot;&quot;)" office:value-type="string">
            <text:p>0.48%</text:p>
          </table:table-cell>
          <table:table-cell table:style-name="ce52" table:formula="oooc:=IFERROR(['Suffrages par candidat et circo'.Y2]/['Suffrages par candidat et circo'.$AE$2];&quot;&quot;)" office:value-type="string">
            <text:p>0.05%</text:p>
          </table:table-cell>
          <table:table-cell table:style-name="ce52" table:formula="oooc:=IFERROR(['Suffrages par candidat et circo'.Z2]/['Suffrages par candidat et circo'.$AE$2];&quot;&quot;)" office:value-type="string">
            <text:p>1.02%</text:p>
          </table:table-cell>
          <table:table-cell table:style-name="ce52" table:formula="oooc:=IFERROR(['Suffrages par candidat et circo'.AA2]/['Suffrages par candidat et circo'.$AE$2];&quot;&quot;)" office:value-type="string">
            <text:p>33.38%</text:p>
          </table:table-cell>
          <table:table-cell table:style-name="ce52" table:formula="oooc:=IFERROR(['Suffrages par candidat et circo'.AB2]/['Suffrages par candidat et circo'.$AE$2];&quot;&quot;)" office:value-type="string">
            <text:p>0.18%</text:p>
          </table:table-cell>
          <table:table-cell table:style-name="ce52" table:formula="oooc:=IFERROR(['Suffrages par candidat et circo'.AC2]/['Suffrages par candidat et circo'.$AE$2];&quot;&quot;)" office:value-type="string">
            <text:p>2.24%</text:p>
          </table:table-cell>
          <table:table-cell table:style-name="ce52" table:formula="oooc:=IFERROR(['Suffrages par candidat et circo'.AD2]/['Suffrages par candidat et circo'.$AE$2];&quot;&quot;)" office:value-type="string">
            <text:p>7.97%</text:p>
          </table:table-cell>
          <table:table-cell table:style-name="ce57" table:formula="oooc:=SUM([.D34:.AD34])" office:value-type="string">
            <text:p>100.00%</text:p>
          </table:table-cell>
          <table:table-cell table:style-name="ce78"/>
        </table:table-row>
        <table:table-row table:style-name="ro8">
          <table:table-cell table:style-name="ce48" office:value-type="string">
            <text:p>TN.MN</text:p>
          </table:table-cell>
          <table:table-cell table:style-name="ce49" office:value-type="string">
            <text:p>Manouba</text:p>
          </table:table-cell>
          <table:table-cell table:style-name="ce50" office:value-type="string">
            <text:p>منوبة</text:p>
          </table:table-cell>
          <table:table-cell table:style-name="ce52" table:formula="oooc:=IFERROR(['Suffrages par candidat et circo'.D5]/['Suffrages par candidat et circo'.$AE$5];&quot;&quot;)" office:value-type="string">
            <text:p>0.21%</text:p>
          </table:table-cell>
          <table:table-cell table:style-name="ce52" table:formula="oooc:=IFERROR(['Suffrages par candidat et circo'.E5]/['Suffrages par candidat et circo'.$AE$5];&quot;&quot;)" office:value-type="string">
            <text:p>0.10%</text:p>
          </table:table-cell>
          <table:table-cell table:style-name="ce52" table:formula="oooc:=IFERROR(['Suffrages par candidat et circo'.F5]/['Suffrages par candidat et circo'.$AE$5];&quot;&quot;)" office:value-type="string">
            <text:p>0.47%</text:p>
          </table:table-cell>
          <table:table-cell table:style-name="ce52" table:formula="oooc:=IFERROR(['Suffrages par candidat et circo'.G5]/['Suffrages par candidat et circo'.$AE$5];&quot;&quot;)" office:value-type="string">
            <text:p>0.80%</text:p>
          </table:table-cell>
          <table:table-cell table:style-name="ce52" table:formula="oooc:=IFERROR(['Suffrages par candidat et circo'.H5]/['Suffrages par candidat et circo'.$AE$5];&quot;&quot;)" office:value-type="string">
            <text:p>0.14%</text:p>
          </table:table-cell>
          <table:table-cell table:style-name="ce52" table:formula="oooc:=IFERROR(['Suffrages par candidat et circo'.I5]/['Suffrages par candidat et circo'.$AE$5];&quot;&quot;)" office:value-type="string">
            <text:p>0.26%</text:p>
          </table:table-cell>
          <table:table-cell table:style-name="ce52" table:formula="oooc:=IFERROR(['Suffrages par candidat et circo'.J5]/['Suffrages par candidat et circo'.$AE$5];&quot;&quot;)" office:value-type="string">
            <text:p>39.48%</text:p>
          </table:table-cell>
          <table:table-cell table:style-name="ce52" table:formula="oooc:=IFERROR(['Suffrages par candidat et circo'.K5]/['Suffrages par candidat et circo'.$AE$5];&quot;&quot;)" office:value-type="string">
            <text:p>11.03%</text:p>
          </table:table-cell>
          <table:table-cell table:style-name="ce52" table:formula="oooc:=IFERROR(['Suffrages par candidat et circo'.L5]/['Suffrages par candidat et circo'.$AE$5];&quot;&quot;)" office:value-type="string">
            <text:p>0.11%</text:p>
          </table:table-cell>
          <table:table-cell table:style-name="ce52" table:formula="oooc:=IFERROR(['Suffrages par candidat et circo'.M5]/['Suffrages par candidat et circo'.$AE$5];&quot;&quot;)" office:value-type="string">
            <text:p>0.22%</text:p>
          </table:table-cell>
          <table:table-cell table:style-name="ce52" table:formula="oooc:=IFERROR(['Suffrages par candidat et circo'.N5]/['Suffrages par candidat et circo'.$AE$5];&quot;&quot;)" office:value-type="string">
            <text:p>0.76%</text:p>
          </table:table-cell>
          <table:table-cell table:style-name="ce52" table:formula="oooc:=IFERROR(['Suffrages par candidat et circo'.O5]/['Suffrages par candidat et circo'.$AE$5];&quot;&quot;)" office:value-type="string">
            <text:p>0.09%</text:p>
          </table:table-cell>
          <table:table-cell table:style-name="ce52" table:formula="oooc:=IFERROR(['Suffrages par candidat et circo'.P5]/['Suffrages par candidat et circo'.$AE$5];&quot;&quot;)" office:value-type="string">
            <text:p>1.09%</text:p>
          </table:table-cell>
          <table:table-cell table:style-name="ce52" table:formula="oooc:=IFERROR(['Suffrages par candidat et circo'.Q5]/['Suffrages par candidat et circo'.$AE$5];&quot;&quot;)" office:value-type="string">
            <text:p>0.18%</text:p>
          </table:table-cell>
          <table:table-cell table:style-name="ce52" table:formula="oooc:=IFERROR(['Suffrages par candidat et circo'.R5]/['Suffrages par candidat et circo'.$AE$5];&quot;&quot;)" office:value-type="string">
            <text:p>0.13%</text:p>
          </table:table-cell>
          <table:table-cell table:style-name="ce52" table:formula="oooc:=IFERROR(['Suffrages par candidat et circo'.S5]/['Suffrages par candidat et circo'.$AE$5];&quot;&quot;)" office:value-type="string">
            <text:p>0.46%</text:p>
          </table:table-cell>
          <table:table-cell table:style-name="ce52" table:formula="oooc:=IFERROR(['Suffrages par candidat et circo'.T5]/['Suffrages par candidat et circo'.$AE$5];&quot;&quot;)" office:value-type="string">
            <text:p>0.12%</text:p>
          </table:table-cell>
          <table:table-cell table:style-name="ce52" table:formula="oooc:=IFERROR(['Suffrages par candidat et circo'.U5]/['Suffrages par candidat et circo'.$AE$5];&quot;&quot;)" office:value-type="string">
            <text:p>0.15%</text:p>
          </table:table-cell>
          <table:table-cell table:style-name="ce52" table:formula="oooc:=IFERROR(['Suffrages par candidat et circo'.V5]/['Suffrages par candidat et circo'.$AE$5];&quot;&quot;)" office:value-type="string">
            <text:p>0.09%</text:p>
          </table:table-cell>
          <table:table-cell table:style-name="ce52" table:formula="oooc:=IFERROR(['Suffrages par candidat et circo'.W5]/['Suffrages par candidat et circo'.$AE$5];&quot;&quot;)" office:value-type="string">
            <text:p>0.14%</text:p>
          </table:table-cell>
          <table:table-cell table:style-name="ce52" table:formula="oooc:=IFERROR(['Suffrages par candidat et circo'.X5]/['Suffrages par candidat et circo'.$AE$5];&quot;&quot;)" office:value-type="string">
            <text:p>0.72%</text:p>
          </table:table-cell>
          <table:table-cell table:style-name="ce52" table:formula="oooc:=IFERROR(['Suffrages par candidat et circo'.Y5]/['Suffrages par candidat et circo'.$AE$5];&quot;&quot;)" office:value-type="string">
            <text:p>0.07%</text:p>
          </table:table-cell>
          <table:table-cell table:style-name="ce52" table:formula="oooc:=IFERROR(['Suffrages par candidat et circo'.Z5]/['Suffrages par candidat et circo'.$AE$5];&quot;&quot;)" office:value-type="string">
            <text:p>0.60%</text:p>
          </table:table-cell>
          <table:table-cell table:style-name="ce52" table:formula="oooc:=IFERROR(['Suffrages par candidat et circo'.AA5]/['Suffrages par candidat et circo'.$AE$5];&quot;&quot;)" office:value-type="string">
            <text:p>32.18%</text:p>
          </table:table-cell>
          <table:table-cell table:style-name="ce52" table:formula="oooc:=IFERROR(['Suffrages par candidat et circo'.AB5]/['Suffrages par candidat et circo'.$AE$5];&quot;&quot;)" office:value-type="string">
            <text:p>0.18%</text:p>
          </table:table-cell>
          <table:table-cell table:style-name="ce52" table:formula="oooc:=IFERROR(['Suffrages par candidat et circo'.AC5]/['Suffrages par candidat et circo'.$AE$5];&quot;&quot;)" office:value-type="string">
            <text:p>2.84%</text:p>
          </table:table-cell>
          <table:table-cell table:style-name="ce52" table:formula="oooc:=IFERROR(['Suffrages par candidat et circo'.AD5]/['Suffrages par candidat et circo'.$AE$5];&quot;&quot;)" office:value-type="string">
            <text:p>7.38%</text:p>
          </table:table-cell>
          <table:table-cell table:style-name="ce57" table:formula="oooc:=SUM([.D35:.AD35])" office:value-type="string">
            <text:p>100.00%</text:p>
          </table:table-cell>
          <table:table-cell table:style-name="ce78"/>
        </table:table-row>
      </table:table>
      <table:named-expressions>
        <table:named-expression table:name="Excel_BuiltIn__FilterDatabase_2" table:base-cell-address="$Suffrages par candidat et circo.$A$1" table:expression="['Suffrages par candidat et circo'.$A$1:.$AG$36]"/>
        <table:named-expression table:name="Excel_BuiltIn__FilterDatabase_3" table:base-cell-address="$% des suffrages par candidat et.$A$1" table:expression="['% des suffrages par candidat et'.$A$1:.$AF$35]"/>
        <table:named-expression table:name="OK" table:base-cell-address="$Données de base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/>
      <number:text> </number:text>
      <number:number number:decimal-places="0" number:min-integer-digits="0"/>
      <number:text> </number:text>
      <number:number number:decimal-places="0" number:min-integer-digits="0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onnées de base" style:display-name="PageStyle_Données de bas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uffrages par candidat et circo" style:display-name="PageStyle_Suffrages par candidat et circo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% des suffrages par candidat et" style:display-name="PageStyle_% des suffrages par candidat et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